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5.96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69.9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11.9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2_1156_0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2 11:56:19</text:p>
          </table:table-cell>
          <table:table-cell office:value-type="float" office:value="26.75237" calcext:value-type="float">
            <text:p>26.75237</text:p>
          </table:table-cell>
          <table:table-cell office:value-type="float" office:value="0.696855867" calcext:value-type="float">
            <text:p>0.696855867</text:p>
          </table:table-cell>
          <table:table-cell office:value-type="float" office:value="0.694146239" calcext:value-type="float">
            <text:p>0.694146239</text:p>
          </table:table-cell>
          <table:table-cell office:value-type="float" office:value="0.527342621" calcext:value-type="float">
            <text:p>0.527342621</text:p>
          </table:table-cell>
          <table:table-cell/>
          <table:table-cell office:value-type="float" office:value="0.005693267" calcext:value-type="float">
            <text:p>0.005693267</text:p>
          </table:table-cell>
          <table:table-cell office:value-type="float" office:value="0.005671129" calcext:value-type="float">
            <text:p>0.005671129</text:p>
          </table:table-cell>
          <table:table-cell office:value-type="float" office:value="0.004308355" calcext:value-type="float">
            <text:p>0.004308355</text:p>
          </table:table-cell>
          <table:table-cell/>
          <table:table-cell office:value-type="float" office:value="-0.004202566" calcext:value-type="float">
            <text:p>-0.004202566</text:p>
          </table:table-cell>
          <table:table-cell office:value-type="float" office:value="-0.004224704" calcext:value-type="float">
            <text:p>-0.004224704</text:p>
          </table:table-cell>
          <table:table-cell office:value-type="float" office:value="-0.005587479" calcext:value-type="float">
            <text:p>-0.005587479</text:p>
          </table:table-cell>
          <table:table-cell/>
          <table:table-cell office:value-type="float" office:value="26.648800141" calcext:value-type="float">
            <text:p>26.648800141</text:p>
          </table:table-cell>
          <table:table-cell office:value-type="float" office:value="26.648254574" calcext:value-type="float">
            <text:p>26.648254574</text:p>
          </table:table-cell>
          <table:table-cell office:value-type="float" office:value="26.614669168" calcext:value-type="float">
            <text:p>26.614669168</text:p>
          </table:table-cell>
          <table:table-cell/>
          <table:table-cell office:value-type="float" office:value="-0.106535395" calcext:value-type="float">
            <text:p>-0.106535395</text:p>
          </table:table-cell>
          <table:table-cell office:value-type="float" office:value="-0.107096618" calcext:value-type="float">
            <text:p>-0.107096618</text:p>
          </table:table-cell>
          <table:table-cell office:value-type="float" office:value="-0.141646016" calcext:value-type="float">
            <text:p>-0.1416460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2 11:56:21</text:p>
          </table:table-cell>
          <table:table-cell office:value-type="float" office:value="26.75237" calcext:value-type="float">
            <text:p>26.75237</text:p>
          </table:table-cell>
          <table:table-cell office:value-type="float" office:value="0.675523362" calcext:value-type="float">
            <text:p>0.675523362</text:p>
          </table:table-cell>
          <table:table-cell office:value-type="float" office:value="0.619642212" calcext:value-type="float">
            <text:p>0.619642212</text:p>
          </table:table-cell>
          <table:table-cell office:value-type="float" office:value="0.627386645" calcext:value-type="float">
            <text:p>0.627386645</text:p>
          </table:table-cell>
          <table:table-cell/>
          <table:table-cell office:value-type="float" office:value="0.005518982" calcext:value-type="float">
            <text:p>0.005518982</text:p>
          </table:table-cell>
          <table:table-cell office:value-type="float" office:value="0.005062436" calcext:value-type="float">
            <text:p>0.005062436</text:p>
          </table:table-cell>
          <table:table-cell office:value-type="float" office:value="0.005125708" calcext:value-type="float">
            <text:p>0.005125708</text:p>
          </table:table-cell>
          <table:table-cell/>
          <table:table-cell office:value-type="float" office:value="-0.004376852" calcext:value-type="float">
            <text:p>-0.004376852</text:p>
          </table:table-cell>
          <table:table-cell office:value-type="float" office:value="-0.004833397" calcext:value-type="float">
            <text:p>-0.004833397</text:p>
          </table:table-cell>
          <table:table-cell office:value-type="float" office:value="-0.004770125" calcext:value-type="float">
            <text:p>-0.004770125</text:p>
          </table:table-cell>
          <table:table-cell/>
          <table:table-cell office:value-type="float" office:value="26.644504962" calcext:value-type="float">
            <text:p>26.644504962</text:p>
          </table:table-cell>
          <table:table-cell office:value-type="float" office:value="26.633253535" calcext:value-type="float">
            <text:p>26.633253535</text:p>
          </table:table-cell>
          <table:table-cell office:value-type="float" office:value="26.634812849" calcext:value-type="float">
            <text:p>26.634812849</text:p>
          </table:table-cell>
          <table:table-cell/>
          <table:table-cell office:value-type="float" office:value="-0.110953832" calcext:value-type="float">
            <text:p>-0.110953832</text:p>
          </table:table-cell>
          <table:table-cell office:value-type="float" office:value="-0.122528175" calcext:value-type="float">
            <text:p>-0.122528175</text:p>
          </table:table-cell>
          <table:table-cell office:value-type="float" office:value="-0.120924106" calcext:value-type="float">
            <text:p>-0.1209241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2 11:56:22</text:p>
          </table:table-cell>
          <table:table-cell office:value-type="float" office:value="26.76247" calcext:value-type="float">
            <text:p>26.76247</text:p>
          </table:table-cell>
          <table:table-cell office:value-type="float" office:value="0.609222723" calcext:value-type="float">
            <text:p>0.609222723</text:p>
          </table:table-cell>
          <table:table-cell office:value-type="float" office:value="0.743070929" calcext:value-type="float">
            <text:p>0.743070929</text:p>
          </table:table-cell>
          <table:table-cell office:value-type="float" office:value="0.596925091" calcext:value-type="float">
            <text:p>0.596925091</text:p>
          </table:table-cell>
          <table:table-cell/>
          <table:table-cell office:value-type="float" office:value="0.00497731" calcext:value-type="float">
            <text:p>0.00497731</text:p>
          </table:table-cell>
          <table:table-cell office:value-type="float" office:value="0.006070841" calcext:value-type="float">
            <text:p>0.006070841</text:p>
          </table:table-cell>
          <table:table-cell office:value-type="float" office:value="0.004876839" calcext:value-type="float">
            <text:p>0.004876839</text:p>
          </table:table-cell>
          <table:table-cell/>
          <table:table-cell office:value-type="float" office:value="-0.004918524" calcext:value-type="float">
            <text:p>-0.004918524</text:p>
          </table:table-cell>
          <table:table-cell office:value-type="float" office:value="-0.003824992" calcext:value-type="float">
            <text:p>-0.003824992</text:p>
          </table:table-cell>
          <table:table-cell office:value-type="float" office:value="-0.005018994" calcext:value-type="float">
            <text:p>-0.005018994</text:p>
          </table:table-cell>
          <table:table-cell/>
          <table:table-cell office:value-type="float" office:value="26.64126489" calcext:value-type="float">
            <text:p>26.64126489</text:p>
          </table:table-cell>
          <table:table-cell office:value-type="float" office:value="26.668214273" calcext:value-type="float">
            <text:p>26.668214273</text:p>
          </table:table-cell>
          <table:table-cell office:value-type="float" office:value="26.638788818" calcext:value-type="float">
            <text:p>26.638788818</text:p>
          </table:table-cell>
          <table:table-cell/>
          <table:table-cell office:value-type="float" office:value="-0.124686323" calcext:value-type="float">
            <text:p>-0.124686323</text:p>
          </table:table-cell>
          <table:table-cell office:value-type="float" office:value="-0.096963305" calcext:value-type="float">
            <text:p>-0.096963305</text:p>
          </table:table-cell>
          <table:table-cell office:value-type="float" office:value="-0.127233489" calcext:value-type="float">
            <text:p>-0.1272334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2 11:56:23</text:p>
          </table:table-cell>
          <table:table-cell office:value-type="float" office:value="26.75742" calcext:value-type="float">
            <text:p>26.75742</text:p>
          </table:table-cell>
          <table:table-cell office:value-type="float" office:value="0.580548117" calcext:value-type="float">
            <text:p>0.580548117</text:p>
          </table:table-cell>
          <table:table-cell office:value-type="float" office:value="0.718264665" calcext:value-type="float">
            <text:p>0.718264665</text:p>
          </table:table-cell>
          <table:table-cell office:value-type="float" office:value="0.621132329" calcext:value-type="float">
            <text:p>0.621132329</text:p>
          </table:table-cell>
          <table:table-cell/>
          <table:table-cell office:value-type="float" office:value="0.00474304" calcext:value-type="float">
            <text:p>0.00474304</text:p>
          </table:table-cell>
          <table:table-cell office:value-type="float" office:value="0.005868175" calcext:value-type="float">
            <text:p>0.005868175</text:p>
          </table:table-cell>
          <table:table-cell office:value-type="float" office:value="0.005074611" calcext:value-type="float">
            <text:p>0.005074611</text:p>
          </table:table-cell>
          <table:table-cell/>
          <table:table-cell office:value-type="float" office:value="-0.005152793" calcext:value-type="float">
            <text:p>-0.005152793</text:p>
          </table:table-cell>
          <table:table-cell office:value-type="float" office:value="-0.004027658" calcext:value-type="float">
            <text:p>-0.004027658</text:p>
          </table:table-cell>
          <table:table-cell office:value-type="float" office:value="-0.004821223" calcext:value-type="float">
            <text:p>-0.004821223</text:p>
          </table:table-cell>
          <table:table-cell/>
          <table:table-cell office:value-type="float" office:value="26.630436711" calcext:value-type="float">
            <text:p>26.630436711</text:p>
          </table:table-cell>
          <table:table-cell office:value-type="float" office:value="26.65816521" calcext:value-type="float">
            <text:p>26.65816521</text:p>
          </table:table-cell>
          <table:table-cell office:value-type="float" office:value="26.638608197" calcext:value-type="float">
            <text:p>26.638608197</text:p>
          </table:table-cell>
          <table:table-cell/>
          <table:table-cell office:value-type="float" office:value="-0.130625608" calcext:value-type="float">
            <text:p>-0.130625608</text:p>
          </table:table-cell>
          <table:table-cell office:value-type="float" office:value="-0.102101179" calcext:value-type="float">
            <text:p>-0.102101179</text:p>
          </table:table-cell>
          <table:table-cell office:value-type="float" office:value="-0.122219534" calcext:value-type="float">
            <text:p>-0.1222195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2 11:56:25</text:p>
          </table:table-cell>
          <table:table-cell office:value-type="float" office:value="26.75742" calcext:value-type="float">
            <text:p>26.75742</text:p>
          </table:table-cell>
          <table:table-cell office:value-type="float" office:value="0.695208394" calcext:value-type="float">
            <text:p>0.695208394</text:p>
          </table:table-cell>
          <table:table-cell office:value-type="float" office:value="0.694111668" calcext:value-type="float">
            <text:p>0.694111668</text:p>
          </table:table-cell>
          <table:table-cell office:value-type="float" office:value="0.521369043" calcext:value-type="float">
            <text:p>0.521369043</text:p>
          </table:table-cell>
          <table:table-cell/>
          <table:table-cell office:value-type="float" office:value="0.005679807" calcext:value-type="float">
            <text:p>0.005679807</text:p>
          </table:table-cell>
          <table:table-cell office:value-type="float" office:value="0.005670847" calcext:value-type="float">
            <text:p>0.005670847</text:p>
          </table:table-cell>
          <table:table-cell office:value-type="float" office:value="0.004259551" calcext:value-type="float">
            <text:p>0.004259551</text:p>
          </table:table-cell>
          <table:table-cell/>
          <table:table-cell office:value-type="float" office:value="-0.004216026" calcext:value-type="float">
            <text:p>-0.004216026</text:p>
          </table:table-cell>
          <table:table-cell office:value-type="float" office:value="-0.004224986" calcext:value-type="float">
            <text:p>-0.004224986</text:p>
          </table:table-cell>
          <table:table-cell office:value-type="float" office:value="-0.005636282" calcext:value-type="float">
            <text:p>-0.005636282</text:p>
          </table:table-cell>
          <table:table-cell/>
          <table:table-cell office:value-type="float" office:value="26.653522999" calcext:value-type="float">
            <text:p>26.653522999</text:p>
          </table:table-cell>
          <table:table-cell office:value-type="float" office:value="26.653302181" calcext:value-type="float">
            <text:p>26.653302181</text:p>
          </table:table-cell>
          <table:table-cell office:value-type="float" office:value="26.61852111" calcext:value-type="float">
            <text:p>26.61852111</text:p>
          </table:table-cell>
          <table:table-cell/>
          <table:table-cell office:value-type="float" office:value="-0.106876622" calcext:value-type="float">
            <text:p>-0.106876622</text:p>
          </table:table-cell>
          <table:table-cell office:value-type="float" office:value="-0.107103778" calcext:value-type="float">
            <text:p>-0.107103778</text:p>
          </table:table-cell>
          <table:table-cell office:value-type="float" office:value="-0.142883327" calcext:value-type="float">
            <text:p>-0.1428833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2 11:56:26</text:p>
          </table:table-cell>
          <table:table-cell office:value-type="float" office:value="26.76247" calcext:value-type="float">
            <text:p>26.76247</text:p>
          </table:table-cell>
          <table:table-cell office:value-type="float" office:value="0.60408361" calcext:value-type="float">
            <text:p>0.60408361</text:p>
          </table:table-cell>
          <table:table-cell office:value-type="float" office:value="0.673644027" calcext:value-type="float">
            <text:p>0.673644027</text:p>
          </table:table-cell>
          <table:table-cell office:value-type="float" office:value="0.64625867" calcext:value-type="float">
            <text:p>0.64625867</text:p>
          </table:table-cell>
          <table:table-cell/>
          <table:table-cell office:value-type="float" office:value="0.004935324" calcext:value-type="float">
            <text:p>0.004935324</text:p>
          </table:table-cell>
          <table:table-cell office:value-type="float" office:value="0.005503628" calcext:value-type="float">
            <text:p>0.005503628</text:p>
          </table:table-cell>
          <table:table-cell office:value-type="float" office:value="0.005279891" calcext:value-type="float">
            <text:p>0.005279891</text:p>
          </table:table-cell>
          <table:table-cell/>
          <table:table-cell office:value-type="float" office:value="-0.00496051" calcext:value-type="float">
            <text:p>-0.00496051</text:p>
          </table:table-cell>
          <table:table-cell office:value-type="float" office:value="-0.004392206" calcext:value-type="float">
            <text:p>-0.004392206</text:p>
          </table:table-cell>
          <table:table-cell office:value-type="float" office:value="-0.004615942" calcext:value-type="float">
            <text:p>-0.004615942</text:p>
          </table:table-cell>
          <table:table-cell/>
          <table:table-cell office:value-type="float" office:value="26.640230154" calcext:value-type="float">
            <text:p>26.640230154</text:p>
          </table:table-cell>
          <table:table-cell office:value-type="float" office:value="26.65423574" calcext:value-type="float">
            <text:p>26.65423574</text:p>
          </table:table-cell>
          <table:table-cell office:value-type="float" office:value="26.648721878" calcext:value-type="float">
            <text:p>26.648721878</text:p>
          </table:table-cell>
          <table:table-cell/>
          <table:table-cell office:value-type="float" office:value="-0.125750769" calcext:value-type="float">
            <text:p>-0.125750769</text:p>
          </table:table-cell>
          <table:table-cell office:value-type="float" office:value="-0.111343085" calcext:value-type="float">
            <text:p>-0.111343085</text:p>
          </table:table-cell>
          <table:table-cell office:value-type="float" office:value="-0.11701524" calcext:value-type="float">
            <text:p>-0.117015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2 11:56:27</text:p>
          </table:table-cell>
          <table:table-cell office:value-type="float" office:value="26.75742" calcext:value-type="float">
            <text:p>26.75742</text:p>
          </table:table-cell>
          <table:table-cell office:value-type="float" office:value="0.712083663" calcext:value-type="float">
            <text:p>0.712083663</text:p>
          </table:table-cell>
          <table:table-cell office:value-type="float" office:value="0.66533335" calcext:value-type="float">
            <text:p>0.66533335</text:p>
          </table:table-cell>
          <table:table-cell office:value-type="float" office:value="0.526253644" calcext:value-type="float">
            <text:p>0.526253644</text:p>
          </table:table-cell>
          <table:table-cell/>
          <table:table-cell office:value-type="float" office:value="0.005817677" calcext:value-type="float">
            <text:p>0.005817677</text:p>
          </table:table-cell>
          <table:table-cell office:value-type="float" office:value="0.00543573" calcext:value-type="float">
            <text:p>0.00543573</text:p>
          </table:table-cell>
          <table:table-cell office:value-type="float" office:value="0.004299458" calcext:value-type="float">
            <text:p>0.004299458</text:p>
          </table:table-cell>
          <table:table-cell/>
          <table:table-cell office:value-type="float" office:value="-0.004078156" calcext:value-type="float">
            <text:p>-0.004078156</text:p>
          </table:table-cell>
          <table:table-cell office:value-type="float" office:value="-0.004460103" calcext:value-type="float">
            <text:p>-0.004460103</text:p>
          </table:table-cell>
          <table:table-cell office:value-type="float" office:value="-0.005596375" calcext:value-type="float">
            <text:p>-0.005596375</text:p>
          </table:table-cell>
          <table:table-cell/>
          <table:table-cell office:value-type="float" office:value="26.656920713" calcext:value-type="float">
            <text:p>26.656920713</text:p>
          </table:table-cell>
          <table:table-cell office:value-type="float" office:value="26.647507849" calcext:value-type="float">
            <text:p>26.647507849</text:p>
          </table:table-cell>
          <table:table-cell office:value-type="float" office:value="26.61950462" calcext:value-type="float">
            <text:p>26.61950462</text:p>
          </table:table-cell>
          <table:table-cell/>
          <table:table-cell office:value-type="float" office:value="-0.103381393" calcext:value-type="float">
            <text:p>-0.103381393</text:p>
          </table:table-cell>
          <table:table-cell office:value-type="float" office:value="-0.113064419" calcext:value-type="float">
            <text:p>-0.113064419</text:p>
          </table:table-cell>
          <table:table-cell office:value-type="float" office:value="-0.141871576" calcext:value-type="float">
            <text:p>-0.14187157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2 11:56:28</text:p>
          </table:table-cell>
          <table:table-cell office:value-type="float" office:value="26.77258" calcext:value-type="float">
            <text:p>26.77258</text:p>
          </table:table-cell>
          <table:table-cell office:value-type="float" office:value="0.596535873" calcext:value-type="float">
            <text:p>0.596535873</text:p>
          </table:table-cell>
          <table:table-cell office:value-type="float" office:value="0.724666205" calcext:value-type="float">
            <text:p>0.724666205</text:p>
          </table:table-cell>
          <table:table-cell office:value-type="float" office:value="0.632362441" calcext:value-type="float">
            <text:p>0.632362441</text:p>
          </table:table-cell>
          <table:table-cell/>
          <table:table-cell office:value-type="float" office:value="0.004873659" calcext:value-type="float">
            <text:p>0.004873659</text:p>
          </table:table-cell>
          <table:table-cell office:value-type="float" office:value="0.005920476" calcext:value-type="float">
            <text:p>0.005920476</text:p>
          </table:table-cell>
          <table:table-cell office:value-type="float" office:value="0.00516636" calcext:value-type="float">
            <text:p>0.00516636</text:p>
          </table:table-cell>
          <table:table-cell/>
          <table:table-cell office:value-type="float" office:value="-0.005022174" calcext:value-type="float">
            <text:p>-0.005022174</text:p>
          </table:table-cell>
          <table:table-cell office:value-type="float" office:value="-0.003975358" calcext:value-type="float">
            <text:p>-0.003975358</text:p>
          </table:table-cell>
          <table:table-cell office:value-type="float" office:value="-0.004729474" calcext:value-type="float">
            <text:p>-0.004729474</text:p>
          </table:table-cell>
          <table:table-cell/>
          <table:table-cell office:value-type="float" office:value="26.64881976" calcext:value-type="float">
            <text:p>26.64881976</text:p>
          </table:table-cell>
          <table:table-cell office:value-type="float" office:value="26.674617733" calcext:value-type="float">
            <text:p>26.674617733</text:p>
          </table:table-cell>
          <table:table-cell office:value-type="float" office:value="26.656033199" calcext:value-type="float">
            <text:p>26.656033199</text:p>
          </table:table-cell>
          <table:table-cell/>
          <table:table-cell office:value-type="float" office:value="-0.127314107" calcext:value-type="float">
            <text:p>-0.127314107</text:p>
          </table:table-cell>
          <table:table-cell office:value-type="float" office:value="-0.100775289" calcext:value-type="float">
            <text:p>-0.100775289</text:p>
          </table:table-cell>
          <table:table-cell office:value-type="float" office:value="-0.119893493" calcext:value-type="float">
            <text:p>-0.1198934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2 11:56:30</text:p>
          </table:table-cell>
          <table:table-cell office:value-type="float" office:value="26.78269" calcext:value-type="float">
            <text:p>26.78269</text:p>
          </table:table-cell>
          <table:table-cell office:value-type="float" office:value="0.718227711" calcext:value-type="float">
            <text:p>0.718227711</text:p>
          </table:table-cell>
          <table:table-cell office:value-type="float" office:value="0.676953873" calcext:value-type="float">
            <text:p>0.676953873</text:p>
          </table:table-cell>
          <table:table-cell office:value-type="float" office:value="0.517980518" calcext:value-type="float">
            <text:p>0.517980518</text:p>
          </table:table-cell>
          <table:table-cell/>
          <table:table-cell office:value-type="float" office:value="0.005867873" calcext:value-type="float">
            <text:p>0.005867873</text:p>
          </table:table-cell>
          <table:table-cell office:value-type="float" office:value="0.005530669" calcext:value-type="float">
            <text:p>0.005530669</text:p>
          </table:table-cell>
          <table:table-cell office:value-type="float" office:value="0.004231867" calcext:value-type="float">
            <text:p>0.004231867</text:p>
          </table:table-cell>
          <table:table-cell/>
          <table:table-cell office:value-type="float" office:value="-0.00402796" calcext:value-type="float">
            <text:p>-0.00402796</text:p>
          </table:table-cell>
          <table:table-cell office:value-type="float" office:value="-0.004365164" calcext:value-type="float">
            <text:p>-0.004365164</text:p>
          </table:table-cell>
          <table:table-cell office:value-type="float" office:value="-0.005663966" calcext:value-type="float">
            <text:p>-0.005663966</text:p>
          </table:table-cell>
          <table:table-cell/>
          <table:table-cell office:value-type="float" office:value="26.683430504" calcext:value-type="float">
            <text:p>26.683430504</text:p>
          </table:table-cell>
          <table:table-cell office:value-type="float" office:value="26.675120489" calcext:value-type="float">
            <text:p>26.675120489</text:p>
          </table:table-cell>
          <table:table-cell office:value-type="float" office:value="26.643112459" calcext:value-type="float">
            <text:p>26.643112459</text:p>
          </table:table-cell>
          <table:table-cell/>
          <table:table-cell office:value-type="float" office:value="-0.102108833" calcext:value-type="float">
            <text:p>-0.102108833</text:p>
          </table:table-cell>
          <table:table-cell office:value-type="float" office:value="-0.11065754" calcext:value-type="float">
            <text:p>-0.11065754</text:p>
          </table:table-cell>
          <table:table-cell office:value-type="float" office:value="-0.143585195" calcext:value-type="float">
            <text:p>-0.1435851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2 11:56:31</text:p>
          </table:table-cell>
          <table:table-cell office:value-type="float" office:value="26.77258" calcext:value-type="float">
            <text:p>26.77258</text:p>
          </table:table-cell>
          <table:table-cell office:value-type="float" office:value="0.677377662" calcext:value-type="float">
            <text:p>0.677377662</text:p>
          </table:table-cell>
          <table:table-cell office:value-type="float" office:value="0.768773051" calcext:value-type="float">
            <text:p>0.768773051</text:p>
          </table:table-cell>
          <table:table-cell office:value-type="float" office:value="0.527277652" calcext:value-type="float">
            <text:p>0.527277652</text:p>
          </table:table-cell>
          <table:table-cell/>
          <table:table-cell office:value-type="float" office:value="0.005534131" calcext:value-type="float">
            <text:p>0.005534131</text:p>
          </table:table-cell>
          <table:table-cell office:value-type="float" office:value="0.006280826" calcext:value-type="float">
            <text:p>0.006280826</text:p>
          </table:table-cell>
          <table:table-cell office:value-type="float" office:value="0.004307824" calcext:value-type="float">
            <text:p>0.004307824</text:p>
          </table:table-cell>
          <table:table-cell/>
          <table:table-cell office:value-type="float" office:value="-0.004361702" calcext:value-type="float">
            <text:p>-0.004361702</text:p>
          </table:table-cell>
          <table:table-cell office:value-type="float" office:value="-0.003615008" calcext:value-type="float">
            <text:p>-0.003615008</text:p>
          </table:table-cell>
          <table:table-cell office:value-type="float" office:value="-0.005588009" calcext:value-type="float">
            <text:p>-0.005588009</text:p>
          </table:table-cell>
          <table:table-cell/>
          <table:table-cell office:value-type="float" office:value="26.665096648" calcext:value-type="float">
            <text:p>26.665096648</text:p>
          </table:table-cell>
          <table:table-cell office:value-type="float" office:value="26.683498143" calcext:value-type="float">
            <text:p>26.683498143</text:p>
          </table:table-cell>
          <table:table-cell office:value-type="float" office:value="26.634874953" calcext:value-type="float">
            <text:p>26.634874953</text:p>
          </table:table-cell>
          <table:table-cell/>
          <table:table-cell office:value-type="float" office:value="-0.110569764" calcext:value-type="float">
            <text:p>-0.110569764</text:p>
          </table:table-cell>
          <table:table-cell office:value-type="float" office:value="-0.091639915" calcext:value-type="float">
            <text:p>-0.091639915</text:p>
          </table:table-cell>
          <table:table-cell office:value-type="float" office:value="-0.141659473" calcext:value-type="float">
            <text:p>-0.1416594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2 11:56:32</text:p>
          </table:table-cell>
          <table:table-cell office:value-type="float" office:value="26.77258" calcext:value-type="float">
            <text:p>26.77258</text:p>
          </table:table-cell>
          <table:table-cell office:value-type="float" office:value="0.591382455" calcext:value-type="float">
            <text:p>0.591382455</text:p>
          </table:table-cell>
          <table:table-cell office:value-type="float" office:value="0.682985268" calcext:value-type="float">
            <text:p>0.682985268</text:p>
          </table:table-cell>
          <table:table-cell office:value-type="float" office:value="0.654754717" calcext:value-type="float">
            <text:p>0.654754717</text:p>
          </table:table-cell>
          <table:table-cell/>
          <table:table-cell office:value-type="float" office:value="0.004831556" calcext:value-type="float">
            <text:p>0.004831556</text:p>
          </table:table-cell>
          <table:table-cell office:value-type="float" office:value="0.005579945" calcext:value-type="float">
            <text:p>0.005579945</text:p>
          </table:table-cell>
          <table:table-cell office:value-type="float" office:value="0.005349303" calcext:value-type="float">
            <text:p>0.005349303</text:p>
          </table:table-cell>
          <table:table-cell/>
          <table:table-cell office:value-type="float" office:value="-0.005064277" calcext:value-type="float">
            <text:p>-0.005064277</text:p>
          </table:table-cell>
          <table:table-cell office:value-type="float" office:value="-0.004315888" calcext:value-type="float">
            <text:p>-0.004315888</text:p>
          </table:table-cell>
          <table:table-cell office:value-type="float" office:value="-0.00454653" calcext:value-type="float">
            <text:p>-0.00454653</text:p>
          </table:table-cell>
          <table:table-cell/>
          <table:table-cell office:value-type="float" office:value="26.64778215" calcext:value-type="float">
            <text:p>26.64778215</text:p>
          </table:table-cell>
          <table:table-cell office:value-type="float" office:value="26.666225688" calcext:value-type="float">
            <text:p>26.666225688</text:p>
          </table:table-cell>
          <table:table-cell office:value-type="float" office:value="26.660541711" calcext:value-type="float">
            <text:p>26.660541711</text:p>
          </table:table-cell>
          <table:table-cell/>
          <table:table-cell office:value-type="float" office:value="-0.128381519" calcext:value-type="float">
            <text:p>-0.128381519</text:p>
          </table:table-cell>
          <table:table-cell office:value-type="float" office:value="-0.109408302" calcext:value-type="float">
            <text:p>-0.109408302</text:p>
          </table:table-cell>
          <table:table-cell office:value-type="float" office:value="-0.115255504" calcext:value-type="float">
            <text:p>-0.1152555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2 11:56:33</text:p>
          </table:table-cell>
          <table:table-cell office:value-type="float" office:value="26.77258" calcext:value-type="float">
            <text:p>26.77258</text:p>
          </table:table-cell>
          <table:table-cell office:value-type="float" office:value="0.715817298" calcext:value-type="float">
            <text:p>0.715817298</text:p>
          </table:table-cell>
          <table:table-cell office:value-type="float" office:value="0.610447003" calcext:value-type="float">
            <text:p>0.610447003</text:p>
          </table:table-cell>
          <table:table-cell office:value-type="float" office:value="0.597693991" calcext:value-type="float">
            <text:p>0.597693991</text:p>
          </table:table-cell>
          <table:table-cell/>
          <table:table-cell office:value-type="float" office:value="0.005848181" calcext:value-type="float">
            <text:p>0.005848181</text:p>
          </table:table-cell>
          <table:table-cell office:value-type="float" office:value="0.004987312" calcext:value-type="float">
            <text:p>0.004987312</text:p>
          </table:table-cell>
          <table:table-cell office:value-type="float" office:value="0.004883121" calcext:value-type="float">
            <text:p>0.004883121</text:p>
          </table:table-cell>
          <table:table-cell/>
          <table:table-cell office:value-type="float" office:value="-0.004047653" calcext:value-type="float">
            <text:p>-0.004047653</text:p>
          </table:table-cell>
          <table:table-cell office:value-type="float" office:value="-0.004908521" calcext:value-type="float">
            <text:p>-0.004908521</text:p>
          </table:table-cell>
          <table:table-cell office:value-type="float" office:value="-0.005012712" calcext:value-type="float">
            <text:p>-0.005012712</text:p>
          </table:table-cell>
          <table:table-cell/>
          <table:table-cell office:value-type="float" office:value="26.672836098" calcext:value-type="float">
            <text:p>26.672836098</text:p>
          </table:table-cell>
          <table:table-cell office:value-type="float" office:value="26.651620678" calcext:value-type="float">
            <text:p>26.651620678</text:p>
          </table:table-cell>
          <table:table-cell office:value-type="float" office:value="26.64905294" calcext:value-type="float">
            <text:p>26.64905294</text:p>
          </table:table-cell>
          <table:table-cell/>
          <table:table-cell office:value-type="float" office:value="-0.102608079" calcext:value-type="float">
            <text:p>-0.102608079</text:p>
          </table:table-cell>
          <table:table-cell office:value-type="float" office:value="-0.124432742" calcext:value-type="float">
            <text:p>-0.124432742</text:p>
          </table:table-cell>
          <table:table-cell office:value-type="float" office:value="-0.127074229" calcext:value-type="float">
            <text:p>-0.1270742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2 11:56:35</text:p>
          </table:table-cell>
          <table:table-cell office:value-type="float" office:value="26.78774" calcext:value-type="float">
            <text:p>26.78774</text:p>
          </table:table-cell>
          <table:table-cell office:value-type="float" office:value="0.589219402" calcext:value-type="float">
            <text:p>0.589219402</text:p>
          </table:table-cell>
          <table:table-cell office:value-type="float" office:value="0.728759256" calcext:value-type="float">
            <text:p>0.728759256</text:p>
          </table:table-cell>
          <table:table-cell office:value-type="float" office:value="0.587430666" calcext:value-type="float">
            <text:p>0.587430666</text:p>
          </table:table-cell>
          <table:table-cell/>
          <table:table-cell office:value-type="float" office:value="0.004813884" calcext:value-type="float">
            <text:p>0.004813884</text:p>
          </table:table-cell>
          <table:table-cell office:value-type="float" office:value="0.005953915" calcext:value-type="float">
            <text:p>0.005953915</text:p>
          </table:table-cell>
          <table:table-cell office:value-type="float" office:value="0.00479927" calcext:value-type="float">
            <text:p>0.00479927</text:p>
          </table:table-cell>
          <table:table-cell/>
          <table:table-cell office:value-type="float" office:value="-0.005081949" calcext:value-type="float">
            <text:p>-0.005081949</text:p>
          </table:table-cell>
          <table:table-cell office:value-type="float" office:value="-0.003941918" calcext:value-type="float">
            <text:p>-0.003941918</text:p>
          </table:table-cell>
          <table:table-cell office:value-type="float" office:value="-0.005096563" calcext:value-type="float">
            <text:p>-0.005096563</text:p>
          </table:table-cell>
          <table:table-cell/>
          <table:table-cell office:value-type="float" office:value="26.662510619" calcext:value-type="float">
            <text:p>26.662510619</text:p>
          </table:table-cell>
          <table:table-cell office:value-type="float" office:value="26.690605439" calcext:value-type="float">
            <text:p>26.690605439</text:p>
          </table:table-cell>
          <table:table-cell office:value-type="float" office:value="26.662150473" calcext:value-type="float">
            <text:p>26.662150473</text:p>
          </table:table-cell>
          <table:table-cell/>
          <table:table-cell office:value-type="float" office:value="-0.128829546" calcext:value-type="float">
            <text:p>-0.128829546</text:p>
          </table:table-cell>
          <table:table-cell office:value-type="float" office:value="-0.099927535" calcext:value-type="float">
            <text:p>-0.099927535</text:p>
          </table:table-cell>
          <table:table-cell office:value-type="float" office:value="-0.129200042" calcext:value-type="float">
            <text:p>-0.1292000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2 11:56:36</text:p>
          </table:table-cell>
          <table:table-cell office:value-type="float" office:value="26.77764" calcext:value-type="float">
            <text:p>26.77764</text:p>
          </table:table-cell>
          <table:table-cell office:value-type="float" office:value="0.583225558" calcext:value-type="float">
            <text:p>0.583225558</text:p>
          </table:table-cell>
          <table:table-cell office:value-type="float" office:value="0.711724247" calcext:value-type="float">
            <text:p>0.711724247</text:p>
          </table:table-cell>
          <table:table-cell office:value-type="float" office:value="0.656082112" calcext:value-type="float">
            <text:p>0.656082112</text:p>
          </table:table-cell>
          <table:table-cell/>
          <table:table-cell office:value-type="float" office:value="0.004764915" calcext:value-type="float">
            <text:p>0.004764915</text:p>
          </table:table-cell>
          <table:table-cell office:value-type="float" office:value="0.005814741" calcext:value-type="float">
            <text:p>0.005814741</text:p>
          </table:table-cell>
          <table:table-cell office:value-type="float" office:value="0.005360148" calcext:value-type="float">
            <text:p>0.005360148</text:p>
          </table:table-cell>
          <table:table-cell/>
          <table:table-cell office:value-type="float" office:value="-0.005130919" calcext:value-type="float">
            <text:p>-0.005130919</text:p>
          </table:table-cell>
          <table:table-cell office:value-type="float" office:value="-0.004081093" calcext:value-type="float">
            <text:p>-0.004081093</text:p>
          </table:table-cell>
          <table:table-cell office:value-type="float" office:value="-0.004535685" calcext:value-type="float">
            <text:p>-0.004535685</text:p>
          </table:table-cell>
          <table:table-cell/>
          <table:table-cell office:value-type="float" office:value="26.651194474" calcext:value-type="float">
            <text:p>26.651194474</text:p>
          </table:table-cell>
          <table:table-cell office:value-type="float" office:value="26.677066557" calcext:value-type="float">
            <text:p>26.677066557</text:p>
          </table:table-cell>
          <table:table-cell office:value-type="float" office:value="26.665863573" calcext:value-type="float">
            <text:p>26.665863573</text:p>
          </table:table-cell>
          <table:table-cell/>
          <table:table-cell office:value-type="float" office:value="-0.130071036" calcext:value-type="float">
            <text:p>-0.130071036</text:p>
          </table:table-cell>
          <table:table-cell office:value-type="float" office:value="-0.103455835" calcext:value-type="float">
            <text:p>-0.103455835</text:p>
          </table:table-cell>
          <table:table-cell office:value-type="float" office:value="-0.114980569" calcext:value-type="float">
            <text:p>-0.11498056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2 11:56:37</text:p>
          </table:table-cell>
          <table:table-cell office:value-type="float" office:value="26.78269" calcext:value-type="float">
            <text:p>26.78269</text:p>
          </table:table-cell>
          <table:table-cell office:value-type="float" office:value="0.736757009" calcext:value-type="float">
            <text:p>0.736757009</text:p>
          </table:table-cell>
          <table:table-cell office:value-type="float" office:value="0.615181996" calcext:value-type="float">
            <text:p>0.615181996</text:p>
          </table:table-cell>
          <table:table-cell office:value-type="float" office:value="0.57128019" calcext:value-type="float">
            <text:p>0.57128019</text:p>
          </table:table-cell>
          <table:table-cell/>
          <table:table-cell office:value-type="float" office:value="0.006019257" calcext:value-type="float">
            <text:p>0.006019257</text:p>
          </table:table-cell>
          <table:table-cell office:value-type="float" office:value="0.005025997" calcext:value-type="float">
            <text:p>0.005025997</text:p>
          </table:table-cell>
          <table:table-cell office:value-type="float" office:value="0.004667322" calcext:value-type="float">
            <text:p>0.004667322</text:p>
          </table:table-cell>
          <table:table-cell/>
          <table:table-cell office:value-type="float" office:value="-0.003876577" calcext:value-type="float">
            <text:p>-0.003876577</text:p>
          </table:table-cell>
          <table:table-cell office:value-type="float" office:value="-0.004869837" calcext:value-type="float">
            <text:p>-0.004869837</text:p>
          </table:table-cell>
          <table:table-cell office:value-type="float" office:value="-0.005228512" calcext:value-type="float">
            <text:p>-0.005228512</text:p>
          </table:table-cell>
          <table:table-cell/>
          <table:table-cell office:value-type="float" office:value="26.687161147" calcext:value-type="float">
            <text:p>26.687161147</text:p>
          </table:table-cell>
          <table:table-cell office:value-type="float" office:value="26.662683316" calcext:value-type="float">
            <text:p>26.662683316</text:p>
          </table:table-cell>
          <table:table-cell office:value-type="float" office:value="26.653844027" calcext:value-type="float">
            <text:p>26.653844027</text:p>
          </table:table-cell>
          <table:table-cell/>
          <table:table-cell office:value-type="float" office:value="-0.098271041" calcext:value-type="float">
            <text:p>-0.098271041</text:p>
          </table:table-cell>
          <table:table-cell office:value-type="float" office:value="-0.123452001" calcext:value-type="float">
            <text:p>-0.123452001</text:p>
          </table:table-cell>
          <table:table-cell office:value-type="float" office:value="-0.132545255" calcext:value-type="float">
            <text:p>-0.1325452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2 11:56:38</text:p>
          </table:table-cell>
          <table:table-cell office:value-type="float" office:value="26.78269" calcext:value-type="float">
            <text:p>26.78269</text:p>
          </table:table-cell>
          <table:table-cell office:value-type="float" office:value="0.692911231" calcext:value-type="float">
            <text:p>0.692911231</text:p>
          </table:table-cell>
          <table:table-cell office:value-type="float" office:value="0.72132596" calcext:value-type="float">
            <text:p>0.72132596</text:p>
          </table:table-cell>
          <table:table-cell office:value-type="float" office:value="0.522139731" calcext:value-type="float">
            <text:p>0.522139731</text:p>
          </table:table-cell>
          <table:table-cell/>
          <table:table-cell office:value-type="float" office:value="0.005661039" calcext:value-type="float">
            <text:p>0.005661039</text:p>
          </table:table-cell>
          <table:table-cell office:value-type="float" office:value="0.005893186" calcext:value-type="float">
            <text:p>0.005893186</text:p>
          </table:table-cell>
          <table:table-cell office:value-type="float" office:value="0.004265847" calcext:value-type="float">
            <text:p>0.004265847</text:p>
          </table:table-cell>
          <table:table-cell/>
          <table:table-cell office:value-type="float" office:value="-0.004234794" calcext:value-type="float">
            <text:p>-0.004234794</text:p>
          </table:table-cell>
          <table:table-cell office:value-type="float" office:value="-0.004002647" calcext:value-type="float">
            <text:p>-0.004002647</text:p>
          </table:table-cell>
          <table:table-cell office:value-type="float" office:value="-0.005629986" calcext:value-type="float">
            <text:p>-0.005629986</text:p>
          </table:table-cell>
          <table:table-cell/>
          <table:table-cell office:value-type="float" office:value="26.678333328" calcext:value-type="float">
            <text:p>26.678333328</text:p>
          </table:table-cell>
          <table:table-cell office:value-type="float" office:value="26.684054299" calcext:value-type="float">
            <text:p>26.684054299</text:p>
          </table:table-cell>
          <table:table-cell office:value-type="float" office:value="26.643949895" calcext:value-type="float">
            <text:p>26.643949895</text:p>
          </table:table-cell>
          <table:table-cell/>
          <table:table-cell office:value-type="float" office:value="-0.107352415" calcext:value-type="float">
            <text:p>-0.107352415</text:p>
          </table:table-cell>
          <table:table-cell office:value-type="float" office:value="-0.101467121" calcext:value-type="float">
            <text:p>-0.101467121</text:p>
          </table:table-cell>
          <table:table-cell office:value-type="float" office:value="-0.142723694" calcext:value-type="float">
            <text:p>-0.1427236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2 11:56:40</text:p>
          </table:table-cell>
          <table:table-cell office:value-type="float" office:value="26.78774" calcext:value-type="float">
            <text:p>26.78774</text:p>
          </table:table-cell>
          <table:table-cell office:value-type="float" office:value="0.728938666" calcext:value-type="float">
            <text:p>0.728938666</text:p>
          </table:table-cell>
          <table:table-cell office:value-type="float" office:value="0.608837677" calcext:value-type="float">
            <text:p>0.608837677</text:p>
          </table:table-cell>
          <table:table-cell office:value-type="float" office:value="0.584621499" calcext:value-type="float">
            <text:p>0.584621499</text:p>
          </table:table-cell>
          <table:table-cell/>
          <table:table-cell office:value-type="float" office:value="0.005955381" calcext:value-type="float">
            <text:p>0.005955381</text:p>
          </table:table-cell>
          <table:table-cell office:value-type="float" office:value="0.004974164" calcext:value-type="float">
            <text:p>0.004974164</text:p>
          </table:table-cell>
          <table:table-cell office:value-type="float" office:value="0.004776319" calcext:value-type="float">
            <text:p>0.004776319</text:p>
          </table:table-cell>
          <table:table-cell/>
          <table:table-cell office:value-type="float" office:value="-0.003940452" calcext:value-type="float">
            <text:p>-0.003940452</text:p>
          </table:table-cell>
          <table:table-cell office:value-type="float" office:value="-0.004921669" calcext:value-type="float">
            <text:p>-0.004921669</text:p>
          </table:table-cell>
          <table:table-cell office:value-type="float" office:value="-0.005119514" calcext:value-type="float">
            <text:p>-0.005119514</text:p>
          </table:table-cell>
          <table:table-cell/>
          <table:table-cell office:value-type="float" office:value="26.690641561" calcext:value-type="float">
            <text:p>26.690641561</text:p>
          </table:table-cell>
          <table:table-cell office:value-type="float" office:value="26.666460586" calcext:value-type="float">
            <text:p>26.666460586</text:p>
          </table:table-cell>
          <table:table-cell office:value-type="float" office:value="26.66158487" calcext:value-type="float">
            <text:p>26.66158487</text:p>
          </table:table-cell>
          <table:table-cell/>
          <table:table-cell office:value-type="float" office:value="-0.099890376" calcext:value-type="float">
            <text:p>-0.099890376</text:p>
          </table:table-cell>
          <table:table-cell office:value-type="float" office:value="-0.124766076" calcext:value-type="float">
            <text:p>-0.124766076</text:p>
          </table:table-cell>
          <table:table-cell office:value-type="float" office:value="-0.129781898" calcext:value-type="float">
            <text:p>-0.12978189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2 11:56:41</text:p>
          </table:table-cell>
          <table:table-cell office:value-type="float" office:value="26.7928" calcext:value-type="float">
            <text:p>26.7928</text:p>
          </table:table-cell>
          <table:table-cell office:value-type="float" office:value="0.678817711" calcext:value-type="float">
            <text:p>0.678817711</text:p>
          </table:table-cell>
          <table:table-cell office:value-type="float" office:value="0.769141408" calcext:value-type="float">
            <text:p>0.769141408</text:p>
          </table:table-cell>
          <table:table-cell office:value-type="float" office:value="0.530597631" calcext:value-type="float">
            <text:p>0.530597631</text:p>
          </table:table-cell>
          <table:table-cell/>
          <table:table-cell office:value-type="float" office:value="0.005545896" calcext:value-type="float">
            <text:p>0.005545896</text:p>
          </table:table-cell>
          <table:table-cell office:value-type="float" office:value="0.006283835" calcext:value-type="float">
            <text:p>0.006283835</text:p>
          </table:table-cell>
          <table:table-cell office:value-type="float" office:value="0.004334948" calcext:value-type="float">
            <text:p>0.004334948</text:p>
          </table:table-cell>
          <table:table-cell/>
          <table:table-cell office:value-type="float" office:value="-0.004349937" calcext:value-type="float">
            <text:p>-0.004349937</text:p>
          </table:table-cell>
          <table:table-cell office:value-type="float" office:value="-0.003611998" calcext:value-type="float">
            <text:p>-0.003611998</text:p>
          </table:table-cell>
          <table:table-cell office:value-type="float" office:value="-0.005560885" calcext:value-type="float">
            <text:p>-0.005560885</text:p>
          </table:table-cell>
          <table:table-cell/>
          <table:table-cell office:value-type="float" office:value="26.685604919" calcext:value-type="float">
            <text:p>26.685604919</text:p>
          </table:table-cell>
          <table:table-cell office:value-type="float" office:value="26.703790316" calcext:value-type="float">
            <text:p>26.703790316</text:p>
          </table:table-cell>
          <table:table-cell office:value-type="float" office:value="26.655762277" calcext:value-type="float">
            <text:p>26.655762277</text:p>
          </table:table-cell>
          <table:table-cell/>
          <table:table-cell office:value-type="float" office:value="-0.110271497" calcext:value-type="float">
            <text:p>-0.110271497</text:p>
          </table:table-cell>
          <table:table-cell office:value-type="float" office:value="-0.091563622" calcext:value-type="float">
            <text:p>-0.091563622</text:p>
          </table:table-cell>
          <table:table-cell office:value-type="float" office:value="-0.140971805" calcext:value-type="float">
            <text:p>-0.1409718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2 11:56:42</text:p>
          </table:table-cell>
          <table:table-cell office:value-type="float" office:value="26.78774" calcext:value-type="float">
            <text:p>26.78774</text:p>
          </table:table-cell>
          <table:table-cell office:value-type="float" office:value="0.584494541" calcext:value-type="float">
            <text:p>0.584494541</text:p>
          </table:table-cell>
          <table:table-cell office:value-type="float" office:value="0.721967902" calcext:value-type="float">
            <text:p>0.721967902</text:p>
          </table:table-cell>
          <table:table-cell office:value-type="float" office:value="0.600269508" calcext:value-type="float">
            <text:p>0.600269508</text:p>
          </table:table-cell>
          <table:table-cell/>
          <table:table-cell office:value-type="float" office:value="0.004775282" calcext:value-type="float">
            <text:p>0.004775282</text:p>
          </table:table-cell>
          <table:table-cell office:value-type="float" office:value="0.005898431" calcext:value-type="float">
            <text:p>0.005898431</text:p>
          </table:table-cell>
          <table:table-cell office:value-type="float" office:value="0.004904163" calcext:value-type="float">
            <text:p>0.004904163</text:p>
          </table:table-cell>
          <table:table-cell/>
          <table:table-cell office:value-type="float" office:value="-0.005120551" calcext:value-type="float">
            <text:p>-0.005120551</text:p>
          </table:table-cell>
          <table:table-cell office:value-type="float" office:value="-0.003997403" calcext:value-type="float">
            <text:p>-0.003997403</text:p>
          </table:table-cell>
          <table:table-cell office:value-type="float" office:value="-0.004991671" calcext:value-type="float">
            <text:p>-0.004991671</text:p>
          </table:table-cell>
          <table:table-cell/>
          <table:table-cell office:value-type="float" office:value="26.661559308" calcext:value-type="float">
            <text:p>26.661559308</text:p>
          </table:table-cell>
          <table:table-cell office:value-type="float" office:value="26.68923809" calcext:value-type="float">
            <text:p>26.68923809</text:p>
          </table:table-cell>
          <table:table-cell office:value-type="float" office:value="26.664735462" calcext:value-type="float">
            <text:p>26.664735462</text:p>
          </table:table-cell>
          <table:table-cell/>
          <table:table-cell office:value-type="float" office:value="-0.129808195" calcext:value-type="float">
            <text:p>-0.129808195</text:p>
          </table:table-cell>
          <table:table-cell office:value-type="float" office:value="-0.101334162" calcext:value-type="float">
            <text:p>-0.101334162</text:p>
          </table:table-cell>
          <table:table-cell office:value-type="float" office:value="-0.126540771" calcext:value-type="float">
            <text:p>-0.1265407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2 11:56:43</text:p>
          </table:table-cell>
          <table:table-cell office:value-type="float" office:value="26.7928" calcext:value-type="float">
            <text:p>26.7928</text:p>
          </table:table-cell>
          <table:table-cell office:value-type="float" office:value="0.699209654" calcext:value-type="float">
            <text:p>0.699209654</text:p>
          </table:table-cell>
          <table:table-cell office:value-type="float" office:value="0.610615088" calcext:value-type="float">
            <text:p>0.610615088</text:p>
          </table:table-cell>
          <table:table-cell office:value-type="float" office:value="0.618610456" calcext:value-type="float">
            <text:p>0.618610456</text:p>
          </table:table-cell>
          <table:table-cell/>
          <table:table-cell office:value-type="float" office:value="0.005712497" calcext:value-type="float">
            <text:p>0.005712497</text:p>
          </table:table-cell>
          <table:table-cell office:value-type="float" office:value="0.004988685" calcext:value-type="float">
            <text:p>0.004988685</text:p>
          </table:table-cell>
          <table:table-cell office:value-type="float" office:value="0.005054007" calcext:value-type="float">
            <text:p>0.005054007</text:p>
          </table:table-cell>
          <table:table-cell/>
          <table:table-cell office:value-type="float" office:value="-0.004183336" calcext:value-type="float">
            <text:p>-0.004183336</text:p>
          </table:table-cell>
          <table:table-cell office:value-type="float" office:value="-0.004907148" calcext:value-type="float">
            <text:p>-0.004907148</text:p>
          </table:table-cell>
          <table:table-cell office:value-type="float" office:value="-0.004841826" calcext:value-type="float">
            <text:p>-0.004841826</text:p>
          </table:table-cell>
          <table:table-cell/>
          <table:table-cell office:value-type="float" office:value="26.689710573" calcext:value-type="float">
            <text:p>26.689710573</text:p>
          </table:table-cell>
          <table:table-cell office:value-type="float" office:value="26.671873095" calcext:value-type="float">
            <text:p>26.671873095</text:p>
          </table:table-cell>
          <table:table-cell office:value-type="float" office:value="26.67348288" calcext:value-type="float">
            <text:p>26.67348288</text:p>
          </table:table-cell>
          <table:table-cell/>
          <table:table-cell office:value-type="float" office:value="-0.106047874" calcext:value-type="float">
            <text:p>-0.106047874</text:p>
          </table:table-cell>
          <table:table-cell office:value-type="float" office:value="-0.124397927" calcext:value-type="float">
            <text:p>-0.124397927</text:p>
          </table:table-cell>
          <table:table-cell office:value-type="float" office:value="-0.122741879" calcext:value-type="float">
            <text:p>-0.12274187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2 11:56:45</text:p>
          </table:table-cell>
          <table:table-cell office:value-type="float" office:value="26.7928" calcext:value-type="float">
            <text:p>26.7928</text:p>
          </table:table-cell>
          <table:table-cell office:value-type="float" office:value="0.580611298" calcext:value-type="float">
            <text:p>0.580611298</text:p>
          </table:table-cell>
          <table:table-cell office:value-type="float" office:value="0.708419169" calcext:value-type="float">
            <text:p>0.708419169</text:p>
          </table:table-cell>
          <table:table-cell office:value-type="float" office:value="0.657818396" calcext:value-type="float">
            <text:p>0.657818396</text:p>
          </table:table-cell>
          <table:table-cell/>
          <table:table-cell office:value-type="float" office:value="0.004743556" calcext:value-type="float">
            <text:p>0.004743556</text:p>
          </table:table-cell>
          <table:table-cell office:value-type="float" office:value="0.005787738" calcext:value-type="float">
            <text:p>0.005787738</text:p>
          </table:table-cell>
          <table:table-cell office:value-type="float" office:value="0.005374333" calcext:value-type="float">
            <text:p>0.005374333</text:p>
          </table:table-cell>
          <table:table-cell/>
          <table:table-cell office:value-type="float" office:value="-0.005152277" calcext:value-type="float">
            <text:p>-0.005152277</text:p>
          </table:table-cell>
          <table:table-cell office:value-type="float" office:value="-0.004108095" calcext:value-type="float">
            <text:p>-0.004108095</text:p>
          </table:table-cell>
          <table:table-cell office:value-type="float" office:value="-0.0045215" calcext:value-type="float">
            <text:p>-0.0045215</text:p>
          </table:table-cell>
          <table:table-cell/>
          <table:table-cell office:value-type="float" office:value="26.66583212" calcext:value-type="float">
            <text:p>26.66583212</text:p>
          </table:table-cell>
          <table:table-cell office:value-type="float" office:value="26.691564785" calcext:value-type="float">
            <text:p>26.691564785</text:p>
          </table:table-cell>
          <table:table-cell office:value-type="float" office:value="26.681376963" calcext:value-type="float">
            <text:p>26.681376963</text:p>
          </table:table-cell>
          <table:table-cell/>
          <table:table-cell office:value-type="float" office:value="-0.130612522" calcext:value-type="float">
            <text:p>-0.130612522</text:p>
          </table:table-cell>
          <table:table-cell office:value-type="float" office:value="-0.104140387" calcext:value-type="float">
            <text:p>-0.104140387</text:p>
          </table:table-cell>
          <table:table-cell office:value-type="float" office:value="-0.114620943" calcext:value-type="float">
            <text:p>-0.11462094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2 11:56:46</text:p>
          </table:table-cell>
          <table:table-cell office:value-type="float" office:value="26.78774" calcext:value-type="float">
            <text:p>26.78774</text:p>
          </table:table-cell>
          <table:table-cell office:value-type="float" office:value="0.603135896" calcext:value-type="float">
            <text:p>0.603135896</text:p>
          </table:table-cell>
          <table:table-cell office:value-type="float" office:value="0.742470711" calcext:value-type="float">
            <text:p>0.742470711</text:p>
          </table:table-cell>
          <table:table-cell office:value-type="float" office:value="0.54478771" calcext:value-type="float">
            <text:p>0.54478771</text:p>
          </table:table-cell>
          <table:table-cell/>
          <table:table-cell office:value-type="float" office:value="0.004927581" calcext:value-type="float">
            <text:p>0.004927581</text:p>
          </table:table-cell>
          <table:table-cell office:value-type="float" office:value="0.006065937" calcext:value-type="float">
            <text:p>0.006065937</text:p>
          </table:table-cell>
          <table:table-cell office:value-type="float" office:value="0.00445088" calcext:value-type="float">
            <text:p>0.00445088</text:p>
          </table:table-cell>
          <table:table-cell/>
          <table:table-cell office:value-type="float" office:value="-0.004968252" calcext:value-type="float">
            <text:p>-0.004968252</text:p>
          </table:table-cell>
          <table:table-cell office:value-type="float" office:value="-0.003829896" calcext:value-type="float">
            <text:p>-0.003829896</text:p>
          </table:table-cell>
          <table:table-cell office:value-type="float" office:value="-0.005444953" calcext:value-type="float">
            <text:p>-0.005444953</text:p>
          </table:table-cell>
          <table:table-cell/>
          <table:table-cell office:value-type="float" office:value="26.665312584" calcext:value-type="float">
            <text:p>26.665312584</text:p>
          </table:table-cell>
          <table:table-cell office:value-type="float" office:value="26.693366053" calcext:value-type="float">
            <text:p>26.693366053</text:p>
          </table:table-cell>
          <table:table-cell office:value-type="float" office:value="26.65356464" calcext:value-type="float">
            <text:p>26.65356464</text:p>
          </table:table-cell>
          <table:table-cell/>
          <table:table-cell office:value-type="float" office:value="-0.125947065" calcext:value-type="float">
            <text:p>-0.125947065</text:p>
          </table:table-cell>
          <table:table-cell office:value-type="float" office:value="-0.097087622" calcext:value-type="float">
            <text:p>-0.097087622</text:p>
          </table:table-cell>
          <table:table-cell office:value-type="float" office:value="-0.138032614" calcext:value-type="float">
            <text:p>-0.13803261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2 11:56:47</text:p>
          </table:table-cell>
          <table:table-cell office:value-type="float" office:value="26.7928" calcext:value-type="float">
            <text:p>26.7928</text:p>
          </table:table-cell>
          <table:table-cell office:value-type="float" office:value="0.598096323" calcext:value-type="float">
            <text:p>0.598096323</text:p>
          </table:table-cell>
          <table:table-cell office:value-type="float" office:value="0.674550614" calcext:value-type="float">
            <text:p>0.674550614</text:p>
          </table:table-cell>
          <table:table-cell office:value-type="float" office:value="0.644069987" calcext:value-type="float">
            <text:p>0.644069987</text:p>
          </table:table-cell>
          <table:table-cell/>
          <table:table-cell office:value-type="float" office:value="0.004886408" calcext:value-type="float">
            <text:p>0.004886408</text:p>
          </table:table-cell>
          <table:table-cell office:value-type="float" office:value="0.005511034" calcext:value-type="float">
            <text:p>0.005511034</text:p>
          </table:table-cell>
          <table:table-cell office:value-type="float" office:value="0.00526201" calcext:value-type="float">
            <text:p>0.00526201</text:p>
          </table:table-cell>
          <table:table-cell/>
          <table:table-cell office:value-type="float" office:value="-0.005009425" calcext:value-type="float">
            <text:p>-0.005009425</text:p>
          </table:table-cell>
          <table:table-cell office:value-type="float" office:value="-0.004384799" calcext:value-type="float">
            <text:p>-0.004384799</text:p>
          </table:table-cell>
          <table:table-cell office:value-type="float" office:value="-0.004633824" calcext:value-type="float">
            <text:p>-0.004633824</text:p>
          </table:table-cell>
          <table:table-cell/>
          <table:table-cell office:value-type="float" office:value="26.669352565" calcext:value-type="float">
            <text:p>26.669352565</text:p>
          </table:table-cell>
          <table:table-cell office:value-type="float" office:value="26.684745792" calcext:value-type="float">
            <text:p>26.684745792</text:p>
          </table:table-cell>
          <table:table-cell office:value-type="float" office:value="26.67860888" calcext:value-type="float">
            <text:p>26.67860888</text:p>
          </table:table-cell>
          <table:table-cell/>
          <table:table-cell office:value-type="float" office:value="-0.126990896" calcext:value-type="float">
            <text:p>-0.126990896</text:p>
          </table:table-cell>
          <table:table-cell office:value-type="float" office:value="-0.11115531" calcext:value-type="float">
            <text:p>-0.11115531</text:p>
          </table:table-cell>
          <table:table-cell office:value-type="float" office:value="-0.11746857" calcext:value-type="float">
            <text:p>-0.1174685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2 11:56:48</text:p>
          </table:table-cell>
          <table:table-cell office:value-type="float" office:value="26.80291" calcext:value-type="float">
            <text:p>26.80291</text:p>
          </table:table-cell>
          <table:table-cell office:value-type="float" office:value="0.664591868" calcext:value-type="float">
            <text:p>0.664591868</text:p>
          </table:table-cell>
          <table:table-cell office:value-type="float" office:value="0.761910172" calcext:value-type="float">
            <text:p>0.761910172</text:p>
          </table:table-cell>
          <table:table-cell office:value-type="float" office:value="0.527360502" calcext:value-type="float">
            <text:p>0.527360502</text:p>
          </table:table-cell>
          <table:table-cell/>
          <table:table-cell office:value-type="float" office:value="0.005429672" calcext:value-type="float">
            <text:p>0.005429672</text:p>
          </table:table-cell>
          <table:table-cell office:value-type="float" office:value="0.006224756" calcext:value-type="float">
            <text:p>0.006224756</text:p>
          </table:table-cell>
          <table:table-cell office:value-type="float" office:value="0.004308501" calcext:value-type="float">
            <text:p>0.004308501</text:p>
          </table:table-cell>
          <table:table-cell/>
          <table:table-cell office:value-type="float" office:value="-0.004466161" calcext:value-type="float">
            <text:p>-0.004466161</text:p>
          </table:table-cell>
          <table:table-cell office:value-type="float" office:value="-0.003671077" calcext:value-type="float">
            <text:p>-0.003671077</text:p>
          </table:table-cell>
          <table:table-cell office:value-type="float" office:value="-0.005587332" calcext:value-type="float">
            <text:p>-0.005587332</text:p>
          </table:table-cell>
          <table:table-cell/>
          <table:table-cell office:value-type="float" office:value="26.692849913" calcext:value-type="float">
            <text:p>26.692849913</text:p>
          </table:table-cell>
          <table:table-cell office:value-type="float" office:value="26.712443439" calcext:value-type="float">
            <text:p>26.712443439</text:p>
          </table:table-cell>
          <table:table-cell office:value-type="float" office:value="26.665219941" calcext:value-type="float">
            <text:p>26.665219941</text:p>
          </table:table-cell>
          <table:table-cell/>
          <table:table-cell office:value-type="float" office:value="-0.113217997" calcext:value-type="float">
            <text:p>-0.113217997</text:p>
          </table:table-cell>
          <table:table-cell office:value-type="float" office:value="-0.093061342" calcext:value-type="float">
            <text:p>-0.093061342</text:p>
          </table:table-cell>
          <table:table-cell office:value-type="float" office:value="-0.141642312" calcext:value-type="float">
            <text:p>-0.14164231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2 11:56:49</text:p>
          </table:table-cell>
          <table:table-cell office:value-type="float" office:value="26.79785" calcext:value-type="float">
            <text:p>26.79785</text:p>
          </table:table-cell>
          <table:table-cell office:value-type="float" office:value="0.645205455" calcext:value-type="float">
            <text:p>0.645205455</text:p>
          </table:table-cell>
          <table:table-cell office:value-type="float" office:value="0.63050218" calcext:value-type="float">
            <text:p>0.63050218</text:p>
          </table:table-cell>
          <table:table-cell office:value-type="float" office:value="0.622904375" calcext:value-type="float">
            <text:p>0.622904375</text:p>
          </table:table-cell>
          <table:table-cell/>
          <table:table-cell office:value-type="float" office:value="0.005271286" calcext:value-type="float">
            <text:p>0.005271286</text:p>
          </table:table-cell>
          <table:table-cell office:value-type="float" office:value="0.005151162" calcext:value-type="float">
            <text:p>0.005151162</text:p>
          </table:table-cell>
          <table:table-cell office:value-type="float" office:value="0.005089088" calcext:value-type="float">
            <text:p>0.005089088</text:p>
          </table:table-cell>
          <table:table-cell/>
          <table:table-cell office:value-type="float" office:value="-0.004624547" calcext:value-type="float">
            <text:p>-0.004624547</text:p>
          </table:table-cell>
          <table:table-cell office:value-type="float" office:value="-0.004744672" calcext:value-type="float">
            <text:p>-0.004744672</text:p>
          </table:table-cell>
          <table:table-cell office:value-type="float" office:value="-0.004806745" calcext:value-type="float">
            <text:p>-0.004806745</text:p>
          </table:table-cell>
          <table:table-cell/>
          <table:table-cell office:value-type="float" office:value="26.683892106" calcext:value-type="float">
            <text:p>26.683892106</text:p>
          </table:table-cell>
          <table:table-cell office:value-type="float" office:value="26.680931778" calcext:value-type="float">
            <text:p>26.680931778</text:p>
          </table:table-cell>
          <table:table-cell office:value-type="float" office:value="26.679402048" calcext:value-type="float">
            <text:p>26.679402048</text:p>
          </table:table-cell>
          <table:table-cell/>
          <table:table-cell office:value-type="float" office:value="-0.117233387" calcext:value-type="float">
            <text:p>-0.117233387</text:p>
          </table:table-cell>
          <table:table-cell office:value-type="float" office:value="-0.1202788" calcext:value-type="float">
            <text:p>-0.1202788</text:p>
          </table:table-cell>
          <table:table-cell office:value-type="float" office:value="-0.121852498" calcext:value-type="float">
            <text:p>-0.12185249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2 11:56:51</text:p>
          </table:table-cell>
          <table:table-cell office:value-type="float" office:value="26.80291" calcext:value-type="float">
            <text:p>26.80291</text:p>
          </table:table-cell>
          <table:table-cell office:value-type="float" office:value="0.588839124" calcext:value-type="float">
            <text:p>0.588839124</text:p>
          </table:table-cell>
          <table:table-cell office:value-type="float" office:value="0.698396051" calcext:value-type="float">
            <text:p>0.698396051</text:p>
          </table:table-cell>
          <table:table-cell office:value-type="float" office:value="0.661417325" calcext:value-type="float">
            <text:p>0.661417325</text:p>
          </table:table-cell>
          <table:table-cell/>
          <table:table-cell office:value-type="float" office:value="0.004810777" calcext:value-type="float">
            <text:p>0.004810777</text:p>
          </table:table-cell>
          <table:table-cell office:value-type="float" office:value="0.00570585" calcext:value-type="float">
            <text:p>0.00570585</text:p>
          </table:table-cell>
          <table:table-cell office:value-type="float" office:value="0.005403736" calcext:value-type="float">
            <text:p>0.005403736</text:p>
          </table:table-cell>
          <table:table-cell/>
          <table:table-cell office:value-type="float" office:value="-0.005085056" calcext:value-type="float">
            <text:p>-0.005085056</text:p>
          </table:table-cell>
          <table:table-cell office:value-type="float" office:value="-0.004189983" calcext:value-type="float">
            <text:p>-0.004189983</text:p>
          </table:table-cell>
          <table:table-cell office:value-type="float" office:value="-0.004492097" calcext:value-type="float">
            <text:p>-0.004492097</text:p>
          </table:table-cell>
          <table:table-cell/>
          <table:table-cell office:value-type="float" office:value="26.677598044" calcext:value-type="float">
            <text:p>26.677598044</text:p>
          </table:table-cell>
          <table:table-cell office:value-type="float" office:value="26.699655897" calcext:value-type="float">
            <text:p>26.699655897</text:p>
          </table:table-cell>
          <table:table-cell office:value-type="float" office:value="26.692210762" calcext:value-type="float">
            <text:p>26.692210762</text:p>
          </table:table-cell>
          <table:table-cell/>
          <table:table-cell office:value-type="float" office:value="-0.128908312" calcext:value-type="float">
            <text:p>-0.128908312</text:p>
          </table:table-cell>
          <table:table-cell office:value-type="float" office:value="-0.106216389" calcext:value-type="float">
            <text:p>-0.106216389</text:p>
          </table:table-cell>
          <table:table-cell office:value-type="float" office:value="-0.11387552" calcext:value-type="float">
            <text:p>-0.1138755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2 11:56:52</text:p>
          </table:table-cell>
          <table:table-cell office:value-type="float" office:value="26.79785" calcext:value-type="float">
            <text:p>26.79785</text:p>
          </table:table-cell>
          <table:table-cell office:value-type="float" office:value="0.725555506" calcext:value-type="float">
            <text:p>0.725555506</text:p>
          </table:table-cell>
          <table:table-cell office:value-type="float" office:value="0.623583868" calcext:value-type="float">
            <text:p>0.623583868</text:p>
          </table:table-cell>
          <table:table-cell office:value-type="float" office:value="0.539649789" calcext:value-type="float">
            <text:p>0.539649789</text:p>
          </table:table-cell>
          <table:table-cell/>
          <table:table-cell office:value-type="float" office:value="0.005927741" calcext:value-type="float">
            <text:p>0.005927741</text:p>
          </table:table-cell>
          <table:table-cell office:value-type="float" office:value="0.005094639" calcext:value-type="float">
            <text:p>0.005094639</text:p>
          </table:table-cell>
          <table:table-cell office:value-type="float" office:value="0.004408904" calcext:value-type="float">
            <text:p>0.004408904</text:p>
          </table:table-cell>
          <table:table-cell/>
          <table:table-cell office:value-type="float" office:value="-0.003968092" calcext:value-type="float">
            <text:p>-0.003968092</text:p>
          </table:table-cell>
          <table:table-cell office:value-type="float" office:value="-0.004801194" calcext:value-type="float">
            <text:p>-0.004801194</text:p>
          </table:table-cell>
          <table:table-cell office:value-type="float" office:value="-0.00548693" calcext:value-type="float">
            <text:p>-0.00548693</text:p>
          </table:table-cell>
          <table:table-cell/>
          <table:table-cell office:value-type="float" office:value="26.70006949" calcext:value-type="float">
            <text:p>26.70006949</text:p>
          </table:table-cell>
          <table:table-cell office:value-type="float" office:value="26.679538856" calcext:value-type="float">
            <text:p>26.679538856</text:p>
          </table:table-cell>
          <table:table-cell office:value-type="float" office:value="26.662639569" calcext:value-type="float">
            <text:p>26.662639569</text:p>
          </table:table-cell>
          <table:table-cell/>
          <table:table-cell office:value-type="float" office:value="-0.100591096" calcext:value-type="float">
            <text:p>-0.100591096</text:p>
          </table:table-cell>
          <table:table-cell office:value-type="float" office:value="-0.121711758" calcext:value-type="float">
            <text:p>-0.121711758</text:p>
          </table:table-cell>
          <table:table-cell office:value-type="float" office:value="-0.13909683" calcext:value-type="float">
            <text:p>-0.1390968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2 11:56:53</text:p>
          </table:table-cell>
          <table:table-cell office:value-type="float" office:value="26.80796" calcext:value-type="float">
            <text:p>26.80796</text:p>
          </table:table-cell>
          <table:table-cell office:value-type="float" office:value="0.585766504" calcext:value-type="float">
            <text:p>0.585766504</text:p>
          </table:table-cell>
          <table:table-cell office:value-type="float" office:value="0.695908153" calcext:value-type="float">
            <text:p>0.695908153</text:p>
          </table:table-cell>
          <table:table-cell office:value-type="float" office:value="0.65489896" calcext:value-type="float">
            <text:p>0.65489896</text:p>
          </table:table-cell>
          <table:table-cell/>
          <table:table-cell office:value-type="float" office:value="0.004785674" calcext:value-type="float">
            <text:p>0.004785674</text:p>
          </table:table-cell>
          <table:table-cell office:value-type="float" office:value="0.005685524" calcext:value-type="float">
            <text:p>0.005685524</text:p>
          </table:table-cell>
          <table:table-cell office:value-type="float" office:value="0.005350482" calcext:value-type="float">
            <text:p>0.005350482</text:p>
          </table:table-cell>
          <table:table-cell/>
          <table:table-cell office:value-type="float" office:value="-0.005110159" calcext:value-type="float">
            <text:p>-0.005110159</text:p>
          </table:table-cell>
          <table:table-cell office:value-type="float" office:value="-0.004210309" calcext:value-type="float">
            <text:p>-0.004210309</text:p>
          </table:table-cell>
          <table:table-cell office:value-type="float" office:value="-0.004545352" calcext:value-type="float">
            <text:p>-0.004545352</text:p>
          </table:table-cell>
          <table:table-cell/>
          <table:table-cell office:value-type="float" office:value="26.682034072" calcext:value-type="float">
            <text:p>26.682034072</text:p>
          </table:table-cell>
          <table:table-cell office:value-type="float" office:value="26.704209564" calcext:value-type="float">
            <text:p>26.704209564</text:p>
          </table:table-cell>
          <table:table-cell office:value-type="float" office:value="26.695952983" calcext:value-type="float">
            <text:p>26.695952983</text:p>
          </table:table-cell>
          <table:table-cell/>
          <table:table-cell office:value-type="float" office:value="-0.129544736" calcext:value-type="float">
            <text:p>-0.129544736</text:p>
          </table:table-cell>
          <table:table-cell office:value-type="float" office:value="-0.106731687" calcext:value-type="float">
            <text:p>-0.106731687</text:p>
          </table:table-cell>
          <table:table-cell office:value-type="float" office:value="-0.115225628" calcext:value-type="float">
            <text:p>-0.1152256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2 11:56:55</text:p>
          </table:table-cell>
          <table:table-cell office:value-type="float" office:value="26.80796" calcext:value-type="float">
            <text:p>26.80796</text:p>
          </table:table-cell>
          <table:table-cell office:value-type="float" office:value="0.605702472" calcext:value-type="float">
            <text:p>0.605702472</text:p>
          </table:table-cell>
          <table:table-cell office:value-type="float" office:value="0.737389414" calcext:value-type="float">
            <text:p>0.737389414</text:p>
          </table:table-cell>
          <table:table-cell office:value-type="float" office:value="0.595830154" calcext:value-type="float">
            <text:p>0.595830154</text:p>
          </table:table-cell>
          <table:table-cell/>
          <table:table-cell office:value-type="float" office:value="0.00494855" calcext:value-type="float">
            <text:p>0.00494855</text:p>
          </table:table-cell>
          <table:table-cell office:value-type="float" office:value="0.006024423" calcext:value-type="float">
            <text:p>0.006024423</text:p>
          </table:table-cell>
          <table:table-cell office:value-type="float" office:value="0.004867893" calcext:value-type="float">
            <text:p>0.004867893</text:p>
          </table:table-cell>
          <table:table-cell/>
          <table:table-cell office:value-type="float" office:value="-0.004947284" calcext:value-type="float">
            <text:p>-0.004947284</text:p>
          </table:table-cell>
          <table:table-cell office:value-type="float" office:value="-0.00387141" calcext:value-type="float">
            <text:p>-0.00387141</text:p>
          </table:table-cell>
          <table:table-cell office:value-type="float" office:value="-0.00502794" calcext:value-type="float">
            <text:p>-0.00502794</text:p>
          </table:table-cell>
          <table:table-cell/>
          <table:table-cell office:value-type="float" office:value="26.686047935" calcext:value-type="float">
            <text:p>26.686047935</text:p>
          </table:table-cell>
          <table:table-cell office:value-type="float" office:value="26.712561129" calcext:value-type="float">
            <text:p>26.712561129</text:p>
          </table:table-cell>
          <table:table-cell office:value-type="float" office:value="26.684060266" calcext:value-type="float">
            <text:p>26.684060266</text:p>
          </table:table-cell>
          <table:table-cell/>
          <table:table-cell office:value-type="float" office:value="-0.125415459" calcext:value-type="float">
            <text:p>-0.125415459</text:p>
          </table:table-cell>
          <table:table-cell office:value-type="float" office:value="-0.098140058" calcext:value-type="float">
            <text:p>-0.098140058</text:p>
          </table:table-cell>
          <table:table-cell office:value-type="float" office:value="-0.12746028" calcext:value-type="float">
            <text:p>-0.127460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2 11:56:56</text:p>
          </table:table-cell>
          <table:table-cell office:value-type="float" office:value="26.80291" calcext:value-type="float">
            <text:p>26.80291</text:p>
          </table:table-cell>
          <table:table-cell office:value-type="float" office:value="0.655018765" calcext:value-type="float">
            <text:p>0.655018765</text:p>
          </table:table-cell>
          <table:table-cell office:value-type="float" office:value="0.664032181" calcext:value-type="float">
            <text:p>0.664032181</text:p>
          </table:table-cell>
          <table:table-cell office:value-type="float" office:value="0.659555275" calcext:value-type="float">
            <text:p>0.659555275</text:p>
          </table:table-cell>
          <table:table-cell/>
          <table:table-cell office:value-type="float" office:value="0.005351461" calcext:value-type="float">
            <text:p>0.005351461</text:p>
          </table:table-cell>
          <table:table-cell office:value-type="float" office:value="0.0054251" calcext:value-type="float">
            <text:p>0.0054251</text:p>
          </table:table-cell>
          <table:table-cell office:value-type="float" office:value="0.005388523" calcext:value-type="float">
            <text:p>0.005388523</text:p>
          </table:table-cell>
          <table:table-cell/>
          <table:table-cell office:value-type="float" office:value="-0.004544373" calcext:value-type="float">
            <text:p>-0.004544373</text:p>
          </table:table-cell>
          <table:table-cell office:value-type="float" office:value="-0.004470734" calcext:value-type="float">
            <text:p>-0.004470734</text:p>
          </table:table-cell>
          <table:table-cell office:value-type="float" office:value="-0.00450731" calcext:value-type="float">
            <text:p>-0.00450731</text:p>
          </table:table-cell>
          <table:table-cell/>
          <table:table-cell office:value-type="float" office:value="26.690922499" calcext:value-type="float">
            <text:p>26.690922499</text:p>
          </table:table-cell>
          <table:table-cell office:value-type="float" office:value="26.692737227" calcext:value-type="float">
            <text:p>26.692737227</text:p>
          </table:table-cell>
          <table:table-cell office:value-type="float" office:value="26.691835864" calcext:value-type="float">
            <text:p>26.691835864</text:p>
          </table:table-cell>
          <table:table-cell/>
          <table:table-cell office:value-type="float" office:value="-0.115200813" calcext:value-type="float">
            <text:p>-0.115200813</text:p>
          </table:table-cell>
          <table:table-cell office:value-type="float" office:value="-0.113333922" calcext:value-type="float">
            <text:p>-0.113333922</text:p>
          </table:table-cell>
          <table:table-cell office:value-type="float" office:value="-0.114261194" calcext:value-type="float">
            <text:p>-0.11426119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2 11:56:57</text:p>
          </table:table-cell>
          <table:table-cell office:value-type="float" office:value="26.80291" calcext:value-type="float">
            <text:p>26.80291</text:p>
          </table:table-cell>
          <table:table-cell office:value-type="float" office:value="0.734354941" calcext:value-type="float">
            <text:p>0.734354941</text:p>
          </table:table-cell>
          <table:table-cell office:value-type="float" office:value="0.613083913" calcext:value-type="float">
            <text:p>0.613083913</text:p>
          </table:table-cell>
          <table:table-cell office:value-type="float" office:value="0.540362065" calcext:value-type="float">
            <text:p>0.540362065</text:p>
          </table:table-cell>
          <table:table-cell/>
          <table:table-cell office:value-type="float" office:value="0.005999632" calcext:value-type="float">
            <text:p>0.005999632</text:p>
          </table:table-cell>
          <table:table-cell office:value-type="float" office:value="0.005008855" calcext:value-type="float">
            <text:p>0.005008855</text:p>
          </table:table-cell>
          <table:table-cell office:value-type="float" office:value="0.004414723" calcext:value-type="float">
            <text:p>0.004414723</text:p>
          </table:table-cell>
          <table:table-cell/>
          <table:table-cell office:value-type="float" office:value="-0.003896201" calcext:value-type="float">
            <text:p>-0.003896201</text:p>
          </table:table-cell>
          <table:table-cell office:value-type="float" office:value="-0.004886978" calcext:value-type="float">
            <text:p>-0.004886978</text:p>
          </table:table-cell>
          <table:table-cell office:value-type="float" office:value="-0.005481111" calcext:value-type="float">
            <text:p>-0.005481111</text:p>
          </table:table-cell>
          <table:table-cell/>
          <table:table-cell office:value-type="float" office:value="26.706895656" calcext:value-type="float">
            <text:p>26.706895656</text:p>
          </table:table-cell>
          <table:table-cell office:value-type="float" office:value="26.682479451" calcext:value-type="float">
            <text:p>26.682479451</text:p>
          </table:table-cell>
          <table:table-cell office:value-type="float" office:value="26.667837686" calcext:value-type="float">
            <text:p>26.667837686</text:p>
          </table:table-cell>
          <table:table-cell/>
          <table:table-cell office:value-type="float" office:value="-0.098768557" calcext:value-type="float">
            <text:p>-0.098768557</text:p>
          </table:table-cell>
          <table:table-cell office:value-type="float" office:value="-0.123886569" calcext:value-type="float">
            <text:p>-0.123886569</text:p>
          </table:table-cell>
          <table:table-cell office:value-type="float" office:value="-0.138949296" calcext:value-type="float">
            <text:p>-0.13894929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2 11:56:58</text:p>
          </table:table-cell>
          <table:table-cell office:value-type="float" office:value="26.80291" calcext:value-type="float">
            <text:p>26.80291</text:p>
          </table:table-cell>
          <table:table-cell office:value-type="float" office:value="0.740820854" calcext:value-type="float">
            <text:p>0.740820854</text:p>
          </table:table-cell>
          <table:table-cell office:value-type="float" office:value="0.608702375" calcext:value-type="float">
            <text:p>0.608702375</text:p>
          </table:table-cell>
          <table:table-cell office:value-type="float" office:value="0.57348139" calcext:value-type="float">
            <text:p>0.57348139</text:p>
          </table:table-cell>
          <table:table-cell/>
          <table:table-cell office:value-type="float" office:value="0.006052458" calcext:value-type="float">
            <text:p>0.006052458</text:p>
          </table:table-cell>
          <table:table-cell office:value-type="float" office:value="0.004973059" calcext:value-type="float">
            <text:p>0.004973059</text:p>
          </table:table-cell>
          <table:table-cell office:value-type="float" office:value="0.004685305" calcext:value-type="float">
            <text:p>0.004685305</text:p>
          </table:table-cell>
          <table:table-cell/>
          <table:table-cell office:value-type="float" office:value="-0.003843375" calcext:value-type="float">
            <text:p>-0.003843375</text:p>
          </table:table-cell>
          <table:table-cell office:value-type="float" office:value="-0.004922775" calcext:value-type="float">
            <text:p>-0.004922775</text:p>
          </table:table-cell>
          <table:table-cell office:value-type="float" office:value="-0.005210528" calcext:value-type="float">
            <text:p>-0.005210528</text:p>
          </table:table-cell>
          <table:table-cell/>
          <table:table-cell office:value-type="float" office:value="26.708197461" calcext:value-type="float">
            <text:p>26.708197461</text:p>
          </table:table-cell>
          <table:table-cell office:value-type="float" office:value="26.681597281" calcext:value-type="float">
            <text:p>26.681597281</text:p>
          </table:table-cell>
          <table:table-cell office:value-type="float" office:value="26.674505931" calcext:value-type="float">
            <text:p>26.674505931</text:p>
          </table:table-cell>
          <table:table-cell/>
          <table:table-cell office:value-type="float" office:value="-0.097429339" calcext:value-type="float">
            <text:p>-0.097429339</text:p>
          </table:table-cell>
          <table:table-cell office:value-type="float" office:value="-0.1247941" calcext:value-type="float">
            <text:p>-0.1247941</text:p>
          </table:table-cell>
          <table:table-cell office:value-type="float" office:value="-0.132089325" calcext:value-type="float">
            <text:p>-0.1320893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2 11:57:00</text:p>
          </table:table-cell>
          <table:table-cell office:value-type="float" office:value="26.80796" calcext:value-type="float">
            <text:p>26.80796</text:p>
          </table:table-cell>
          <table:table-cell office:value-type="float" office:value="0.597981286" calcext:value-type="float">
            <text:p>0.597981286</text:p>
          </table:table-cell>
          <table:table-cell office:value-type="float" office:value="0.678351006" calcext:value-type="float">
            <text:p>0.678351006</text:p>
          </table:table-cell>
          <table:table-cell office:value-type="float" office:value="0.648485499" calcext:value-type="float">
            <text:p>0.648485499</text:p>
          </table:table-cell>
          <table:table-cell/>
          <table:table-cell office:value-type="float" office:value="0.004885468" calcext:value-type="float">
            <text:p>0.004885468</text:p>
          </table:table-cell>
          <table:table-cell office:value-type="float" office:value="0.005542083" calcext:value-type="float">
            <text:p>0.005542083</text:p>
          </table:table-cell>
          <table:table-cell office:value-type="float" office:value="0.005298084" calcext:value-type="float">
            <text:p>0.005298084</text:p>
          </table:table-cell>
          <table:table-cell/>
          <table:table-cell office:value-type="float" office:value="-0.005010365" calcext:value-type="float">
            <text:p>-0.005010365</text:p>
          </table:table-cell>
          <table:table-cell office:value-type="float" office:value="-0.00435375" calcext:value-type="float">
            <text:p>-0.00435375</text:p>
          </table:table-cell>
          <table:table-cell office:value-type="float" office:value="-0.004597749" calcext:value-type="float">
            <text:p>-0.004597749</text:p>
          </table:table-cell>
          <table:table-cell/>
          <table:table-cell office:value-type="float" office:value="26.68449337" calcext:value-type="float">
            <text:p>26.68449337</text:p>
          </table:table-cell>
          <table:table-cell office:value-type="float" office:value="26.700674705" calcext:value-type="float">
            <text:p>26.700674705</text:p>
          </table:table-cell>
          <table:table-cell office:value-type="float" office:value="26.694661724" calcext:value-type="float">
            <text:p>26.694661724</text:p>
          </table:table-cell>
          <table:table-cell/>
          <table:table-cell office:value-type="float" office:value="-0.127014723" calcext:value-type="float">
            <text:p>-0.127014723</text:p>
          </table:table-cell>
          <table:table-cell office:value-type="float" office:value="-0.110368162" calcext:value-type="float">
            <text:p>-0.110368162</text:p>
          </table:table-cell>
          <table:table-cell office:value-type="float" office:value="-0.11655401" calcext:value-type="float">
            <text:p>-0.1165540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2 11:57:01</text:p>
          </table:table-cell>
          <table:table-cell office:value-type="float" office:value="26.81301" calcext:value-type="float">
            <text:p>26.81301</text:p>
          </table:table-cell>
          <table:table-cell office:value-type="float" office:value="0.73631355" calcext:value-type="float">
            <text:p>0.73631355</text:p>
          </table:table-cell>
          <table:table-cell office:value-type="float" office:value="0.617042257" calcext:value-type="float">
            <text:p>0.617042257</text:p>
          </table:table-cell>
          <table:table-cell office:value-type="float" office:value="0.623723343" calcext:value-type="float">
            <text:p>0.623723343</text:p>
          </table:table-cell>
          <table:table-cell/>
          <table:table-cell office:value-type="float" office:value="0.006015634" calcext:value-type="float">
            <text:p>0.006015634</text:p>
          </table:table-cell>
          <table:table-cell office:value-type="float" office:value="0.005041195" calcext:value-type="float">
            <text:p>0.005041195</text:p>
          </table:table-cell>
          <table:table-cell office:value-type="float" office:value="0.005095779" calcext:value-type="float">
            <text:p>0.005095779</text:p>
          </table:table-cell>
          <table:table-cell/>
          <table:table-cell office:value-type="float" office:value="-0.0038802" calcext:value-type="float">
            <text:p>-0.0038802</text:p>
          </table:table-cell>
          <table:table-cell office:value-type="float" office:value="-0.004854638" calcext:value-type="float">
            <text:p>-0.004854638</text:p>
          </table:table-cell>
          <table:table-cell office:value-type="float" office:value="-0.004800054" calcext:value-type="float">
            <text:p>-0.004800054</text:p>
          </table:table-cell>
          <table:table-cell/>
          <table:table-cell office:value-type="float" office:value="26.717399055" calcext:value-type="float">
            <text:p>26.717399055</text:p>
          </table:table-cell>
          <table:table-cell office:value-type="float" office:value="26.693385694" calcext:value-type="float">
            <text:p>26.693385694</text:p>
          </table:table-cell>
          <table:table-cell office:value-type="float" office:value="26.694730836" calcext:value-type="float">
            <text:p>26.694730836</text:p>
          </table:table-cell>
          <table:table-cell/>
          <table:table-cell office:value-type="float" office:value="-0.09836289" calcext:value-type="float">
            <text:p>-0.09836289</text:p>
          </table:table-cell>
          <table:table-cell office:value-type="float" office:value="-0.123066693" calcext:value-type="float">
            <text:p>-0.123066693</text:p>
          </table:table-cell>
          <table:table-cell office:value-type="float" office:value="-0.121682869" calcext:value-type="float">
            <text:p>-0.12168286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2 11:57:02</text:p>
          </table:table-cell>
          <table:table-cell office:value-type="float" office:value="26.81807" calcext:value-type="float">
            <text:p>26.81807</text:p>
          </table:table-cell>
          <table:table-cell office:value-type="float" office:value="0.738059966" calcext:value-type="float">
            <text:p>0.738059966</text:p>
          </table:table-cell>
          <table:table-cell office:value-type="float" office:value="0.617977454" calcext:value-type="float">
            <text:p>0.617977454</text:p>
          </table:table-cell>
          <table:table-cell office:value-type="float" office:value="0.544698899" calcext:value-type="float">
            <text:p>0.544698899</text:p>
          </table:table-cell>
          <table:table-cell/>
          <table:table-cell office:value-type="float" office:value="0.006029902" calcext:value-type="float">
            <text:p>0.006029902</text:p>
          </table:table-cell>
          <table:table-cell office:value-type="float" office:value="0.005048835" calcext:value-type="float">
            <text:p>0.005048835</text:p>
          </table:table-cell>
          <table:table-cell office:value-type="float" office:value="0.004450154" calcext:value-type="float">
            <text:p>0.004450154</text:p>
          </table:table-cell>
          <table:table-cell/>
          <table:table-cell office:value-type="float" office:value="-0.003865932" calcext:value-type="float">
            <text:p>-0.003865932</text:p>
          </table:table-cell>
          <table:table-cell office:value-type="float" office:value="-0.004846998" calcext:value-type="float">
            <text:p>-0.004846998</text:p>
          </table:table-cell>
          <table:table-cell office:value-type="float" office:value="-0.005445679" calcext:value-type="float">
            <text:p>-0.005445679</text:p>
          </table:table-cell>
          <table:table-cell/>
          <table:table-cell office:value-type="float" office:value="26.722805196" calcext:value-type="float">
            <text:p>26.722805196</text:p>
          </table:table-cell>
          <table:table-cell office:value-type="float" office:value="26.698628621" calcext:value-type="float">
            <text:p>26.698628621</text:p>
          </table:table-cell>
          <table:table-cell office:value-type="float" office:value="26.683874977" calcext:value-type="float">
            <text:p>26.683874977</text:p>
          </table:table-cell>
          <table:table-cell/>
          <table:table-cell office:value-type="float" office:value="-0.098001173" calcext:value-type="float">
            <text:p>-0.098001173</text:p>
          </table:table-cell>
          <table:table-cell office:value-type="float" office:value="-0.12287299" calcext:value-type="float">
            <text:p>-0.12287299</text:p>
          </table:table-cell>
          <table:table-cell office:value-type="float" office:value="-0.138051009" calcext:value-type="float">
            <text:p>-0.1380510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2 11:57:03</text:p>
          </table:table-cell>
          <table:table-cell office:value-type="float" office:value="26.81301" calcext:value-type="float">
            <text:p>26.81301</text:p>
          </table:table-cell>
          <table:table-cell office:value-type="float" office:value="0.591497492" calcext:value-type="float">
            <text:p>0.591497492</text:p>
          </table:table-cell>
          <table:table-cell office:value-type="float" office:value="0.731122581" calcext:value-type="float">
            <text:p>0.731122581</text:p>
          </table:table-cell>
          <table:table-cell office:value-type="float" office:value="0.626627878" calcext:value-type="float">
            <text:p>0.626627878</text:p>
          </table:table-cell>
          <table:table-cell/>
          <table:table-cell office:value-type="float" office:value="0.004832496" calcext:value-type="float">
            <text:p>0.004832496</text:p>
          </table:table-cell>
          <table:table-cell office:value-type="float" office:value="0.005973224" calcext:value-type="float">
            <text:p>0.005973224</text:p>
          </table:table-cell>
          <table:table-cell office:value-type="float" office:value="0.005119509" calcext:value-type="float">
            <text:p>0.005119509</text:p>
          </table:table-cell>
          <table:table-cell/>
          <table:table-cell office:value-type="float" office:value="-0.005063337" calcext:value-type="float">
            <text:p>-0.005063337</text:p>
          </table:table-cell>
          <table:table-cell office:value-type="float" office:value="-0.00392261" calcext:value-type="float">
            <text:p>-0.00392261</text:p>
          </table:table-cell>
          <table:table-cell office:value-type="float" office:value="-0.004776325" calcext:value-type="float">
            <text:p>-0.004776325</text:p>
          </table:table-cell>
          <table:table-cell/>
          <table:table-cell office:value-type="float" office:value="26.688242599" calcext:value-type="float">
            <text:p>26.688242599</text:p>
          </table:table-cell>
          <table:table-cell office:value-type="float" office:value="26.716353947" calcext:value-type="float">
            <text:p>26.716353947</text:p>
          </table:table-cell>
          <table:table-cell office:value-type="float" office:value="26.695315623" calcext:value-type="float">
            <text:p>26.695315623</text:p>
          </table:table-cell>
          <table:table-cell/>
          <table:table-cell office:value-type="float" office:value="-0.128357692" calcext:value-type="float">
            <text:p>-0.128357692</text:p>
          </table:table-cell>
          <table:table-cell office:value-type="float" office:value="-0.099438043" calcext:value-type="float">
            <text:p>-0.099438043</text:p>
          </table:table-cell>
          <table:table-cell office:value-type="float" office:value="-0.121081266" calcext:value-type="float">
            <text:p>-0.12108126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2 11:57:05</text:p>
          </table:table-cell>
          <table:table-cell office:value-type="float" office:value="26.81301" calcext:value-type="float">
            <text:p>26.81301</text:p>
          </table:table-cell>
          <table:table-cell office:value-type="float" office:value="0.667038639" calcext:value-type="float">
            <text:p>0.667038639</text:p>
          </table:table-cell>
          <table:table-cell office:value-type="float" office:value="0.740951388" calcext:value-type="float">
            <text:p>0.740951388</text:p>
          </table:table-cell>
          <table:table-cell office:value-type="float" office:value="0.518415036" calcext:value-type="float">
            <text:p>0.518415036</text:p>
          </table:table-cell>
          <table:table-cell/>
          <table:table-cell office:value-type="float" office:value="0.005449662" calcext:value-type="float">
            <text:p>0.005449662</text:p>
          </table:table-cell>
          <table:table-cell office:value-type="float" office:value="0.006053524" calcext:value-type="float">
            <text:p>0.006053524</text:p>
          </table:table-cell>
          <table:table-cell office:value-type="float" office:value="0.004235417" calcext:value-type="float">
            <text:p>0.004235417</text:p>
          </table:table-cell>
          <table:table-cell/>
          <table:table-cell office:value-type="float" office:value="-0.004446171" calcext:value-type="float">
            <text:p>-0.004446171</text:p>
          </table:table-cell>
          <table:table-cell office:value-type="float" office:value="-0.003842309" calcext:value-type="float">
            <text:p>-0.003842309</text:p>
          </table:table-cell>
          <table:table-cell office:value-type="float" office:value="-0.005660416" calcext:value-type="float">
            <text:p>-0.005660416</text:p>
          </table:table-cell>
          <table:table-cell/>
          <table:table-cell office:value-type="float" office:value="26.703451725" calcext:value-type="float">
            <text:p>26.703451725</text:p>
          </table:table-cell>
          <table:table-cell office:value-type="float" office:value="26.718332799" calcext:value-type="float">
            <text:p>26.718332799</text:p>
          </table:table-cell>
          <table:table-cell office:value-type="float" office:value="26.673528304" calcext:value-type="float">
            <text:p>26.673528304</text:p>
          </table:table-cell>
          <table:table-cell/>
          <table:table-cell office:value-type="float" office:value="-0.112711214" calcext:value-type="float">
            <text:p>-0.112711214</text:p>
          </table:table-cell>
          <table:table-cell office:value-type="float" office:value="-0.097402303" calcext:value-type="float">
            <text:p>-0.097402303</text:p>
          </table:table-cell>
          <table:table-cell office:value-type="float" office:value="-0.143495193" calcext:value-type="float">
            <text:p>-0.14349519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2 11:57:06</text:p>
          </table:table-cell>
          <table:table-cell office:value-type="float" office:value="26.82312" calcext:value-type="float">
            <text:p>26.82312</text:p>
          </table:table-cell>
          <table:table-cell office:value-type="float" office:value="0.593396496" calcext:value-type="float">
            <text:p>0.593396496</text:p>
          </table:table-cell>
          <table:table-cell office:value-type="float" office:value="0.681028447" calcext:value-type="float">
            <text:p>0.681028447</text:p>
          </table:table-cell>
          <table:table-cell office:value-type="float" office:value="0.656588752" calcext:value-type="float">
            <text:p>0.656588752</text:p>
          </table:table-cell>
          <table:table-cell/>
          <table:table-cell office:value-type="float" office:value="0.004848011" calcext:value-type="float">
            <text:p>0.004848011</text:p>
          </table:table-cell>
          <table:table-cell office:value-type="float" office:value="0.005563958" calcext:value-type="float">
            <text:p>0.005563958</text:p>
          </table:table-cell>
          <table:table-cell office:value-type="float" office:value="0.005364287" calcext:value-type="float">
            <text:p>0.005364287</text:p>
          </table:table-cell>
          <table:table-cell/>
          <table:table-cell office:value-type="float" office:value="-0.005047823" calcext:value-type="float">
            <text:p>-0.005047823</text:p>
          </table:table-cell>
          <table:table-cell office:value-type="float" office:value="-0.004331875" calcext:value-type="float">
            <text:p>-0.004331875</text:p>
          </table:table-cell>
          <table:table-cell office:value-type="float" office:value="-0.004531546" calcext:value-type="float">
            <text:p>-0.004531546</text:p>
          </table:table-cell>
          <table:table-cell/>
          <table:table-cell office:value-type="float" office:value="26.69873426" calcext:value-type="float">
            <text:p>26.69873426</text:p>
          </table:table-cell>
          <table:table-cell office:value-type="float" office:value="26.716377514" calcext:value-type="float">
            <text:p>26.716377514</text:p>
          </table:table-cell>
          <table:table-cell office:value-type="float" office:value="26.71145701" calcext:value-type="float">
            <text:p>26.71145701</text:p>
          </table:table-cell>
          <table:table-cell/>
          <table:table-cell office:value-type="float" office:value="-0.127964356" calcext:value-type="float">
            <text:p>-0.127964356</text:p>
          </table:table-cell>
          <table:table-cell office:value-type="float" office:value="-0.109813604" calcext:value-type="float">
            <text:p>-0.109813604</text:p>
          </table:table-cell>
          <table:table-cell office:value-type="float" office:value="-0.114875632" calcext:value-type="float">
            <text:p>-0.11487563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2 11:57:07</text:p>
          </table:table-cell>
          <table:table-cell office:value-type="float" office:value="26.81807" calcext:value-type="float">
            <text:p>26.81807</text:p>
          </table:table-cell>
          <table:table-cell office:value-type="float" office:value="0.612343623" calcext:value-type="float">
            <text:p>0.612343623</text:p>
          </table:table-cell>
          <table:table-cell office:value-type="float" office:value="0.650595504" calcext:value-type="float">
            <text:p>0.650595504</text:p>
          </table:table-cell>
          <table:table-cell office:value-type="float" office:value="0.633651094" calcext:value-type="float">
            <text:p>0.633651094</text:p>
          </table:table-cell>
          <table:table-cell/>
          <table:table-cell office:value-type="float" office:value="0.005002807" calcext:value-type="float">
            <text:p>0.005002807</text:p>
          </table:table-cell>
          <table:table-cell office:value-type="float" office:value="0.005315323" calcext:value-type="float">
            <text:p>0.005315323</text:p>
          </table:table-cell>
          <table:table-cell office:value-type="float" office:value="0.005176888" calcext:value-type="float">
            <text:p>0.005176888</text:p>
          </table:table-cell>
          <table:table-cell/>
          <table:table-cell office:value-type="float" office:value="-0.004893026" calcext:value-type="float">
            <text:p>-0.004893026</text:p>
          </table:table-cell>
          <table:table-cell office:value-type="float" office:value="-0.004580511" calcext:value-type="float">
            <text:p>-0.004580511</text:p>
          </table:table-cell>
          <table:table-cell office:value-type="float" office:value="-0.004718945" calcext:value-type="float">
            <text:p>-0.004718945</text:p>
          </table:table-cell>
          <table:table-cell/>
          <table:table-cell office:value-type="float" office:value="26.697494332" calcext:value-type="float">
            <text:p>26.697494332</text:p>
          </table:table-cell>
          <table:table-cell office:value-type="float" office:value="26.705195762" calcext:value-type="float">
            <text:p>26.705195762</text:p>
          </table:table-cell>
          <table:table-cell office:value-type="float" office:value="26.701784271" calcext:value-type="float">
            <text:p>26.701784271</text:p>
          </table:table-cell>
          <table:table-cell/>
          <table:table-cell office:value-type="float" office:value="-0.124039903" calcext:value-type="float">
            <text:p>-0.124039903</text:p>
          </table:table-cell>
          <table:table-cell office:value-type="float" office:value="-0.116116977" calcext:value-type="float">
            <text:p>-0.116116977</text:p>
          </table:table-cell>
          <table:table-cell office:value-type="float" office:value="-0.119626581" calcext:value-type="float">
            <text:p>-0.11962658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2 11:57:08</text:p>
          </table:table-cell>
          <table:table-cell office:value-type="float" office:value="26.81301" calcext:value-type="float">
            <text:p>26.81301</text:p>
          </table:table-cell>
          <table:table-cell office:value-type="float" office:value="0.734406201" calcext:value-type="float">
            <text:p>0.734406201</text:p>
          </table:table-cell>
          <table:table-cell office:value-type="float" office:value="0.614903643" calcext:value-type="float">
            <text:p>0.614903643</text:p>
          </table:table-cell>
          <table:table-cell office:value-type="float" office:value="0.609607769" calcext:value-type="float">
            <text:p>0.609607769</text:p>
          </table:table-cell>
          <table:table-cell/>
          <table:table-cell office:value-type="float" office:value="0.006000051" calcext:value-type="float">
            <text:p>0.006000051</text:p>
          </table:table-cell>
          <table:table-cell office:value-type="float" office:value="0.005023723" calcext:value-type="float">
            <text:p>0.005023723</text:p>
          </table:table-cell>
          <table:table-cell office:value-type="float" office:value="0.004980456" calcext:value-type="float">
            <text:p>0.004980456</text:p>
          </table:table-cell>
          <table:table-cell/>
          <table:table-cell office:value-type="float" office:value="-0.003895783" calcext:value-type="float">
            <text:p>-0.003895783</text:p>
          </table:table-cell>
          <table:table-cell office:value-type="float" office:value="-0.004872111" calcext:value-type="float">
            <text:p>-0.004872111</text:p>
          </table:table-cell>
          <table:table-cell office:value-type="float" office:value="-0.004915378" calcext:value-type="float">
            <text:p>-0.004915378</text:p>
          </table:table-cell>
          <table:table-cell/>
          <table:table-cell office:value-type="float" office:value="26.717015045" calcext:value-type="float">
            <text:p>26.717015045</text:p>
          </table:table-cell>
          <table:table-cell office:value-type="float" office:value="26.692955113" calcext:value-type="float">
            <text:p>26.692955113</text:p>
          </table:table-cell>
          <table:table-cell office:value-type="float" office:value="26.691888862" calcext:value-type="float">
            <text:p>26.691888862</text:p>
          </table:table-cell>
          <table:table-cell/>
          <table:table-cell office:value-type="float" office:value="-0.09875794" calcext:value-type="float">
            <text:p>-0.09875794</text:p>
          </table:table-cell>
          <table:table-cell office:value-type="float" office:value="-0.123509656" calcext:value-type="float">
            <text:p>-0.123509656</text:p>
          </table:table-cell>
          <table:table-cell office:value-type="float" office:value="-0.124606569" calcext:value-type="float">
            <text:p>-0.12460656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2 11:57:09</text:p>
          </table:table-cell>
          <table:table-cell office:value-type="float" office:value="26.82818" calcext:value-type="float">
            <text:p>26.82818</text:p>
          </table:table-cell>
          <table:table-cell office:value-type="float" office:value="0.727582065" calcext:value-type="float">
            <text:p>0.727582065</text:p>
          </table:table-cell>
          <table:table-cell office:value-type="float" office:value="0.622640326" calcext:value-type="float">
            <text:p>0.622640326</text:p>
          </table:table-cell>
          <table:table-cell office:value-type="float" office:value="0.524888697" calcext:value-type="float">
            <text:p>0.524888697</text:p>
          </table:table-cell>
          <table:table-cell/>
          <table:table-cell office:value-type="float" office:value="0.005944298" calcext:value-type="float">
            <text:p>0.005944298</text:p>
          </table:table-cell>
          <table:table-cell office:value-type="float" office:value="0.005086931" calcext:value-type="float">
            <text:p>0.005086931</text:p>
          </table:table-cell>
          <table:table-cell office:value-type="float" office:value="0.004288306" calcext:value-type="float">
            <text:p>0.004288306</text:p>
          </table:table-cell>
          <table:table-cell/>
          <table:table-cell office:value-type="float" office:value="-0.003951535" calcext:value-type="float">
            <text:p>-0.003951535</text:p>
          </table:table-cell>
          <table:table-cell office:value-type="float" office:value="-0.004808903" calcext:value-type="float">
            <text:p>-0.004808903</text:p>
          </table:table-cell>
          <table:table-cell office:value-type="float" office:value="-0.005607527" calcext:value-type="float">
            <text:p>-0.005607527</text:p>
          </table:table-cell>
          <table:table-cell/>
          <table:table-cell office:value-type="float" office:value="26.730804751" calcext:value-type="float">
            <text:p>26.730804751</text:p>
          </table:table-cell>
          <table:table-cell office:value-type="float" office:value="26.70967669" calcext:value-type="float">
            <text:p>26.70967669</text:p>
          </table:table-cell>
          <table:table-cell office:value-type="float" office:value="26.689995872" calcext:value-type="float">
            <text:p>26.689995872</text:p>
          </table:table-cell>
          <table:table-cell/>
          <table:table-cell office:value-type="float" office:value="-0.100171355" calcext:value-type="float">
            <text:p>-0.100171355</text:p>
          </table:table-cell>
          <table:table-cell office:value-type="float" office:value="-0.121907189" calcext:value-type="float">
            <text:p>-0.121907189</text:p>
          </table:table-cell>
          <table:table-cell office:value-type="float" office:value="-0.142154299" calcext:value-type="float">
            <text:p>-0.14215429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2 11:57:11</text:p>
          </table:table-cell>
          <table:table-cell office:value-type="float" office:value="26.82818" calcext:value-type="float">
            <text:p>26.82818</text:p>
          </table:table-cell>
          <table:table-cell office:value-type="float" office:value="0.591428946" calcext:value-type="float">
            <text:p>0.591428946</text:p>
          </table:table-cell>
          <table:table-cell office:value-type="float" office:value="0.721593585" calcext:value-type="float">
            <text:p>0.721593585</text:p>
          </table:table-cell>
          <table:table-cell office:value-type="float" office:value="0.609273983" calcext:value-type="float">
            <text:p>0.609273983</text:p>
          </table:table-cell>
          <table:table-cell/>
          <table:table-cell office:value-type="float" office:value="0.004831936" calcext:value-type="float">
            <text:p>0.004831936</text:p>
          </table:table-cell>
          <table:table-cell office:value-type="float" office:value="0.005895372" calcext:value-type="float">
            <text:p>0.005895372</text:p>
          </table:table-cell>
          <table:table-cell office:value-type="float" office:value="0.004977729" calcext:value-type="float">
            <text:p>0.004977729</text:p>
          </table:table-cell>
          <table:table-cell/>
          <table:table-cell office:value-type="float" office:value="-0.005063897" calcext:value-type="float">
            <text:p>-0.005063897</text:p>
          </table:table-cell>
          <table:table-cell office:value-type="float" office:value="-0.004000461" calcext:value-type="float">
            <text:p>-0.004000461</text:p>
          </table:table-cell>
          <table:table-cell office:value-type="float" office:value="-0.004918105" calcext:value-type="float">
            <text:p>-0.004918105</text:p>
          </table:table-cell>
          <table:table-cell/>
          <table:table-cell office:value-type="float" office:value="26.703392786" calcext:value-type="float">
            <text:p>26.703392786</text:p>
          </table:table-cell>
          <table:table-cell office:value-type="float" office:value="26.729599093" calcext:value-type="float">
            <text:p>26.729599093</text:p>
          </table:table-cell>
          <table:table-cell office:value-type="float" office:value="26.706985598" calcext:value-type="float">
            <text:p>26.706985598</text:p>
          </table:table-cell>
          <table:table-cell/>
          <table:table-cell office:value-type="float" office:value="-0.128371889" calcext:value-type="float">
            <text:p>-0.128371889</text:p>
          </table:table-cell>
          <table:table-cell office:value-type="float" office:value="-0.101411691" calcext:value-type="float">
            <text:p>-0.101411691</text:p>
          </table:table-cell>
          <table:table-cell office:value-type="float" office:value="-0.124675705" calcext:value-type="float">
            <text:p>-0.12467570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2 11:57:12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720329967" calcext:value-type="float">
            <text:p>0.720329967</text:p>
          </table:table-cell>
          <table:table-cell office:value-type="float" office:value="0.634826497" calcext:value-type="float">
            <text:p>0.634826497</text:p>
          </table:table-cell>
          <table:table-cell office:value-type="float" office:value="0.563756891" calcext:value-type="float">
            <text:p>0.563756891</text:p>
          </table:table-cell>
          <table:table-cell/>
          <table:table-cell office:value-type="float" office:value="0.005885049" calcext:value-type="float">
            <text:p>0.005885049</text:p>
          </table:table-cell>
          <table:table-cell office:value-type="float" office:value="0.005186491" calcext:value-type="float">
            <text:p>0.005186491</text:p>
          </table:table-cell>
          <table:table-cell office:value-type="float" office:value="0.004605857" calcext:value-type="float">
            <text:p>0.004605857</text:p>
          </table:table-cell>
          <table:table-cell/>
          <table:table-cell office:value-type="float" office:value="-0.004010785" calcext:value-type="float">
            <text:p>-0.004010785</text:p>
          </table:table-cell>
          <table:table-cell office:value-type="float" office:value="-0.004709342" calcext:value-type="float">
            <text:p>-0.004709342</text:p>
          </table:table-cell>
          <table:table-cell office:value-type="float" office:value="-0.005289976" calcext:value-type="float">
            <text:p>-0.005289976</text:p>
          </table:table-cell>
          <table:table-cell/>
          <table:table-cell office:value-type="float" office:value="26.744508334" calcext:value-type="float">
            <text:p>26.744508334</text:p>
          </table:table-cell>
          <table:table-cell office:value-type="float" office:value="26.727294041" calcext:value-type="float">
            <text:p>26.727294041</text:p>
          </table:table-cell>
          <table:table-cell office:value-type="float" office:value="26.712985501" calcext:value-type="float">
            <text:p>26.712985501</text:p>
          </table:table-cell>
          <table:table-cell/>
          <table:table-cell office:value-type="float" office:value="-0.101673412" calcext:value-type="float">
            <text:p>-0.101673412</text:p>
          </table:table-cell>
          <table:table-cell office:value-type="float" office:value="-0.119383125" calcext:value-type="float">
            <text:p>-0.119383125</text:p>
          </table:table-cell>
          <table:table-cell office:value-type="float" office:value="-0.134103544" calcext:value-type="float">
            <text:p>-0.13410354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2 11:57:13</text:p>
          </table:table-cell>
          <table:table-cell office:value-type="float" office:value="26.82818" calcext:value-type="float">
            <text:p>26.82818</text:p>
          </table:table-cell>
          <table:table-cell office:value-type="float" office:value="0.593541335" calcext:value-type="float">
            <text:p>0.593541335</text:p>
          </table:table-cell>
          <table:table-cell office:value-type="float" office:value="0.732351033" calcext:value-type="float">
            <text:p>0.732351033</text:p>
          </table:table-cell>
          <table:table-cell office:value-type="float" office:value="0.627939776" calcext:value-type="float">
            <text:p>0.627939776</text:p>
          </table:table-cell>
          <table:table-cell/>
          <table:table-cell office:value-type="float" office:value="0.004849194" calcext:value-type="float">
            <text:p>0.004849194</text:p>
          </table:table-cell>
          <table:table-cell office:value-type="float" office:value="0.00598326" calcext:value-type="float">
            <text:p>0.00598326</text:p>
          </table:table-cell>
          <table:table-cell office:value-type="float" office:value="0.005130227" calcext:value-type="float">
            <text:p>0.005130227</text:p>
          </table:table-cell>
          <table:table-cell/>
          <table:table-cell office:value-type="float" office:value="-0.005046639" calcext:value-type="float">
            <text:p>-0.005046639</text:p>
          </table:table-cell>
          <table:table-cell office:value-type="float" office:value="-0.003912573" calcext:value-type="float">
            <text:p>-0.003912573</text:p>
          </table:table-cell>
          <table:table-cell office:value-type="float" office:value="-0.004765606" calcext:value-type="float">
            <text:p>-0.004765606</text:p>
          </table:table-cell>
          <table:table-cell/>
          <table:table-cell office:value-type="float" office:value="26.703818082" calcext:value-type="float">
            <text:p>26.703818082</text:p>
          </table:table-cell>
          <table:table-cell office:value-type="float" office:value="26.731764885" calcext:value-type="float">
            <text:p>26.731764885</text:p>
          </table:table-cell>
          <table:table-cell office:value-type="float" office:value="26.710743645" calcext:value-type="float">
            <text:p>26.710743645</text:p>
          </table:table-cell>
          <table:table-cell/>
          <table:table-cell office:value-type="float" office:value="-0.127934356" calcext:value-type="float">
            <text:p>-0.127934356</text:p>
          </table:table-cell>
          <table:table-cell office:value-type="float" office:value="-0.099183606" calcext:value-type="float">
            <text:p>-0.099183606</text:p>
          </table:table-cell>
          <table:table-cell office:value-type="float" office:value="-0.120809538" calcext:value-type="float">
            <text:p>-0.12080953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2 11:57:14</text:p>
          </table:table-cell>
          <table:table-cell office:value-type="float" office:value="26.82818" calcext:value-type="float">
            <text:p>26.82818</text:p>
          </table:table-cell>
          <table:table-cell office:value-type="float" office:value="0.68762251" calcext:value-type="float">
            <text:p>0.68762251</text:p>
          </table:table-cell>
          <table:table-cell office:value-type="float" office:value="0.613727047" calcext:value-type="float">
            <text:p>0.613727047</text:p>
          </table:table-cell>
          <table:table-cell office:value-type="float" office:value="0.605900956" calcext:value-type="float">
            <text:p>0.605900956</text:p>
          </table:table-cell>
          <table:table-cell/>
          <table:table-cell office:value-type="float" office:value="0.005617831" calcext:value-type="float">
            <text:p>0.005617831</text:p>
          </table:table-cell>
          <table:table-cell office:value-type="float" office:value="0.00501411" calcext:value-type="float">
            <text:p>0.00501411</text:p>
          </table:table-cell>
          <table:table-cell office:value-type="float" office:value="0.004950171" calcext:value-type="float">
            <text:p>0.004950171</text:p>
          </table:table-cell>
          <table:table-cell/>
          <table:table-cell office:value-type="float" office:value="-0.004278002" calcext:value-type="float">
            <text:p>-0.004278002</text:p>
          </table:table-cell>
          <table:table-cell office:value-type="float" office:value="-0.004881723" calcext:value-type="float">
            <text:p>-0.004881723</text:p>
          </table:table-cell>
          <table:table-cell office:value-type="float" office:value="-0.004945662" calcext:value-type="float">
            <text:p>-0.004945662</text:p>
          </table:table-cell>
          <table:table-cell/>
          <table:table-cell office:value-type="float" office:value="26.722759686" calcext:value-type="float">
            <text:p>26.722759686</text:p>
          </table:table-cell>
          <table:table-cell office:value-type="float" office:value="26.707882149" calcext:value-type="float">
            <text:p>26.707882149</text:p>
          </table:table-cell>
          <table:table-cell office:value-type="float" office:value="26.706306494" calcext:value-type="float">
            <text:p>26.706306494</text:p>
          </table:table-cell>
          <table:table-cell/>
          <table:table-cell office:value-type="float" office:value="-0.108447826" calcext:value-type="float">
            <text:p>-0.108447826</text:p>
          </table:table-cell>
          <table:table-cell office:value-type="float" office:value="-0.123753359" calcext:value-type="float">
            <text:p>-0.123753359</text:p>
          </table:table-cell>
          <table:table-cell office:value-type="float" office:value="-0.125374348" calcext:value-type="float">
            <text:p>-0.12537434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2 11:57:16</text:p>
          </table:table-cell>
          <table:table-cell office:value-type="float" office:value="26.82818" calcext:value-type="float">
            <text:p>26.82818</text:p>
          </table:table-cell>
          <table:table-cell office:value-type="float" office:value="0.672408423" calcext:value-type="float">
            <text:p>0.672408423</text:p>
          </table:table-cell>
          <table:table-cell office:value-type="float" office:value="0.766037794" calcext:value-type="float">
            <text:p>0.766037794</text:p>
          </table:table-cell>
          <table:table-cell office:value-type="float" office:value="0.532191459" calcext:value-type="float">
            <text:p>0.532191459</text:p>
          </table:table-cell>
          <table:table-cell/>
          <table:table-cell office:value-type="float" office:value="0.005493533" calcext:value-type="float">
            <text:p>0.005493533</text:p>
          </table:table-cell>
          <table:table-cell office:value-type="float" office:value="0.006258479" calcext:value-type="float">
            <text:p>0.006258479</text:p>
          </table:table-cell>
          <table:table-cell office:value-type="float" office:value="0.004347969" calcext:value-type="float">
            <text:p>0.004347969</text:p>
          </table:table-cell>
          <table:table-cell/>
          <table:table-cell office:value-type="float" office:value="-0.0044023" calcext:value-type="float">
            <text:p>-0.0044023</text:p>
          </table:table-cell>
          <table:table-cell office:value-type="float" office:value="-0.003637355" calcext:value-type="float">
            <text:p>-0.003637355</text:p>
          </table:table-cell>
          <table:table-cell office:value-type="float" office:value="-0.005547864" calcext:value-type="float">
            <text:p>-0.005547864</text:p>
          </table:table-cell>
          <table:table-cell/>
          <table:table-cell office:value-type="float" office:value="26.719696616" calcext:value-type="float">
            <text:p>26.719696616</text:p>
          </table:table-cell>
          <table:table-cell office:value-type="float" office:value="26.738546997" calcext:value-type="float">
            <text:p>26.738546997</text:p>
          </table:table-cell>
          <table:table-cell office:value-type="float" office:value="26.691466185" calcext:value-type="float">
            <text:p>26.691466185</text:p>
          </table:table-cell>
          <table:table-cell/>
          <table:table-cell office:value-type="float" office:value="-0.111599007" calcext:value-type="float">
            <text:p>-0.111599007</text:p>
          </table:table-cell>
          <table:table-cell office:value-type="float" office:value="-0.092206436" calcext:value-type="float">
            <text:p>-0.092206436</text:p>
          </table:table-cell>
          <table:table-cell office:value-type="float" office:value="-0.140641674" calcext:value-type="float">
            <text:p>-0.14064167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2 11:57:17</text:p>
          </table:table-cell>
          <table:table-cell office:value-type="float" office:value="26.83323" calcext:value-type="float">
            <text:p>26.83323</text:p>
          </table:table-cell>
          <table:table-cell office:value-type="float" office:value="0.638157205" calcext:value-type="float">
            <text:p>0.638157205</text:p>
          </table:table-cell>
          <table:table-cell office:value-type="float" office:value="0.748132556" calcext:value-type="float">
            <text:p>0.748132556</text:p>
          </table:table-cell>
          <table:table-cell office:value-type="float" office:value="0.566241809" calcext:value-type="float">
            <text:p>0.566241809</text:p>
          </table:table-cell>
          <table:table-cell/>
          <table:table-cell office:value-type="float" office:value="0.005213703" calcext:value-type="float">
            <text:p>0.005213703</text:p>
          </table:table-cell>
          <table:table-cell office:value-type="float" office:value="0.006112194" calcext:value-type="float">
            <text:p>0.006112194</text:p>
          </table:table-cell>
          <table:table-cell office:value-type="float" office:value="0.004626159" calcext:value-type="float">
            <text:p>0.004626159</text:p>
          </table:table-cell>
          <table:table-cell/>
          <table:table-cell office:value-type="float" office:value="-0.004682131" calcext:value-type="float">
            <text:p>-0.004682131</text:p>
          </table:table-cell>
          <table:table-cell office:value-type="float" office:value="-0.003783639" calcext:value-type="float">
            <text:p>-0.003783639</text:p>
          </table:table-cell>
          <table:table-cell office:value-type="float" office:value="-0.005269675" calcext:value-type="float">
            <text:p>-0.005269675</text:p>
          </table:table-cell>
          <table:table-cell/>
          <table:table-cell office:value-type="float" office:value="26.71785537" calcext:value-type="float">
            <text:p>26.71785537</text:p>
          </table:table-cell>
          <table:table-cell office:value-type="float" office:value="26.739996687" calcext:value-type="float">
            <text:p>26.739996687</text:p>
          </table:table-cell>
          <table:table-cell office:value-type="float" office:value="26.703376424" calcext:value-type="float">
            <text:p>26.703376424</text:p>
          </table:table-cell>
          <table:table-cell/>
          <table:table-cell office:value-type="float" office:value="-0.118693253" calcext:value-type="float">
            <text:p>-0.118693253</text:p>
          </table:table-cell>
          <table:table-cell office:value-type="float" office:value="-0.095914945" calcext:value-type="float">
            <text:p>-0.095914945</text:p>
          </table:table-cell>
          <table:table-cell office:value-type="float" office:value="-0.133588847" calcext:value-type="float">
            <text:p>-0.13358884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2 11:57:18</text:p>
          </table:table-cell>
          <table:table-cell office:value-type="float" office:value="26.83323" calcext:value-type="float">
            <text:p>26.83323</text:p>
          </table:table-cell>
          <table:table-cell office:value-type="float" office:value="0.740483491" calcext:value-type="float">
            <text:p>0.740483491</text:p>
          </table:table-cell>
          <table:table-cell office:value-type="float" office:value="0.611780359" calcext:value-type="float">
            <text:p>0.611780359</text:p>
          </table:table-cell>
          <table:table-cell office:value-type="float" office:value="0.569229194" calcext:value-type="float">
            <text:p>0.569229194</text:p>
          </table:table-cell>
          <table:table-cell/>
          <table:table-cell office:value-type="float" office:value="0.006049702" calcext:value-type="float">
            <text:p>0.006049702</text:p>
          </table:table-cell>
          <table:table-cell office:value-type="float" office:value="0.004998206" calcext:value-type="float">
            <text:p>0.004998206</text:p>
          </table:table-cell>
          <table:table-cell office:value-type="float" office:value="0.004650565" calcext:value-type="float">
            <text:p>0.004650565</text:p>
          </table:table-cell>
          <table:table-cell/>
          <table:table-cell office:value-type="float" office:value="-0.003846132" calcext:value-type="float">
            <text:p>-0.003846132</text:p>
          </table:table-cell>
          <table:table-cell office:value-type="float" office:value="-0.004897628" calcext:value-type="float">
            <text:p>-0.004897628</text:p>
          </table:table-cell>
          <table:table-cell office:value-type="float" office:value="-0.005245268" calcext:value-type="float">
            <text:p>-0.005245268</text:p>
          </table:table-cell>
          <table:table-cell/>
          <table:table-cell office:value-type="float" office:value="26.738456716" calcext:value-type="float">
            <text:p>26.738456716</text:p>
          </table:table-cell>
          <table:table-cell office:value-type="float" office:value="26.71254486" calcext:value-type="float">
            <text:p>26.71254486</text:p>
          </table:table-cell>
          <table:table-cell office:value-type="float" office:value="26.703977887" calcext:value-type="float">
            <text:p>26.703977887</text:p>
          </table:table-cell>
          <table:table-cell/>
          <table:table-cell office:value-type="float" office:value="-0.097499214" calcext:value-type="float">
            <text:p>-0.097499214</text:p>
          </table:table-cell>
          <table:table-cell office:value-type="float" office:value="-0.124156569" calcext:value-type="float">
            <text:p>-0.124156569</text:p>
          </table:table-cell>
          <table:table-cell office:value-type="float" office:value="-0.132970075" calcext:value-type="float">
            <text:p>-0.1329700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2 11:57:19</text:p>
          </table:table-cell>
          <table:table-cell office:value-type="float" office:value="26.83323" calcext:value-type="float">
            <text:p>26.83323</text:p>
          </table:table-cell>
          <table:table-cell office:value-type="float" office:value="0.616114809" calcext:value-type="float">
            <text:p>0.616114809</text:p>
          </table:table-cell>
          <table:table-cell office:value-type="float" office:value="0.742106526" calcext:value-type="float">
            <text:p>0.742106526</text:p>
          </table:table-cell>
          <table:table-cell office:value-type="float" office:value="0.547365015" calcext:value-type="float">
            <text:p>0.547365015</text:p>
          </table:table-cell>
          <table:table-cell/>
          <table:table-cell office:value-type="float" office:value="0.005033618" calcext:value-type="float">
            <text:p>0.005033618</text:p>
          </table:table-cell>
          <table:table-cell office:value-type="float" office:value="0.006062962" calcext:value-type="float">
            <text:p>0.006062962</text:p>
          </table:table-cell>
          <table:table-cell office:value-type="float" office:value="0.004471936" calcext:value-type="float">
            <text:p>0.004471936</text:p>
          </table:table-cell>
          <table:table-cell/>
          <table:table-cell office:value-type="float" office:value="-0.004862216" calcext:value-type="float">
            <text:p>-0.004862216</text:p>
          </table:table-cell>
          <table:table-cell office:value-type="float" office:value="-0.003832872" calcext:value-type="float">
            <text:p>-0.003832872</text:p>
          </table:table-cell>
          <table:table-cell office:value-type="float" office:value="-0.005423897" calcext:value-type="float">
            <text:p>-0.005423897</text:p>
          </table:table-cell>
          <table:table-cell/>
          <table:table-cell office:value-type="float" office:value="26.713417527" calcext:value-type="float">
            <text:p>26.713417527</text:p>
          </table:table-cell>
          <table:table-cell office:value-type="float" office:value="26.738783479" calcext:value-type="float">
            <text:p>26.738783479</text:p>
          </table:table-cell>
          <table:table-cell office:value-type="float" office:value="26.699575872" calcext:value-type="float">
            <text:p>26.699575872</text:p>
          </table:table-cell>
          <table:table-cell/>
          <table:table-cell office:value-type="float" office:value="-0.123258792" calcext:value-type="float">
            <text:p>-0.123258792</text:p>
          </table:table-cell>
          <table:table-cell office:value-type="float" office:value="-0.097163052" calcext:value-type="float">
            <text:p>-0.097163052</text:p>
          </table:table-cell>
          <table:table-cell office:value-type="float" office:value="-0.137498778" calcext:value-type="float">
            <text:p>-0.13749877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2 11:57:21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587925385" calcext:value-type="float">
            <text:p>0.587925385</text:p>
          </table:table-cell>
          <table:table-cell office:value-type="float" office:value="0.707136477" calcext:value-type="float">
            <text:p>0.707136477</text:p>
          </table:table-cell>
          <table:table-cell office:value-type="float" office:value="0.676443657" calcext:value-type="float">
            <text:p>0.676443657</text:p>
          </table:table-cell>
          <table:table-cell/>
          <table:table-cell office:value-type="float" office:value="0.004803312" calcext:value-type="float">
            <text:p>0.004803312</text:p>
          </table:table-cell>
          <table:table-cell office:value-type="float" office:value="0.005777259" calcext:value-type="float">
            <text:p>0.005777259</text:p>
          </table:table-cell>
          <table:table-cell office:value-type="float" office:value="0.0055265" calcext:value-type="float">
            <text:p>0.0055265</text:p>
          </table:table-cell>
          <table:table-cell/>
          <table:table-cell office:value-type="float" office:value="-0.005092521" calcext:value-type="float">
            <text:p>-0.005092521</text:p>
          </table:table-cell>
          <table:table-cell office:value-type="float" office:value="-0.004118575" calcext:value-type="float">
            <text:p>-0.004118575</text:p>
          </table:table-cell>
          <table:table-cell office:value-type="float" office:value="-0.004369333" calcext:value-type="float">
            <text:p>-0.004369333</text:p>
          </table:table-cell>
          <table:table-cell/>
          <table:table-cell office:value-type="float" office:value="26.717851397" calcext:value-type="float">
            <text:p>26.717851397</text:p>
          </table:table-cell>
          <table:table-cell office:value-type="float" office:value="26.741852124" calcext:value-type="float">
            <text:p>26.741852124</text:p>
          </table:table-cell>
          <table:table-cell office:value-type="float" office:value="26.735672798" calcext:value-type="float">
            <text:p>26.735672798</text:p>
          </table:table-cell>
          <table:table-cell/>
          <table:table-cell office:value-type="float" office:value="-0.129097573" calcext:value-type="float">
            <text:p>-0.129097573</text:p>
          </table:table-cell>
          <table:table-cell office:value-type="float" office:value="-0.104406059" calcext:value-type="float">
            <text:p>-0.104406059</text:p>
          </table:table-cell>
          <table:table-cell office:value-type="float" office:value="-0.110763218" calcext:value-type="float">
            <text:p>-0.1107632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2 11:57:22</text:p>
          </table:table-cell>
          <table:table-cell office:value-type="float" office:value="26.83323" calcext:value-type="float">
            <text:p>26.83323</text:p>
          </table:table-cell>
          <table:table-cell office:value-type="float" office:value="0.594343018" calcext:value-type="float">
            <text:p>0.594343018</text:p>
          </table:table-cell>
          <table:table-cell office:value-type="float" office:value="0.693782651" calcext:value-type="float">
            <text:p>0.693782651</text:p>
          </table:table-cell>
          <table:table-cell office:value-type="float" office:value="0.658917506" calcext:value-type="float">
            <text:p>0.658917506</text:p>
          </table:table-cell>
          <table:table-cell/>
          <table:table-cell office:value-type="float" office:value="0.004855744" calcext:value-type="float">
            <text:p>0.004855744</text:p>
          </table:table-cell>
          <table:table-cell office:value-type="float" office:value="0.005668159" calcext:value-type="float">
            <text:p>0.005668159</text:p>
          </table:table-cell>
          <table:table-cell office:value-type="float" office:value="0.005383313" calcext:value-type="float">
            <text:p>0.005383313</text:p>
          </table:table-cell>
          <table:table-cell/>
          <table:table-cell office:value-type="float" office:value="-0.00504009" calcext:value-type="float">
            <text:p>-0.00504009</text:p>
          </table:table-cell>
          <table:table-cell office:value-type="float" office:value="-0.004227674" calcext:value-type="float">
            <text:p>-0.004227674</text:p>
          </table:table-cell>
          <table:table-cell office:value-type="float" office:value="-0.00451252" calcext:value-type="float">
            <text:p>-0.00451252</text:p>
          </table:table-cell>
          <table:table-cell/>
          <table:table-cell office:value-type="float" office:value="26.709034148" calcext:value-type="float">
            <text:p>26.709034148</text:p>
          </table:table-cell>
          <table:table-cell office:value-type="float" office:value="26.729054484" calcext:value-type="float">
            <text:p>26.729054484</text:p>
          </table:table-cell>
          <table:table-cell office:value-type="float" office:value="26.72203507" calcext:value-type="float">
            <text:p>26.72203507</text:p>
          </table:table-cell>
          <table:table-cell/>
          <table:table-cell office:value-type="float" office:value="-0.127768306" calcext:value-type="float">
            <text:p>-0.127768306</text:p>
          </table:table-cell>
          <table:table-cell office:value-type="float" office:value="-0.107171925" calcext:value-type="float">
            <text:p>-0.107171925</text:p>
          </table:table-cell>
          <table:table-cell office:value-type="float" office:value="-0.114393291" calcext:value-type="float">
            <text:p>-0.11439329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2 11:57:23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721190062" calcext:value-type="float">
            <text:p>0.721190062</text:p>
          </table:table-cell>
          <table:table-cell office:value-type="float" office:value="0.646414238" calcext:value-type="float">
            <text:p>0.646414238</text:p>
          </table:table-cell>
          <table:table-cell office:value-type="float" office:value="0.529684488" calcext:value-type="float">
            <text:p>0.529684488</text:p>
          </table:table-cell>
          <table:table-cell/>
          <table:table-cell office:value-type="float" office:value="0.005892076" calcext:value-type="float">
            <text:p>0.005892076</text:p>
          </table:table-cell>
          <table:table-cell office:value-type="float" office:value="0.005281162" calcext:value-type="float">
            <text:p>0.005281162</text:p>
          </table:table-cell>
          <table:table-cell office:value-type="float" office:value="0.004327488" calcext:value-type="float">
            <text:p>0.004327488</text:p>
          </table:table-cell>
          <table:table-cell/>
          <table:table-cell office:value-type="float" office:value="-0.004003758" calcext:value-type="float">
            <text:p>-0.004003758</text:p>
          </table:table-cell>
          <table:table-cell office:value-type="float" office:value="-0.004614671" calcext:value-type="float">
            <text:p>-0.004614671</text:p>
          </table:table-cell>
          <table:table-cell office:value-type="float" office:value="-0.005568346" calcext:value-type="float">
            <text:p>-0.005568346</text:p>
          </table:table-cell>
          <table:table-cell/>
          <table:table-cell office:value-type="float" office:value="26.744681495" calcext:value-type="float">
            <text:p>26.744681495</text:p>
          </table:table-cell>
          <table:table-cell office:value-type="float" office:value="26.729627" calcext:value-type="float">
            <text:p>26.729627</text:p>
          </table:table-cell>
          <table:table-cell office:value-type="float" office:value="26.706125594" calcext:value-type="float">
            <text:p>26.706125594</text:p>
          </table:table-cell>
          <table:table-cell/>
          <table:table-cell office:value-type="float" office:value="-0.101495269" calcext:value-type="float">
            <text:p>-0.101495269</text:p>
          </table:table-cell>
          <table:table-cell office:value-type="float" office:value="-0.116983019" calcext:value-type="float">
            <text:p>-0.116983019</text:p>
          </table:table-cell>
          <table:table-cell office:value-type="float" office:value="-0.141160944" calcext:value-type="float">
            <text:p>-0.14116094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2 11:57:25</text:p>
          </table:table-cell>
          <table:table-cell office:value-type="float" office:value="26.83829" calcext:value-type="float">
            <text:p>26.83829</text:p>
          </table:table-cell>
          <table:table-cell office:value-type="float" office:value="0.583763788" calcext:value-type="float">
            <text:p>0.583763788</text:p>
          </table:table-cell>
          <table:table-cell office:value-type="float" office:value="0.71035036" calcext:value-type="float">
            <text:p>0.71035036</text:p>
          </table:table-cell>
          <table:table-cell office:value-type="float" office:value="0.65526076" calcext:value-type="float">
            <text:p>0.65526076</text:p>
          </table:table-cell>
          <table:table-cell/>
          <table:table-cell office:value-type="float" office:value="0.004769312" calcext:value-type="float">
            <text:p>0.004769312</text:p>
          </table:table-cell>
          <table:table-cell office:value-type="float" office:value="0.005803516" calcext:value-type="float">
            <text:p>0.005803516</text:p>
          </table:table-cell>
          <table:table-cell office:value-type="float" office:value="0.005353438" calcext:value-type="float">
            <text:p>0.005353438</text:p>
          </table:table-cell>
          <table:table-cell/>
          <table:table-cell office:value-type="float" office:value="-0.005126521" calcext:value-type="float">
            <text:p>-0.005126521</text:p>
          </table:table-cell>
          <table:table-cell office:value-type="float" office:value="-0.004092317" calcext:value-type="float">
            <text:p>-0.004092317</text:p>
          </table:table-cell>
          <table:table-cell office:value-type="float" office:value="-0.004542396" calcext:value-type="float">
            <text:p>-0.004542396</text:p>
          </table:table-cell>
          <table:table-cell/>
          <table:table-cell office:value-type="float" office:value="26.711958865" calcext:value-type="float">
            <text:p>26.711958865</text:p>
          </table:table-cell>
          <table:table-cell office:value-type="float" office:value="26.73744461" calcext:value-type="float">
            <text:p>26.73744461</text:p>
          </table:table-cell>
          <table:table-cell office:value-type="float" office:value="26.72635346" calcext:value-type="float">
            <text:p>26.72635346</text:p>
          </table:table-cell>
          <table:table-cell/>
          <table:table-cell office:value-type="float" office:value="-0.129959554" calcext:value-type="float">
            <text:p>-0.129959554</text:p>
          </table:table-cell>
          <table:table-cell office:value-type="float" office:value="-0.103740396" calcext:value-type="float">
            <text:p>-0.103740396</text:p>
          </table:table-cell>
          <table:table-cell office:value-type="float" office:value="-0.11515069" calcext:value-type="float">
            <text:p>-0.1151506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2 11:57:26</text:p>
          </table:table-cell>
          <table:table-cell office:value-type="float" office:value="26.82818" calcext:value-type="float">
            <text:p>26.82818</text:p>
          </table:table-cell>
          <table:table-cell office:value-type="float" office:value="0.685234152" calcext:value-type="float">
            <text:p>0.685234152</text:p>
          </table:table-cell>
          <table:table-cell office:value-type="float" office:value="0.754625291" calcext:value-type="float">
            <text:p>0.754625291</text:p>
          </table:table-cell>
          <table:table-cell office:value-type="float" office:value="0.527369443" calcext:value-type="float">
            <text:p>0.527369443</text:p>
          </table:table-cell>
          <table:table-cell/>
          <table:table-cell office:value-type="float" office:value="0.005598318" calcext:value-type="float">
            <text:p>0.005598318</text:p>
          </table:table-cell>
          <table:table-cell office:value-type="float" office:value="0.006165239" calcext:value-type="float">
            <text:p>0.006165239</text:p>
          </table:table-cell>
          <table:table-cell office:value-type="float" office:value="0.004308574" calcext:value-type="float">
            <text:p>0.004308574</text:p>
          </table:table-cell>
          <table:table-cell/>
          <table:table-cell office:value-type="float" office:value="-0.004297515" calcext:value-type="float">
            <text:p>-0.004297515</text:p>
          </table:table-cell>
          <table:table-cell office:value-type="float" office:value="-0.003730594" calcext:value-type="float">
            <text:p>-0.003730594</text:p>
          </table:table-cell>
          <table:table-cell office:value-type="float" office:value="-0.005587259" calcext:value-type="float">
            <text:p>-0.005587259</text:p>
          </table:table-cell>
          <table:table-cell/>
          <table:table-cell office:value-type="float" office:value="26.722278836" calcext:value-type="float">
            <text:p>26.722278836</text:p>
          </table:table-cell>
          <table:table-cell office:value-type="float" office:value="26.736249337" calcext:value-type="float">
            <text:p>26.736249337</text:p>
          </table:table-cell>
          <table:table-cell office:value-type="float" office:value="26.690495337" calcext:value-type="float">
            <text:p>26.690495337</text:p>
          </table:table-cell>
          <table:table-cell/>
          <table:table-cell office:value-type="float" office:value="-0.108942508" calcext:value-type="float">
            <text:p>-0.108942508</text:p>
          </table:table-cell>
          <table:table-cell office:value-type="float" office:value="-0.094570177" calcext:value-type="float">
            <text:p>-0.094570177</text:p>
          </table:table-cell>
          <table:table-cell office:value-type="float" office:value="-0.14164046" calcext:value-type="float">
            <text:p>-0.1416404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2 11:57:27</text:p>
          </table:table-cell>
          <table:table-cell office:value-type="float" office:value="26.83829" calcext:value-type="float">
            <text:p>26.83829</text:p>
          </table:table-cell>
          <table:table-cell office:value-type="float" office:value="0.583471725" calcext:value-type="float">
            <text:p>0.583471725</text:p>
          </table:table-cell>
          <table:table-cell office:value-type="float" office:value="0.70320853" calcext:value-type="float">
            <text:p>0.70320853</text:p>
          </table:table-cell>
          <table:table-cell office:value-type="float" office:value="0.672612866" calcext:value-type="float">
            <text:p>0.672612866</text:p>
          </table:table-cell>
          <table:table-cell/>
          <table:table-cell office:value-type="float" office:value="0.004766926" calcext:value-type="float">
            <text:p>0.004766926</text:p>
          </table:table-cell>
          <table:table-cell office:value-type="float" office:value="0.005745168" calcext:value-type="float">
            <text:p>0.005745168</text:p>
          </table:table-cell>
          <table:table-cell office:value-type="float" office:value="0.005495203" calcext:value-type="float">
            <text:p>0.005495203</text:p>
          </table:table-cell>
          <table:table-cell/>
          <table:table-cell office:value-type="float" office:value="-0.005128907" calcext:value-type="float">
            <text:p>-0.005128907</text:p>
          </table:table-cell>
          <table:table-cell office:value-type="float" office:value="-0.004150666" calcext:value-type="float">
            <text:p>-0.004150666</text:p>
          </table:table-cell>
          <table:table-cell office:value-type="float" office:value="-0.00440063" calcext:value-type="float">
            <text:p>-0.00440063</text:p>
          </table:table-cell>
          <table:table-cell/>
          <table:table-cell office:value-type="float" office:value="26.711900063" calcext:value-type="float">
            <text:p>26.711900063</text:p>
          </table:table-cell>
          <table:table-cell office:value-type="float" office:value="26.736006756" calcext:value-type="float">
            <text:p>26.736006756</text:p>
          </table:table-cell>
          <table:table-cell office:value-type="float" office:value="26.729846959" calcext:value-type="float">
            <text:p>26.729846959</text:p>
          </table:table-cell>
          <table:table-cell/>
          <table:table-cell office:value-type="float" office:value="-0.130020048" calcext:value-type="float">
            <text:p>-0.130020048</text:p>
          </table:table-cell>
          <table:table-cell office:value-type="float" office:value="-0.105219621" calcext:value-type="float">
            <text:p>-0.105219621</text:p>
          </table:table-cell>
          <table:table-cell office:value-type="float" office:value="-0.111556662" calcext:value-type="float">
            <text:p>-0.11155666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2 11:57:28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681108318" calcext:value-type="float">
            <text:p>0.681108318</text:p>
          </table:table-cell>
          <table:table-cell office:value-type="float" office:value="0.765262337" calcext:value-type="float">
            <text:p>0.765262337</text:p>
          </table:table-cell>
          <table:table-cell office:value-type="float" office:value="0.530765716" calcext:value-type="float">
            <text:p>0.530765716</text:p>
          </table:table-cell>
          <table:table-cell/>
          <table:table-cell office:value-type="float" office:value="0.00556461" calcext:value-type="float">
            <text:p>0.00556461</text:p>
          </table:table-cell>
          <table:table-cell office:value-type="float" office:value="0.006252143" calcext:value-type="float">
            <text:p>0.006252143</text:p>
          </table:table-cell>
          <table:table-cell office:value-type="float" office:value="0.004336321" calcext:value-type="float">
            <text:p>0.004336321</text:p>
          </table:table-cell>
          <table:table-cell/>
          <table:table-cell office:value-type="float" office:value="-0.004331223" calcext:value-type="float">
            <text:p>-0.004331223</text:p>
          </table:table-cell>
          <table:table-cell office:value-type="float" office:value="-0.00364369" calcext:value-type="float">
            <text:p>-0.00364369</text:p>
          </table:table-cell>
          <table:table-cell office:value-type="float" office:value="-0.005559512" calcext:value-type="float">
            <text:p>-0.005559512</text:p>
          </table:table-cell>
          <table:table-cell/>
          <table:table-cell office:value-type="float" office:value="26.736611927" calcext:value-type="float">
            <text:p>26.736611927</text:p>
          </table:table-cell>
          <table:table-cell office:value-type="float" office:value="26.753554401" calcext:value-type="float">
            <text:p>26.753554401</text:p>
          </table:table-cell>
          <table:table-cell office:value-type="float" office:value="26.706343282" calcext:value-type="float">
            <text:p>26.706343282</text:p>
          </table:table-cell>
          <table:table-cell/>
          <table:table-cell office:value-type="float" office:value="-0.109797061" calcext:value-type="float">
            <text:p>-0.109797061</text:p>
          </table:table-cell>
          <table:table-cell office:value-type="float" office:value="-0.092367048" calcext:value-type="float">
            <text:p>-0.092367048</text:p>
          </table:table-cell>
          <table:table-cell office:value-type="float" office:value="-0.140936989" calcext:value-type="float">
            <text:p>-0.14093698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2 11:57:30</text:p>
          </table:table-cell>
          <table:table-cell office:value-type="float" office:value="26.83829" calcext:value-type="float">
            <text:p>26.83829</text:p>
          </table:table-cell>
          <table:table-cell office:value-type="float" office:value="0.619489028" calcext:value-type="float">
            <text:p>0.619489028</text:p>
          </table:table-cell>
          <table:table-cell office:value-type="float" office:value="0.751599759" calcext:value-type="float">
            <text:p>0.751599759</text:p>
          </table:table-cell>
          <table:table-cell office:value-type="float" office:value="0.565537878" calcext:value-type="float">
            <text:p>0.565537878</text:p>
          </table:table-cell>
          <table:table-cell/>
          <table:table-cell office:value-type="float" office:value="0.005061185" calcext:value-type="float">
            <text:p>0.005061185</text:p>
          </table:table-cell>
          <table:table-cell office:value-type="float" office:value="0.006140521" calcext:value-type="float">
            <text:p>0.006140521</text:p>
          </table:table-cell>
          <table:table-cell office:value-type="float" office:value="0.004620407" calcext:value-type="float">
            <text:p>0.004620407</text:p>
          </table:table-cell>
          <table:table-cell/>
          <table:table-cell office:value-type="float" office:value="-0.004834648" calcext:value-type="float">
            <text:p>-0.004834648</text:p>
          </table:table-cell>
          <table:table-cell office:value-type="float" office:value="-0.003755312" calcext:value-type="float">
            <text:p>-0.003755312</text:p>
          </table:table-cell>
          <table:table-cell office:value-type="float" office:value="-0.005275426" calcext:value-type="float">
            <text:p>-0.005275426</text:p>
          </table:table-cell>
          <table:table-cell/>
          <table:table-cell office:value-type="float" office:value="26.719151505" calcext:value-type="float">
            <text:p>26.719151505</text:p>
          </table:table-cell>
          <table:table-cell office:value-type="float" office:value="26.745749252" calcext:value-type="float">
            <text:p>26.745749252</text:p>
          </table:table-cell>
          <table:table-cell office:value-type="float" office:value="26.708289385" calcext:value-type="float">
            <text:p>26.708289385</text:p>
          </table:table-cell>
          <table:table-cell/>
          <table:table-cell office:value-type="float" office:value="-0.122559904" calcext:value-type="float">
            <text:p>-0.122559904</text:p>
          </table:table-cell>
          <table:table-cell office:value-type="float" office:value="-0.095196821" calcext:value-type="float">
            <text:p>-0.095196821</text:p>
          </table:table-cell>
          <table:table-cell office:value-type="float" office:value="-0.133734651" calcext:value-type="float">
            <text:p>-0.13373465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2 11:57:31</text:p>
          </table:table-cell>
          <table:table-cell office:value-type="float" office:value="26.83323" calcext:value-type="float">
            <text:p>26.83323</text:p>
          </table:table-cell>
          <table:table-cell office:value-type="float" office:value="0.584539841" calcext:value-type="float">
            <text:p>0.584539841</text:p>
          </table:table-cell>
          <table:table-cell office:value-type="float" office:value="0.722565141" calcext:value-type="float">
            <text:p>0.722565141</text:p>
          </table:table-cell>
          <table:table-cell office:value-type="float" office:value="0.619116499" calcext:value-type="float">
            <text:p>0.619116499</text:p>
          </table:table-cell>
          <table:table-cell/>
          <table:table-cell office:value-type="float" office:value="0.004775652" calcext:value-type="float">
            <text:p>0.004775652</text:p>
          </table:table-cell>
          <table:table-cell office:value-type="float" office:value="0.00590331" calcext:value-type="float">
            <text:p>0.00590331</text:p>
          </table:table-cell>
          <table:table-cell office:value-type="float" office:value="0.005058141" calcext:value-type="float">
            <text:p>0.005058141</text:p>
          </table:table-cell>
          <table:table-cell/>
          <table:table-cell office:value-type="float" office:value="-0.005120181" calcext:value-type="float">
            <text:p>-0.005120181</text:p>
          </table:table-cell>
          <table:table-cell office:value-type="float" office:value="-0.003992523" calcext:value-type="float">
            <text:p>-0.003992523</text:p>
          </table:table-cell>
          <table:table-cell office:value-type="float" office:value="-0.004837692" calcext:value-type="float">
            <text:p>-0.004837692</text:p>
          </table:table-cell>
          <table:table-cell/>
          <table:table-cell office:value-type="float" office:value="26.70706044" calcext:value-type="float">
            <text:p>26.70706044</text:p>
          </table:table-cell>
          <table:table-cell office:value-type="float" office:value="26.734849242" calcext:value-type="float">
            <text:p>26.734849242</text:p>
          </table:table-cell>
          <table:table-cell office:value-type="float" office:value="26.714021864" calcext:value-type="float">
            <text:p>26.714021864</text:p>
          </table:table-cell>
          <table:table-cell/>
          <table:table-cell office:value-type="float" office:value="-0.129798812" calcext:value-type="float">
            <text:p>-0.129798812</text:p>
          </table:table-cell>
          <table:table-cell office:value-type="float" office:value="-0.101210462" calcext:value-type="float">
            <text:p>-0.101210462</text:p>
          </table:table-cell>
          <table:table-cell office:value-type="float" office:value="-0.122637064" calcext:value-type="float">
            <text:p>-0.12263706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2 11:57:32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616906359" calcext:value-type="float">
            <text:p>0.616906359</text:p>
          </table:table-cell>
          <table:table-cell office:value-type="float" office:value="0.749146432" calcext:value-type="float">
            <text:p>0.749146432</text:p>
          </table:table-cell>
          <table:table-cell office:value-type="float" office:value="0.576766798" calcext:value-type="float">
            <text:p>0.576766798</text:p>
          </table:table-cell>
          <table:table-cell/>
          <table:table-cell office:value-type="float" office:value="0.005040085" calcext:value-type="float">
            <text:p>0.005040085</text:p>
          </table:table-cell>
          <table:table-cell office:value-type="float" office:value="0.006120477" calcext:value-type="float">
            <text:p>0.006120477</text:p>
          </table:table-cell>
          <table:table-cell office:value-type="float" office:value="0.004712147" calcext:value-type="float">
            <text:p>0.004712147</text:p>
          </table:table-cell>
          <table:table-cell/>
          <table:table-cell office:value-type="float" office:value="-0.004855749" calcext:value-type="float">
            <text:p>-0.004855749</text:p>
          </table:table-cell>
          <table:table-cell office:value-type="float" office:value="-0.003775356" calcext:value-type="float">
            <text:p>-0.003775356</text:p>
          </table:table-cell>
          <table:table-cell office:value-type="float" office:value="-0.005183686" calcext:value-type="float">
            <text:p>-0.005183686</text:p>
          </table:table-cell>
          <table:table-cell/>
          <table:table-cell office:value-type="float" office:value="26.723686172" calcext:value-type="float">
            <text:p>26.723686172</text:p>
          </table:table-cell>
          <table:table-cell office:value-type="float" office:value="26.750309854" calcext:value-type="float">
            <text:p>26.750309854</text:p>
          </table:table-cell>
          <table:table-cell office:value-type="float" office:value="26.715604816" calcext:value-type="float">
            <text:p>26.715604816</text:p>
          </table:table-cell>
          <table:table-cell/>
          <table:table-cell office:value-type="float" office:value="-0.123094841" calcext:value-type="float">
            <text:p>-0.123094841</text:p>
          </table:table-cell>
          <table:table-cell office:value-type="float" office:value="-0.095704952" calcext:value-type="float">
            <text:p>-0.095704952</text:p>
          </table:table-cell>
          <table:table-cell office:value-type="float" office:value="-0.131408825" calcext:value-type="float">
            <text:p>-0.1314088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2 11:57:33</text:p>
          </table:table-cell>
          <table:table-cell office:value-type="float" office:value="26.83829" calcext:value-type="float">
            <text:p>26.83829</text:p>
          </table:table-cell>
          <table:table-cell office:value-type="float" office:value="0.589567493" calcext:value-type="float">
            <text:p>0.589567493</text:p>
          </table:table-cell>
          <table:table-cell office:value-type="float" office:value="0.711350526" calcext:value-type="float">
            <text:p>0.711350526</text:p>
          </table:table-cell>
          <table:table-cell office:value-type="float" office:value="0.647508579" calcext:value-type="float">
            <text:p>0.647508579</text:p>
          </table:table-cell>
          <table:table-cell/>
          <table:table-cell office:value-type="float" office:value="0.004816728" calcext:value-type="float">
            <text:p>0.004816728</text:p>
          </table:table-cell>
          <table:table-cell office:value-type="float" office:value="0.005811687" calcext:value-type="float">
            <text:p>0.005811687</text:p>
          </table:table-cell>
          <table:table-cell office:value-type="float" office:value="0.005290103" calcext:value-type="float">
            <text:p>0.005290103</text:p>
          </table:table-cell>
          <table:table-cell/>
          <table:table-cell office:value-type="float" office:value="-0.005079105" calcext:value-type="float">
            <text:p>-0.005079105</text:p>
          </table:table-cell>
          <table:table-cell office:value-type="float" office:value="-0.004084146" calcext:value-type="float">
            <text:p>-0.004084146</text:p>
          </table:table-cell>
          <table:table-cell office:value-type="float" office:value="-0.004605731" calcext:value-type="float">
            <text:p>-0.004605731</text:p>
          </table:table-cell>
          <table:table-cell/>
          <table:table-cell office:value-type="float" office:value="26.71312734" calcext:value-type="float">
            <text:p>26.71312734</text:p>
          </table:table-cell>
          <table:table-cell office:value-type="float" office:value="26.737645972" calcext:value-type="float">
            <text:p>26.737645972</text:p>
          </table:table-cell>
          <table:table-cell office:value-type="float" office:value="26.72479271" calcext:value-type="float">
            <text:p>26.72479271</text:p>
          </table:table-cell>
          <table:table-cell/>
          <table:table-cell office:value-type="float" office:value="-0.128757447" calcext:value-type="float">
            <text:p>-0.128757447</text:p>
          </table:table-cell>
          <table:table-cell office:value-type="float" office:value="-0.103533241" calcext:value-type="float">
            <text:p>-0.103533241</text:p>
          </table:table-cell>
          <table:table-cell office:value-type="float" office:value="-0.116756354" calcext:value-type="float">
            <text:p>-0.11675635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2 11:57:35</text:p>
          </table:table-cell>
          <table:table-cell office:value-type="float" office:value="26.83829" calcext:value-type="float">
            <text:p>26.83829</text:p>
          </table:table-cell>
          <table:table-cell office:value-type="float" office:value="0.71217307" calcext:value-type="float">
            <text:p>0.71217307</text:p>
          </table:table-cell>
          <table:table-cell office:value-type="float" office:value="0.629251674" calcext:value-type="float">
            <text:p>0.629251674</text:p>
          </table:table-cell>
          <table:table-cell office:value-type="float" office:value="0.541070764" calcext:value-type="float">
            <text:p>0.541070764</text:p>
          </table:table-cell>
          <table:table-cell/>
          <table:table-cell office:value-type="float" office:value="0.005818407" calcext:value-type="float">
            <text:p>0.005818407</text:p>
          </table:table-cell>
          <table:table-cell office:value-type="float" office:value="0.005140945" calcext:value-type="float">
            <text:p>0.005140945</text:p>
          </table:table-cell>
          <table:table-cell office:value-type="float" office:value="0.004420513" calcext:value-type="float">
            <text:p>0.004420513</text:p>
          </table:table-cell>
          <table:table-cell/>
          <table:table-cell office:value-type="float" office:value="-0.004077426" calcext:value-type="float">
            <text:p>-0.004077426</text:p>
          </table:table-cell>
          <table:table-cell office:value-type="float" office:value="-0.004754888" calcext:value-type="float">
            <text:p>-0.004754888</text:p>
          </table:table-cell>
          <table:table-cell office:value-type="float" office:value="-0.005475321" calcext:value-type="float">
            <text:p>-0.005475321</text:p>
          </table:table-cell>
          <table:table-cell/>
          <table:table-cell office:value-type="float" office:value="26.737811573" calcext:value-type="float">
            <text:p>26.737811573</text:p>
          </table:table-cell>
          <table:table-cell office:value-type="float" office:value="26.721117031" calcext:value-type="float">
            <text:p>26.721117031</text:p>
          </table:table-cell>
          <table:table-cell office:value-type="float" office:value="26.703363326" calcext:value-type="float">
            <text:p>26.703363326</text:p>
          </table:table-cell>
          <table:table-cell/>
          <table:table-cell office:value-type="float" office:value="-0.103362875" calcext:value-type="float">
            <text:p>-0.103362875</text:p>
          </table:table-cell>
          <table:table-cell office:value-type="float" office:value="-0.120537811" calcext:value-type="float">
            <text:p>-0.120537811</text:p>
          </table:table-cell>
          <table:table-cell office:value-type="float" office:value="-0.138802504" calcext:value-type="float">
            <text:p>-0.13880250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2 11:57:36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627047494" calcext:value-type="float">
            <text:p>0.627047494</text:p>
          </table:table-cell>
          <table:table-cell office:value-type="float" office:value="0.744813173" calcext:value-type="float">
            <text:p>0.744813173</text:p>
          </table:table-cell>
          <table:table-cell office:value-type="float" office:value="0.566260286" calcext:value-type="float">
            <text:p>0.566260286</text:p>
          </table:table-cell>
          <table:table-cell/>
          <table:table-cell office:value-type="float" office:value="0.005122937" calcext:value-type="float">
            <text:p>0.005122937</text:p>
          </table:table-cell>
          <table:table-cell office:value-type="float" office:value="0.006085075" calcext:value-type="float">
            <text:p>0.006085075</text:p>
          </table:table-cell>
          <table:table-cell office:value-type="float" office:value="0.00462631" calcext:value-type="float">
            <text:p>0.00462631</text:p>
          </table:table-cell>
          <table:table-cell/>
          <table:table-cell office:value-type="float" office:value="-0.004772896" calcext:value-type="float">
            <text:p>-0.004772896</text:p>
          </table:table-cell>
          <table:table-cell office:value-type="float" office:value="-0.003810758" calcext:value-type="float">
            <text:p>-0.003810758</text:p>
          </table:table-cell>
          <table:table-cell office:value-type="float" office:value="-0.005269524" calcext:value-type="float">
            <text:p>-0.005269524</text:p>
          </table:table-cell>
          <table:table-cell/>
          <table:table-cell office:value-type="float" office:value="26.725727893" calcext:value-type="float">
            <text:p>26.725727893</text:p>
          </table:table-cell>
          <table:table-cell office:value-type="float" office:value="26.749437456" calcext:value-type="float">
            <text:p>26.749437456</text:p>
          </table:table-cell>
          <table:table-cell office:value-type="float" office:value="26.713489516" calcext:value-type="float">
            <text:p>26.713489516</text:p>
          </table:table-cell>
          <table:table-cell/>
          <table:table-cell office:value-type="float" office:value="-0.120994352" calcext:value-type="float">
            <text:p>-0.120994352</text:p>
          </table:table-cell>
          <table:table-cell office:value-type="float" office:value="-0.096602453" calcext:value-type="float">
            <text:p>-0.096602453</text:p>
          </table:table-cell>
          <table:table-cell office:value-type="float" office:value="-0.13358502" calcext:value-type="float">
            <text:p>-0.1335850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2 11:57:37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716185655" calcext:value-type="float">
            <text:p>0.716185655</text:p>
          </table:table-cell>
          <table:table-cell office:value-type="float" office:value="0.648242909" calcext:value-type="float">
            <text:p>0.648242909</text:p>
          </table:table-cell>
          <table:table-cell office:value-type="float" office:value="0.526768032" calcext:value-type="float">
            <text:p>0.526768032</text:p>
          </table:table-cell>
          <table:table-cell/>
          <table:table-cell office:value-type="float" office:value="0.00585119" calcext:value-type="float">
            <text:p>0.00585119</text:p>
          </table:table-cell>
          <table:table-cell office:value-type="float" office:value="0.005296102" calcext:value-type="float">
            <text:p>0.005296102</text:p>
          </table:table-cell>
          <table:table-cell office:value-type="float" office:value="0.00430366" calcext:value-type="float">
            <text:p>0.00430366</text:p>
          </table:table-cell>
          <table:table-cell/>
          <table:table-cell office:value-type="float" office:value="-0.004044643" calcext:value-type="float">
            <text:p>-0.004044643</text:p>
          </table:table-cell>
          <table:table-cell office:value-type="float" office:value="-0.004599731" calcext:value-type="float">
            <text:p>-0.004599731</text:p>
          </table:table-cell>
          <table:table-cell office:value-type="float" office:value="-0.005592173" calcext:value-type="float">
            <text:p>-0.005592173</text:p>
          </table:table-cell>
          <table:table-cell/>
          <table:table-cell office:value-type="float" office:value="26.743673972" calcext:value-type="float">
            <text:p>26.743673972</text:p>
          </table:table-cell>
          <table:table-cell office:value-type="float" office:value="26.729995166" calcext:value-type="float">
            <text:p>26.729995166</text:p>
          </table:table-cell>
          <table:table-cell office:value-type="float" office:value="26.705538412" calcext:value-type="float">
            <text:p>26.705538412</text:p>
          </table:table-cell>
          <table:table-cell/>
          <table:table-cell office:value-type="float" office:value="-0.102531785" calcext:value-type="float">
            <text:p>-0.102531785</text:p>
          </table:table-cell>
          <table:table-cell office:value-type="float" office:value="-0.116604256" calcext:value-type="float">
            <text:p>-0.116604256</text:p>
          </table:table-cell>
          <table:table-cell office:value-type="float" office:value="-0.141765031" calcext:value-type="float">
            <text:p>-0.14176503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2 11:57:38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715158071" calcext:value-type="float">
            <text:p>0.715158071</text:p>
          </table:table-cell>
          <table:table-cell office:value-type="float" office:value="0.631556586" calcext:value-type="float">
            <text:p>0.631556586</text:p>
          </table:table-cell>
          <table:table-cell office:value-type="float" office:value="0.531619851" calcext:value-type="float">
            <text:p>0.531619851</text:p>
          </table:table-cell>
          <table:table-cell/>
          <table:table-cell office:value-type="float" office:value="0.005842795" calcext:value-type="float">
            <text:p>0.005842795</text:p>
          </table:table-cell>
          <table:table-cell office:value-type="float" office:value="0.005159776" calcext:value-type="float">
            <text:p>0.005159776</text:p>
          </table:table-cell>
          <table:table-cell office:value-type="float" office:value="0.004343299" calcext:value-type="float">
            <text:p>0.004343299</text:p>
          </table:table-cell>
          <table:table-cell/>
          <table:table-cell office:value-type="float" office:value="-0.004053039" calcext:value-type="float">
            <text:p>-0.004053039</text:p>
          </table:table-cell>
          <table:table-cell office:value-type="float" office:value="-0.004736057" calcext:value-type="float">
            <text:p>-0.004736057</text:p>
          </table:table-cell>
          <table:table-cell office:value-type="float" office:value="-0.005552534" calcext:value-type="float">
            <text:p>-0.005552534</text:p>
          </table:table-cell>
          <table:table-cell/>
          <table:table-cell office:value-type="float" office:value="26.743467091" calcext:value-type="float">
            <text:p>26.743467091</text:p>
          </table:table-cell>
          <table:table-cell office:value-type="float" office:value="26.72663571" calcext:value-type="float">
            <text:p>26.72663571</text:p>
          </table:table-cell>
          <table:table-cell office:value-type="float" office:value="26.706515248" calcext:value-type="float">
            <text:p>26.706515248</text:p>
          </table:table-cell>
          <table:table-cell/>
          <table:table-cell office:value-type="float" office:value="-0.102744619" calcext:value-type="float">
            <text:p>-0.102744619</text:p>
          </table:table-cell>
          <table:table-cell office:value-type="float" office:value="-0.120060406" calcext:value-type="float">
            <text:p>-0.120060406</text:p>
          </table:table-cell>
          <table:table-cell office:value-type="float" office:value="-0.140760072" calcext:value-type="float">
            <text:p>-0.14076007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2 11:57:40</text:p>
          </table:table-cell>
          <table:table-cell office:value-type="float" office:value="26.83829" calcext:value-type="float">
            <text:p>26.83829</text:p>
          </table:table-cell>
          <table:table-cell office:value-type="float" office:value="0.597619486" calcext:value-type="float">
            <text:p>0.597619486</text:p>
          </table:table-cell>
          <table:table-cell office:value-type="float" office:value="0.670950493" calcext:value-type="float">
            <text:p>0.670950493</text:p>
          </table:table-cell>
          <table:table-cell office:value-type="float" office:value="0.644852596" calcext:value-type="float">
            <text:p>0.644852596</text:p>
          </table:table-cell>
          <table:table-cell/>
          <table:table-cell office:value-type="float" office:value="0.004882512" calcext:value-type="float">
            <text:p>0.004882512</text:p>
          </table:table-cell>
          <table:table-cell office:value-type="float" office:value="0.005481622" calcext:value-type="float">
            <text:p>0.005481622</text:p>
          </table:table-cell>
          <table:table-cell office:value-type="float" office:value="0.005268404" calcext:value-type="float">
            <text:p>0.005268404</text:p>
          </table:table-cell>
          <table:table-cell/>
          <table:table-cell office:value-type="float" office:value="-0.005013321" calcext:value-type="float">
            <text:p>-0.005013321</text:p>
          </table:table-cell>
          <table:table-cell office:value-type="float" office:value="-0.004414212" calcext:value-type="float">
            <text:p>-0.004414212</text:p>
          </table:table-cell>
          <table:table-cell office:value-type="float" office:value="-0.00462743" calcext:value-type="float">
            <text:p>-0.00462743</text:p>
          </table:table-cell>
          <table:table-cell/>
          <table:table-cell office:value-type="float" office:value="26.714748467" calcext:value-type="float">
            <text:p>26.714748467</text:p>
          </table:table-cell>
          <table:table-cell office:value-type="float" office:value="26.729512273" calcext:value-type="float">
            <text:p>26.729512273</text:p>
          </table:table-cell>
          <table:table-cell office:value-type="float" office:value="26.724257979" calcext:value-type="float">
            <text:p>26.724257979</text:p>
          </table:table-cell>
          <table:table-cell/>
          <table:table-cell office:value-type="float" office:value="-0.127089661" calcext:value-type="float">
            <text:p>-0.127089661</text:p>
          </table:table-cell>
          <table:table-cell office:value-type="float" office:value="-0.111900978" calcext:value-type="float">
            <text:p>-0.111900978</text:p>
          </table:table-cell>
          <table:table-cell office:value-type="float" office:value="-0.117306473" calcext:value-type="float">
            <text:p>-0.11730647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2 11:57:41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741517036" calcext:value-type="float">
            <text:p>0.741517036</text:p>
          </table:table-cell>
          <table:table-cell office:value-type="float" office:value="0.627026037" calcext:value-type="float">
            <text:p>0.627026037</text:p>
          </table:table-cell>
          <table:table-cell office:value-type="float" office:value="0.542413061" calcext:value-type="float">
            <text:p>0.542413061</text:p>
          </table:table-cell>
          <table:table-cell/>
          <table:table-cell office:value-type="float" office:value="0.006058146" calcext:value-type="float">
            <text:p>0.006058146</text:p>
          </table:table-cell>
          <table:table-cell office:value-type="float" office:value="0.005122762" calcext:value-type="float">
            <text:p>0.005122762</text:p>
          </table:table-cell>
          <table:table-cell office:value-type="float" office:value="0.004431479" calcext:value-type="float">
            <text:p>0.004431479</text:p>
          </table:table-cell>
          <table:table-cell/>
          <table:table-cell office:value-type="float" office:value="-0.003837688" calcext:value-type="float">
            <text:p>-0.003837688</text:p>
          </table:table-cell>
          <table:table-cell office:value-type="float" office:value="-0.004773072" calcext:value-type="float">
            <text:p>-0.004773072</text:p>
          </table:table-cell>
          <table:table-cell office:value-type="float" office:value="-0.005464354" calcext:value-type="float">
            <text:p>-0.005464354</text:p>
          </table:table-cell>
          <table:table-cell/>
          <table:table-cell office:value-type="float" office:value="26.748773857" calcext:value-type="float">
            <text:p>26.748773857</text:p>
          </table:table-cell>
          <table:table-cell office:value-type="float" office:value="26.725723573" calcext:value-type="float">
            <text:p>26.725723573</text:p>
          </table:table-cell>
          <table:table-cell office:value-type="float" office:value="26.708688283" calcext:value-type="float">
            <text:p>26.708688283</text:p>
          </table:table-cell>
          <table:table-cell/>
          <table:table-cell office:value-type="float" office:value="-0.097285147" calcext:value-type="float">
            <text:p>-0.097285147</text:p>
          </table:table-cell>
          <table:table-cell office:value-type="float" office:value="-0.120998797" calcext:value-type="float">
            <text:p>-0.120998797</text:p>
          </table:table-cell>
          <table:table-cell office:value-type="float" office:value="-0.138524474" calcext:value-type="float">
            <text:p>-0.13852447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2 11:57:42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654105026" calcext:value-type="float">
            <text:p>0.654105026</text:p>
          </table:table-cell>
          <table:table-cell office:value-type="float" office:value="0.77057788" calcext:value-type="float">
            <text:p>0.77057788</text:p>
          </table:table-cell>
          <table:table-cell office:value-type="float" office:value="0.519869986" calcext:value-type="float">
            <text:p>0.519869986</text:p>
          </table:table-cell>
          <table:table-cell/>
          <table:table-cell office:value-type="float" office:value="0.005343995" calcext:value-type="float">
            <text:p>0.005343995</text:p>
          </table:table-cell>
          <table:table-cell office:value-type="float" office:value="0.006295571" calcext:value-type="float">
            <text:p>0.006295571</text:p>
          </table:table-cell>
          <table:table-cell office:value-type="float" office:value="0.004247304" calcext:value-type="float">
            <text:p>0.004247304</text:p>
          </table:table-cell>
          <table:table-cell/>
          <table:table-cell office:value-type="float" office:value="-0.004551838" calcext:value-type="float">
            <text:p>-0.004551838</text:p>
          </table:table-cell>
          <table:table-cell office:value-type="float" office:value="-0.003600262" calcext:value-type="float">
            <text:p>-0.003600262</text:p>
          </table:table-cell>
          <table:table-cell office:value-type="float" office:value="-0.00564853" calcext:value-type="float">
            <text:p>-0.00564853</text:p>
          </table:table-cell>
          <table:table-cell/>
          <table:table-cell office:value-type="float" office:value="26.731175383" calcext:value-type="float">
            <text:p>26.731175383</text:p>
          </table:table-cell>
          <table:table-cell office:value-type="float" office:value="26.754624555" calcext:value-type="float">
            <text:p>26.754624555</text:p>
          </table:table-cell>
          <table:table-cell office:value-type="float" office:value="26.704149601" calcext:value-type="float">
            <text:p>26.704149601</text:p>
          </table:table-cell>
          <table:table-cell/>
          <table:table-cell office:value-type="float" office:value="-0.115390071" calcext:value-type="float">
            <text:p>-0.115390071</text:p>
          </table:table-cell>
          <table:table-cell office:value-type="float" office:value="-0.091266103" calcext:value-type="float">
            <text:p>-0.091266103</text:p>
          </table:table-cell>
          <table:table-cell office:value-type="float" office:value="-0.143193828" calcext:value-type="float">
            <text:p>-0.14319382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2 11:57:43</text:p>
          </table:table-cell>
          <table:table-cell office:value-type="float" office:value="26.84839" calcext:value-type="float">
            <text:p>26.84839</text:p>
          </table:table-cell>
          <table:table-cell office:value-type="float" office:value="0.618418529" calcext:value-type="float">
            <text:p>0.618418529</text:p>
          </table:table-cell>
          <table:table-cell office:value-type="float" office:value="0.748656481" calcext:value-type="float">
            <text:p>0.748656481</text:p>
          </table:table-cell>
          <table:table-cell office:value-type="float" office:value="0.593884062" calcext:value-type="float">
            <text:p>0.593884062</text:p>
          </table:table-cell>
          <table:table-cell/>
          <table:table-cell office:value-type="float" office:value="0.005052439" calcext:value-type="float">
            <text:p>0.005052439</text:p>
          </table:table-cell>
          <table:table-cell office:value-type="float" office:value="0.006116475" calcext:value-type="float">
            <text:p>0.006116475</text:p>
          </table:table-cell>
          <table:table-cell office:value-type="float" office:value="0.004851994" calcext:value-type="float">
            <text:p>0.004851994</text:p>
          </table:table-cell>
          <table:table-cell/>
          <table:table-cell office:value-type="float" office:value="-0.004843394" calcext:value-type="float">
            <text:p>-0.004843394</text:p>
          </table:table-cell>
          <table:table-cell office:value-type="float" office:value="-0.003779359" calcext:value-type="float">
            <text:p>-0.003779359</text:p>
          </table:table-cell>
          <table:table-cell office:value-type="float" office:value="-0.005043839" calcext:value-type="float">
            <text:p>-0.005043839</text:p>
          </table:table-cell>
          <table:table-cell/>
          <table:table-cell office:value-type="float" office:value="26.729045258" calcext:value-type="float">
            <text:p>26.729045258</text:p>
          </table:table-cell>
          <table:table-cell office:value-type="float" office:value="26.755265738" calcext:value-type="float">
            <text:p>26.755265738</text:p>
          </table:table-cell>
          <table:table-cell office:value-type="float" office:value="26.724105728" calcext:value-type="float">
            <text:p>26.724105728</text:p>
          </table:table-cell>
          <table:table-cell/>
          <table:table-cell office:value-type="float" office:value="-0.122781632" calcext:value-type="float">
            <text:p>-0.122781632</text:p>
          </table:table-cell>
          <table:table-cell office:value-type="float" office:value="-0.09580643" calcext:value-type="float">
            <text:p>-0.09580643</text:p>
          </table:table-cell>
          <table:table-cell office:value-type="float" office:value="-0.127863368" calcext:value-type="float">
            <text:p>-0.1278633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2 11:57:45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725882736" calcext:value-type="float">
            <text:p>0.725882736</text:p>
          </table:table-cell>
          <table:table-cell office:value-type="float" office:value="0.613121463" calcext:value-type="float">
            <text:p>0.613121463</text:p>
          </table:table-cell>
          <table:table-cell office:value-type="float" office:value="0.58942325" calcext:value-type="float">
            <text:p>0.58942325</text:p>
          </table:table-cell>
          <table:table-cell/>
          <table:table-cell office:value-type="float" office:value="0.005930415" calcext:value-type="float">
            <text:p>0.005930415</text:p>
          </table:table-cell>
          <table:table-cell office:value-type="float" office:value="0.005009162" calcext:value-type="float">
            <text:p>0.005009162</text:p>
          </table:table-cell>
          <table:table-cell office:value-type="float" office:value="0.004815549" calcext:value-type="float">
            <text:p>0.004815549</text:p>
          </table:table-cell>
          <table:table-cell/>
          <table:table-cell office:value-type="float" office:value="-0.003965419" calcext:value-type="float">
            <text:p>-0.003965419</text:p>
          </table:table-cell>
          <table:table-cell office:value-type="float" office:value="-0.004886671" calcext:value-type="float">
            <text:p>-0.004886671</text:p>
          </table:table-cell>
          <table:table-cell office:value-type="float" office:value="-0.005080284" calcext:value-type="float">
            <text:p>-0.005080284</text:p>
          </table:table-cell>
          <table:table-cell/>
          <table:table-cell office:value-type="float" office:value="26.760789889" calcext:value-type="float">
            <text:p>26.760789889</text:p>
          </table:table-cell>
          <table:table-cell office:value-type="float" office:value="26.738088089" calcext:value-type="float">
            <text:p>26.738088089</text:p>
          </table:table-cell>
          <table:table-cell office:value-type="float" office:value="26.733316961" calcext:value-type="float">
            <text:p>26.733316961</text:p>
          </table:table-cell>
          <table:table-cell/>
          <table:table-cell office:value-type="float" office:value="-0.10052332" calcext:value-type="float">
            <text:p>-0.10052332</text:p>
          </table:table-cell>
          <table:table-cell office:value-type="float" office:value="-0.123878791" calcext:value-type="float">
            <text:p>-0.123878791</text:p>
          </table:table-cell>
          <table:table-cell office:value-type="float" office:value="-0.128787324" calcext:value-type="float">
            <text:p>-0.12878732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2 11:57:46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74174115" calcext:value-type="float">
            <text:p>0.74174115</text:p>
          </table:table-cell>
          <table:table-cell office:value-type="float" office:value="0.624489263" calcext:value-type="float">
            <text:p>0.624489263</text:p>
          </table:table-cell>
          <table:table-cell office:value-type="float" office:value="0.624719337" calcext:value-type="float">
            <text:p>0.624719337</text:p>
          </table:table-cell>
          <table:table-cell/>
          <table:table-cell office:value-type="float" office:value="0.006059977" calcext:value-type="float">
            <text:p>0.006059977</text:p>
          </table:table-cell>
          <table:table-cell office:value-type="float" office:value="0.005102036" calcext:value-type="float">
            <text:p>0.005102036</text:p>
          </table:table-cell>
          <table:table-cell office:value-type="float" office:value="0.005103916" calcext:value-type="float">
            <text:p>0.005103916</text:p>
          </table:table-cell>
          <table:table-cell/>
          <table:table-cell office:value-type="float" office:value="-0.003835857" calcext:value-type="float">
            <text:p>-0.003835857</text:p>
          </table:table-cell>
          <table:table-cell office:value-type="float" office:value="-0.004793797" calcext:value-type="float">
            <text:p>-0.004793797</text:p>
          </table:table-cell>
          <table:table-cell office:value-type="float" office:value="-0.004791917" calcext:value-type="float">
            <text:p>-0.004791917</text:p>
          </table:table-cell>
          <table:table-cell/>
          <table:table-cell office:value-type="float" office:value="26.758928037" calcext:value-type="float">
            <text:p>26.758928037</text:p>
          </table:table-cell>
          <table:table-cell office:value-type="float" office:value="26.735322111" calcext:value-type="float">
            <text:p>26.735322111</text:p>
          </table:table-cell>
          <table:table-cell office:value-type="float" office:value="26.735368432" calcext:value-type="float">
            <text:p>26.735368432</text:p>
          </table:table-cell>
          <table:table-cell/>
          <table:table-cell office:value-type="float" office:value="-0.097238728" calcext:value-type="float">
            <text:p>-0.097238728</text:p>
          </table:table-cell>
          <table:table-cell office:value-type="float" office:value="-0.121524227" calcext:value-type="float">
            <text:p>-0.121524227</text:p>
          </table:table-cell>
          <table:table-cell office:value-type="float" office:value="-0.121476573" calcext:value-type="float">
            <text:p>-0.12147657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2 11:57:47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52921874" calcext:value-type="float">
            <text:p>0.652921874</text:p>
          </table:table-cell>
          <table:table-cell office:value-type="float" office:value="0.765974613" calcext:value-type="float">
            <text:p>0.765974613</text:p>
          </table:table-cell>
          <table:table-cell office:value-type="float" office:value="0.541709726" calcext:value-type="float">
            <text:p>0.541709726</text:p>
          </table:table-cell>
          <table:table-cell/>
          <table:table-cell office:value-type="float" office:value="0.005334329" calcext:value-type="float">
            <text:p>0.005334329</text:p>
          </table:table-cell>
          <table:table-cell office:value-type="float" office:value="0.006257963" calcext:value-type="float">
            <text:p>0.006257963</text:p>
          </table:table-cell>
          <table:table-cell office:value-type="float" office:value="0.004425733" calcext:value-type="float">
            <text:p>0.004425733</text:p>
          </table:table-cell>
          <table:table-cell/>
          <table:table-cell office:value-type="float" office:value="-0.004561504" calcext:value-type="float">
            <text:p>-0.004561504</text:p>
          </table:table-cell>
          <table:table-cell office:value-type="float" office:value="-0.003637871" calcext:value-type="float">
            <text:p>-0.003637871</text:p>
          </table:table-cell>
          <table:table-cell office:value-type="float" office:value="-0.0054701" calcext:value-type="float">
            <text:p>-0.0054701</text:p>
          </table:table-cell>
          <table:table-cell/>
          <table:table-cell office:value-type="float" office:value="26.741046397" calcext:value-type="float">
            <text:p>26.741046397</text:p>
          </table:table-cell>
          <table:table-cell office:value-type="float" office:value="26.763806817" calcext:value-type="float">
            <text:p>26.763806817</text:p>
          </table:table-cell>
          <table:table-cell office:value-type="float" office:value="26.718656094" calcext:value-type="float">
            <text:p>26.718656094</text:p>
          </table:table-cell>
          <table:table-cell/>
          <table:table-cell office:value-type="float" office:value="-0.11563513" calcext:value-type="float">
            <text:p>-0.11563513</text:p>
          </table:table-cell>
          <table:table-cell office:value-type="float" office:value="-0.092219522" calcext:value-type="float">
            <text:p>-0.092219522</text:p>
          </table:table-cell>
          <table:table-cell office:value-type="float" office:value="-0.138670156" calcext:value-type="float">
            <text:p>-0.13867015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2 11:57:48</text:p>
          </table:table-cell>
          <table:table-cell office:value-type="float" office:value="26.84334" calcext:value-type="float">
            <text:p>26.84334</text:p>
          </table:table-cell>
          <table:table-cell office:value-type="float" office:value="0.68739482" calcext:value-type="float">
            <text:p>0.68739482</text:p>
          </table:table-cell>
          <table:table-cell office:value-type="float" office:value="0.759783478" calcext:value-type="float">
            <text:p>0.759783478</text:p>
          </table:table-cell>
          <table:table-cell office:value-type="float" office:value="0.527009431" calcext:value-type="float">
            <text:p>0.527009431</text:p>
          </table:table-cell>
          <table:table-cell/>
          <table:table-cell office:value-type="float" office:value="0.005615971" calcext:value-type="float">
            <text:p>0.005615971</text:p>
          </table:table-cell>
          <table:table-cell office:value-type="float" office:value="0.006207381" calcext:value-type="float">
            <text:p>0.006207381</text:p>
          </table:table-cell>
          <table:table-cell office:value-type="float" office:value="0.004305633" calcext:value-type="float">
            <text:p>0.004305633</text:p>
          </table:table-cell>
          <table:table-cell/>
          <table:table-cell office:value-type="float" office:value="-0.004279863" calcext:value-type="float">
            <text:p>-0.004279863</text:p>
          </table:table-cell>
          <table:table-cell office:value-type="float" office:value="-0.003688452" calcext:value-type="float">
            <text:p>-0.003688452</text:p>
          </table:table-cell>
          <table:table-cell office:value-type="float" office:value="-0.005590201" calcext:value-type="float">
            <text:p>-0.005590201</text:p>
          </table:table-cell>
          <table:table-cell/>
          <table:table-cell office:value-type="float" office:value="26.737877578" calcext:value-type="float">
            <text:p>26.737877578</text:p>
          </table:table-cell>
          <table:table-cell office:value-type="float" office:value="26.752451366" calcext:value-type="float">
            <text:p>26.752451366</text:p>
          </table:table-cell>
          <table:table-cell office:value-type="float" office:value="26.705587014" calcext:value-type="float">
            <text:p>26.705587014</text:p>
          </table:table-cell>
          <table:table-cell/>
          <table:table-cell office:value-type="float" office:value="-0.108494985" calcext:value-type="float">
            <text:p>-0.108494985</text:p>
          </table:table-cell>
          <table:table-cell office:value-type="float" office:value="-0.09350182" calcext:value-type="float">
            <text:p>-0.09350182</text:p>
          </table:table-cell>
          <table:table-cell office:value-type="float" office:value="-0.14171503" calcext:value-type="float">
            <text:p>-0.1417150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2 11:57:49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3094385" calcext:value-type="float">
            <text:p>0.63094385</text:p>
          </table:table-cell>
          <table:table-cell office:value-type="float" office:value="0.639430361" calcext:value-type="float">
            <text:p>0.639430361</text:p>
          </table:table-cell>
          <table:table-cell office:value-type="float" office:value="0.638902264" calcext:value-type="float">
            <text:p>0.638902264</text:p>
          </table:table-cell>
          <table:table-cell/>
          <table:table-cell office:value-type="float" office:value="0.00515477" calcext:value-type="float">
            <text:p>0.00515477</text:p>
          </table:table-cell>
          <table:table-cell office:value-type="float" office:value="0.005224104" calcext:value-type="float">
            <text:p>0.005224104</text:p>
          </table:table-cell>
          <table:table-cell office:value-type="float" office:value="0.00521979" calcext:value-type="float">
            <text:p>0.00521979</text:p>
          </table:table-cell>
          <table:table-cell/>
          <table:table-cell office:value-type="float" office:value="-0.004741063" calcext:value-type="float">
            <text:p>-0.004741063</text:p>
          </table:table-cell>
          <table:table-cell office:value-type="float" office:value="-0.004671729" calcext:value-type="float">
            <text:p>-0.004671729</text:p>
          </table:table-cell>
          <table:table-cell office:value-type="float" office:value="-0.004676044" calcext:value-type="float">
            <text:p>-0.004676044</text:p>
          </table:table-cell>
          <table:table-cell/>
          <table:table-cell office:value-type="float" office:value="26.736621604" calcext:value-type="float">
            <text:p>26.736621604</text:p>
          </table:table-cell>
          <table:table-cell office:value-type="float" office:value="26.738330179" calcext:value-type="float">
            <text:p>26.738330179</text:p>
          </table:table-cell>
          <table:table-cell office:value-type="float" office:value="26.738223858" calcext:value-type="float">
            <text:p>26.738223858</text:p>
          </table:table-cell>
          <table:table-cell/>
          <table:table-cell office:value-type="float" office:value="-0.120187319" calcext:value-type="float">
            <text:p>-0.120187319</text:p>
          </table:table-cell>
          <table:table-cell office:value-type="float" office:value="-0.118429551" calcext:value-type="float">
            <text:p>-0.118429551</text:p>
          </table:table-cell>
          <table:table-cell office:value-type="float" office:value="-0.118538933" calcext:value-type="float">
            <text:p>-0.1185389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2 11:57:51</text:p>
          </table:table-cell>
          <table:table-cell office:value-type="float" office:value="26.84839" calcext:value-type="float">
            <text:p>26.84839</text:p>
          </table:table-cell>
          <table:table-cell office:value-type="float" office:value="0.727942673" calcext:value-type="float">
            <text:p>0.727942673</text:p>
          </table:table-cell>
          <table:table-cell office:value-type="float" office:value="0.623692348" calcext:value-type="float">
            <text:p>0.623692348</text:p>
          </table:table-cell>
          <table:table-cell office:value-type="float" office:value="0.536627237" calcext:value-type="float">
            <text:p>0.536627237</text:p>
          </table:table-cell>
          <table:table-cell/>
          <table:table-cell office:value-type="float" office:value="0.005947244" calcext:value-type="float">
            <text:p>0.005947244</text:p>
          </table:table-cell>
          <table:table-cell office:value-type="float" office:value="0.005095526" calcext:value-type="float">
            <text:p>0.005095526</text:p>
          </table:table-cell>
          <table:table-cell office:value-type="float" office:value="0.004384209" calcext:value-type="float">
            <text:p>0.004384209</text:p>
          </table:table-cell>
          <table:table-cell/>
          <table:table-cell office:value-type="float" office:value="-0.003948589" calcext:value-type="float">
            <text:p>-0.003948589</text:p>
          </table:table-cell>
          <table:table-cell office:value-type="float" office:value="-0.004800308" calcext:value-type="float">
            <text:p>-0.004800308</text:p>
          </table:table-cell>
          <table:table-cell office:value-type="float" office:value="-0.005511624" calcext:value-type="float">
            <text:p>-0.005511624</text:p>
          </table:table-cell>
          <table:table-cell/>
          <table:table-cell office:value-type="float" office:value="26.751095519" calcext:value-type="float">
            <text:p>26.751095519</text:p>
          </table:table-cell>
          <table:table-cell office:value-type="float" office:value="26.730107035" calcext:value-type="float">
            <text:p>26.730107035</text:p>
          </table:table-cell>
          <table:table-cell office:value-type="float" office:value="26.712578115" calcext:value-type="float">
            <text:p>26.712578115</text:p>
          </table:table-cell>
          <table:table-cell/>
          <table:table-cell office:value-type="float" office:value="-0.100096666" calcext:value-type="float">
            <text:p>-0.100096666</text:p>
          </table:table-cell>
          <table:table-cell office:value-type="float" office:value="-0.121689288" calcext:value-type="float">
            <text:p>-0.121689288</text:p>
          </table:table-cell>
          <table:table-cell office:value-type="float" office:value="-0.139722891" calcext:value-type="float">
            <text:p>-0.13972289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2 11:57:52</text:p>
          </table:table-cell>
          <table:table-cell office:value-type="float" office:value="26.84839" calcext:value-type="float">
            <text:p>26.84839</text:p>
          </table:table-cell>
          <table:table-cell office:value-type="float" office:value="0.590609979" calcext:value-type="float">
            <text:p>0.590609979</text:p>
          </table:table-cell>
          <table:table-cell office:value-type="float" office:value="0.728088108" calcext:value-type="float">
            <text:p>0.728088108</text:p>
          </table:table-cell>
          <table:table-cell office:value-type="float" office:value="0.612984373" calcext:value-type="float">
            <text:p>0.612984373</text:p>
          </table:table-cell>
          <table:table-cell/>
          <table:table-cell office:value-type="float" office:value="0.004825245" calcext:value-type="float">
            <text:p>0.004825245</text:p>
          </table:table-cell>
          <table:table-cell office:value-type="float" office:value="0.005948432" calcext:value-type="float">
            <text:p>0.005948432</text:p>
          </table:table-cell>
          <table:table-cell office:value-type="float" office:value="0.005008042" calcext:value-type="float">
            <text:p>0.005008042</text:p>
          </table:table-cell>
          <table:table-cell/>
          <table:table-cell office:value-type="float" office:value="-0.005070588" calcext:value-type="float">
            <text:p>-0.005070588</text:p>
          </table:table-cell>
          <table:table-cell office:value-type="float" office:value="-0.003947401" calcext:value-type="float">
            <text:p>-0.003947401</text:p>
          </table:table-cell>
          <table:table-cell office:value-type="float" office:value="-0.004887791" calcext:value-type="float">
            <text:p>-0.004887791</text:p>
          </table:table-cell>
          <table:table-cell/>
          <table:table-cell office:value-type="float" office:value="26.723446555" calcext:value-type="float">
            <text:p>26.723446555</text:p>
          </table:table-cell>
          <table:table-cell office:value-type="float" office:value="26.751124799" calcext:value-type="float">
            <text:p>26.751124799</text:p>
          </table:table-cell>
          <table:table-cell office:value-type="float" office:value="26.7279512" calcext:value-type="float">
            <text:p>26.7279512</text:p>
          </table:table-cell>
          <table:table-cell/>
          <table:table-cell office:value-type="float" office:value="-0.12854152" calcext:value-type="float">
            <text:p>-0.12854152</text:p>
          </table:table-cell>
          <table:table-cell office:value-type="float" office:value="-0.100066543" calcext:value-type="float">
            <text:p>-0.100066543</text:p>
          </table:table-cell>
          <table:table-cell office:value-type="float" office:value="-0.123907186" calcext:value-type="float">
            <text:p>-0.12390718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2 11:57:53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723388877" calcext:value-type="float">
            <text:p>0.723388877</text:p>
          </table:table-cell>
          <table:table-cell office:value-type="float" office:value="0.64969607" calcext:value-type="float">
            <text:p>0.64969607</text:p>
          </table:table-cell>
          <table:table-cell office:value-type="float" office:value="0.533570115" calcext:value-type="float">
            <text:p>0.533570115</text:p>
          </table:table-cell>
          <table:table-cell/>
          <table:table-cell office:value-type="float" office:value="0.00591004" calcext:value-type="float">
            <text:p>0.00591004</text:p>
          </table:table-cell>
          <table:table-cell office:value-type="float" office:value="0.005307974" calcext:value-type="float">
            <text:p>0.005307974</text:p>
          </table:table-cell>
          <table:table-cell office:value-type="float" office:value="0.004359233" calcext:value-type="float">
            <text:p>0.004359233</text:p>
          </table:table-cell>
          <table:table-cell/>
          <table:table-cell office:value-type="float" office:value="-0.003985793" calcext:value-type="float">
            <text:p>-0.003985793</text:p>
          </table:table-cell>
          <table:table-cell office:value-type="float" office:value="-0.004587859" calcext:value-type="float">
            <text:p>-0.004587859</text:p>
          </table:table-cell>
          <table:table-cell office:value-type="float" office:value="-0.0055366" calcext:value-type="float">
            <text:p>-0.0055366</text:p>
          </table:table-cell>
          <table:table-cell/>
          <table:table-cell office:value-type="float" office:value="26.755233268" calcext:value-type="float">
            <text:p>26.755233268</text:p>
          </table:table-cell>
          <table:table-cell office:value-type="float" office:value="26.740396953" calcext:value-type="float">
            <text:p>26.740396953</text:p>
          </table:table-cell>
          <table:table-cell office:value-type="float" office:value="26.717017332" calcext:value-type="float">
            <text:p>26.717017332</text:p>
          </table:table-cell>
          <table:table-cell/>
          <table:table-cell office:value-type="float" office:value="-0.101039849" calcext:value-type="float">
            <text:p>-0.101039849</text:p>
          </table:table-cell>
          <table:table-cell office:value-type="float" office:value="-0.116303271" calcext:value-type="float">
            <text:p>-0.116303271</text:p>
          </table:table-cell>
          <table:table-cell office:value-type="float" office:value="-0.140356113" calcext:value-type="float">
            <text:p>-0.14035611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2 11:57:54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83223091" calcext:value-type="float">
            <text:p>0.683223091</text:p>
          </table:table-cell>
          <table:table-cell office:value-type="float" office:value="0.746349781" calcext:value-type="float">
            <text:p>0.746349781</text:p>
          </table:table-cell>
          <table:table-cell office:value-type="float" office:value="0.528103176" calcext:value-type="float">
            <text:p>0.528103176</text:p>
          </table:table-cell>
          <table:table-cell/>
          <table:table-cell office:value-type="float" office:value="0.005581888" calcext:value-type="float">
            <text:p>0.005581888</text:p>
          </table:table-cell>
          <table:table-cell office:value-type="float" office:value="0.006097629" calcext:value-type="float">
            <text:p>0.006097629</text:p>
          </table:table-cell>
          <table:table-cell office:value-type="float" office:value="0.004314568" calcext:value-type="float">
            <text:p>0.004314568</text:p>
          </table:table-cell>
          <table:table-cell/>
          <table:table-cell office:value-type="float" office:value="-0.004313945" calcext:value-type="float">
            <text:p>-0.004313945</text:p>
          </table:table-cell>
          <table:table-cell office:value-type="float" office:value="-0.003798204" calcext:value-type="float">
            <text:p>-0.003798204</text:p>
          </table:table-cell>
          <table:table-cell office:value-type="float" office:value="-0.005581265" calcext:value-type="float">
            <text:p>-0.005581265</text:p>
          </table:table-cell>
          <table:table-cell/>
          <table:table-cell office:value-type="float" office:value="26.747146855" calcext:value-type="float">
            <text:p>26.747146855</text:p>
          </table:table-cell>
          <table:table-cell office:value-type="float" office:value="26.759855867" calcext:value-type="float">
            <text:p>26.759855867</text:p>
          </table:table-cell>
          <table:table-cell office:value-type="float" office:value="26.715916662" calcext:value-type="float">
            <text:p>26.715916662</text:p>
          </table:table-cell>
          <table:table-cell/>
          <table:table-cell office:value-type="float" office:value="-0.109359044" calcext:value-type="float">
            <text:p>-0.109359044</text:p>
          </table:table-cell>
          <table:table-cell office:value-type="float" office:value="-0.096284192" calcext:value-type="float">
            <text:p>-0.096284192</text:p>
          </table:table-cell>
          <table:table-cell office:value-type="float" office:value="-0.141488482" calcext:value-type="float">
            <text:p>-0.14148848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2 11:57:56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679940066" calcext:value-type="float">
            <text:p>0.679940066</text:p>
          </table:table-cell>
          <table:table-cell office:value-type="float" office:value="0.630464033" calcext:value-type="float">
            <text:p>0.630464033</text:p>
          </table:table-cell>
          <table:table-cell office:value-type="float" office:value="0.626326278" calcext:value-type="float">
            <text:p>0.626326278</text:p>
          </table:table-cell>
          <table:table-cell/>
          <table:table-cell office:value-type="float" office:value="0.005555066" calcext:value-type="float">
            <text:p>0.005555066</text:p>
          </table:table-cell>
          <table:table-cell office:value-type="float" office:value="0.00515085" calcext:value-type="float">
            <text:p>0.00515085</text:p>
          </table:table-cell>
          <table:table-cell office:value-type="float" office:value="0.005117045" calcext:value-type="float">
            <text:p>0.005117045</text:p>
          </table:table-cell>
          <table:table-cell/>
          <table:table-cell office:value-type="float" office:value="-0.004340767" calcext:value-type="float">
            <text:p>-0.004340767</text:p>
          </table:table-cell>
          <table:table-cell office:value-type="float" office:value="-0.004744983" calcext:value-type="float">
            <text:p>-0.004744983</text:p>
          </table:table-cell>
          <table:table-cell office:value-type="float" office:value="-0.004778789" calcext:value-type="float">
            <text:p>-0.004778789</text:p>
          </table:table-cell>
          <table:table-cell/>
          <table:table-cell office:value-type="float" office:value="26.75154048" calcext:value-type="float">
            <text:p>26.75154048</text:p>
          </table:table-cell>
          <table:table-cell office:value-type="float" office:value="26.741579633" calcext:value-type="float">
            <text:p>26.741579633</text:p>
          </table:table-cell>
          <table:table-cell office:value-type="float" office:value="26.740746588" calcext:value-type="float">
            <text:p>26.740746588</text:p>
          </table:table-cell>
          <table:table-cell/>
          <table:table-cell office:value-type="float" office:value="-0.110039032" calcext:value-type="float">
            <text:p>-0.110039032</text:p>
          </table:table-cell>
          <table:table-cell office:value-type="float" office:value="-0.120286701" calcext:value-type="float">
            <text:p>-0.120286701</text:p>
          </table:table-cell>
          <table:table-cell office:value-type="float" office:value="-0.121143735" calcext:value-type="float">
            <text:p>-0.12114373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2 11:57:57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702101672" calcext:value-type="float">
            <text:p>0.702101672</text:p>
          </table:table-cell>
          <table:table-cell office:value-type="float" office:value="0.696353995" calcext:value-type="float">
            <text:p>0.696353995</text:p>
          </table:table-cell>
          <table:table-cell office:value-type="float" office:value="0.511104525" calcext:value-type="float">
            <text:p>0.511104525</text:p>
          </table:table-cell>
          <table:table-cell/>
          <table:table-cell office:value-type="float" office:value="0.005736125" calcext:value-type="float">
            <text:p>0.005736125</text:p>
          </table:table-cell>
          <table:table-cell office:value-type="float" office:value="0.005689167" calcext:value-type="float">
            <text:p>0.005689167</text:p>
          </table:table-cell>
          <table:table-cell office:value-type="float" office:value="0.004175691" calcext:value-type="float">
            <text:p>0.004175691</text:p>
          </table:table-cell>
          <table:table-cell/>
          <table:table-cell office:value-type="float" office:value="-0.004159709" calcext:value-type="float">
            <text:p>-0.004159709</text:p>
          </table:table-cell>
          <table:table-cell office:value-type="float" office:value="-0.004206667" calcext:value-type="float">
            <text:p>-0.004206667</text:p>
          </table:table-cell>
          <table:table-cell office:value-type="float" office:value="-0.005720143" calcext:value-type="float">
            <text:p>-0.005720143</text:p>
          </table:table-cell>
          <table:table-cell/>
          <table:table-cell office:value-type="float" office:value="26.766111307" calcext:value-type="float">
            <text:p>26.766111307</text:p>
          </table:table-cell>
          <table:table-cell office:value-type="float" office:value="26.764954165" calcext:value-type="float">
            <text:p>26.764954165</text:p>
          </table:table-cell>
          <table:table-cell office:value-type="float" office:value="26.72765849" calcext:value-type="float">
            <text:p>26.72765849</text:p>
          </table:table-cell>
          <table:table-cell/>
          <table:table-cell office:value-type="float" office:value="-0.105448875" calcext:value-type="float">
            <text:p>-0.105448875</text:p>
          </table:table-cell>
          <table:table-cell office:value-type="float" office:value="-0.106639343" calcext:value-type="float">
            <text:p>-0.106639343</text:p>
          </table:table-cell>
          <table:table-cell office:value-type="float" office:value="-0.145009428" calcext:value-type="float">
            <text:p>-0.1450094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2 11:57:58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736084072" calcext:value-type="float">
            <text:p>0.736084072</text:p>
          </table:table-cell>
          <table:table-cell office:value-type="float" office:value="0.619276836" calcext:value-type="float">
            <text:p>0.619276836</text:p>
          </table:table-cell>
          <table:table-cell office:value-type="float" office:value="0.604711247" calcext:value-type="float">
            <text:p>0.604711247</text:p>
          </table:table-cell>
          <table:table-cell/>
          <table:table-cell office:value-type="float" office:value="0.006013759" calcext:value-type="float">
            <text:p>0.006013759</text:p>
          </table:table-cell>
          <table:table-cell office:value-type="float" office:value="0.005059451" calcext:value-type="float">
            <text:p>0.005059451</text:p>
          </table:table-cell>
          <table:table-cell office:value-type="float" office:value="0.004940451" calcext:value-type="float">
            <text:p>0.004940451</text:p>
          </table:table-cell>
          <table:table-cell/>
          <table:table-cell office:value-type="float" office:value="-0.003882075" calcext:value-type="float">
            <text:p>-0.003882075</text:p>
          </table:table-cell>
          <table:table-cell office:value-type="float" office:value="-0.004836382" calcext:value-type="float">
            <text:p>-0.004836382</text:p>
          </table:table-cell>
          <table:table-cell office:value-type="float" office:value="-0.004955382" calcext:value-type="float">
            <text:p>-0.004955382</text:p>
          </table:table-cell>
          <table:table-cell/>
          <table:table-cell office:value-type="float" office:value="26.762843663" calcext:value-type="float">
            <text:p>26.762843663</text:p>
          </table:table-cell>
          <table:table-cell office:value-type="float" office:value="26.739327339" calcext:value-type="float">
            <text:p>26.739327339</text:p>
          </table:table-cell>
          <table:table-cell office:value-type="float" office:value="26.736394874" calcext:value-type="float">
            <text:p>26.736394874</text:p>
          </table:table-cell>
          <table:table-cell/>
          <table:table-cell office:value-type="float" office:value="-0.09841042" calcext:value-type="float">
            <text:p>-0.09841042</text:p>
          </table:table-cell>
          <table:table-cell office:value-type="float" office:value="-0.122603854" calcext:value-type="float">
            <text:p>-0.122603854</text:p>
          </table:table-cell>
          <table:table-cell office:value-type="float" office:value="-0.125620768" calcext:value-type="float">
            <text:p>-0.12562076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2 11:57:59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20646551" calcext:value-type="float">
            <text:p>0.620646551</text:p>
          </table:table-cell>
          <table:table-cell office:value-type="float" office:value="0.721013036" calcext:value-type="float">
            <text:p>0.721013036</text:p>
          </table:table-cell>
          <table:table-cell office:value-type="float" office:value="0.625068024" calcext:value-type="float">
            <text:p>0.625068024</text:p>
          </table:table-cell>
          <table:table-cell/>
          <table:table-cell office:value-type="float" office:value="0.005070642" calcext:value-type="float">
            <text:p>0.005070642</text:p>
          </table:table-cell>
          <table:table-cell office:value-type="float" office:value="0.005890629" calcext:value-type="float">
            <text:p>0.005890629</text:p>
          </table:table-cell>
          <table:table-cell office:value-type="float" office:value="0.005106765" calcext:value-type="float">
            <text:p>0.005106765</text:p>
          </table:table-cell>
          <table:table-cell/>
          <table:table-cell office:value-type="float" office:value="-0.004825192" calcext:value-type="float">
            <text:p>-0.004825192</text:p>
          </table:table-cell>
          <table:table-cell office:value-type="float" office:value="-0.004005204" calcext:value-type="float">
            <text:p>-0.004005204</text:p>
          </table:table-cell>
          <table:table-cell office:value-type="float" office:value="-0.004789068" calcext:value-type="float">
            <text:p>-0.004789068</text:p>
          </table:table-cell>
          <table:table-cell/>
          <table:table-cell office:value-type="float" office:value="26.744657739" calcext:value-type="float">
            <text:p>26.744657739</text:p>
          </table:table-cell>
          <table:table-cell office:value-type="float" office:value="26.764864049" calcext:value-type="float">
            <text:p>26.764864049</text:p>
          </table:table-cell>
          <table:table-cell office:value-type="float" office:value="26.745547901" calcext:value-type="float">
            <text:p>26.745547901</text:p>
          </table:table-cell>
          <table:table-cell/>
          <table:table-cell office:value-type="float" office:value="-0.122320151" calcext:value-type="float">
            <text:p>-0.122320151</text:p>
          </table:table-cell>
          <table:table-cell office:value-type="float" office:value="-0.101531935" calcext:value-type="float">
            <text:p>-0.101531935</text:p>
          </table:table-cell>
          <table:table-cell office:value-type="float" office:value="-0.121404351" calcext:value-type="float">
            <text:p>-0.1214043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2 11:58:01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28678278" calcext:value-type="float">
            <text:p>0.628678278</text:p>
          </table:table-cell>
          <table:table-cell office:value-type="float" office:value="0.658711274" calcext:value-type="float">
            <text:p>0.658711274</text:p>
          </table:table-cell>
          <table:table-cell office:value-type="float" office:value="0.653538186" calcext:value-type="float">
            <text:p>0.653538186</text:p>
          </table:table-cell>
          <table:table-cell/>
          <table:table-cell office:value-type="float" office:value="0.00513626" calcext:value-type="float">
            <text:p>0.00513626</text:p>
          </table:table-cell>
          <table:table-cell office:value-type="float" office:value="0.005381628" calcext:value-type="float">
            <text:p>0.005381628</text:p>
          </table:table-cell>
          <table:table-cell office:value-type="float" office:value="0.005339364" calcext:value-type="float">
            <text:p>0.005339364</text:p>
          </table:table-cell>
          <table:table-cell/>
          <table:table-cell office:value-type="float" office:value="-0.004759573" calcext:value-type="float">
            <text:p>-0.004759573</text:p>
          </table:table-cell>
          <table:table-cell office:value-type="float" office:value="-0.004514205" calcext:value-type="float">
            <text:p>-0.004514205</text:p>
          </table:table-cell>
          <table:table-cell office:value-type="float" office:value="-0.004556469" calcext:value-type="float">
            <text:p>-0.004556469</text:p>
          </table:table-cell>
          <table:table-cell/>
          <table:table-cell office:value-type="float" office:value="26.746274742" calcext:value-type="float">
            <text:p>26.746274742</text:p>
          </table:table-cell>
          <table:table-cell office:value-type="float" office:value="26.752321172" calcext:value-type="float">
            <text:p>26.752321172</text:p>
          </table:table-cell>
          <table:table-cell office:value-type="float" office:value="26.751279696" calcext:value-type="float">
            <text:p>26.751279696</text:p>
          </table:table-cell>
          <table:table-cell/>
          <table:table-cell office:value-type="float" office:value="-0.120656576" calcext:value-type="float">
            <text:p>-0.120656576</text:p>
          </table:table-cell>
          <table:table-cell office:value-type="float" office:value="-0.114436007" calcext:value-type="float">
            <text:p>-0.114436007</text:p>
          </table:table-cell>
          <table:table-cell office:value-type="float" office:value="-0.115507477" calcext:value-type="float">
            <text:p>-0.11550747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2 11:58:02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719172444" calcext:value-type="float">
            <text:p>0.719172444</text:p>
          </table:table-cell>
          <table:table-cell office:value-type="float" office:value="0.631762222" calcext:value-type="float">
            <text:p>0.631762222</text:p>
          </table:table-cell>
          <table:table-cell office:value-type="float" office:value="0.552073783" calcext:value-type="float">
            <text:p>0.552073783</text:p>
          </table:table-cell>
          <table:table-cell/>
          <table:table-cell office:value-type="float" office:value="0.005875592" calcext:value-type="float">
            <text:p>0.005875592</text:p>
          </table:table-cell>
          <table:table-cell office:value-type="float" office:value="0.005161456" calcext:value-type="float">
            <text:p>0.005161456</text:p>
          </table:table-cell>
          <table:table-cell office:value-type="float" office:value="0.004510407" calcext:value-type="float">
            <text:p>0.004510407</text:p>
          </table:table-cell>
          <table:table-cell/>
          <table:table-cell office:value-type="float" office:value="-0.004020241" calcext:value-type="float">
            <text:p>-0.004020241</text:p>
          </table:table-cell>
          <table:table-cell office:value-type="float" office:value="-0.004734377" calcext:value-type="float">
            <text:p>-0.004734377</text:p>
          </table:table-cell>
          <table:table-cell office:value-type="float" office:value="-0.005385427" calcext:value-type="float">
            <text:p>-0.005385427</text:p>
          </table:table-cell>
          <table:table-cell/>
          <table:table-cell office:value-type="float" office:value="26.759438944" calcext:value-type="float">
            <text:p>26.759438944</text:p>
          </table:table-cell>
          <table:table-cell office:value-type="float" office:value="26.741840994" calcext:value-type="float">
            <text:p>26.741840994</text:p>
          </table:table-cell>
          <table:table-cell office:value-type="float" office:value="26.725797404" calcext:value-type="float">
            <text:p>26.725797404</text:p>
          </table:table-cell>
          <table:table-cell/>
          <table:table-cell office:value-type="float" office:value="-0.101913159" calcext:value-type="float">
            <text:p>-0.101913159</text:p>
          </table:table-cell>
          <table:table-cell office:value-type="float" office:value="-0.120017813" calcext:value-type="float">
            <text:p>-0.120017813</text:p>
          </table:table-cell>
          <table:table-cell office:value-type="float" office:value="-0.136523454" calcext:value-type="float">
            <text:p>-0.13652345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2 11:58:03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21431544" calcext:value-type="float">
            <text:p>0.621431544</text:p>
          </table:table-cell>
          <table:table-cell office:value-type="float" office:value="0.691095673" calcext:value-type="float">
            <text:p>0.691095673</text:p>
          </table:table-cell>
          <table:table-cell office:value-type="float" office:value="0.664497693" calcext:value-type="float">
            <text:p>0.664497693</text:p>
          </table:table-cell>
          <table:table-cell/>
          <table:table-cell office:value-type="float" office:value="0.005077055" calcext:value-type="float">
            <text:p>0.005077055</text:p>
          </table:table-cell>
          <table:table-cell office:value-type="float" office:value="0.005646206" calcext:value-type="float">
            <text:p>0.005646206</text:p>
          </table:table-cell>
          <table:table-cell office:value-type="float" office:value="0.005428903" calcext:value-type="float">
            <text:p>0.005428903</text:p>
          </table:table-cell>
          <table:table-cell/>
          <table:table-cell office:value-type="float" office:value="-0.004818778" calcext:value-type="float">
            <text:p>-0.004818778</text:p>
          </table:table-cell>
          <table:table-cell office:value-type="float" office:value="-0.004249627" calcext:value-type="float">
            <text:p>-0.004249627</text:p>
          </table:table-cell>
          <table:table-cell office:value-type="float" office:value="-0.004466931" calcext:value-type="float">
            <text:p>-0.004466931</text:p>
          </table:table-cell>
          <table:table-cell/>
          <table:table-cell office:value-type="float" office:value="26.734706505" calcext:value-type="float">
            <text:p>26.734706505</text:p>
          </table:table-cell>
          <table:table-cell office:value-type="float" office:value="26.748731814" calcext:value-type="float">
            <text:p>26.748731814</text:p>
          </table:table-cell>
          <table:table-cell office:value-type="float" office:value="26.743376928" calcext:value-type="float">
            <text:p>26.743376928</text:p>
          </table:table-cell>
          <table:table-cell/>
          <table:table-cell office:value-type="float" office:value="-0.122157559" calcext:value-type="float">
            <text:p>-0.122157559</text:p>
          </table:table-cell>
          <table:table-cell office:value-type="float" office:value="-0.107728457" calcext:value-type="float">
            <text:p>-0.107728457</text:p>
          </table:table-cell>
          <table:table-cell office:value-type="float" office:value="-0.113237503" calcext:value-type="float">
            <text:p>-0.11323750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2 11:58:04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738169043" calcext:value-type="float">
            <text:p>0.738169043</text:p>
          </table:table-cell>
          <table:table-cell office:value-type="float" office:value="0.611757113" calcext:value-type="float">
            <text:p>0.611757113</text:p>
          </table:table-cell>
          <table:table-cell office:value-type="float" office:value="0.575717756" calcext:value-type="float">
            <text:p>0.575717756</text:p>
          </table:table-cell>
          <table:table-cell/>
          <table:table-cell office:value-type="float" office:value="0.006030793" calcext:value-type="float">
            <text:p>0.006030793</text:p>
          </table:table-cell>
          <table:table-cell office:value-type="float" office:value="0.004998016" calcext:value-type="float">
            <text:p>0.004998016</text:p>
          </table:table-cell>
          <table:table-cell office:value-type="float" office:value="0.004703576" calcext:value-type="float">
            <text:p>0.004703576</text:p>
          </table:table-cell>
          <table:table-cell/>
          <table:table-cell office:value-type="float" office:value="-0.00386504" calcext:value-type="float">
            <text:p>-0.00386504</text:p>
          </table:table-cell>
          <table:table-cell office:value-type="float" office:value="-0.004897818" calcext:value-type="float">
            <text:p>-0.004897818</text:p>
          </table:table-cell>
          <table:table-cell office:value-type="float" office:value="-0.005192257" calcext:value-type="float">
            <text:p>-0.005192257</text:p>
          </table:table-cell>
          <table:table-cell/>
          <table:table-cell office:value-type="float" office:value="26.768317951" calcext:value-type="float">
            <text:p>26.768317951</text:p>
          </table:table-cell>
          <table:table-cell office:value-type="float" office:value="26.742868053" calcext:value-type="float">
            <text:p>26.742868053</text:p>
          </table:table-cell>
          <table:table-cell office:value-type="float" office:value="26.735612322" calcext:value-type="float">
            <text:p>26.735612322</text:p>
          </table:table-cell>
          <table:table-cell/>
          <table:table-cell office:value-type="float" office:value="-0.097978581" calcext:value-type="float">
            <text:p>-0.097978581</text:p>
          </table:table-cell>
          <table:table-cell office:value-type="float" office:value="-0.124161384" calcext:value-type="float">
            <text:p>-0.124161384</text:p>
          </table:table-cell>
          <table:table-cell office:value-type="float" office:value="-0.13162611" calcext:value-type="float">
            <text:p>-0.1316261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2 11:58:06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700351083" calcext:value-type="float">
            <text:p>0.700351083</text:p>
          </table:table-cell>
          <table:table-cell office:value-type="float" office:value="0.73805341" calcext:value-type="float">
            <text:p>0.73805341</text:p>
          </table:table-cell>
          <table:table-cell office:value-type="float" office:value="0.519467058" calcext:value-type="float">
            <text:p>0.519467058</text:p>
          </table:table-cell>
          <table:table-cell/>
          <table:table-cell office:value-type="float" office:value="0.005721823" calcext:value-type="float">
            <text:p>0.005721823</text:p>
          </table:table-cell>
          <table:table-cell office:value-type="float" office:value="0.006029848" calcext:value-type="float">
            <text:p>0.006029848</text:p>
          </table:table-cell>
          <table:table-cell office:value-type="float" office:value="0.004244012" calcext:value-type="float">
            <text:p>0.004244012</text:p>
          </table:table-cell>
          <table:table-cell/>
          <table:table-cell office:value-type="float" office:value="-0.004174011" calcext:value-type="float">
            <text:p>-0.004174011</text:p>
          </table:table-cell>
          <table:table-cell office:value-type="float" office:value="-0.003865985" calcext:value-type="float">
            <text:p>-0.003865985</text:p>
          </table:table-cell>
          <table:table-cell office:value-type="float" office:value="-0.005651821" calcext:value-type="float">
            <text:p>-0.005651821</text:p>
          </table:table-cell>
          <table:table-cell/>
          <table:table-cell office:value-type="float" office:value="26.755649737" calcext:value-type="float">
            <text:p>26.755649737</text:p>
          </table:table-cell>
          <table:table-cell office:value-type="float" office:value="26.763240137" calcext:value-type="float">
            <text:p>26.763240137</text:p>
          </table:table-cell>
          <table:table-cell office:value-type="float" office:value="26.719232661" calcext:value-type="float">
            <text:p>26.719232661</text:p>
          </table:table-cell>
          <table:table-cell/>
          <table:table-cell office:value-type="float" office:value="-0.105811459" calcext:value-type="float">
            <text:p>-0.105811459</text:p>
          </table:table-cell>
          <table:table-cell office:value-type="float" office:value="-0.098002531" calcext:value-type="float">
            <text:p>-0.098002531</text:p>
          </table:table-cell>
          <table:table-cell office:value-type="float" office:value="-0.143277287" calcext:value-type="float">
            <text:p>-0.14327728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2 11:58:07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589152645" calcext:value-type="float">
            <text:p>0.589152645</text:p>
          </table:table-cell>
          <table:table-cell office:value-type="float" office:value="0.730379311" calcext:value-type="float">
            <text:p>0.730379311</text:p>
          </table:table-cell>
          <table:table-cell office:value-type="float" office:value="0.579589078" calcext:value-type="float">
            <text:p>0.579589078</text:p>
          </table:table-cell>
          <table:table-cell/>
          <table:table-cell office:value-type="float" office:value="0.004813339" calcext:value-type="float">
            <text:p>0.004813339</text:p>
          </table:table-cell>
          <table:table-cell office:value-type="float" office:value="0.005967151" calcext:value-type="float">
            <text:p>0.005967151</text:p>
          </table:table-cell>
          <table:table-cell office:value-type="float" office:value="0.004735205" calcext:value-type="float">
            <text:p>0.004735205</text:p>
          </table:table-cell>
          <table:table-cell/>
          <table:table-cell office:value-type="float" office:value="-0.005082495" calcext:value-type="float">
            <text:p>-0.005082495</text:p>
          </table:table-cell>
          <table:table-cell office:value-type="float" office:value="-0.003928682" calcext:value-type="float">
            <text:p>-0.003928682</text:p>
          </table:table-cell>
          <table:table-cell office:value-type="float" office:value="-0.005160628" calcext:value-type="float">
            <text:p>-0.005160628</text:p>
          </table:table-cell>
          <table:table-cell/>
          <table:table-cell office:value-type="float" office:value="26.73326248" calcext:value-type="float">
            <text:p>26.73326248</text:p>
          </table:table-cell>
          <table:table-cell office:value-type="float" office:value="26.761695158" calcext:value-type="float">
            <text:p>26.761695158</text:p>
          </table:table-cell>
          <table:table-cell office:value-type="float" office:value="26.731337055" calcext:value-type="float">
            <text:p>26.731337055</text:p>
          </table:table-cell>
          <table:table-cell/>
          <table:table-cell office:value-type="float" office:value="-0.128843373" calcext:value-type="float">
            <text:p>-0.128843373</text:p>
          </table:table-cell>
          <table:table-cell office:value-type="float" office:value="-0.099591989" calcext:value-type="float">
            <text:p>-0.099591989</text:p>
          </table:table-cell>
          <table:table-cell office:value-type="float" office:value="-0.130824252" calcext:value-type="float">
            <text:p>-0.13082425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2 11:58:08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591681074" calcext:value-type="float">
            <text:p>0.591681074</text:p>
          </table:table-cell>
          <table:table-cell office:value-type="float" office:value="0.692598902" calcext:value-type="float">
            <text:p>0.692598902</text:p>
          </table:table-cell>
          <table:table-cell office:value-type="float" office:value="0.65997668" calcext:value-type="float">
            <text:p>0.65997668</text:p>
          </table:table-cell>
          <table:table-cell/>
          <table:table-cell office:value-type="float" office:value="0.004833996" calcext:value-type="float">
            <text:p>0.004833996</text:p>
          </table:table-cell>
          <table:table-cell office:value-type="float" office:value="0.005658488" calcext:value-type="float">
            <text:p>0.005658488</text:p>
          </table:table-cell>
          <table:table-cell office:value-type="float" office:value="0.005391966" calcext:value-type="float">
            <text:p>0.005391966</text:p>
          </table:table-cell>
          <table:table-cell/>
          <table:table-cell office:value-type="float" office:value="-0.005061838" calcext:value-type="float">
            <text:p>-0.005061838</text:p>
          </table:table-cell>
          <table:table-cell office:value-type="float" office:value="-0.004237346" calcext:value-type="float">
            <text:p>-0.004237346</text:p>
          </table:table-cell>
          <table:table-cell office:value-type="float" office:value="-0.004503867" calcext:value-type="float">
            <text:p>-0.004503867</text:p>
          </table:table-cell>
          <table:table-cell/>
          <table:table-cell office:value-type="float" office:value="26.733771526" calcext:value-type="float">
            <text:p>26.733771526</text:p>
          </table:table-cell>
          <table:table-cell office:value-type="float" office:value="26.754089028" calcext:value-type="float">
            <text:p>26.754089028</text:p>
          </table:table-cell>
          <table:table-cell office:value-type="float" office:value="26.747521327" calcext:value-type="float">
            <text:p>26.747521327</text:p>
          </table:table-cell>
          <table:table-cell/>
          <table:table-cell office:value-type="float" office:value="-0.128319667" calcext:value-type="float">
            <text:p>-0.128319667</text:p>
          </table:table-cell>
          <table:table-cell office:value-type="float" office:value="-0.107417105" calcext:value-type="float">
            <text:p>-0.107417105</text:p>
          </table:table-cell>
          <table:table-cell office:value-type="float" office:value="-0.114173911" calcext:value-type="float">
            <text:p>-0.11417391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2 11:58:09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98752487" calcext:value-type="float">
            <text:p>0.698752487</text:p>
          </table:table-cell>
          <table:table-cell office:value-type="float" office:value="0.718091216" calcext:value-type="float">
            <text:p>0.718091216</text:p>
          </table:table-cell>
          <table:table-cell office:value-type="float" office:value="0.521400037" calcext:value-type="float">
            <text:p>0.521400037</text:p>
          </table:table-cell>
          <table:table-cell/>
          <table:table-cell office:value-type="float" office:value="0.005708762" calcext:value-type="float">
            <text:p>0.005708762</text:p>
          </table:table-cell>
          <table:table-cell office:value-type="float" office:value="0.005866758" calcext:value-type="float">
            <text:p>0.005866758</text:p>
          </table:table-cell>
          <table:table-cell office:value-type="float" office:value="0.004259804" calcext:value-type="float">
            <text:p>0.004259804</text:p>
          </table:table-cell>
          <table:table-cell/>
          <table:table-cell office:value-type="float" office:value="-0.004187071" calcext:value-type="float">
            <text:p>-0.004187071</text:p>
          </table:table-cell>
          <table:table-cell office:value-type="float" office:value="-0.004029075" calcext:value-type="float">
            <text:p>-0.004029075</text:p>
          </table:table-cell>
          <table:table-cell office:value-type="float" office:value="-0.005636029" calcext:value-type="float">
            <text:p>-0.005636029</text:p>
          </table:table-cell>
          <table:table-cell/>
          <table:table-cell office:value-type="float" office:value="26.760382469" calcext:value-type="float">
            <text:p>26.760382469</text:p>
          </table:table-cell>
          <table:table-cell office:value-type="float" office:value="26.764275818" calcext:value-type="float">
            <text:p>26.764275818</text:p>
          </table:table-cell>
          <table:table-cell office:value-type="float" office:value="26.724676557" calcext:value-type="float">
            <text:p>26.724676557</text:p>
          </table:table-cell>
          <table:table-cell/>
          <table:table-cell office:value-type="float" office:value="-0.106142563" calcext:value-type="float">
            <text:p>-0.106142563</text:p>
          </table:table-cell>
          <table:table-cell office:value-type="float" office:value="-0.102137104" calcext:value-type="float">
            <text:p>-0.102137104</text:p>
          </table:table-cell>
          <table:table-cell office:value-type="float" office:value="-0.142876907" calcext:value-type="float">
            <text:p>-0.14287690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2 11:58:11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74524984" calcext:value-type="float">
            <text:p>0.674524984</text:p>
          </table:table-cell>
          <table:table-cell office:value-type="float" office:value="0.737148611" calcext:value-type="float">
            <text:p>0.737148611</text:p>
          </table:table-cell>
          <table:table-cell office:value-type="float" office:value="0.514938297" calcext:value-type="float">
            <text:p>0.514938297</text:p>
          </table:table-cell>
          <table:table-cell/>
          <table:table-cell office:value-type="float" office:value="0.005510825" calcext:value-type="float">
            <text:p>0.005510825</text:p>
          </table:table-cell>
          <table:table-cell office:value-type="float" office:value="0.006022456" calcext:value-type="float">
            <text:p>0.006022456</text:p>
          </table:table-cell>
          <table:table-cell office:value-type="float" office:value="0.004207012" calcext:value-type="float">
            <text:p>0.004207012</text:p>
          </table:table-cell>
          <table:table-cell/>
          <table:table-cell office:value-type="float" office:value="-0.004385008" calcext:value-type="float">
            <text:p>-0.004385008</text:p>
          </table:table-cell>
          <table:table-cell office:value-type="float" office:value="-0.003873377" calcext:value-type="float">
            <text:p>-0.003873377</text:p>
          </table:table-cell>
          <table:table-cell office:value-type="float" office:value="-0.005688821" calcext:value-type="float">
            <text:p>-0.005688821</text:p>
          </table:table-cell>
          <table:table-cell/>
          <table:table-cell office:value-type="float" office:value="26.755504873" calcext:value-type="float">
            <text:p>26.755504873</text:p>
          </table:table-cell>
          <table:table-cell office:value-type="float" office:value="26.768112515" calcext:value-type="float">
            <text:p>26.768112515</text:p>
          </table:table-cell>
          <table:table-cell office:value-type="float" office:value="26.72337561" calcext:value-type="float">
            <text:p>26.72337561</text:p>
          </table:table-cell>
          <table:table-cell/>
          <table:table-cell office:value-type="float" office:value="-0.111160619" calcext:value-type="float">
            <text:p>-0.111160619</text:p>
          </table:table-cell>
          <table:table-cell office:value-type="float" office:value="-0.098189933" calcext:value-type="float">
            <text:p>-0.098189933</text:p>
          </table:table-cell>
          <table:table-cell office:value-type="float" office:value="-0.144215334" calcext:value-type="float">
            <text:p>-0.14421533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2 11:58:12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602267456" calcext:value-type="float">
            <text:p>0.602267456</text:p>
          </table:table-cell>
          <table:table-cell office:value-type="float" office:value="0.670716842" calcext:value-type="float">
            <text:p>0.670716842</text:p>
          </table:table-cell>
          <table:table-cell office:value-type="float" office:value="0.646848756" calcext:value-type="float">
            <text:p>0.646848756</text:p>
          </table:table-cell>
          <table:table-cell/>
          <table:table-cell office:value-type="float" office:value="0.004920486" calcext:value-type="float">
            <text:p>0.004920486</text:p>
          </table:table-cell>
          <table:table-cell office:value-type="float" office:value="0.005479713" calcext:value-type="float">
            <text:p>0.005479713</text:p>
          </table:table-cell>
          <table:table-cell office:value-type="float" office:value="0.005284712" calcext:value-type="float">
            <text:p>0.005284712</text:p>
          </table:table-cell>
          <table:table-cell/>
          <table:table-cell office:value-type="float" office:value="-0.004975348" calcext:value-type="float">
            <text:p>-0.004975348</text:p>
          </table:table-cell>
          <table:table-cell office:value-type="float" office:value="-0.004416121" calcext:value-type="float">
            <text:p>-0.004416121</text:p>
          </table:table-cell>
          <table:table-cell office:value-type="float" office:value="-0.004611121" calcext:value-type="float">
            <text:p>-0.004611121</text:p>
          </table:table-cell>
          <table:table-cell/>
          <table:table-cell office:value-type="float" office:value="26.73590287" calcext:value-type="float">
            <text:p>26.73590287</text:p>
          </table:table-cell>
          <table:table-cell office:value-type="float" office:value="26.749683605" calcext:value-type="float">
            <text:p>26.749683605</text:p>
          </table:table-cell>
          <table:table-cell office:value-type="float" office:value="26.744878325" calcext:value-type="float">
            <text:p>26.744878325</text:p>
          </table:table-cell>
          <table:table-cell/>
          <table:table-cell office:value-type="float" office:value="-0.126126942" calcext:value-type="float">
            <text:p>-0.126126942</text:p>
          </table:table-cell>
          <table:table-cell office:value-type="float" office:value="-0.111949373" calcext:value-type="float">
            <text:p>-0.111949373</text:p>
          </table:table-cell>
          <table:table-cell office:value-type="float" office:value="-0.116893019" calcext:value-type="float">
            <text:p>-0.11689301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2 11:58:13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723096815" calcext:value-type="float">
            <text:p>0.723096815</text:p>
          </table:table-cell>
          <table:table-cell office:value-type="float" office:value="0.646084028" calcext:value-type="float">
            <text:p>0.646084028</text:p>
          </table:table-cell>
          <table:table-cell office:value-type="float" office:value="0.514777364" calcext:value-type="float">
            <text:p>0.514777364</text:p>
          </table:table-cell>
          <table:table-cell/>
          <table:table-cell office:value-type="float" office:value="0.005907654" calcext:value-type="float">
            <text:p>0.005907654</text:p>
          </table:table-cell>
          <table:table-cell office:value-type="float" office:value="0.005278464" calcext:value-type="float">
            <text:p>0.005278464</text:p>
          </table:table-cell>
          <table:table-cell office:value-type="float" office:value="0.004205697" calcext:value-type="float">
            <text:p>0.004205697</text:p>
          </table:table-cell>
          <table:table-cell/>
          <table:table-cell office:value-type="float" office:value="-0.00398818" calcext:value-type="float">
            <text:p>-0.00398818</text:p>
          </table:table-cell>
          <table:table-cell office:value-type="float" office:value="-0.004617369" calcext:value-type="float">
            <text:p>-0.004617369</text:p>
          </table:table-cell>
          <table:table-cell office:value-type="float" office:value="-0.005690136" calcext:value-type="float">
            <text:p>-0.005690136</text:p>
          </table:table-cell>
          <table:table-cell/>
          <table:table-cell office:value-type="float" office:value="26.775392657" calcext:value-type="float">
            <text:p>26.775392657</text:p>
          </table:table-cell>
          <table:table-cell office:value-type="float" office:value="26.759888212" calcext:value-type="float">
            <text:p>26.759888212</text:p>
          </table:table-cell>
          <table:table-cell office:value-type="float" office:value="26.733452675" calcext:value-type="float">
            <text:p>26.733452675</text:p>
          </table:table-cell>
          <table:table-cell/>
          <table:table-cell office:value-type="float" office:value="-0.101100341" calcext:value-type="float">
            <text:p>-0.101100341</text:p>
          </table:table-cell>
          <table:table-cell office:value-type="float" office:value="-0.117051413" calcext:value-type="float">
            <text:p>-0.117051413</text:p>
          </table:table-cell>
          <table:table-cell office:value-type="float" office:value="-0.144248668" calcext:value-type="float">
            <text:p>-0.14424866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2 11:58:14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96679437" calcext:value-type="float">
            <text:p>0.696679437</text:p>
          </table:table-cell>
          <table:table-cell office:value-type="float" office:value="0.68356999" calcext:value-type="float">
            <text:p>0.68356999</text:p>
          </table:table-cell>
          <table:table-cell office:value-type="float" office:value="0.532576505" calcext:value-type="float">
            <text:p>0.532576505</text:p>
          </table:table-cell>
          <table:table-cell/>
          <table:table-cell office:value-type="float" office:value="0.005691825" calcext:value-type="float">
            <text:p>0.005691825</text:p>
          </table:table-cell>
          <table:table-cell office:value-type="float" office:value="0.005584722" calcext:value-type="float">
            <text:p>0.005584722</text:p>
          </table:table-cell>
          <table:table-cell office:value-type="float" office:value="0.004351115" calcext:value-type="float">
            <text:p>0.004351115</text:p>
          </table:table-cell>
          <table:table-cell/>
          <table:table-cell office:value-type="float" office:value="-0.004204008" calcext:value-type="float">
            <text:p>-0.004204008</text:p>
          </table:table-cell>
          <table:table-cell office:value-type="float" office:value="-0.004311111" calcext:value-type="float">
            <text:p>-0.004311111</text:p>
          </table:table-cell>
          <table:table-cell office:value-type="float" office:value="-0.005544718" calcext:value-type="float">
            <text:p>-0.005544718</text:p>
          </table:table-cell>
          <table:table-cell/>
          <table:table-cell office:value-type="float" office:value="26.759965113" calcext:value-type="float">
            <text:p>26.759965113</text:p>
          </table:table-cell>
          <table:table-cell office:value-type="float" office:value="26.757325859" calcext:value-type="float">
            <text:p>26.757325859</text:p>
          </table:table-cell>
          <table:table-cell office:value-type="float" office:value="26.726926719" calcext:value-type="float">
            <text:p>26.726926719</text:p>
          </table:table-cell>
          <table:table-cell/>
          <table:table-cell office:value-type="float" office:value="-0.106571937" calcext:value-type="float">
            <text:p>-0.106571937</text:p>
          </table:table-cell>
          <table:table-cell office:value-type="float" office:value="-0.109287193" calcext:value-type="float">
            <text:p>-0.109287193</text:p>
          </table:table-cell>
          <table:table-cell office:value-type="float" office:value="-0.14056192" calcext:value-type="float">
            <text:p>-0.140561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2 11:58:16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3299425" calcext:value-type="float">
            <text:p>0.63299425</text:p>
          </table:table-cell>
          <table:table-cell office:value-type="float" office:value="0.752689332" calcext:value-type="float">
            <text:p>0.752689332</text:p>
          </table:table-cell>
          <table:table-cell office:value-type="float" office:value="0.560602613" calcext:value-type="float">
            <text:p>0.560602613</text:p>
          </table:table-cell>
          <table:table-cell/>
          <table:table-cell office:value-type="float" office:value="0.005171522" calcext:value-type="float">
            <text:p>0.005171522</text:p>
          </table:table-cell>
          <table:table-cell office:value-type="float" office:value="0.006149423" calcext:value-type="float">
            <text:p>0.006149423</text:p>
          </table:table-cell>
          <table:table-cell office:value-type="float" office:value="0.004580087" calcext:value-type="float">
            <text:p>0.004580087</text:p>
          </table:table-cell>
          <table:table-cell/>
          <table:table-cell office:value-type="float" office:value="-0.004724312" calcext:value-type="float">
            <text:p>-0.004724312</text:p>
          </table:table-cell>
          <table:table-cell office:value-type="float" office:value="-0.003746411" calcext:value-type="float">
            <text:p>-0.003746411</text:p>
          </table:table-cell>
          <table:table-cell office:value-type="float" office:value="-0.005315747" calcext:value-type="float">
            <text:p>-0.005315747</text:p>
          </table:table-cell>
          <table:table-cell/>
          <table:table-cell office:value-type="float" office:value="26.747143662" calcext:value-type="float">
            <text:p>26.747143662</text:p>
          </table:table-cell>
          <table:table-cell office:value-type="float" office:value="26.771241214" calcext:value-type="float">
            <text:p>26.771241214</text:p>
          </table:table-cell>
          <table:table-cell office:value-type="float" office:value="26.732569206" calcext:value-type="float">
            <text:p>26.732569206</text:p>
          </table:table-cell>
          <table:table-cell/>
          <table:table-cell office:value-type="float" office:value="-0.119762629" calcext:value-type="float">
            <text:p>-0.119762629</text:p>
          </table:table-cell>
          <table:table-cell office:value-type="float" office:value="-0.09497115" calcext:value-type="float">
            <text:p>-0.09497115</text:p>
          </table:table-cell>
          <table:table-cell office:value-type="float" office:value="-0.134756886" calcext:value-type="float">
            <text:p>-0.13475688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2 11:58:17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736157386" calcext:value-type="float">
            <text:p>0.736157386</text:p>
          </table:table-cell>
          <table:table-cell office:value-type="float" office:value="0.620610192" calcext:value-type="float">
            <text:p>0.620610192</text:p>
          </table:table-cell>
          <table:table-cell office:value-type="float" office:value="0.574892232" calcext:value-type="float">
            <text:p>0.574892232</text:p>
          </table:table-cell>
          <table:table-cell/>
          <table:table-cell office:value-type="float" office:value="0.006014358" calcext:value-type="float">
            <text:p>0.006014358</text:p>
          </table:table-cell>
          <table:table-cell office:value-type="float" office:value="0.005070345" calcext:value-type="float">
            <text:p>0.005070345</text:p>
          </table:table-cell>
          <table:table-cell office:value-type="float" office:value="0.004696832" calcext:value-type="float">
            <text:p>0.004696832</text:p>
          </table:table-cell>
          <table:table-cell/>
          <table:table-cell office:value-type="float" office:value="-0.003881476" calcext:value-type="float">
            <text:p>-0.003881476</text:p>
          </table:table-cell>
          <table:table-cell office:value-type="float" office:value="-0.004825489" calcext:value-type="float">
            <text:p>-0.004825489</text:p>
          </table:table-cell>
          <table:table-cell office:value-type="float" office:value="-0.005199001" calcext:value-type="float">
            <text:p>-0.005199001</text:p>
          </table:table-cell>
          <table:table-cell/>
          <table:table-cell office:value-type="float" office:value="26.767912958" calcext:value-type="float">
            <text:p>26.767912958</text:p>
          </table:table-cell>
          <table:table-cell office:value-type="float" office:value="26.744650419" calcext:value-type="float">
            <text:p>26.744650419</text:p>
          </table:table-cell>
          <table:table-cell office:value-type="float" office:value="26.73544612" calcext:value-type="float">
            <text:p>26.73544612</text:p>
          </table:table-cell>
          <table:table-cell/>
          <table:table-cell office:value-type="float" office:value="-0.098395235" calcext:value-type="float">
            <text:p>-0.098395235</text:p>
          </table:table-cell>
          <table:table-cell office:value-type="float" office:value="-0.122327682" calcext:value-type="float">
            <text:p>-0.122327682</text:p>
          </table:table-cell>
          <table:table-cell office:value-type="float" office:value="-0.1317971" calcext:value-type="float">
            <text:p>-0.131797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2 11:58:18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729503719" calcext:value-type="float">
            <text:p>0.729503719</text:p>
          </table:table-cell>
          <table:table-cell office:value-type="float" office:value="0.615007951" calcext:value-type="float">
            <text:p>0.615007951</text:p>
          </table:table-cell>
          <table:table-cell office:value-type="float" office:value="0.595662069" calcext:value-type="float">
            <text:p>0.595662069</text:p>
          </table:table-cell>
          <table:table-cell/>
          <table:table-cell office:value-type="float" office:value="0.005959998" calcext:value-type="float">
            <text:p>0.005959998</text:p>
          </table:table-cell>
          <table:table-cell office:value-type="float" office:value="0.005024575" calcext:value-type="float">
            <text:p>0.005024575</text:p>
          </table:table-cell>
          <table:table-cell office:value-type="float" office:value="0.00486652" calcext:value-type="float">
            <text:p>0.00486652</text:p>
          </table:table-cell>
          <table:table-cell/>
          <table:table-cell office:value-type="float" office:value="-0.003935836" calcext:value-type="float">
            <text:p>-0.003935836</text:p>
          </table:table-cell>
          <table:table-cell office:value-type="float" office:value="-0.004871259" calcext:value-type="float">
            <text:p>-0.004871259</text:p>
          </table:table-cell>
          <table:table-cell office:value-type="float" office:value="-0.005029313" calcext:value-type="float">
            <text:p>-0.005029313</text:p>
          </table:table-cell>
          <table:table-cell/>
          <table:table-cell office:value-type="float" office:value="26.771627963" calcext:value-type="float">
            <text:p>26.771627963</text:p>
          </table:table-cell>
          <table:table-cell office:value-type="float" office:value="26.748577179" calcext:value-type="float">
            <text:p>26.748577179</text:p>
          </table:table-cell>
          <table:table-cell office:value-type="float" office:value="26.744682337" calcext:value-type="float">
            <text:p>26.744682337</text:p>
          </table:table-cell>
          <table:table-cell/>
          <table:table-cell office:value-type="float" office:value="-0.099773342" calcext:value-type="float">
            <text:p>-0.099773342</text:p>
          </table:table-cell>
          <table:table-cell office:value-type="float" office:value="-0.123488051" calcext:value-type="float">
            <text:p>-0.123488051</text:p>
          </table:table-cell>
          <table:table-cell office:value-type="float" office:value="-0.127495095" calcext:value-type="float">
            <text:p>-0.1274950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2 11:58:19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697853052" calcext:value-type="float">
            <text:p>0.697853052</text:p>
          </table:table-cell>
          <table:table-cell office:value-type="float" office:value="0.720741239" calcext:value-type="float">
            <text:p>0.720741239</text:p>
          </table:table-cell>
          <table:table-cell office:value-type="float" office:value="0.515926542" calcext:value-type="float">
            <text:p>0.515926542</text:p>
          </table:table-cell>
          <table:table-cell/>
          <table:table-cell office:value-type="float" office:value="0.005701414" calcext:value-type="float">
            <text:p>0.005701414</text:p>
          </table:table-cell>
          <table:table-cell office:value-type="float" office:value="0.005888409" calcext:value-type="float">
            <text:p>0.005888409</text:p>
          </table:table-cell>
          <table:table-cell office:value-type="float" office:value="0.004215086" calcext:value-type="float">
            <text:p>0.004215086</text:p>
          </table:table-cell>
          <table:table-cell/>
          <table:table-cell office:value-type="float" office:value="-0.00419442" calcext:value-type="float">
            <text:p>-0.00419442</text:p>
          </table:table-cell>
          <table:table-cell office:value-type="float" office:value="-0.004007425" calcext:value-type="float">
            <text:p>-0.004007425</text:p>
          </table:table-cell>
          <table:table-cell office:value-type="float" office:value="-0.005680747" calcext:value-type="float">
            <text:p>-0.005680747</text:p>
          </table:table-cell>
          <table:table-cell/>
          <table:table-cell office:value-type="float" office:value="26.76525596" calcext:value-type="float">
            <text:p>26.76525596</text:p>
          </table:table-cell>
          <table:table-cell office:value-type="float" office:value="26.769863879" calcext:value-type="float">
            <text:p>26.769863879</text:p>
          </table:table-cell>
          <table:table-cell office:value-type="float" office:value="26.728629306" calcext:value-type="float">
            <text:p>26.728629306</text:p>
          </table:table-cell>
          <table:table-cell/>
          <table:table-cell office:value-type="float" office:value="-0.106328856" calcext:value-type="float">
            <text:p>-0.106328856</text:p>
          </table:table-cell>
          <table:table-cell office:value-type="float" office:value="-0.101588229" calcext:value-type="float">
            <text:p>-0.101588229</text:p>
          </table:table-cell>
          <table:table-cell office:value-type="float" office:value="-0.144010638" calcext:value-type="float">
            <text:p>-0.14401063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2 11:58:21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734610049" calcext:value-type="float">
            <text:p>0.734610049</text:p>
          </table:table-cell>
          <table:table-cell office:value-type="float" office:value="0.621458962" calcext:value-type="float">
            <text:p>0.621458962</text:p>
          </table:table-cell>
          <table:table-cell office:value-type="float" office:value="0.53709573" calcext:value-type="float">
            <text:p>0.53709573</text:p>
          </table:table-cell>
          <table:table-cell/>
          <table:table-cell office:value-type="float" office:value="0.006001716" calcext:value-type="float">
            <text:p>0.006001716</text:p>
          </table:table-cell>
          <table:table-cell office:value-type="float" office:value="0.005077279" calcext:value-type="float">
            <text:p>0.005077279</text:p>
          </table:table-cell>
          <table:table-cell office:value-type="float" office:value="0.004388037" calcext:value-type="float">
            <text:p>0.004388037</text:p>
          </table:table-cell>
          <table:table-cell/>
          <table:table-cell office:value-type="float" office:value="-0.003894117" calcext:value-type="float">
            <text:p>-0.003894117</text:p>
          </table:table-cell>
          <table:table-cell office:value-type="float" office:value="-0.004818554" calcext:value-type="float">
            <text:p>-0.004818554</text:p>
          </table:table-cell>
          <table:table-cell office:value-type="float" office:value="-0.005507796" calcext:value-type="float">
            <text:p>-0.005507796</text:p>
          </table:table-cell>
          <table:table-cell/>
          <table:table-cell office:value-type="float" office:value="26.767601444" calcext:value-type="float">
            <text:p>26.767601444</text:p>
          </table:table-cell>
          <table:table-cell office:value-type="float" office:value="26.744821299" calcext:value-type="float">
            <text:p>26.744821299</text:p>
          </table:table-cell>
          <table:table-cell office:value-type="float" office:value="26.727836575" calcext:value-type="float">
            <text:p>26.727836575</text:p>
          </table:table-cell>
          <table:table-cell/>
          <table:table-cell office:value-type="float" office:value="-0.098715719" calcext:value-type="float">
            <text:p>-0.098715719</text:p>
          </table:table-cell>
          <table:table-cell office:value-type="float" office:value="-0.12215188" calcext:value-type="float">
            <text:p>-0.12215188</text:p>
          </table:table-cell>
          <table:table-cell office:value-type="float" office:value="-0.139625852" calcext:value-type="float">
            <text:p>-0.13962585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2 11:58:22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9387027" calcext:value-type="float">
            <text:p>0.69387027</text:p>
          </table:table-cell>
          <table:table-cell office:value-type="float" office:value="0.626192168" calcext:value-type="float">
            <text:p>0.626192168</text:p>
          </table:table-cell>
          <table:table-cell office:value-type="float" office:value="0.608807875" calcext:value-type="float">
            <text:p>0.608807875</text:p>
          </table:table-cell>
          <table:table-cell/>
          <table:table-cell office:value-type="float" office:value="0.005668875" calcext:value-type="float">
            <text:p>0.005668875</text:p>
          </table:table-cell>
          <table:table-cell office:value-type="float" office:value="0.005115949" calcext:value-type="float">
            <text:p>0.005115949</text:p>
          </table:table-cell>
          <table:table-cell office:value-type="float" office:value="0.004973921" calcext:value-type="float">
            <text:p>0.004973921</text:p>
          </table:table-cell>
          <table:table-cell/>
          <table:table-cell office:value-type="float" office:value="-0.004226959" calcext:value-type="float">
            <text:p>-0.004226959</text:p>
          </table:table-cell>
          <table:table-cell office:value-type="float" office:value="-0.004779884" calcext:value-type="float">
            <text:p>-0.004779884</text:p>
          </table:table-cell>
          <table:table-cell office:value-type="float" office:value="-0.004921913" calcext:value-type="float">
            <text:p>-0.004921913</text:p>
          </table:table-cell>
          <table:table-cell/>
          <table:table-cell office:value-type="float" office:value="26.769508706" calcext:value-type="float">
            <text:p>26.769508706</text:p>
          </table:table-cell>
          <table:table-cell office:value-type="float" office:value="26.755883488" calcext:value-type="float">
            <text:p>26.755883488</text:p>
          </table:table-cell>
          <table:table-cell office:value-type="float" office:value="26.752383589" calcext:value-type="float">
            <text:p>26.752383589</text:p>
          </table:table-cell>
          <table:table-cell/>
          <table:table-cell office:value-type="float" office:value="-0.107153777" calcext:value-type="float">
            <text:p>-0.107153777</text:p>
          </table:table-cell>
          <table:table-cell office:value-type="float" office:value="-0.121171512" calcext:value-type="float">
            <text:p>-0.121171512</text:p>
          </table:table-cell>
          <table:table-cell office:value-type="float" office:value="-0.124772249" calcext:value-type="float">
            <text:p>-0.12477224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2 11:58:23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745760887" calcext:value-type="float">
            <text:p>0.745760887</text:p>
          </table:table-cell>
          <table:table-cell office:value-type="float" office:value="0.615905597" calcext:value-type="float">
            <text:p>0.615905597</text:p>
          </table:table-cell>
          <table:table-cell office:value-type="float" office:value="0.579059193" calcext:value-type="float">
            <text:p>0.579059193</text:p>
          </table:table-cell>
          <table:table-cell/>
          <table:table-cell office:value-type="float" office:value="0.006092818" calcext:value-type="float">
            <text:p>0.006092818</text:p>
          </table:table-cell>
          <table:table-cell office:value-type="float" office:value="0.005031908" calcext:value-type="float">
            <text:p>0.005031908</text:p>
          </table:table-cell>
          <table:table-cell office:value-type="float" office:value="0.004730876" calcext:value-type="float">
            <text:p>0.004730876</text:p>
          </table:table-cell>
          <table:table-cell/>
          <table:table-cell office:value-type="float" office:value="-0.003803016" calcext:value-type="float">
            <text:p>-0.003803016</text:p>
          </table:table-cell>
          <table:table-cell office:value-type="float" office:value="-0.004863925" calcext:value-type="float">
            <text:p>-0.004863925</text:p>
          </table:table-cell>
          <table:table-cell office:value-type="float" office:value="-0.005164958" calcext:value-type="float">
            <text:p>-0.005164958</text:p>
          </table:table-cell>
          <table:table-cell/>
          <table:table-cell office:value-type="float" office:value="26.779955417" calcext:value-type="float">
            <text:p>26.779955417</text:p>
          </table:table-cell>
          <table:table-cell office:value-type="float" office:value="26.753812542" calcext:value-type="float">
            <text:p>26.753812542</text:p>
          </table:table-cell>
          <table:table-cell office:value-type="float" office:value="26.7463944" calcext:value-type="float">
            <text:p>26.7463944</text:p>
          </table:table-cell>
          <table:table-cell/>
          <table:table-cell office:value-type="float" office:value="-0.096406163" calcext:value-type="float">
            <text:p>-0.096406163</text:p>
          </table:table-cell>
          <table:table-cell office:value-type="float" office:value="-0.123302125" calcext:value-type="float">
            <text:p>-0.123302125</text:p>
          </table:table-cell>
          <table:table-cell office:value-type="float" office:value="-0.130934006" calcext:value-type="float">
            <text:p>-0.1309340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2 11:58:24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95278727" calcext:value-type="float">
            <text:p>0.695278727</text:p>
          </table:table-cell>
          <table:table-cell office:value-type="float" office:value="0.73285052" calcext:value-type="float">
            <text:p>0.73285052</text:p>
          </table:table-cell>
          <table:table-cell office:value-type="float" office:value="0.527498785" calcext:value-type="float">
            <text:p>0.527498785</text:p>
          </table:table-cell>
          <table:table-cell/>
          <table:table-cell office:value-type="float" office:value="0.005680382" calcext:value-type="float">
            <text:p>0.005680382</text:p>
          </table:table-cell>
          <table:table-cell office:value-type="float" office:value="0.005987341" calcext:value-type="float">
            <text:p>0.005987341</text:p>
          </table:table-cell>
          <table:table-cell office:value-type="float" office:value="0.004309631" calcext:value-type="float">
            <text:p>0.004309631</text:p>
          </table:table-cell>
          <table:table-cell/>
          <table:table-cell office:value-type="float" office:value="-0.004215452" calcext:value-type="float">
            <text:p>-0.004215452</text:p>
          </table:table-cell>
          <table:table-cell office:value-type="float" office:value="-0.003908492" calcext:value-type="float">
            <text:p>-0.003908492</text:p>
          </table:table-cell>
          <table:table-cell office:value-type="float" office:value="-0.005586203" calcext:value-type="float">
            <text:p>-0.005586203</text:p>
          </table:table-cell>
          <table:table-cell/>
          <table:table-cell office:value-type="float" office:value="26.769792261" calcext:value-type="float">
            <text:p>26.769792261</text:p>
          </table:table-cell>
          <table:table-cell office:value-type="float" office:value="26.777356288" calcext:value-type="float">
            <text:p>26.777356288</text:p>
          </table:table-cell>
          <table:table-cell office:value-type="float" office:value="26.736013864" calcext:value-type="float">
            <text:p>26.736013864</text:p>
          </table:table-cell>
          <table:table-cell/>
          <table:table-cell office:value-type="float" office:value="-0.106862054" calcext:value-type="float">
            <text:p>-0.106862054</text:p>
          </table:table-cell>
          <table:table-cell office:value-type="float" office:value="-0.099080153" calcext:value-type="float">
            <text:p>-0.099080153</text:p>
          </table:table-cell>
          <table:table-cell office:value-type="float" office:value="-0.14161367" calcext:value-type="float">
            <text:p>-0.1416136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2 11:58:26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17125108" calcext:value-type="float">
            <text:p>0.617125108</text:p>
          </table:table-cell>
          <table:table-cell office:value-type="float" office:value="0.685860596" calcext:value-type="float">
            <text:p>0.685860596</text:p>
          </table:table-cell>
          <table:table-cell office:value-type="float" office:value="0.668619951" calcext:value-type="float">
            <text:p>0.668619951</text:p>
          </table:table-cell>
          <table:table-cell/>
          <table:table-cell office:value-type="float" office:value="0.005041872" calcext:value-type="float">
            <text:p>0.005041872</text:p>
          </table:table-cell>
          <table:table-cell office:value-type="float" office:value="0.005603436" calcext:value-type="float">
            <text:p>0.005603436</text:p>
          </table:table-cell>
          <table:table-cell office:value-type="float" office:value="0.005462581" calcext:value-type="float">
            <text:p>0.005462581</text:p>
          </table:table-cell>
          <table:table-cell/>
          <table:table-cell office:value-type="float" office:value="-0.004853962" calcext:value-type="float">
            <text:p>-0.004853962</text:p>
          </table:table-cell>
          <table:table-cell office:value-type="float" office:value="-0.004292397" calcext:value-type="float">
            <text:p>-0.004292397</text:p>
          </table:table-cell>
          <table:table-cell office:value-type="float" office:value="-0.004433252" calcext:value-type="float">
            <text:p>-0.004433252</text:p>
          </table:table-cell>
          <table:table-cell/>
          <table:table-cell office:value-type="float" office:value="26.754058061" calcext:value-type="float">
            <text:p>26.754058061</text:p>
          </table:table-cell>
          <table:table-cell office:value-type="float" office:value="26.767896176" calcext:value-type="float">
            <text:p>26.767896176</text:p>
          </table:table-cell>
          <table:table-cell office:value-type="float" office:value="26.764425233" calcext:value-type="float">
            <text:p>26.764425233</text:p>
          </table:table-cell>
          <table:table-cell/>
          <table:table-cell office:value-type="float" office:value="-0.123049533" calcext:value-type="float">
            <text:p>-0.123049533</text:p>
          </table:table-cell>
          <table:table-cell office:value-type="float" office:value="-0.108812757" calcext:value-type="float">
            <text:p>-0.108812757</text:p>
          </table:table-cell>
          <table:table-cell office:value-type="float" office:value="-0.112383687" calcext:value-type="float">
            <text:p>-0.11238368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2 11:58:27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656067807" calcext:value-type="float">
            <text:p>0.656067807</text:p>
          </table:table-cell>
          <table:table-cell office:value-type="float" office:value="0.767914148" calcext:value-type="float">
            <text:p>0.767914148</text:p>
          </table:table-cell>
          <table:table-cell office:value-type="float" office:value="0.551300711" calcext:value-type="float">
            <text:p>0.551300711</text:p>
          </table:table-cell>
          <table:table-cell/>
          <table:table-cell office:value-type="float" office:value="0.005360031" calcext:value-type="float">
            <text:p>0.005360031</text:p>
          </table:table-cell>
          <table:table-cell office:value-type="float" office:value="0.006273808" calcext:value-type="float">
            <text:p>0.006273808</text:p>
          </table:table-cell>
          <table:table-cell office:value-type="float" office:value="0.004504091" calcext:value-type="float">
            <text:p>0.004504091</text:p>
          </table:table-cell>
          <table:table-cell/>
          <table:table-cell office:value-type="float" office:value="-0.004535802" calcext:value-type="float">
            <text:p>-0.004535802</text:p>
          </table:table-cell>
          <table:table-cell office:value-type="float" office:value="-0.003622025" calcext:value-type="float">
            <text:p>-0.003622025</text:p>
          </table:table-cell>
          <table:table-cell office:value-type="float" office:value="-0.005391743" calcext:value-type="float">
            <text:p>-0.005391743</text:p>
          </table:table-cell>
          <table:table-cell/>
          <table:table-cell office:value-type="float" office:value="26.756843581" calcext:value-type="float">
            <text:p>26.756843581</text:p>
          </table:table-cell>
          <table:table-cell office:value-type="float" office:value="26.779360813" calcext:value-type="float">
            <text:p>26.779360813</text:p>
          </table:table-cell>
          <table:table-cell office:value-type="float" office:value="26.735751161" calcext:value-type="float">
            <text:p>26.735751161</text:p>
          </table:table-cell>
          <table:table-cell/>
          <table:table-cell office:value-type="float" office:value="-0.114983532" calcext:value-type="float">
            <text:p>-0.114983532</text:p>
          </table:table-cell>
          <table:table-cell office:value-type="float" office:value="-0.091817809" calcext:value-type="float">
            <text:p>-0.091817809</text:p>
          </table:table-cell>
          <table:table-cell office:value-type="float" office:value="-0.13668358" calcext:value-type="float">
            <text:p>-0.1366835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2 11:58:28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616327598" calcext:value-type="float">
            <text:p>0.616327598</text:p>
          </table:table-cell>
          <table:table-cell office:value-type="float" office:value="0.653223473" calcext:value-type="float">
            <text:p>0.653223473</text:p>
          </table:table-cell>
          <table:table-cell office:value-type="float" office:value="0.630346016" calcext:value-type="float">
            <text:p>0.630346016</text:p>
          </table:table-cell>
          <table:table-cell/>
          <table:table-cell office:value-type="float" office:value="0.005035356" calcext:value-type="float">
            <text:p>0.005035356</text:p>
          </table:table-cell>
          <table:table-cell office:value-type="float" office:value="0.005336793" calcext:value-type="float">
            <text:p>0.005336793</text:p>
          </table:table-cell>
          <table:table-cell office:value-type="float" office:value="0.005149886" calcext:value-type="float">
            <text:p>0.005149886</text:p>
          </table:table-cell>
          <table:table-cell/>
          <table:table-cell office:value-type="float" office:value="-0.004860477" calcext:value-type="float">
            <text:p>-0.004860477</text:p>
          </table:table-cell>
          <table:table-cell office:value-type="float" office:value="-0.00455904" calcext:value-type="float">
            <text:p>-0.00455904</text:p>
          </table:table-cell>
          <table:table-cell office:value-type="float" office:value="-0.004745948" calcext:value-type="float">
            <text:p>-0.004745948</text:p>
          </table:table-cell>
          <table:table-cell/>
          <table:table-cell office:value-type="float" office:value="26.758952144" calcext:value-type="float">
            <text:p>26.758952144</text:p>
          </table:table-cell>
          <table:table-cell office:value-type="float" office:value="26.766380165" calcext:value-type="float">
            <text:p>26.766380165</text:p>
          </table:table-cell>
          <table:table-cell office:value-type="float" office:value="26.761774392" calcext:value-type="float">
            <text:p>26.761774392</text:p>
          </table:table-cell>
          <table:table-cell/>
          <table:table-cell office:value-type="float" office:value="-0.123214718" calcext:value-type="float">
            <text:p>-0.123214718</text:p>
          </table:table-cell>
          <table:table-cell office:value-type="float" office:value="-0.115572661" calcext:value-type="float">
            <text:p>-0.115572661</text:p>
          </table:table-cell>
          <table:table-cell office:value-type="float" office:value="-0.120311145" calcext:value-type="float">
            <text:p>-0.12031114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2 11:58:29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742438524" calcext:value-type="float">
            <text:p>0.742438524</text:p>
          </table:table-cell>
          <table:table-cell office:value-type="float" office:value="0.623694137" calcext:value-type="float">
            <text:p>0.623694137</text:p>
          </table:table-cell>
          <table:table-cell office:value-type="float" office:value="0.538106029" calcext:value-type="float">
            <text:p>0.538106029</text:p>
          </table:table-cell>
          <table:table-cell/>
          <table:table-cell office:value-type="float" office:value="0.006065674" calcext:value-type="float">
            <text:p>0.006065674</text:p>
          </table:table-cell>
          <table:table-cell office:value-type="float" office:value="0.00509554" calcext:value-type="float">
            <text:p>0.00509554</text:p>
          </table:table-cell>
          <table:table-cell office:value-type="float" office:value="0.004396291" calcext:value-type="float">
            <text:p>0.004396291</text:p>
          </table:table-cell>
          <table:table-cell/>
          <table:table-cell office:value-type="float" office:value="-0.003830159" calcext:value-type="float">
            <text:p>-0.003830159</text:p>
          </table:table-cell>
          <table:table-cell office:value-type="float" office:value="-0.004800293" calcext:value-type="float">
            <text:p>-0.004800293</text:p>
          </table:table-cell>
          <table:table-cell office:value-type="float" office:value="-0.005499542" calcext:value-type="float">
            <text:p>-0.005499542</text:p>
          </table:table-cell>
          <table:table-cell/>
          <table:table-cell office:value-type="float" office:value="26.779286555" calcext:value-type="float">
            <text:p>26.779286555</text:p>
          </table:table-cell>
          <table:table-cell office:value-type="float" office:value="26.755380572" calcext:value-type="float">
            <text:p>26.755380572</text:p>
          </table:table-cell>
          <table:table-cell office:value-type="float" office:value="26.738149403" calcext:value-type="float">
            <text:p>26.738149403</text:p>
          </table:table-cell>
          <table:table-cell/>
          <table:table-cell office:value-type="float" office:value="-0.097094289" calcext:value-type="float">
            <text:p>-0.097094289</text:p>
          </table:table-cell>
          <table:table-cell office:value-type="float" office:value="-0.121688918" calcext:value-type="float">
            <text:p>-0.121688918</text:p>
          </table:table-cell>
          <table:table-cell office:value-type="float" office:value="-0.139416589" calcext:value-type="float">
            <text:p>-0.13941658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2 11:58:31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607838703" calcext:value-type="float">
            <text:p>0.607838703</text:p>
          </table:table-cell>
          <table:table-cell office:value-type="float" office:value="0.665347059" calcext:value-type="float">
            <text:p>0.665347059</text:p>
          </table:table-cell>
          <table:table-cell office:value-type="float" office:value="0.643894153" calcext:value-type="float">
            <text:p>0.643894153</text:p>
          </table:table-cell>
          <table:table-cell/>
          <table:table-cell office:value-type="float" office:value="0.004966002" calcext:value-type="float">
            <text:p>0.004966002</text:p>
          </table:table-cell>
          <table:table-cell office:value-type="float" office:value="0.005435842" calcext:value-type="float">
            <text:p>0.005435842</text:p>
          </table:table-cell>
          <table:table-cell office:value-type="float" office:value="0.005260573" calcext:value-type="float">
            <text:p>0.005260573</text:p>
          </table:table-cell>
          <table:table-cell/>
          <table:table-cell office:value-type="float" office:value="-0.004929831" calcext:value-type="float">
            <text:p>-0.004929831</text:p>
          </table:table-cell>
          <table:table-cell office:value-type="float" office:value="-0.004459991" calcext:value-type="float">
            <text:p>-0.004459991</text:p>
          </table:table-cell>
          <table:table-cell office:value-type="float" office:value="-0.00463526" calcext:value-type="float">
            <text:p>-0.00463526</text:p>
          </table:table-cell>
          <table:table-cell/>
          <table:table-cell office:value-type="float" office:value="26.74713382" calcext:value-type="float">
            <text:p>26.74713382</text:p>
          </table:table-cell>
          <table:table-cell office:value-type="float" office:value="26.758711724" calcext:value-type="float">
            <text:p>26.758711724</text:p>
          </table:table-cell>
          <table:table-cell office:value-type="float" office:value="26.754392718" calcext:value-type="float">
            <text:p>26.754392718</text:p>
          </table:table-cell>
          <table:table-cell/>
          <table:table-cell office:value-type="float" office:value="-0.12497299" calcext:value-type="float">
            <text:p>-0.12497299</text:p>
          </table:table-cell>
          <table:table-cell office:value-type="float" office:value="-0.113061579" calcext:value-type="float">
            <text:p>-0.113061579</text:p>
          </table:table-cell>
          <table:table-cell office:value-type="float" office:value="-0.11750499" calcext:value-type="float">
            <text:p>-0.1175049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2 11:58:32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718014326" calcext:value-type="float">
            <text:p>0.718014326</text:p>
          </table:table-cell>
          <table:table-cell office:value-type="float" office:value="0.636065082" calcext:value-type="float">
            <text:p>0.636065082</text:p>
          </table:table-cell>
          <table:table-cell office:value-type="float" office:value="0.530929629" calcext:value-type="float">
            <text:p>0.530929629</text:p>
          </table:table-cell>
          <table:table-cell/>
          <table:table-cell office:value-type="float" office:value="0.00586613" calcext:value-type="float">
            <text:p>0.00586613</text:p>
          </table:table-cell>
          <table:table-cell office:value-type="float" office:value="0.00519661" calcext:value-type="float">
            <text:p>0.00519661</text:p>
          </table:table-cell>
          <table:table-cell office:value-type="float" office:value="0.00433766" calcext:value-type="float">
            <text:p>0.00433766</text:p>
          </table:table-cell>
          <table:table-cell/>
          <table:table-cell office:value-type="float" office:value="-0.004029703" calcext:value-type="float">
            <text:p>-0.004029703</text:p>
          </table:table-cell>
          <table:table-cell office:value-type="float" office:value="-0.004699223" calcext:value-type="float">
            <text:p>-0.004699223</text:p>
          </table:table-cell>
          <table:table-cell office:value-type="float" office:value="-0.005558173" calcext:value-type="float">
            <text:p>-0.005558173</text:p>
          </table:table-cell>
          <table:table-cell/>
          <table:table-cell office:value-type="float" office:value="26.779423994" calcext:value-type="float">
            <text:p>26.779423994</text:p>
          </table:table-cell>
          <table:table-cell office:value-type="float" office:value="26.762925777" calcext:value-type="float">
            <text:p>26.762925777</text:p>
          </table:table-cell>
          <table:table-cell office:value-type="float" office:value="26.741759309" calcext:value-type="float">
            <text:p>26.741759309</text:p>
          </table:table-cell>
          <table:table-cell/>
          <table:table-cell office:value-type="float" office:value="-0.102153029" calcext:value-type="float">
            <text:p>-0.102153029</text:p>
          </table:table-cell>
          <table:table-cell office:value-type="float" office:value="-0.119126583" calcext:value-type="float">
            <text:p>-0.119126583</text:p>
          </table:table-cell>
          <table:table-cell office:value-type="float" office:value="-0.140903038" calcext:value-type="float">
            <text:p>-0.14090303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2 11:58:33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16845562" calcext:value-type="float">
            <text:p>0.616845562</text:p>
          </table:table-cell>
          <table:table-cell office:value-type="float" office:value="0.734834759" calcext:value-type="float">
            <text:p>0.734834759</text:p>
          </table:table-cell>
          <table:table-cell office:value-type="float" office:value="0.605537368" calcext:value-type="float">
            <text:p>0.605537368</text:p>
          </table:table-cell>
          <table:table-cell/>
          <table:table-cell office:value-type="float" office:value="0.005039588" calcext:value-type="float">
            <text:p>0.005039588</text:p>
          </table:table-cell>
          <table:table-cell office:value-type="float" office:value="0.006003552" calcext:value-type="float">
            <text:p>0.006003552</text:p>
          </table:table-cell>
          <table:table-cell office:value-type="float" office:value="0.004947201" calcext:value-type="float">
            <text:p>0.004947201</text:p>
          </table:table-cell>
          <table:table-cell/>
          <table:table-cell office:value-type="float" office:value="-0.004856245" calcext:value-type="float">
            <text:p>-0.004856245</text:p>
          </table:table-cell>
          <table:table-cell office:value-type="float" office:value="-0.003892281" calcext:value-type="float">
            <text:p>-0.003892281</text:p>
          </table:table-cell>
          <table:table-cell office:value-type="float" office:value="-0.004948633" calcext:value-type="float">
            <text:p>-0.004948633</text:p>
          </table:table-cell>
          <table:table-cell/>
          <table:table-cell office:value-type="float" office:value="26.754001781" calcext:value-type="float">
            <text:p>26.754001781</text:p>
          </table:table-cell>
          <table:table-cell office:value-type="float" office:value="26.777755757" calcext:value-type="float">
            <text:p>26.777755757</text:p>
          </table:table-cell>
          <table:table-cell office:value-type="float" office:value="26.751725152" calcext:value-type="float">
            <text:p>26.751725152</text:p>
          </table:table-cell>
          <table:table-cell/>
          <table:table-cell office:value-type="float" office:value="-0.123107434" calcext:value-type="float">
            <text:p>-0.123107434</text:p>
          </table:table-cell>
          <table:table-cell office:value-type="float" office:value="-0.098669177" calcext:value-type="float">
            <text:p>-0.098669177</text:p>
          </table:table-cell>
          <table:table-cell office:value-type="float" office:value="-0.125449657" calcext:value-type="float">
            <text:p>-0.12544965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2 11:58:35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591806244" calcext:value-type="float">
            <text:p>0.591806244</text:p>
          </table:table-cell>
          <table:table-cell office:value-type="float" office:value="0.71312734" calcext:value-type="float">
            <text:p>0.71312734</text:p>
          </table:table-cell>
          <table:table-cell office:value-type="float" office:value="0.667597731" calcext:value-type="float">
            <text:p>0.667597731</text:p>
          </table:table-cell>
          <table:table-cell/>
          <table:table-cell office:value-type="float" office:value="0.004835018" calcext:value-type="float">
            <text:p>0.004835018</text:p>
          </table:table-cell>
          <table:table-cell office:value-type="float" office:value="0.005826204" calcext:value-type="float">
            <text:p>0.005826204</text:p>
          </table:table-cell>
          <table:table-cell office:value-type="float" office:value="0.00545423" calcext:value-type="float">
            <text:p>0.00545423</text:p>
          </table:table-cell>
          <table:table-cell/>
          <table:table-cell office:value-type="float" office:value="-0.005060815" calcext:value-type="float">
            <text:p>-0.005060815</text:p>
          </table:table-cell>
          <table:table-cell office:value-type="float" office:value="-0.00406963" calcext:value-type="float">
            <text:p>-0.00406963</text:p>
          </table:table-cell>
          <table:table-cell office:value-type="float" office:value="-0.004441604" calcext:value-type="float">
            <text:p>-0.004441604</text:p>
          </table:table-cell>
          <table:table-cell/>
          <table:table-cell office:value-type="float" office:value="26.748960719" calcext:value-type="float">
            <text:p>26.748960719</text:p>
          </table:table-cell>
          <table:table-cell office:value-type="float" office:value="26.773385585" calcext:value-type="float">
            <text:p>26.773385585</text:p>
          </table:table-cell>
          <table:table-cell office:value-type="float" office:value="26.764219436" calcext:value-type="float">
            <text:p>26.764219436</text:p>
          </table:table-cell>
          <table:table-cell/>
          <table:table-cell office:value-type="float" office:value="-0.128293741" calcext:value-type="float">
            <text:p>-0.128293741</text:p>
          </table:table-cell>
          <table:table-cell office:value-type="float" office:value="-0.103165225" calcext:value-type="float">
            <text:p>-0.103165225</text:p>
          </table:table-cell>
          <table:table-cell office:value-type="float" office:value="-0.112595413" calcext:value-type="float">
            <text:p>-0.11259541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2 11:58:36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706738318" calcext:value-type="float">
            <text:p>0.706738318</text:p>
          </table:table-cell>
          <table:table-cell office:value-type="float" office:value="0.668643793" calcext:value-type="float">
            <text:p>0.668643793</text:p>
          </table:table-cell>
          <table:table-cell office:value-type="float" office:value="0.511274995" calcext:value-type="float">
            <text:p>0.511274995</text:p>
          </table:table-cell>
          <table:table-cell/>
          <table:table-cell office:value-type="float" office:value="0.005774006" calcext:value-type="float">
            <text:p>0.005774006</text:p>
          </table:table-cell>
          <table:table-cell office:value-type="float" office:value="0.005462776" calcext:value-type="float">
            <text:p>0.005462776</text:p>
          </table:table-cell>
          <table:table-cell office:value-type="float" office:value="0.004177083" calcext:value-type="float">
            <text:p>0.004177083</text:p>
          </table:table-cell>
          <table:table-cell/>
          <table:table-cell office:value-type="float" office:value="-0.004121827" calcext:value-type="float">
            <text:p>-0.004121827</text:p>
          </table:table-cell>
          <table:table-cell office:value-type="float" office:value="-0.004433057" calcext:value-type="float">
            <text:p>-0.004433057</text:p>
          </table:table-cell>
          <table:table-cell office:value-type="float" office:value="-0.00571875" calcext:value-type="float">
            <text:p>-0.00571875</text:p>
          </table:table-cell>
          <table:table-cell/>
          <table:table-cell office:value-type="float" office:value="26.777153896" calcext:value-type="float">
            <text:p>26.777153896</text:p>
          </table:table-cell>
          <table:table-cell office:value-type="float" office:value="26.769484629" calcext:value-type="float">
            <text:p>26.769484629</text:p>
          </table:table-cell>
          <table:table-cell office:value-type="float" office:value="26.737802283" calcext:value-type="float">
            <text:p>26.737802283</text:p>
          </table:table-cell>
          <table:table-cell/>
          <table:table-cell office:value-type="float" office:value="-0.104488527" calcext:value-type="float">
            <text:p>-0.104488527</text:p>
          </table:table-cell>
          <table:table-cell office:value-type="float" office:value="-0.112378749" calcext:value-type="float">
            <text:p>-0.112378749</text:p>
          </table:table-cell>
          <table:table-cell office:value-type="float" office:value="-0.144974118" calcext:value-type="float">
            <text:p>-0.14497411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2 11:58:37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604189706" calcext:value-type="float">
            <text:p>0.604189706</text:p>
          </table:table-cell>
          <table:table-cell office:value-type="float" office:value="0.753614992" calcext:value-type="float">
            <text:p>0.753614992</text:p>
          </table:table-cell>
          <table:table-cell office:value-type="float" office:value="0.539492433" calcext:value-type="float">
            <text:p>0.539492433</text:p>
          </table:table-cell>
          <table:table-cell/>
          <table:table-cell office:value-type="float" office:value="0.00493619" calcext:value-type="float">
            <text:p>0.00493619</text:p>
          </table:table-cell>
          <table:table-cell office:value-type="float" office:value="0.006156985" calcext:value-type="float">
            <text:p>0.006156985</text:p>
          </table:table-cell>
          <table:table-cell office:value-type="float" office:value="0.004407618" calcext:value-type="float">
            <text:p>0.004407618</text:p>
          </table:table-cell>
          <table:table-cell/>
          <table:table-cell office:value-type="float" office:value="-0.004959643" calcext:value-type="float">
            <text:p>-0.004959643</text:p>
          </table:table-cell>
          <table:table-cell office:value-type="float" office:value="-0.003738848" calcext:value-type="float">
            <text:p>-0.003738848</text:p>
          </table:table-cell>
          <table:table-cell office:value-type="float" office:value="-0.005488215" calcext:value-type="float">
            <text:p>-0.005488215</text:p>
          </table:table-cell>
          <table:table-cell/>
          <table:table-cell office:value-type="float" office:value="26.756508486" calcext:value-type="float">
            <text:p>26.756508486</text:p>
          </table:table-cell>
          <table:table-cell office:value-type="float" office:value="26.786591131" calcext:value-type="float">
            <text:p>26.786591131</text:p>
          </table:table-cell>
          <table:table-cell office:value-type="float" office:value="26.743483236" calcext:value-type="float">
            <text:p>26.743483236</text:p>
          </table:table-cell>
          <table:table-cell/>
          <table:table-cell office:value-type="float" office:value="-0.125728793" calcext:value-type="float">
            <text:p>-0.125728793</text:p>
          </table:table-cell>
          <table:table-cell office:value-type="float" office:value="-0.094779428" calcext:value-type="float">
            <text:p>-0.094779428</text:p>
          </table:table-cell>
          <table:table-cell office:value-type="float" office:value="-0.139129423" calcext:value-type="float">
            <text:p>-0.13912942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2 11:58:38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594095063" calcext:value-type="float">
            <text:p>0.594095063</text:p>
          </table:table-cell>
          <table:table-cell office:value-type="float" office:value="0.679458461" calcext:value-type="float">
            <text:p>0.679458461</text:p>
          </table:table-cell>
          <table:table-cell office:value-type="float" office:value="0.654774982" calcext:value-type="float">
            <text:p>0.654774982</text:p>
          </table:table-cell>
          <table:table-cell/>
          <table:table-cell office:value-type="float" office:value="0.004853718" calcext:value-type="float">
            <text:p>0.004853718</text:p>
          </table:table-cell>
          <table:table-cell office:value-type="float" office:value="0.005551131" calcext:value-type="float">
            <text:p>0.005551131</text:p>
          </table:table-cell>
          <table:table-cell office:value-type="float" office:value="0.005349469" calcext:value-type="float">
            <text:p>0.005349469</text:p>
          </table:table-cell>
          <table:table-cell/>
          <table:table-cell office:value-type="float" office:value="-0.005042116" calcext:value-type="float">
            <text:p>-0.005042116</text:p>
          </table:table-cell>
          <table:table-cell office:value-type="float" office:value="-0.004344702" calcext:value-type="float">
            <text:p>-0.004344702</text:p>
          </table:table-cell>
          <table:table-cell office:value-type="float" office:value="-0.004546365" calcext:value-type="float">
            <text:p>-0.004546365</text:p>
          </table:table-cell>
          <table:table-cell/>
          <table:table-cell office:value-type="float" office:value="26.739312194" calcext:value-type="float">
            <text:p>26.739312194</text:p>
          </table:table-cell>
          <table:table-cell office:value-type="float" office:value="26.756498106" calcext:value-type="float">
            <text:p>26.756498106</text:p>
          </table:table-cell>
          <table:table-cell office:value-type="float" office:value="26.751528695" calcext:value-type="float">
            <text:p>26.751528695</text:p>
          </table:table-cell>
          <table:table-cell/>
          <table:table-cell office:value-type="float" office:value="-0.127819664" calcext:value-type="float">
            <text:p>-0.127819664</text:p>
          </table:table-cell>
          <table:table-cell office:value-type="float" office:value="-0.110138783" calcext:value-type="float">
            <text:p>-0.110138783</text:p>
          </table:table-cell>
          <table:table-cell office:value-type="float" office:value="-0.115251307" calcext:value-type="float">
            <text:p>-0.11525130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2 11:58:40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744760125" calcext:value-type="float">
            <text:p>0.744760125</text:p>
          </table:table-cell>
          <table:table-cell office:value-type="float" office:value="0.618036463" calcext:value-type="float">
            <text:p>0.618036463</text:p>
          </table:table-cell>
          <table:table-cell office:value-type="float" office:value="0.564434" calcext:value-type="float">
            <text:p>0.564434</text:p>
          </table:table-cell>
          <table:table-cell/>
          <table:table-cell office:value-type="float" office:value="0.006084642" calcext:value-type="float">
            <text:p>0.006084642</text:p>
          </table:table-cell>
          <table:table-cell office:value-type="float" office:value="0.005049318" calcext:value-type="float">
            <text:p>0.005049318</text:p>
          </table:table-cell>
          <table:table-cell office:value-type="float" office:value="0.004611389" calcext:value-type="float">
            <text:p>0.004611389</text:p>
          </table:table-cell>
          <table:table-cell/>
          <table:table-cell office:value-type="float" office:value="-0.003811192" calcext:value-type="float">
            <text:p>-0.003811192</text:p>
          </table:table-cell>
          <table:table-cell office:value-type="float" office:value="-0.004846516" calcext:value-type="float">
            <text:p>-0.004846516</text:p>
          </table:table-cell>
          <table:table-cell office:value-type="float" office:value="-0.005284444" calcext:value-type="float">
            <text:p>-0.005284444</text:p>
          </table:table-cell>
          <table:table-cell/>
          <table:table-cell office:value-type="float" office:value="26.779753942" calcext:value-type="float">
            <text:p>26.779753942</text:p>
          </table:table-cell>
          <table:table-cell office:value-type="float" office:value="26.754241539" calcext:value-type="float">
            <text:p>26.754241539</text:p>
          </table:table-cell>
          <table:table-cell office:value-type="float" office:value="26.743449953" calcext:value-type="float">
            <text:p>26.743449953</text:p>
          </table:table-cell>
          <table:table-cell/>
          <table:table-cell office:value-type="float" office:value="-0.09661344" calcext:value-type="float">
            <text:p>-0.09661344</text:p>
          </table:table-cell>
          <table:table-cell office:value-type="float" office:value="-0.122860768" calcext:value-type="float">
            <text:p>-0.122860768</text:p>
          </table:table-cell>
          <table:table-cell office:value-type="float" office:value="-0.133963296" calcext:value-type="float">
            <text:p>-0.13396329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2 11:58:41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589597892" calcext:value-type="float">
            <text:p>0.589597892</text:p>
          </table:table-cell>
          <table:table-cell office:value-type="float" office:value="0.728787867" calcext:value-type="float">
            <text:p>0.728787867</text:p>
          </table:table-cell>
          <table:table-cell office:value-type="float" office:value="0.657667596" calcext:value-type="float">
            <text:p>0.657667596</text:p>
          </table:table-cell>
          <table:table-cell/>
          <table:table-cell office:value-type="float" office:value="0.004816976" calcext:value-type="float">
            <text:p>0.004816976</text:p>
          </table:table-cell>
          <table:table-cell office:value-type="float" office:value="0.005954149" calcext:value-type="float">
            <text:p>0.005954149</text:p>
          </table:table-cell>
          <table:table-cell office:value-type="float" office:value="0.005373101" calcext:value-type="float">
            <text:p>0.005373101</text:p>
          </table:table-cell>
          <table:table-cell/>
          <table:table-cell office:value-type="float" office:value="-0.005078857" calcext:value-type="float">
            <text:p>-0.005078857</text:p>
          </table:table-cell>
          <table:table-cell office:value-type="float" office:value="-0.003941684" calcext:value-type="float">
            <text:p>-0.003941684</text:p>
          </table:table-cell>
          <table:table-cell office:value-type="float" office:value="-0.004522732" calcext:value-type="float">
            <text:p>-0.004522732</text:p>
          </table:table-cell>
          <table:table-cell/>
          <table:table-cell office:value-type="float" office:value="26.748516119" calcext:value-type="float">
            <text:p>26.748516119</text:p>
          </table:table-cell>
          <table:table-cell office:value-type="float" office:value="26.776538389" calcext:value-type="float">
            <text:p>26.776538389</text:p>
          </table:table-cell>
          <table:table-cell office:value-type="float" office:value="26.762220264" calcext:value-type="float">
            <text:p>26.762220264</text:p>
          </table:table-cell>
          <table:table-cell/>
          <table:table-cell office:value-type="float" office:value="-0.128751151" calcext:value-type="float">
            <text:p>-0.128751151</text:p>
          </table:table-cell>
          <table:table-cell office:value-type="float" office:value="-0.099921609" calcext:value-type="float">
            <text:p>-0.099921609</text:p>
          </table:table-cell>
          <table:table-cell office:value-type="float" office:value="-0.114652177" calcext:value-type="float">
            <text:p>-0.11465217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2 11:58:42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10583497" calcext:value-type="float">
            <text:p>0.610583497</text:p>
          </table:table-cell>
          <table:table-cell office:value-type="float" office:value="0.736646144" calcext:value-type="float">
            <text:p>0.736646144</text:p>
          </table:table-cell>
          <table:table-cell office:value-type="float" office:value="0.621151402" calcext:value-type="float">
            <text:p>0.621151402</text:p>
          </table:table-cell>
          <table:table-cell/>
          <table:table-cell office:value-type="float" office:value="0.004988427" calcext:value-type="float">
            <text:p>0.004988427</text:p>
          </table:table-cell>
          <table:table-cell office:value-type="float" office:value="0.006018351" calcext:value-type="float">
            <text:p>0.006018351</text:p>
          </table:table-cell>
          <table:table-cell office:value-type="float" office:value="0.005074766" calcext:value-type="float">
            <text:p>0.005074766</text:p>
          </table:table-cell>
          <table:table-cell/>
          <table:table-cell office:value-type="float" office:value="-0.004907406" calcext:value-type="float">
            <text:p>-0.004907406</text:p>
          </table:table-cell>
          <table:table-cell office:value-type="float" office:value="-0.003877482" calcext:value-type="float">
            <text:p>-0.003877482</text:p>
          </table:table-cell>
          <table:table-cell office:value-type="float" office:value="-0.004821067" calcext:value-type="float">
            <text:p>-0.004821067</text:p>
          </table:table-cell>
          <table:table-cell/>
          <table:table-cell office:value-type="float" office:value="26.742631772" calcext:value-type="float">
            <text:p>26.742631772</text:p>
          </table:table-cell>
          <table:table-cell office:value-type="float" office:value="26.768011356" calcext:value-type="float">
            <text:p>26.768011356</text:p>
          </table:table-cell>
          <table:table-cell office:value-type="float" office:value="26.744759379" calcext:value-type="float">
            <text:p>26.744759379</text:p>
          </table:table-cell>
          <table:table-cell/>
          <table:table-cell office:value-type="float" office:value="-0.124404471" calcext:value-type="float">
            <text:p>-0.124404471</text:p>
          </table:table-cell>
          <table:table-cell office:value-type="float" office:value="-0.098294004" calcext:value-type="float">
            <text:p>-0.098294004</text:p>
          </table:table-cell>
          <table:table-cell office:value-type="float" office:value="-0.122215583" calcext:value-type="float">
            <text:p>-0.12221558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2 11:58:43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587096284" calcext:value-type="float">
            <text:p>0.587096284</text:p>
          </table:table-cell>
          <table:table-cell office:value-type="float" office:value="0.721973863" calcext:value-type="float">
            <text:p>0.721973863</text:p>
          </table:table-cell>
          <table:table-cell office:value-type="float" office:value="0.640118794" calcext:value-type="float">
            <text:p>0.640118794</text:p>
          </table:table-cell>
          <table:table-cell/>
          <table:table-cell office:value-type="float" office:value="0.004796538" calcext:value-type="float">
            <text:p>0.004796538</text:p>
          </table:table-cell>
          <table:table-cell office:value-type="float" office:value="0.005898479" calcext:value-type="float">
            <text:p>0.005898479</text:p>
          </table:table-cell>
          <table:table-cell office:value-type="float" office:value="0.005229729" calcext:value-type="float">
            <text:p>0.005229729</text:p>
          </table:table-cell>
          <table:table-cell/>
          <table:table-cell office:value-type="float" office:value="-0.005099295" calcext:value-type="float">
            <text:p>-0.005099295</text:p>
          </table:table-cell>
          <table:table-cell office:value-type="float" office:value="-0.003997354" calcext:value-type="float">
            <text:p>-0.003997354</text:p>
          </table:table-cell>
          <table:table-cell office:value-type="float" office:value="-0.004666105" calcext:value-type="float">
            <text:p>-0.004666105</text:p>
          </table:table-cell>
          <table:table-cell/>
          <table:table-cell office:value-type="float" office:value="26.737903143" calcext:value-type="float">
            <text:p>26.737903143</text:p>
          </table:table-cell>
          <table:table-cell office:value-type="float" office:value="26.765057486" calcext:value-type="float">
            <text:p>26.765057486</text:p>
          </table:table-cell>
          <table:table-cell office:value-type="float" office:value="26.748578022" calcext:value-type="float">
            <text:p>26.748578022</text:p>
          </table:table-cell>
          <table:table-cell/>
          <table:table-cell office:value-type="float" office:value="-0.129269302" calcext:value-type="float">
            <text:p>-0.129269302</text:p>
          </table:table-cell>
          <table:table-cell office:value-type="float" office:value="-0.101332928" calcext:value-type="float">
            <text:p>-0.101332928</text:p>
          </table:table-cell>
          <table:table-cell office:value-type="float" office:value="-0.118286959" calcext:value-type="float">
            <text:p>-0.11828695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2 11:58:45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588460039" calcext:value-type="float">
            <text:p>0.588460039</text:p>
          </table:table-cell>
          <table:table-cell office:value-type="float" office:value="0.709388937" calcext:value-type="float">
            <text:p>0.709388937</text:p>
          </table:table-cell>
          <table:table-cell office:value-type="float" office:value="0.65702923" calcext:value-type="float">
            <text:p>0.65702923</text:p>
          </table:table-cell>
          <table:table-cell/>
          <table:table-cell office:value-type="float" office:value="0.00480768" calcext:value-type="float">
            <text:p>0.00480768</text:p>
          </table:table-cell>
          <table:table-cell office:value-type="float" office:value="0.005795661" calcext:value-type="float">
            <text:p>0.005795661</text:p>
          </table:table-cell>
          <table:table-cell office:value-type="float" office:value="0.005367886" calcext:value-type="float">
            <text:p>0.005367886</text:p>
          </table:table-cell>
          <table:table-cell/>
          <table:table-cell office:value-type="float" office:value="-0.005088153" calcext:value-type="float">
            <text:p>-0.005088153</text:p>
          </table:table-cell>
          <table:table-cell office:value-type="float" office:value="-0.004100172" calcext:value-type="float">
            <text:p>-0.004100172</text:p>
          </table:table-cell>
          <table:table-cell office:value-type="float" office:value="-0.004527947" calcext:value-type="float">
            <text:p>-0.004527947</text:p>
          </table:table-cell>
          <table:table-cell/>
          <table:table-cell office:value-type="float" office:value="26.733123038" calcext:value-type="float">
            <text:p>26.733123038</text:p>
          </table:table-cell>
          <table:table-cell office:value-type="float" office:value="26.757469283" calcext:value-type="float">
            <text:p>26.757469283</text:p>
          </table:table-cell>
          <table:table-cell office:value-type="float" office:value="26.746927927" calcext:value-type="float">
            <text:p>26.746927927</text:p>
          </table:table-cell>
          <table:table-cell/>
          <table:table-cell office:value-type="float" office:value="-0.128986831" calcext:value-type="float">
            <text:p>-0.128986831</text:p>
          </table:table-cell>
          <table:table-cell office:value-type="float" office:value="-0.103939527" calcext:value-type="float">
            <text:p>-0.103939527</text:p>
          </table:table-cell>
          <table:table-cell office:value-type="float" office:value="-0.114784398" calcext:value-type="float">
            <text:p>-0.11478439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2 11:58:46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69720849" calcext:value-type="float">
            <text:p>0.669720849</text:p>
          </table:table-cell>
          <table:table-cell office:value-type="float" office:value="0.630736426" calcext:value-type="float">
            <text:p>0.630736426</text:p>
          </table:table-cell>
          <table:table-cell office:value-type="float" office:value="0.628991202" calcext:value-type="float">
            <text:p>0.628991202</text:p>
          </table:table-cell>
          <table:table-cell/>
          <table:table-cell office:value-type="float" office:value="0.005471576" calcext:value-type="float">
            <text:p>0.005471576</text:p>
          </table:table-cell>
          <table:table-cell office:value-type="float" office:value="0.005153075" calcext:value-type="float">
            <text:p>0.005153075</text:p>
          </table:table-cell>
          <table:table-cell office:value-type="float" office:value="0.005138817" calcext:value-type="float">
            <text:p>0.005138817</text:p>
          </table:table-cell>
          <table:table-cell/>
          <table:table-cell office:value-type="float" office:value="-0.004424258" calcext:value-type="float">
            <text:p>-0.004424258</text:p>
          </table:table-cell>
          <table:table-cell office:value-type="float" office:value="-0.004742758" calcext:value-type="float">
            <text:p>-0.004742758</text:p>
          </table:table-cell>
          <table:table-cell office:value-type="float" office:value="-0.004757016" calcext:value-type="float">
            <text:p>-0.004757016</text:p>
          </table:table-cell>
          <table:table-cell/>
          <table:table-cell office:value-type="float" office:value="26.75453768" calcext:value-type="float">
            <text:p>26.75453768</text:p>
          </table:table-cell>
          <table:table-cell office:value-type="float" office:value="26.746689102" calcext:value-type="float">
            <text:p>26.746689102</text:p>
          </table:table-cell>
          <table:table-cell office:value-type="float" office:value="26.746337742" calcext:value-type="float">
            <text:p>26.746337742</text:p>
          </table:table-cell>
          <table:table-cell/>
          <table:table-cell office:value-type="float" office:value="-0.112155666" calcext:value-type="float">
            <text:p>-0.112155666</text:p>
          </table:table-cell>
          <table:table-cell office:value-type="float" office:value="-0.120230281" calcext:value-type="float">
            <text:p>-0.120230281</text:p>
          </table:table-cell>
          <table:table-cell office:value-type="float" office:value="-0.120591761" calcext:value-type="float">
            <text:p>-0.12059176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2 11:58:47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726689187" calcext:value-type="float">
            <text:p>0.726689187</text:p>
          </table:table-cell>
          <table:table-cell office:value-type="float" office:value="0.622004345" calcext:value-type="float">
            <text:p>0.622004345</text:p>
          </table:table-cell>
          <table:table-cell office:value-type="float" office:value="0.590495538" calcext:value-type="float">
            <text:p>0.590495538</text:p>
          </table:table-cell>
          <table:table-cell/>
          <table:table-cell office:value-type="float" office:value="0.005937003" calcext:value-type="float">
            <text:p>0.005937003</text:p>
          </table:table-cell>
          <table:table-cell office:value-type="float" office:value="0.005081735" calcext:value-type="float">
            <text:p>0.005081735</text:p>
          </table:table-cell>
          <table:table-cell office:value-type="float" office:value="0.00482431" calcext:value-type="float">
            <text:p>0.00482431</text:p>
          </table:table-cell>
          <table:table-cell/>
          <table:table-cell office:value-type="float" office:value="-0.00395883" calcext:value-type="float">
            <text:p>-0.00395883</text:p>
          </table:table-cell>
          <table:table-cell office:value-type="float" office:value="-0.004814098" calcext:value-type="float">
            <text:p>-0.004814098</text:p>
          </table:table-cell>
          <table:table-cell office:value-type="float" office:value="-0.005071523" calcext:value-type="float">
            <text:p>-0.005071523</text:p>
          </table:table-cell>
          <table:table-cell/>
          <table:table-cell office:value-type="float" office:value="26.760952247" calcext:value-type="float">
            <text:p>26.760952247</text:p>
          </table:table-cell>
          <table:table-cell office:value-type="float" office:value="26.739876463" calcext:value-type="float">
            <text:p>26.739876463</text:p>
          </table:table-cell>
          <table:table-cell office:value-type="float" office:value="26.733532843" calcext:value-type="float">
            <text:p>26.733532843</text:p>
          </table:table-cell>
          <table:table-cell/>
          <table:table-cell office:value-type="float" office:value="-0.100356288" calcext:value-type="float">
            <text:p>-0.100356288</text:p>
          </table:table-cell>
          <table:table-cell office:value-type="float" office:value="-0.122038917" calcext:value-type="float">
            <text:p>-0.122038917</text:p>
          </table:table-cell>
          <table:table-cell office:value-type="float" office:value="-0.128565224" calcext:value-type="float">
            <text:p>-0.12856522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2 11:58:48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76990232" calcext:value-type="float">
            <text:p>0.676990232</text:p>
          </table:table-cell>
          <table:table-cell office:value-type="float" office:value="0.770707222" calcext:value-type="float">
            <text:p>0.770707222</text:p>
          </table:table-cell>
          <table:table-cell office:value-type="float" office:value="0.530234042" calcext:value-type="float">
            <text:p>0.530234042</text:p>
          </table:table-cell>
          <table:table-cell/>
          <table:table-cell office:value-type="float" office:value="0.005530966" calcext:value-type="float">
            <text:p>0.005530966</text:p>
          </table:table-cell>
          <table:table-cell office:value-type="float" office:value="0.006296628" calcext:value-type="float">
            <text:p>0.006296628</text:p>
          </table:table-cell>
          <table:table-cell office:value-type="float" office:value="0.004331977" calcext:value-type="float">
            <text:p>0.004331977</text:p>
          </table:table-cell>
          <table:table-cell/>
          <table:table-cell office:value-type="float" office:value="-0.004364867" calcext:value-type="float">
            <text:p>-0.004364867</text:p>
          </table:table-cell>
          <table:table-cell office:value-type="float" office:value="-0.003599206" calcext:value-type="float">
            <text:p>-0.003599206</text:p>
          </table:table-cell>
          <table:table-cell office:value-type="float" office:value="-0.005563856" calcext:value-type="float">
            <text:p>-0.005563856</text:p>
          </table:table-cell>
          <table:table-cell/>
          <table:table-cell office:value-type="float" office:value="26.745892014" calcext:value-type="float">
            <text:p>26.745892014</text:p>
          </table:table-cell>
          <table:table-cell office:value-type="float" office:value="26.764759603" calcext:value-type="float">
            <text:p>26.764759603</text:p>
          </table:table-cell>
          <table:table-cell office:value-type="float" office:value="26.716345674" calcext:value-type="float">
            <text:p>26.716345674</text:p>
          </table:table-cell>
          <table:table-cell/>
          <table:table-cell office:value-type="float" office:value="-0.11065001" calcext:value-type="float">
            <text:p>-0.11065001</text:p>
          </table:table-cell>
          <table:table-cell office:value-type="float" office:value="-0.091239313" calcext:value-type="float">
            <text:p>-0.091239313</text:p>
          </table:table-cell>
          <table:table-cell office:value-type="float" office:value="-0.141047115" calcext:value-type="float">
            <text:p>-0.14104711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2 11:58:50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711525167" calcext:value-type="float">
            <text:p>0.711525167</text:p>
          </table:table-cell>
          <table:table-cell office:value-type="float" office:value="0.676949701" calcext:value-type="float">
            <text:p>0.676949701</text:p>
          </table:table-cell>
          <table:table-cell office:value-type="float" office:value="0.528503719" calcext:value-type="float">
            <text:p>0.528503719</text:p>
          </table:table-cell>
          <table:table-cell/>
          <table:table-cell office:value-type="float" office:value="0.005813114" calcext:value-type="float">
            <text:p>0.005813114</text:p>
          </table:table-cell>
          <table:table-cell office:value-type="float" office:value="0.005530635" calcext:value-type="float">
            <text:p>0.005530635</text:p>
          </table:table-cell>
          <table:table-cell office:value-type="float" office:value="0.004317841" calcext:value-type="float">
            <text:p>0.004317841</text:p>
          </table:table-cell>
          <table:table-cell/>
          <table:table-cell office:value-type="float" office:value="-0.004082719" calcext:value-type="float">
            <text:p>-0.004082719</text:p>
          </table:table-cell>
          <table:table-cell office:value-type="float" office:value="-0.004365199" calcext:value-type="float">
            <text:p>-0.004365199</text:p>
          </table:table-cell>
          <table:table-cell office:value-type="float" office:value="-0.005577992" calcext:value-type="float">
            <text:p>-0.005577992</text:p>
          </table:table-cell>
          <table:table-cell/>
          <table:table-cell office:value-type="float" office:value="26.762953916" calcext:value-type="float">
            <text:p>26.762953916</text:p>
          </table:table-cell>
          <table:table-cell office:value-type="float" office:value="26.75599303" calcext:value-type="float">
            <text:p>26.75599303</text:p>
          </table:table-cell>
          <table:table-cell office:value-type="float" office:value="26.726106744" calcext:value-type="float">
            <text:p>26.726106744</text:p>
          </table:table-cell>
          <table:table-cell/>
          <table:table-cell office:value-type="float" office:value="-0.103497069" calcext:value-type="float">
            <text:p>-0.103497069</text:p>
          </table:table-cell>
          <table:table-cell office:value-type="float" office:value="-0.110658405" calcext:value-type="float">
            <text:p>-0.110658405</text:p>
          </table:table-cell>
          <table:table-cell office:value-type="float" office:value="-0.141405517" calcext:value-type="float">
            <text:p>-0.14140551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2 11:58:51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682289682" calcext:value-type="float">
            <text:p>0.682289682</text:p>
          </table:table-cell>
          <table:table-cell office:value-type="float" office:value="0.769595596" calcext:value-type="float">
            <text:p>0.769595596</text:p>
          </table:table-cell>
          <table:table-cell office:value-type="float" office:value="0.536388223" calcext:value-type="float">
            <text:p>0.536388223</text:p>
          </table:table-cell>
          <table:table-cell/>
          <table:table-cell office:value-type="float" office:value="0.005574262" calcext:value-type="float">
            <text:p>0.005574262</text:p>
          </table:table-cell>
          <table:table-cell office:value-type="float" office:value="0.006287546" calcext:value-type="float">
            <text:p>0.006287546</text:p>
          </table:table-cell>
          <table:table-cell office:value-type="float" office:value="0.004382257" calcext:value-type="float">
            <text:p>0.004382257</text:p>
          </table:table-cell>
          <table:table-cell/>
          <table:table-cell office:value-type="float" office:value="-0.004321571" calcext:value-type="float">
            <text:p>-0.004321571</text:p>
          </table:table-cell>
          <table:table-cell office:value-type="float" office:value="-0.003608288" calcext:value-type="float">
            <text:p>-0.003608288</text:p>
          </table:table-cell>
          <table:table-cell office:value-type="float" office:value="-0.005513577" calcext:value-type="float">
            <text:p>-0.005513577</text:p>
          </table:table-cell>
          <table:table-cell/>
          <table:table-cell office:value-type="float" office:value="26.752013518" calcext:value-type="float">
            <text:p>26.752013518</text:p>
          </table:table-cell>
          <table:table-cell office:value-type="float" office:value="26.769590312" calcext:value-type="float">
            <text:p>26.769590312</text:p>
          </table:table-cell>
          <table:table-cell office:value-type="float" office:value="26.72263942" calcext:value-type="float">
            <text:p>26.72263942</text:p>
          </table:table-cell>
          <table:table-cell/>
          <table:table-cell office:value-type="float" office:value="-0.109552374" calcext:value-type="float">
            <text:p>-0.109552374</text:p>
          </table:table-cell>
          <table:table-cell office:value-type="float" office:value="-0.091469551" calcext:value-type="float">
            <text:p>-0.091469551</text:p>
          </table:table-cell>
          <table:table-cell office:value-type="float" office:value="-0.139772398" calcext:value-type="float">
            <text:p>-0.13977239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2 11:58:52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01490808" calcext:value-type="float">
            <text:p>0.601490808</text:p>
          </table:table-cell>
          <table:table-cell office:value-type="float" office:value="0.731076089" calcext:value-type="float">
            <text:p>0.731076089</text:p>
          </table:table-cell>
          <table:table-cell office:value-type="float" office:value="0.614464952" calcext:value-type="float">
            <text:p>0.614464952</text:p>
          </table:table-cell>
          <table:table-cell/>
          <table:table-cell office:value-type="float" office:value="0.004914141" calcext:value-type="float">
            <text:p>0.004914141</text:p>
          </table:table-cell>
          <table:table-cell office:value-type="float" office:value="0.005972844" calcext:value-type="float">
            <text:p>0.005972844</text:p>
          </table:table-cell>
          <table:table-cell office:value-type="float" office:value="0.005020138" calcext:value-type="float">
            <text:p>0.005020138</text:p>
          </table:table-cell>
          <table:table-cell/>
          <table:table-cell office:value-type="float" office:value="-0.004981693" calcext:value-type="float">
            <text:p>-0.004981693</text:p>
          </table:table-cell>
          <table:table-cell office:value-type="float" office:value="-0.003922989" calcext:value-type="float">
            <text:p>-0.003922989</text:p>
          </table:table-cell>
          <table:table-cell office:value-type="float" office:value="-0.004875695" calcext:value-type="float">
            <text:p>-0.004875695</text:p>
          </table:table-cell>
          <table:table-cell/>
          <table:table-cell office:value-type="float" office:value="26.730691853" calcext:value-type="float">
            <text:p>26.730691853</text:p>
          </table:table-cell>
          <table:table-cell office:value-type="float" office:value="26.756780896" calcext:value-type="float">
            <text:p>26.756780896</text:p>
          </table:table-cell>
          <table:table-cell office:value-type="float" office:value="26.733303928" calcext:value-type="float">
            <text:p>26.733303928</text:p>
          </table:table-cell>
          <table:table-cell/>
          <table:table-cell office:value-type="float" office:value="-0.126287807" calcext:value-type="float">
            <text:p>-0.126287807</text:p>
          </table:table-cell>
          <table:table-cell office:value-type="float" office:value="-0.099447672" calcext:value-type="float">
            <text:p>-0.099447672</text:p>
          </table:table-cell>
          <table:table-cell office:value-type="float" office:value="-0.12360052" calcext:value-type="float">
            <text:p>-0.1236005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2 11:58:53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729025093" calcext:value-type="float">
            <text:p>0.729025093</text:p>
          </table:table-cell>
          <table:table-cell office:value-type="float" office:value="0.627873615" calcext:value-type="float">
            <text:p>0.627873615</text:p>
          </table:table-cell>
          <table:table-cell office:value-type="float" office:value="0.64733513" calcext:value-type="float">
            <text:p>0.64733513</text:p>
          </table:table-cell>
          <table:table-cell/>
          <table:table-cell office:value-type="float" office:value="0.005956087" calcext:value-type="float">
            <text:p>0.005956087</text:p>
          </table:table-cell>
          <table:table-cell office:value-type="float" office:value="0.005129686" calcext:value-type="float">
            <text:p>0.005129686</text:p>
          </table:table-cell>
          <table:table-cell office:value-type="float" office:value="0.005288686" calcext:value-type="float">
            <text:p>0.005288686</text:p>
          </table:table-cell>
          <table:table-cell/>
          <table:table-cell office:value-type="float" office:value="-0.003939746" calcext:value-type="float">
            <text:p>-0.003939746</text:p>
          </table:table-cell>
          <table:table-cell office:value-type="float" office:value="-0.004766147" calcext:value-type="float">
            <text:p>-0.004766147</text:p>
          </table:table-cell>
          <table:table-cell office:value-type="float" office:value="-0.004607148" calcext:value-type="float">
            <text:p>-0.004607148</text:p>
          </table:table-cell>
          <table:table-cell/>
          <table:table-cell office:value-type="float" office:value="26.766477063" calcext:value-type="float">
            <text:p>26.766477063</text:p>
          </table:table-cell>
          <table:table-cell office:value-type="float" office:value="26.746112742" calcext:value-type="float">
            <text:p>26.746112742</text:p>
          </table:table-cell>
          <table:table-cell office:value-type="float" office:value="26.750030859" calcext:value-type="float">
            <text:p>26.750030859</text:p>
          </table:table-cell>
          <table:table-cell/>
          <table:table-cell office:value-type="float" office:value="-0.099872475" calcext:value-type="float">
            <text:p>-0.099872475</text:p>
          </table:table-cell>
          <table:table-cell office:value-type="float" office:value="-0.120823242" calcext:value-type="float">
            <text:p>-0.120823242</text:p>
          </table:table-cell>
          <table:table-cell office:value-type="float" office:value="-0.116792279" calcext:value-type="float">
            <text:p>-0.11679227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2 11:58:55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88216172" calcext:value-type="float">
            <text:p>0.688216172</text:p>
          </table:table-cell>
          <table:table-cell office:value-type="float" office:value="0.765367242" calcext:value-type="float">
            <text:p>0.765367242</text:p>
          </table:table-cell>
          <table:table-cell office:value-type="float" office:value="0.534473125" calcext:value-type="float">
            <text:p>0.534473125</text:p>
          </table:table-cell>
          <table:table-cell/>
          <table:table-cell office:value-type="float" office:value="0.005622681" calcext:value-type="float">
            <text:p>0.005622681</text:p>
          </table:table-cell>
          <table:table-cell office:value-type="float" office:value="0.006253" calcext:value-type="float">
            <text:p>0.006253</text:p>
          </table:table-cell>
          <table:table-cell office:value-type="float" office:value="0.004366611" calcext:value-type="float">
            <text:p>0.004366611</text:p>
          </table:table-cell>
          <table:table-cell/>
          <table:table-cell office:value-type="float" office:value="-0.004273152" calcext:value-type="float">
            <text:p>-0.004273152</text:p>
          </table:table-cell>
          <table:table-cell office:value-type="float" office:value="-0.003642833" calcext:value-type="float">
            <text:p>-0.003642833</text:p>
          </table:table-cell>
          <table:table-cell office:value-type="float" office:value="-0.005529223" calcext:value-type="float">
            <text:p>-0.005529223</text:p>
          </table:table-cell>
          <table:table-cell/>
          <table:table-cell office:value-type="float" office:value="26.748152095" calcext:value-type="float">
            <text:p>26.748152095</text:p>
          </table:table-cell>
          <table:table-cell office:value-type="float" office:value="26.763684539" calcext:value-type="float">
            <text:p>26.763684539</text:p>
          </table:table-cell>
          <table:table-cell office:value-type="float" office:value="26.717199137" calcext:value-type="float">
            <text:p>26.717199137</text:p>
          </table:table-cell>
          <table:table-cell/>
          <table:table-cell office:value-type="float" office:value="-0.108324865" calcext:value-type="float">
            <text:p>-0.108324865</text:p>
          </table:table-cell>
          <table:table-cell office:value-type="float" office:value="-0.09234532" calcext:value-type="float">
            <text:p>-0.09234532</text:p>
          </table:table-cell>
          <table:table-cell office:value-type="float" office:value="-0.140169072" calcext:value-type="float">
            <text:p>-0.14016907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2 11:58:56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54908497" calcext:value-type="float">
            <text:p>0.654908497</text:p>
          </table:table-cell>
          <table:table-cell office:value-type="float" office:value="0.765962096" calcext:value-type="float">
            <text:p>0.765962096</text:p>
          </table:table-cell>
          <table:table-cell office:value-type="float" office:value="0.549965566" calcext:value-type="float">
            <text:p>0.549965566</text:p>
          </table:table-cell>
          <table:table-cell/>
          <table:table-cell office:value-type="float" office:value="0.00535056" calcext:value-type="float">
            <text:p>0.00535056</text:p>
          </table:table-cell>
          <table:table-cell office:value-type="float" office:value="0.00625786" calcext:value-type="float">
            <text:p>0.00625786</text:p>
          </table:table-cell>
          <table:table-cell office:value-type="float" office:value="0.004493183" calcext:value-type="float">
            <text:p>0.004493183</text:p>
          </table:table-cell>
          <table:table-cell/>
          <table:table-cell office:value-type="float" office:value="-0.004545274" calcext:value-type="float">
            <text:p>-0.004545274</text:p>
          </table:table-cell>
          <table:table-cell office:value-type="float" office:value="-0.003637973" calcext:value-type="float">
            <text:p>-0.003637973</text:p>
          </table:table-cell>
          <table:table-cell office:value-type="float" office:value="-0.005402651" calcext:value-type="float">
            <text:p>-0.005402651</text:p>
          </table:table-cell>
          <table:table-cell/>
          <table:table-cell office:value-type="float" office:value="26.751555575" calcext:value-type="float">
            <text:p>26.751555575</text:p>
          </table:table-cell>
          <table:table-cell office:value-type="float" office:value="26.773913315" calcext:value-type="float">
            <text:p>26.773913315</text:p>
          </table:table-cell>
          <table:table-cell office:value-type="float" office:value="26.730427657" calcext:value-type="float">
            <text:p>26.730427657</text:p>
          </table:table-cell>
          <table:table-cell/>
          <table:table-cell office:value-type="float" office:value="-0.115223653" calcext:value-type="float">
            <text:p>-0.115223653</text:p>
          </table:table-cell>
          <table:table-cell office:value-type="float" office:value="-0.092222115" calcext:value-type="float">
            <text:p>-0.092222115</text:p>
          </table:table-cell>
          <table:table-cell office:value-type="float" office:value="-0.136960127" calcext:value-type="float">
            <text:p>-0.13696012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2 11:58:57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662115295" calcext:value-type="float">
            <text:p>0.662115295</text:p>
          </table:table-cell>
          <table:table-cell office:value-type="float" office:value="0.73124179" calcext:value-type="float">
            <text:p>0.73124179</text:p>
          </table:table-cell>
          <table:table-cell office:value-type="float" office:value="0.515011014" calcext:value-type="float">
            <text:p>0.515011014</text:p>
          </table:table-cell>
          <table:table-cell/>
          <table:table-cell office:value-type="float" office:value="0.005409439" calcext:value-type="float">
            <text:p>0.005409439</text:p>
          </table:table-cell>
          <table:table-cell office:value-type="float" office:value="0.005974198" calcext:value-type="float">
            <text:p>0.005974198</text:p>
          </table:table-cell>
          <table:table-cell office:value-type="float" office:value="0.004207606" calcext:value-type="float">
            <text:p>0.004207606</text:p>
          </table:table-cell>
          <table:table-cell/>
          <table:table-cell office:value-type="float" office:value="-0.004486395" calcext:value-type="float">
            <text:p>-0.004486395</text:p>
          </table:table-cell>
          <table:table-cell office:value-type="float" office:value="-0.003921636" calcext:value-type="float">
            <text:p>-0.003921636</text:p>
          </table:table-cell>
          <table:table-cell office:value-type="float" office:value="-0.005688227" calcext:value-type="float">
            <text:p>-0.005688227</text:p>
          </table:table-cell>
          <table:table-cell/>
          <table:table-cell office:value-type="float" office:value="26.747951887" calcext:value-type="float">
            <text:p>26.747951887</text:p>
          </table:table-cell>
          <table:table-cell office:value-type="float" office:value="26.761868796" calcext:value-type="float">
            <text:p>26.761868796</text:p>
          </table:table-cell>
          <table:table-cell office:value-type="float" office:value="26.718335518" calcext:value-type="float">
            <text:p>26.718335518</text:p>
          </table:table-cell>
          <table:table-cell/>
          <table:table-cell office:value-type="float" office:value="-0.113730954" calcext:value-type="float">
            <text:p>-0.113730954</text:p>
          </table:table-cell>
          <table:table-cell office:value-type="float" office:value="-0.099413353" calcext:value-type="float">
            <text:p>-0.099413353</text:p>
          </table:table-cell>
          <table:table-cell office:value-type="float" office:value="-0.144200272" calcext:value-type="float">
            <text:p>-0.14420027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2 11:58:58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675638399" calcext:value-type="float">
            <text:p>0.675638399</text:p>
          </table:table-cell>
          <table:table-cell office:value-type="float" office:value="0.760996432" calcext:value-type="float">
            <text:p>0.760996432</text:p>
          </table:table-cell>
          <table:table-cell office:value-type="float" office:value="0.529884163" calcext:value-type="float">
            <text:p>0.529884163</text:p>
          </table:table-cell>
          <table:table-cell/>
          <table:table-cell office:value-type="float" office:value="0.005519922" calcext:value-type="float">
            <text:p>0.005519922</text:p>
          </table:table-cell>
          <table:table-cell office:value-type="float" office:value="0.006217291" calcext:value-type="float">
            <text:p>0.006217291</text:p>
          </table:table-cell>
          <table:table-cell office:value-type="float" office:value="0.004329119" calcext:value-type="float">
            <text:p>0.004329119</text:p>
          </table:table-cell>
          <table:table-cell/>
          <table:table-cell office:value-type="float" office:value="-0.004375912" calcext:value-type="float">
            <text:p>-0.004375912</text:p>
          </table:table-cell>
          <table:table-cell office:value-type="float" office:value="-0.003678542" calcext:value-type="float">
            <text:p>-0.003678542</text:p>
          </table:table-cell>
          <table:table-cell office:value-type="float" office:value="-0.005566714" calcext:value-type="float">
            <text:p>-0.005566714</text:p>
          </table:table-cell>
          <table:table-cell/>
          <table:table-cell office:value-type="float" office:value="26.750674443" calcext:value-type="float">
            <text:p>26.750674443</text:p>
          </table:table-cell>
          <table:table-cell office:value-type="float" office:value="26.767859104" calcext:value-type="float">
            <text:p>26.767859104</text:p>
          </table:table-cell>
          <table:table-cell office:value-type="float" office:value="26.721329951" calcext:value-type="float">
            <text:p>26.721329951</text:p>
          </table:table-cell>
          <table:table-cell/>
          <table:table-cell office:value-type="float" office:value="-0.110930005" calcext:value-type="float">
            <text:p>-0.110930005</text:p>
          </table:table-cell>
          <table:table-cell office:value-type="float" office:value="-0.093250595" calcext:value-type="float">
            <text:p>-0.093250595</text:p>
          </table:table-cell>
          <table:table-cell office:value-type="float" office:value="-0.141119585" calcext:value-type="float">
            <text:p>-0.14111958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2 11:59:00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599511933" calcext:value-type="float">
            <text:p>0.599511933</text:p>
          </table:table-cell>
          <table:table-cell office:value-type="float" office:value="0.672847709" calcext:value-type="float">
            <text:p>0.672847709</text:p>
          </table:table-cell>
          <table:table-cell office:value-type="float" office:value="0.644888359" calcext:value-type="float">
            <text:p>0.644888359</text:p>
          </table:table-cell>
          <table:table-cell/>
          <table:table-cell office:value-type="float" office:value="0.004897973" calcext:value-type="float">
            <text:p>0.004897973</text:p>
          </table:table-cell>
          <table:table-cell office:value-type="float" office:value="0.005497122" calcext:value-type="float">
            <text:p>0.005497122</text:p>
          </table:table-cell>
          <table:table-cell office:value-type="float" office:value="0.005268696" calcext:value-type="float">
            <text:p>0.005268696</text:p>
          </table:table-cell>
          <table:table-cell/>
          <table:table-cell office:value-type="float" office:value="-0.00499786" calcext:value-type="float">
            <text:p>-0.00499786</text:p>
          </table:table-cell>
          <table:table-cell office:value-type="float" office:value="-0.004398712" calcext:value-type="float">
            <text:p>-0.004398712</text:p>
          </table:table-cell>
          <table:table-cell office:value-type="float" office:value="-0.004627138" calcext:value-type="float">
            <text:p>-0.004627138</text:p>
          </table:table-cell>
          <table:table-cell/>
          <table:table-cell office:value-type="float" office:value="26.735348104" calcext:value-type="float">
            <text:p>26.735348104</text:p>
          </table:table-cell>
          <table:table-cell office:value-type="float" office:value="26.750112604" calcext:value-type="float">
            <text:p>26.750112604</text:p>
          </table:table-cell>
          <table:table-cell office:value-type="float" office:value="26.744483644" calcext:value-type="float">
            <text:p>26.744483644</text:p>
          </table:table-cell>
          <table:table-cell/>
          <table:table-cell office:value-type="float" office:value="-0.126697685" calcext:value-type="float">
            <text:p>-0.126697685</text:p>
          </table:table-cell>
          <table:table-cell office:value-type="float" office:value="-0.111508021" calcext:value-type="float">
            <text:p>-0.111508021</text:p>
          </table:table-cell>
          <table:table-cell office:value-type="float" office:value="-0.117299065" calcext:value-type="float">
            <text:p>-0.11729906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2 11:59:01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7507275" calcext:value-type="float">
            <text:p>0.67507275</text:p>
          </table:table-cell>
          <table:table-cell office:value-type="float" office:value="0.646013695" calcext:value-type="float">
            <text:p>0.646013695</text:p>
          </table:table-cell>
          <table:table-cell office:value-type="float" office:value="0.651465732" calcext:value-type="float">
            <text:p>0.651465732</text:p>
          </table:table-cell>
          <table:table-cell/>
          <table:table-cell office:value-type="float" office:value="0.0055153" calcext:value-type="float">
            <text:p>0.0055153</text:p>
          </table:table-cell>
          <table:table-cell office:value-type="float" office:value="0.00527789" calcext:value-type="float">
            <text:p>0.00527789</text:p>
          </table:table-cell>
          <table:table-cell office:value-type="float" office:value="0.005322432" calcext:value-type="float">
            <text:p>0.005322432</text:p>
          </table:table-cell>
          <table:table-cell/>
          <table:table-cell office:value-type="float" office:value="-0.004380533" calcext:value-type="float">
            <text:p>-0.004380533</text:p>
          </table:table-cell>
          <table:table-cell office:value-type="float" office:value="-0.004617944" calcext:value-type="float">
            <text:p>-0.004617944</text:p>
          </table:table-cell>
          <table:table-cell office:value-type="float" office:value="-0.004573401" calcext:value-type="float">
            <text:p>-0.004573401</text:p>
          </table:table-cell>
          <table:table-cell/>
          <table:table-cell office:value-type="float" office:value="26.755615153" calcext:value-type="float">
            <text:p>26.755615153</text:p>
          </table:table-cell>
          <table:table-cell office:value-type="float" office:value="26.74976482" calcext:value-type="float">
            <text:p>26.74976482</text:p>
          </table:table-cell>
          <table:table-cell office:value-type="float" office:value="26.750862457" calcext:value-type="float">
            <text:p>26.750862457</text:p>
          </table:table-cell>
          <table:table-cell/>
          <table:table-cell office:value-type="float" office:value="-0.111047164" calcext:value-type="float">
            <text:p>-0.111047164</text:p>
          </table:table-cell>
          <table:table-cell office:value-type="float" office:value="-0.117065981" calcext:value-type="float">
            <text:p>-0.117065981</text:p>
          </table:table-cell>
          <table:table-cell office:value-type="float" office:value="-0.115936732" calcext:value-type="float">
            <text:p>-0.1159367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2 11:59:02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708887066" calcext:value-type="float">
            <text:p>0.708887066</text:p>
          </table:table-cell>
          <table:table-cell office:value-type="float" office:value="0.689141832" calcext:value-type="float">
            <text:p>0.689141832</text:p>
          </table:table-cell>
          <table:table-cell office:value-type="float" office:value="0.515873494" calcext:value-type="float">
            <text:p>0.515873494</text:p>
          </table:table-cell>
          <table:table-cell/>
          <table:table-cell office:value-type="float" office:value="0.005791561" calcext:value-type="float">
            <text:p>0.005791561</text:p>
          </table:table-cell>
          <table:table-cell office:value-type="float" office:value="0.005630244" calcext:value-type="float">
            <text:p>0.005630244</text:p>
          </table:table-cell>
          <table:table-cell office:value-type="float" office:value="0.004214653" calcext:value-type="float">
            <text:p>0.004214653</text:p>
          </table:table-cell>
          <table:table-cell/>
          <table:table-cell office:value-type="float" office:value="-0.004104272" calcext:value-type="float">
            <text:p>-0.004104272</text:p>
          </table:table-cell>
          <table:table-cell office:value-type="float" office:value="-0.00426559" calcext:value-type="float">
            <text:p>-0.00426559</text:p>
          </table:table-cell>
          <table:table-cell office:value-type="float" office:value="-0.005681181" calcext:value-type="float">
            <text:p>-0.005681181</text:p>
          </table:table-cell>
          <table:table-cell/>
          <table:table-cell office:value-type="float" office:value="26.767477364" calcext:value-type="float">
            <text:p>26.767477364</text:p>
          </table:table-cell>
          <table:table-cell office:value-type="float" office:value="26.763502186" calcext:value-type="float">
            <text:p>26.763502186</text:p>
          </table:table-cell>
          <table:table-cell office:value-type="float" office:value="26.728618626" calcext:value-type="float">
            <text:p>26.728618626</text:p>
          </table:table-cell>
          <table:table-cell/>
          <table:table-cell office:value-type="float" office:value="-0.104043475" calcext:value-type="float">
            <text:p>-0.104043475</text:p>
          </table:table-cell>
          <table:table-cell office:value-type="float" office:value="-0.10813314" calcext:value-type="float">
            <text:p>-0.10813314</text:p>
          </table:table-cell>
          <table:table-cell office:value-type="float" office:value="-0.144021626" calcext:value-type="float">
            <text:p>-0.14402162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2 11:59:03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00555611" calcext:value-type="float">
            <text:p>0.600555611</text:p>
          </table:table-cell>
          <table:table-cell office:value-type="float" office:value="0.743416636" calcext:value-type="float">
            <text:p>0.743416636</text:p>
          </table:table-cell>
          <table:table-cell office:value-type="float" office:value="0.600858998" calcext:value-type="float">
            <text:p>0.600858998</text:p>
          </table:table-cell>
          <table:table-cell/>
          <table:table-cell office:value-type="float" office:value="0.0049065" calcext:value-type="float">
            <text:p>0.0049065</text:p>
          </table:table-cell>
          <table:table-cell office:value-type="float" office:value="0.006073665" calcext:value-type="float">
            <text:p>0.006073665</text:p>
          </table:table-cell>
          <table:table-cell office:value-type="float" office:value="0.004908979" calcext:value-type="float">
            <text:p>0.004908979</text:p>
          </table:table-cell>
          <table:table-cell/>
          <table:table-cell office:value-type="float" office:value="-0.004989333" calcext:value-type="float">
            <text:p>-0.004989333</text:p>
          </table:table-cell>
          <table:table-cell office:value-type="float" office:value="-0.003822168" calcext:value-type="float">
            <text:p>-0.003822168</text:p>
          </table:table-cell>
          <table:table-cell office:value-type="float" office:value="-0.004986855" calcext:value-type="float">
            <text:p>-0.004986855</text:p>
          </table:table-cell>
          <table:table-cell/>
          <table:table-cell office:value-type="float" office:value="26.73050357" calcext:value-type="float">
            <text:p>26.73050357</text:p>
          </table:table-cell>
          <table:table-cell office:value-type="float" office:value="26.759265353" calcext:value-type="float">
            <text:p>26.759265353</text:p>
          </table:table-cell>
          <table:table-cell office:value-type="float" office:value="26.730564651" calcext:value-type="float">
            <text:p>26.730564651</text:p>
          </table:table-cell>
          <table:table-cell/>
          <table:table-cell office:value-type="float" office:value="-0.126481511" calcext:value-type="float">
            <text:p>-0.126481511</text:p>
          </table:table-cell>
          <table:table-cell office:value-type="float" office:value="-0.096891703" calcext:value-type="float">
            <text:p>-0.096891703</text:p>
          </table:table-cell>
          <table:table-cell office:value-type="float" office:value="-0.126418672" calcext:value-type="float">
            <text:p>-0.12641867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2 11:59:05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35361151" calcext:value-type="float">
            <text:p>0.635361151</text:p>
          </table:table-cell>
          <table:table-cell office:value-type="float" office:value="0.638895111" calcext:value-type="float">
            <text:p>0.638895111</text:p>
          </table:table-cell>
          <table:table-cell office:value-type="float" office:value="0.625041798" calcext:value-type="float">
            <text:p>0.625041798</text:p>
          </table:table-cell>
          <table:table-cell/>
          <table:table-cell office:value-type="float" office:value="0.005190859" calcext:value-type="float">
            <text:p>0.005190859</text:p>
          </table:table-cell>
          <table:table-cell office:value-type="float" office:value="0.005219731" calcext:value-type="float">
            <text:p>0.005219731</text:p>
          </table:table-cell>
          <table:table-cell office:value-type="float" office:value="0.005106551" calcext:value-type="float">
            <text:p>0.005106551</text:p>
          </table:table-cell>
          <table:table-cell/>
          <table:table-cell office:value-type="float" office:value="-0.004704974" calcext:value-type="float">
            <text:p>-0.004704974</text:p>
          </table:table-cell>
          <table:table-cell office:value-type="float" office:value="-0.004676102" calcext:value-type="float">
            <text:p>-0.004676102</text:p>
          </table:table-cell>
          <table:table-cell office:value-type="float" office:value="-0.004789283" calcext:value-type="float">
            <text:p>-0.004789283</text:p>
          </table:table-cell>
          <table:table-cell/>
          <table:table-cell office:value-type="float" office:value="26.747620182" calcext:value-type="float">
            <text:p>26.747620182</text:p>
          </table:table-cell>
          <table:table-cell office:value-type="float" office:value="26.748331662" calcext:value-type="float">
            <text:p>26.748331662</text:p>
          </table:table-cell>
          <table:table-cell office:value-type="float" office:value="26.745542621" calcext:value-type="float">
            <text:p>26.745542621</text:p>
          </table:table-cell>
          <table:table-cell/>
          <table:table-cell office:value-type="float" office:value="-0.119272385" calcext:value-type="float">
            <text:p>-0.119272385</text:p>
          </table:table-cell>
          <table:table-cell office:value-type="float" office:value="-0.118540414" calcext:value-type="float">
            <text:p>-0.118540414</text:p>
          </table:table-cell>
          <table:table-cell office:value-type="float" office:value="-0.121409783" calcext:value-type="float">
            <text:p>-0.12140978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2 11:59:06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82891093" calcext:value-type="float">
            <text:p>0.682891093</text:p>
          </table:table-cell>
          <table:table-cell office:value-type="float" office:value="0.759264917" calcext:value-type="float">
            <text:p>0.759264917</text:p>
          </table:table-cell>
          <table:table-cell office:value-type="float" office:value="0.535245006" calcext:value-type="float">
            <text:p>0.535245006</text:p>
          </table:table-cell>
          <table:table-cell/>
          <table:table-cell office:value-type="float" office:value="0.005579176" calcext:value-type="float">
            <text:p>0.005579176</text:p>
          </table:table-cell>
          <table:table-cell office:value-type="float" office:value="0.006203145" calcext:value-type="float">
            <text:p>0.006203145</text:p>
          </table:table-cell>
          <table:table-cell office:value-type="float" office:value="0.004372917" calcext:value-type="float">
            <text:p>0.004372917</text:p>
          </table:table-cell>
          <table:table-cell/>
          <table:table-cell office:value-type="float" office:value="-0.004316658" calcext:value-type="float">
            <text:p>-0.004316658</text:p>
          </table:table-cell>
          <table:table-cell office:value-type="float" office:value="-0.003692689" calcext:value-type="float">
            <text:p>-0.003692689</text:p>
          </table:table-cell>
          <table:table-cell office:value-type="float" office:value="-0.005522917" calcext:value-type="float">
            <text:p>-0.005522917</text:p>
          </table:table-cell>
          <table:table-cell/>
          <table:table-cell office:value-type="float" office:value="26.747080015" calcext:value-type="float">
            <text:p>26.747080015</text:p>
          </table:table-cell>
          <table:table-cell office:value-type="float" office:value="26.762455996" calcext:value-type="float">
            <text:p>26.762455996</text:p>
          </table:table-cell>
          <table:table-cell office:value-type="float" office:value="26.717354541" calcext:value-type="float">
            <text:p>26.717354541</text:p>
          </table:table-cell>
          <table:table-cell/>
          <table:table-cell office:value-type="float" office:value="-0.109427808" calcext:value-type="float">
            <text:p>-0.109427808</text:p>
          </table:table-cell>
          <table:table-cell office:value-type="float" office:value="-0.093609223" calcext:value-type="float">
            <text:p>-0.093609223</text:p>
          </table:table-cell>
          <table:table-cell office:value-type="float" office:value="-0.140009193" calcext:value-type="float">
            <text:p>-0.14000919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2 11:59:07</text:p>
          </table:table-cell>
          <table:table-cell office:value-type="float" office:value="26.84839" calcext:value-type="float">
            <text:p>26.84839</text:p>
          </table:table-cell>
          <table:table-cell office:value-type="float" office:value="0.671613893" calcext:value-type="float">
            <text:p>0.671613893</text:p>
          </table:table-cell>
          <table:table-cell office:value-type="float" office:value="0.769657584" calcext:value-type="float">
            <text:p>0.769657584</text:p>
          </table:table-cell>
          <table:table-cell office:value-type="float" office:value="0.522129598" calcext:value-type="float">
            <text:p>0.522129598</text:p>
          </table:table-cell>
          <table:table-cell/>
          <table:table-cell office:value-type="float" office:value="0.005487042" calcext:value-type="float">
            <text:p>0.005487042</text:p>
          </table:table-cell>
          <table:table-cell office:value-type="float" office:value="0.006288052" calcext:value-type="float">
            <text:p>0.006288052</text:p>
          </table:table-cell>
          <table:table-cell office:value-type="float" office:value="0.004265765" calcext:value-type="float">
            <text:p>0.004265765</text:p>
          </table:table-cell>
          <table:table-cell/>
          <table:table-cell office:value-type="float" office:value="-0.004408792" calcext:value-type="float">
            <text:p>-0.004408792</text:p>
          </table:table-cell>
          <table:table-cell office:value-type="float" office:value="-0.003607781" calcext:value-type="float">
            <text:p>-0.003607781</text:p>
          </table:table-cell>
          <table:table-cell office:value-type="float" office:value="-0.005630069" calcext:value-type="float">
            <text:p>-0.005630069</text:p>
          </table:table-cell>
          <table:table-cell/>
          <table:table-cell office:value-type="float" office:value="26.73975502" calcext:value-type="float">
            <text:p>26.73975502</text:p>
          </table:table-cell>
          <table:table-cell office:value-type="float" office:value="26.759493781" calcext:value-type="float">
            <text:p>26.759493781</text:p>
          </table:table-cell>
          <table:table-cell office:value-type="float" office:value="26.709659263" calcext:value-type="float">
            <text:p>26.709659263</text:p>
          </table:table-cell>
          <table:table-cell/>
          <table:table-cell office:value-type="float" office:value="-0.111763573" calcext:value-type="float">
            <text:p>-0.111763573</text:p>
          </table:table-cell>
          <table:table-cell office:value-type="float" office:value="-0.091456712" calcext:value-type="float">
            <text:p>-0.091456712</text:p>
          </table:table-cell>
          <table:table-cell office:value-type="float" office:value="-0.142725793" calcext:value-type="float">
            <text:p>-0.14272579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2 11:59:08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724663225" calcext:value-type="float">
            <text:p>0.724663225</text:p>
          </table:table-cell>
          <table:table-cell office:value-type="float" office:value="0.614755227" calcext:value-type="float">
            <text:p>0.614755227</text:p>
          </table:table-cell>
          <table:table-cell office:value-type="float" office:value="0.616167857" calcext:value-type="float">
            <text:p>0.616167857</text:p>
          </table:table-cell>
          <table:table-cell/>
          <table:table-cell office:value-type="float" office:value="0.005920451" calcext:value-type="float">
            <text:p>0.005920451</text:p>
          </table:table-cell>
          <table:table-cell office:value-type="float" office:value="0.00502251" calcext:value-type="float">
            <text:p>0.00502251</text:p>
          </table:table-cell>
          <table:table-cell office:value-type="float" office:value="0.005034051" calcext:value-type="float">
            <text:p>0.005034051</text:p>
          </table:table-cell>
          <table:table-cell/>
          <table:table-cell office:value-type="float" office:value="-0.003975382" calcext:value-type="float">
            <text:p>-0.003975382</text:p>
          </table:table-cell>
          <table:table-cell office:value-type="float" office:value="-0.004873323" calcext:value-type="float">
            <text:p>-0.004873323</text:p>
          </table:table-cell>
          <table:table-cell office:value-type="float" office:value="-0.004861782" calcext:value-type="float">
            <text:p>-0.004861782</text:p>
          </table:table-cell>
          <table:table-cell/>
          <table:table-cell office:value-type="float" office:value="26.755489826" calcext:value-type="float">
            <text:p>26.755489826</text:p>
          </table:table-cell>
          <table:table-cell office:value-type="float" office:value="26.733362369" calcext:value-type="float">
            <text:p>26.733362369</text:p>
          </table:table-cell>
          <table:table-cell office:value-type="float" office:value="26.733646772" calcext:value-type="float">
            <text:p>26.733646772</text:p>
          </table:table-cell>
          <table:table-cell/>
          <table:table-cell office:value-type="float" office:value="-0.100775906" calcext:value-type="float">
            <text:p>-0.100775906</text:p>
          </table:table-cell>
          <table:table-cell office:value-type="float" office:value="-0.123540396" calcext:value-type="float">
            <text:p>-0.123540396</text:p>
          </table:table-cell>
          <table:table-cell office:value-type="float" office:value="-0.123247804" calcext:value-type="float">
            <text:p>-0.12324780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2 11:59:09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91725694" calcext:value-type="float">
            <text:p>0.691725694</text:p>
          </table:table-cell>
          <table:table-cell office:value-type="float" office:value="0.735073773" calcext:value-type="float">
            <text:p>0.735073773</text:p>
          </table:table-cell>
          <table:table-cell office:value-type="float" office:value="0.516747894" calcext:value-type="float">
            <text:p>0.516747894</text:p>
          </table:table-cell>
          <table:table-cell/>
          <table:table-cell office:value-type="float" office:value="0.005651354" calcext:value-type="float">
            <text:p>0.005651354</text:p>
          </table:table-cell>
          <table:table-cell office:value-type="float" office:value="0.006005505" calcext:value-type="float">
            <text:p>0.006005505</text:p>
          </table:table-cell>
          <table:table-cell office:value-type="float" office:value="0.004221797" calcext:value-type="float">
            <text:p>0.004221797</text:p>
          </table:table-cell>
          <table:table-cell/>
          <table:table-cell office:value-type="float" office:value="-0.00424448" calcext:value-type="float">
            <text:p>-0.00424448</text:p>
          </table:table-cell>
          <table:table-cell office:value-type="float" office:value="-0.003890329" calcext:value-type="float">
            <text:p>-0.003890329</text:p>
          </table:table-cell>
          <table:table-cell office:value-type="float" office:value="-0.005674037" calcext:value-type="float">
            <text:p>-0.005674037</text:p>
          </table:table-cell>
          <table:table-cell/>
          <table:table-cell office:value-type="float" office:value="26.748858654" calcext:value-type="float">
            <text:p>26.748858654</text:p>
          </table:table-cell>
          <table:table-cell office:value-type="float" office:value="26.757585729" calcext:value-type="float">
            <text:p>26.757585729</text:p>
          </table:table-cell>
          <table:table-cell office:value-type="float" office:value="26.713630477" calcext:value-type="float">
            <text:p>26.713630477</text:p>
          </table:table-cell>
          <table:table-cell/>
          <table:table-cell office:value-type="float" office:value="-0.107597966" calcext:value-type="float">
            <text:p>-0.107597966</text:p>
          </table:table-cell>
          <table:table-cell office:value-type="float" office:value="-0.098619673" calcext:value-type="float">
            <text:p>-0.098619673</text:p>
          </table:table-cell>
          <table:table-cell office:value-type="float" office:value="-0.14384051" calcext:value-type="float">
            <text:p>-0.1438405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2 11:59:11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05087948" calcext:value-type="float">
            <text:p>0.605087948</text:p>
          </table:table-cell>
          <table:table-cell office:value-type="float" office:value="0.683938942" calcext:value-type="float">
            <text:p>0.683938942</text:p>
          </table:table-cell>
          <table:table-cell office:value-type="float" office:value="0.569965907" calcext:value-type="float">
            <text:p>0.569965907</text:p>
          </table:table-cell>
          <table:table-cell/>
          <table:table-cell office:value-type="float" office:value="0.004943529" calcext:value-type="float">
            <text:p>0.004943529</text:p>
          </table:table-cell>
          <table:table-cell office:value-type="float" office:value="0.005587736" calcext:value-type="float">
            <text:p>0.005587736</text:p>
          </table:table-cell>
          <table:table-cell office:value-type="float" office:value="0.004656584" calcext:value-type="float">
            <text:p>0.004656584</text:p>
          </table:table-cell>
          <table:table-cell/>
          <table:table-cell office:value-type="float" office:value="-0.004952304" calcext:value-type="float">
            <text:p>-0.004952304</text:p>
          </table:table-cell>
          <table:table-cell office:value-type="float" office:value="-0.004308097" calcext:value-type="float">
            <text:p>-0.004308097</text:p>
          </table:table-cell>
          <table:table-cell office:value-type="float" office:value="-0.005239249" calcext:value-type="float">
            <text:p>-0.005239249</text:p>
          </table:table-cell>
          <table:table-cell/>
          <table:table-cell office:value-type="float" office:value="26.731416063" calcext:value-type="float">
            <text:p>26.731416063</text:p>
          </table:table-cell>
          <table:table-cell office:value-type="float" office:value="26.747290975" calcext:value-type="float">
            <text:p>26.747290975</text:p>
          </table:table-cell>
          <table:table-cell office:value-type="float" office:value="26.724344943" calcext:value-type="float">
            <text:p>26.724344943</text:p>
          </table:table-cell>
          <table:table-cell/>
          <table:table-cell office:value-type="float" office:value="-0.125542743" calcext:value-type="float">
            <text:p>-0.125542743</text:p>
          </table:table-cell>
          <table:table-cell office:value-type="float" office:value="-0.109210775" calcext:value-type="float">
            <text:p>-0.109210775</text:p>
          </table:table-cell>
          <table:table-cell office:value-type="float" office:value="-0.13281748" calcext:value-type="float">
            <text:p>-0.1328174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2 11:59:12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611648632" calcext:value-type="float">
            <text:p>0.611648632</text:p>
          </table:table-cell>
          <table:table-cell office:value-type="float" office:value="0.667625149" calcext:value-type="float">
            <text:p>0.667625149</text:p>
          </table:table-cell>
          <table:table-cell office:value-type="float" office:value="0.649293142" calcext:value-type="float">
            <text:p>0.649293142</text:p>
          </table:table-cell>
          <table:table-cell/>
          <table:table-cell office:value-type="float" office:value="0.004997129" calcext:value-type="float">
            <text:p>0.004997129</text:p>
          </table:table-cell>
          <table:table-cell office:value-type="float" office:value="0.005454454" calcext:value-type="float">
            <text:p>0.005454454</text:p>
          </table:table-cell>
          <table:table-cell office:value-type="float" office:value="0.005304683" calcext:value-type="float">
            <text:p>0.005304683</text:p>
          </table:table-cell>
          <table:table-cell/>
          <table:table-cell office:value-type="float" office:value="-0.004898704" calcext:value-type="float">
            <text:p>-0.004898704</text:p>
          </table:table-cell>
          <table:table-cell office:value-type="float" office:value="-0.004441379" calcext:value-type="float">
            <text:p>-0.004441379</text:p>
          </table:table-cell>
          <table:table-cell office:value-type="float" office:value="-0.004591151" calcext:value-type="float">
            <text:p>-0.004591151</text:p>
          </table:table-cell>
          <table:table-cell/>
          <table:table-cell office:value-type="float" office:value="26.732736921" calcext:value-type="float">
            <text:p>26.732736921</text:p>
          </table:table-cell>
          <table:table-cell office:value-type="float" office:value="26.74400657" calcext:value-type="float">
            <text:p>26.74400657</text:p>
          </table:table-cell>
          <table:table-cell office:value-type="float" office:value="26.740315833" calcext:value-type="float">
            <text:p>26.740315833</text:p>
          </table:table-cell>
          <table:table-cell/>
          <table:table-cell office:value-type="float" office:value="-0.124183853" calcext:value-type="float">
            <text:p>-0.124183853</text:p>
          </table:table-cell>
          <table:table-cell office:value-type="float" office:value="-0.112589734" calcext:value-type="float">
            <text:p>-0.112589734</text:p>
          </table:table-cell>
          <table:table-cell office:value-type="float" office:value="-0.116386727" calcext:value-type="float">
            <text:p>-0.11638672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2 11:59:13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734242884" calcext:value-type="float">
            <text:p>0.734242884</text:p>
          </table:table-cell>
          <table:table-cell office:value-type="float" office:value="0.629800633" calcext:value-type="float">
            <text:p>0.629800633</text:p>
          </table:table-cell>
          <table:table-cell office:value-type="float" office:value="0.540173118" calcext:value-type="float">
            <text:p>0.540173118</text:p>
          </table:table-cell>
          <table:table-cell/>
          <table:table-cell office:value-type="float" office:value="0.005998716" calcext:value-type="float">
            <text:p>0.005998716</text:p>
          </table:table-cell>
          <table:table-cell office:value-type="float" office:value="0.00514543" calcext:value-type="float">
            <text:p>0.00514543</text:p>
          </table:table-cell>
          <table:table-cell office:value-type="float" office:value="0.004413179" calcext:value-type="float">
            <text:p>0.004413179</text:p>
          </table:table-cell>
          <table:table-cell/>
          <table:table-cell office:value-type="float" office:value="-0.003897117" calcext:value-type="float">
            <text:p>-0.003897117</text:p>
          </table:table-cell>
          <table:table-cell office:value-type="float" office:value="-0.004750403" calcext:value-type="float">
            <text:p>-0.004750403</text:p>
          </table:table-cell>
          <table:table-cell office:value-type="float" office:value="-0.005482654" calcext:value-type="float">
            <text:p>-0.005482654</text:p>
          </table:table-cell>
          <table:table-cell/>
          <table:table-cell office:value-type="float" office:value="26.762472988" calcext:value-type="float">
            <text:p>26.762472988</text:p>
          </table:table-cell>
          <table:table-cell office:value-type="float" office:value="26.741446072" calcext:value-type="float">
            <text:p>26.741446072</text:p>
          </table:table-cell>
          <table:table-cell office:value-type="float" office:value="26.723401436" calcext:value-type="float">
            <text:p>26.723401436</text:p>
          </table:table-cell>
          <table:table-cell/>
          <table:table-cell office:value-type="float" office:value="-0.098791766" calcext:value-type="float">
            <text:p>-0.098791766</text:p>
          </table:table-cell>
          <table:table-cell office:value-type="float" office:value="-0.120424108" calcext:value-type="float">
            <text:p>-0.120424108</text:p>
          </table:table-cell>
          <table:table-cell office:value-type="float" office:value="-0.138988433" calcext:value-type="float">
            <text:p>-0.13898843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2 11:59:14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33488373" calcext:value-type="float">
            <text:p>0.633488373</text:p>
          </table:table-cell>
          <table:table-cell office:value-type="float" office:value="0.772099587" calcext:value-type="float">
            <text:p>0.772099587</text:p>
          </table:table-cell>
          <table:table-cell office:value-type="float" office:value="0.52509791" calcext:value-type="float">
            <text:p>0.52509791</text:p>
          </table:table-cell>
          <table:table-cell/>
          <table:table-cell office:value-type="float" office:value="0.005175559" calcext:value-type="float">
            <text:p>0.005175559</text:p>
          </table:table-cell>
          <table:table-cell office:value-type="float" office:value="0.006308003" calcext:value-type="float">
            <text:p>0.006308003</text:p>
          </table:table-cell>
          <table:table-cell office:value-type="float" office:value="0.004290016" calcext:value-type="float">
            <text:p>0.004290016</text:p>
          </table:table-cell>
          <table:table-cell/>
          <table:table-cell office:value-type="float" office:value="-0.004720275" calcext:value-type="float">
            <text:p>-0.004720275</text:p>
          </table:table-cell>
          <table:table-cell office:value-type="float" office:value="-0.00358783" calcext:value-type="float">
            <text:p>-0.00358783</text:p>
          </table:table-cell>
          <table:table-cell office:value-type="float" office:value="-0.005605818" calcext:value-type="float">
            <text:p>-0.005605818</text:p>
          </table:table-cell>
          <table:table-cell/>
          <table:table-cell office:value-type="float" office:value="26.747243142" calcext:value-type="float">
            <text:p>26.747243142</text:p>
          </table:table-cell>
          <table:table-cell office:value-type="float" office:value="26.775148926" calcext:value-type="float">
            <text:p>26.775148926</text:p>
          </table:table-cell>
          <table:table-cell office:value-type="float" office:value="26.725421051" calcext:value-type="float">
            <text:p>26.725421051</text:p>
          </table:table-cell>
          <table:table-cell/>
          <table:table-cell office:value-type="float" office:value="-0.119660284" calcext:value-type="float">
            <text:p>-0.119660284</text:p>
          </table:table-cell>
          <table:table-cell office:value-type="float" office:value="-0.09095093" calcext:value-type="float">
            <text:p>-0.09095093</text:p>
          </table:table-cell>
          <table:table-cell office:value-type="float" office:value="-0.142110964" calcext:value-type="float">
            <text:p>-0.14211096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2 11:59:16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706257904" calcext:value-type="float">
            <text:p>0.706257904</text:p>
          </table:table-cell>
          <table:table-cell office:value-type="float" office:value="0.683316074" calcext:value-type="float">
            <text:p>0.683316074</text:p>
          </table:table-cell>
          <table:table-cell office:value-type="float" office:value="0.513581099" calcext:value-type="float">
            <text:p>0.513581099</text:p>
          </table:table-cell>
          <table:table-cell/>
          <table:table-cell office:value-type="float" office:value="0.005770081" calcext:value-type="float">
            <text:p>0.005770081</text:p>
          </table:table-cell>
          <table:table-cell office:value-type="float" office:value="0.005582648" calcext:value-type="float">
            <text:p>0.005582648</text:p>
          </table:table-cell>
          <table:table-cell office:value-type="float" office:value="0.004195924" calcext:value-type="float">
            <text:p>0.004195924</text:p>
          </table:table-cell>
          <table:table-cell/>
          <table:table-cell office:value-type="float" office:value="-0.004125752" calcext:value-type="float">
            <text:p>-0.004125752</text:p>
          </table:table-cell>
          <table:table-cell office:value-type="float" office:value="-0.004313186" calcext:value-type="float">
            <text:p>-0.004313186</text:p>
          </table:table-cell>
          <table:table-cell office:value-type="float" office:value="-0.005699909" calcext:value-type="float">
            <text:p>-0.005699909</text:p>
          </table:table-cell>
          <table:table-cell/>
          <table:table-cell office:value-type="float" office:value="26.751784366" calcext:value-type="float">
            <text:p>26.751784366</text:p>
          </table:table-cell>
          <table:table-cell office:value-type="float" office:value="26.747165575" calcext:value-type="float">
            <text:p>26.747165575</text:p>
          </table:table-cell>
          <table:table-cell office:value-type="float" office:value="26.712992898" calcext:value-type="float">
            <text:p>26.712992898</text:p>
          </table:table-cell>
          <table:table-cell/>
          <table:table-cell office:value-type="float" office:value="-0.10458803" calcext:value-type="float">
            <text:p>-0.10458803</text:p>
          </table:table-cell>
          <table:table-cell office:value-type="float" office:value="-0.109339785" calcext:value-type="float">
            <text:p>-0.109339785</text:p>
          </table:table-cell>
          <table:table-cell office:value-type="float" office:value="-0.144496452" calcext:value-type="float">
            <text:p>-0.14449645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2 11:59:17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642713981" calcext:value-type="float">
            <text:p>0.642713981</text:p>
          </table:table-cell>
          <table:table-cell office:value-type="float" office:value="0.765205713" calcext:value-type="float">
            <text:p>0.765205713</text:p>
          </table:table-cell>
          <table:table-cell office:value-type="float" office:value="0.540812676" calcext:value-type="float">
            <text:p>0.540812676</text:p>
          </table:table-cell>
          <table:table-cell/>
          <table:table-cell office:value-type="float" office:value="0.005250931" calcext:value-type="float">
            <text:p>0.005250931</text:p>
          </table:table-cell>
          <table:table-cell office:value-type="float" office:value="0.006251681" calcext:value-type="float">
            <text:p>0.006251681</text:p>
          </table:table-cell>
          <table:table-cell office:value-type="float" office:value="0.004418404" calcext:value-type="float">
            <text:p>0.004418404</text:p>
          </table:table-cell>
          <table:table-cell/>
          <table:table-cell office:value-type="float" office:value="-0.004644902" calcext:value-type="float">
            <text:p>-0.004644902</text:p>
          </table:table-cell>
          <table:table-cell office:value-type="float" office:value="-0.003644153" calcext:value-type="float">
            <text:p>-0.003644153</text:p>
          </table:table-cell>
          <table:table-cell office:value-type="float" office:value="-0.005477429" calcext:value-type="float">
            <text:p>-0.005477429</text:p>
          </table:table-cell>
          <table:table-cell/>
          <table:table-cell office:value-type="float" office:value="26.744045882" calcext:value-type="float">
            <text:p>26.744045882</text:p>
          </table:table-cell>
          <table:table-cell office:value-type="float" office:value="26.768706529" calcext:value-type="float">
            <text:p>26.768706529</text:p>
          </table:table-cell>
          <table:table-cell office:value-type="float" office:value="26.723530199" calcext:value-type="float">
            <text:p>26.723530199</text:p>
          </table:table-cell>
          <table:table-cell/>
          <table:table-cell office:value-type="float" office:value="-0.117749432" calcext:value-type="float">
            <text:p>-0.117749432</text:p>
          </table:table-cell>
          <table:table-cell office:value-type="float" office:value="-0.092378775" calcext:value-type="float">
            <text:p>-0.092378775</text:p>
          </table:table-cell>
          <table:table-cell office:value-type="float" office:value="-0.138855961" calcext:value-type="float">
            <text:p>-0.13885596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2 11:59:18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590174269" calcext:value-type="float">
            <text:p>0.590174269</text:p>
          </table:table-cell>
          <table:table-cell office:value-type="float" office:value="0.705428208" calcext:value-type="float">
            <text:p>0.705428208</text:p>
          </table:table-cell>
          <table:table-cell office:value-type="float" office:value="0.660474379" calcext:value-type="float">
            <text:p>0.660474379</text:p>
          </table:table-cell>
          <table:table-cell/>
          <table:table-cell office:value-type="float" office:value="0.004821685" calcext:value-type="float">
            <text:p>0.004821685</text:p>
          </table:table-cell>
          <table:table-cell office:value-type="float" office:value="0.005763302" calcext:value-type="float">
            <text:p>0.005763302</text:p>
          </table:table-cell>
          <table:table-cell office:value-type="float" office:value="0.005396033" calcext:value-type="float">
            <text:p>0.005396033</text:p>
          </table:table-cell>
          <table:table-cell/>
          <table:table-cell office:value-type="float" office:value="-0.005074148" calcext:value-type="float">
            <text:p>-0.005074148</text:p>
          </table:table-cell>
          <table:table-cell office:value-type="float" office:value="-0.004132531" calcext:value-type="float">
            <text:p>-0.004132531</text:p>
          </table:table-cell>
          <table:table-cell office:value-type="float" office:value="-0.004499801" calcext:value-type="float">
            <text:p>-0.004499801</text:p>
          </table:table-cell>
          <table:table-cell/>
          <table:table-cell office:value-type="float" office:value="26.728413498" calcext:value-type="float">
            <text:p>26.728413498</text:p>
          </table:table-cell>
          <table:table-cell office:value-type="float" office:value="26.751617327" calcext:value-type="float">
            <text:p>26.751617327</text:p>
          </table:table-cell>
          <table:table-cell office:value-type="float" office:value="26.742566925" calcext:value-type="float">
            <text:p>26.742566925</text:p>
          </table:table-cell>
          <table:table-cell/>
          <table:table-cell office:value-type="float" office:value="-0.128631767" calcext:value-type="float">
            <text:p>-0.128631767</text:p>
          </table:table-cell>
          <table:table-cell office:value-type="float" office:value="-0.104759878" calcext:value-type="float">
            <text:p>-0.104759878</text:p>
          </table:table-cell>
          <table:table-cell office:value-type="float" office:value="-0.114070826" calcext:value-type="float">
            <text:p>-0.11407082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2 11:59:20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592961978" calcext:value-type="float">
            <text:p>0.592961978</text:p>
          </table:table-cell>
          <table:table-cell office:value-type="float" office:value="0.685740791" calcext:value-type="float">
            <text:p>0.685740791</text:p>
          </table:table-cell>
          <table:table-cell office:value-type="float" office:value="0.649746138" calcext:value-type="float">
            <text:p>0.649746138</text:p>
          </table:table-cell>
          <table:table-cell/>
          <table:table-cell office:value-type="float" office:value="0.004844461" calcext:value-type="float">
            <text:p>0.004844461</text:p>
          </table:table-cell>
          <table:table-cell office:value-type="float" office:value="0.005602457" calcext:value-type="float">
            <text:p>0.005602457</text:p>
          </table:table-cell>
          <table:table-cell office:value-type="float" office:value="0.005308383" calcext:value-type="float">
            <text:p>0.005308383</text:p>
          </table:table-cell>
          <table:table-cell/>
          <table:table-cell office:value-type="float" office:value="-0.005051373" calcext:value-type="float">
            <text:p>-0.005051373</text:p>
          </table:table-cell>
          <table:table-cell office:value-type="float" office:value="-0.004293376" calcext:value-type="float">
            <text:p>-0.004293376</text:p>
          </table:table-cell>
          <table:table-cell office:value-type="float" office:value="-0.00458745" calcext:value-type="float">
            <text:p>-0.00458745</text:p>
          </table:table-cell>
          <table:table-cell/>
          <table:table-cell office:value-type="float" office:value="26.728974747" calcext:value-type="float">
            <text:p>26.728974747</text:p>
          </table:table-cell>
          <table:table-cell office:value-type="float" office:value="26.747653735" calcext:value-type="float">
            <text:p>26.747653735</text:p>
          </table:table-cell>
          <table:table-cell office:value-type="float" office:value="26.740407034" calcext:value-type="float">
            <text:p>26.740407034</text:p>
          </table:table-cell>
          <table:table-cell/>
          <table:table-cell office:value-type="float" office:value="-0.128054357" calcext:value-type="float">
            <text:p>-0.128054357</text:p>
          </table:table-cell>
          <table:table-cell office:value-type="float" office:value="-0.108837572" calcext:value-type="float">
            <text:p>-0.108837572</text:p>
          </table:table-cell>
          <table:table-cell office:value-type="float" office:value="-0.116292901" calcext:value-type="float">
            <text:p>-0.11629290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2 11:59:21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745385974" calcext:value-type="float">
            <text:p>0.745385974</text:p>
          </table:table-cell>
          <table:table-cell office:value-type="float" office:value="0.617519095" calcext:value-type="float">
            <text:p>0.617519095</text:p>
          </table:table-cell>
          <table:table-cell office:value-type="float" office:value="0.631513671" calcext:value-type="float">
            <text:p>0.631513671</text:p>
          </table:table-cell>
          <table:table-cell/>
          <table:table-cell office:value-type="float" office:value="0.006089755" calcext:value-type="float">
            <text:p>0.006089755</text:p>
          </table:table-cell>
          <table:table-cell office:value-type="float" office:value="0.005045091" calcext:value-type="float">
            <text:p>0.005045091</text:p>
          </table:table-cell>
          <table:table-cell office:value-type="float" office:value="0.005159425" calcext:value-type="float">
            <text:p>0.005159425</text:p>
          </table:table-cell>
          <table:table-cell/>
          <table:table-cell office:value-type="float" office:value="-0.003806079" calcext:value-type="float">
            <text:p>-0.003806079</text:p>
          </table:table-cell>
          <table:table-cell office:value-type="float" office:value="-0.004850743" calcext:value-type="float">
            <text:p>-0.004850743</text:p>
          </table:table-cell>
          <table:table-cell office:value-type="float" office:value="-0.004736408" calcext:value-type="float">
            <text:p>-0.004736408</text:p>
          </table:table-cell>
          <table:table-cell/>
          <table:table-cell office:value-type="float" office:value="26.759661829" calcext:value-type="float">
            <text:p>26.759661829</text:p>
          </table:table-cell>
          <table:table-cell office:value-type="float" office:value="26.733918816" calcext:value-type="float">
            <text:p>26.733918816</text:p>
          </table:table-cell>
          <table:table-cell office:value-type="float" office:value="26.736736325" calcext:value-type="float">
            <text:p>26.736736325</text:p>
          </table:table-cell>
          <table:table-cell/>
          <table:table-cell office:value-type="float" office:value="-0.096483815" calcext:value-type="float">
            <text:p>-0.096483815</text:p>
          </table:table-cell>
          <table:table-cell office:value-type="float" office:value="-0.122967928" calcext:value-type="float">
            <text:p>-0.122967928</text:p>
          </table:table-cell>
          <table:table-cell office:value-type="float" office:value="-0.120069295" calcext:value-type="float">
            <text:p>-0.12006929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2 11:59:22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73380479" calcext:value-type="float">
            <text:p>0.73380479</text:p>
          </table:table-cell>
          <table:table-cell office:value-type="float" office:value="0.618777349" calcext:value-type="float">
            <text:p>0.618777349</text:p>
          </table:table-cell>
          <table:table-cell office:value-type="float" office:value="0.552113718" calcext:value-type="float">
            <text:p>0.552113718</text:p>
          </table:table-cell>
          <table:table-cell/>
          <table:table-cell office:value-type="float" office:value="0.005995137" calcext:value-type="float">
            <text:p>0.005995137</text:p>
          </table:table-cell>
          <table:table-cell office:value-type="float" office:value="0.00505537" calcext:value-type="float">
            <text:p>0.00505537</text:p>
          </table:table-cell>
          <table:table-cell office:value-type="float" office:value="0.004510733" calcext:value-type="float">
            <text:p>0.004510733</text:p>
          </table:table-cell>
          <table:table-cell/>
          <table:table-cell office:value-type="float" office:value="-0.003900696" calcext:value-type="float">
            <text:p>-0.003900696</text:p>
          </table:table-cell>
          <table:table-cell office:value-type="float" office:value="-0.004840463" calcext:value-type="float">
            <text:p>-0.004840463</text:p>
          </table:table-cell>
          <table:table-cell office:value-type="float" office:value="-0.0053851" calcext:value-type="float">
            <text:p>-0.0053851</text:p>
          </table:table-cell>
          <table:table-cell/>
          <table:table-cell office:value-type="float" office:value="26.762384789" calcext:value-type="float">
            <text:p>26.762384789</text:p>
          </table:table-cell>
          <table:table-cell office:value-type="float" office:value="26.739226778" calcext:value-type="float">
            <text:p>26.739226778</text:p>
          </table:table-cell>
          <table:table-cell office:value-type="float" office:value="26.725805444" calcext:value-type="float">
            <text:p>26.725805444</text:p>
          </table:table-cell>
          <table:table-cell/>
          <table:table-cell office:value-type="float" office:value="-0.098882504" calcext:value-type="float">
            <text:p>-0.098882504</text:p>
          </table:table-cell>
          <table:table-cell office:value-type="float" office:value="-0.122707311" calcext:value-type="float">
            <text:p>-0.122707311</text:p>
          </table:table-cell>
          <table:table-cell office:value-type="float" office:value="-0.136515182" calcext:value-type="float">
            <text:p>-0.13651518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2 11:59:23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587313841" calcext:value-type="float">
            <text:p>0.587313841</text:p>
          </table:table-cell>
          <table:table-cell office:value-type="float" office:value="0.720774021" calcext:value-type="float">
            <text:p>0.720774021</text:p>
          </table:table-cell>
          <table:table-cell office:value-type="float" office:value="0.661748727" calcext:value-type="float">
            <text:p>0.661748727</text:p>
          </table:table-cell>
          <table:table-cell/>
          <table:table-cell office:value-type="float" office:value="0.004798316" calcext:value-type="float">
            <text:p>0.004798316</text:p>
          </table:table-cell>
          <table:table-cell office:value-type="float" office:value="0.005888677" calcext:value-type="float">
            <text:p>0.005888677</text:p>
          </table:table-cell>
          <table:table-cell office:value-type="float" office:value="0.005406444" calcext:value-type="float">
            <text:p>0.005406444</text:p>
          </table:table-cell>
          <table:table-cell/>
          <table:table-cell office:value-type="float" office:value="-0.005097518" calcext:value-type="float">
            <text:p>-0.005097518</text:p>
          </table:table-cell>
          <table:table-cell office:value-type="float" office:value="-0.004007157" calcext:value-type="float">
            <text:p>-0.004007157</text:p>
          </table:table-cell>
          <table:table-cell office:value-type="float" office:value="-0.004489389" calcext:value-type="float">
            <text:p>-0.004489389</text:p>
          </table:table-cell>
          <table:table-cell/>
          <table:table-cell office:value-type="float" office:value="26.732892275" calcext:value-type="float">
            <text:p>26.732892275</text:p>
          </table:table-cell>
          <table:table-cell office:value-type="float" office:value="26.75976138" calcext:value-type="float">
            <text:p>26.75976138</text:p>
          </table:table-cell>
          <table:table-cell office:value-type="float" office:value="26.747878087" calcext:value-type="float">
            <text:p>26.747878087</text:p>
          </table:table-cell>
          <table:table-cell/>
          <table:table-cell office:value-type="float" office:value="-0.12922424" calcext:value-type="float">
            <text:p>-0.12922424</text:p>
          </table:table-cell>
          <table:table-cell office:value-type="float" office:value="-0.101581439" calcext:value-type="float">
            <text:p>-0.101581439</text:p>
          </table:table-cell>
          <table:table-cell office:value-type="float" office:value="-0.113806879" calcext:value-type="float">
            <text:p>-0.11380687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2 11:59:25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617893412" calcext:value-type="float">
            <text:p>0.617893412</text:p>
          </table:table-cell>
          <table:table-cell office:value-type="float" office:value="0.745136231" calcext:value-type="float">
            <text:p>0.745136231</text:p>
          </table:table-cell>
          <table:table-cell office:value-type="float" office:value="0.588614415" calcext:value-type="float">
            <text:p>0.588614415</text:p>
          </table:table-cell>
          <table:table-cell/>
          <table:table-cell office:value-type="float" office:value="0.005048149" calcext:value-type="float">
            <text:p>0.005048149</text:p>
          </table:table-cell>
          <table:table-cell office:value-type="float" office:value="0.006087714" calcext:value-type="float">
            <text:p>0.006087714</text:p>
          </table:table-cell>
          <table:table-cell office:value-type="float" office:value="0.004808941" calcext:value-type="float">
            <text:p>0.004808941</text:p>
          </table:table-cell>
          <table:table-cell/>
          <table:table-cell office:value-type="float" office:value="-0.004847685" calcext:value-type="float">
            <text:p>-0.004847685</text:p>
          </table:table-cell>
          <table:table-cell office:value-type="float" office:value="-0.003808119" calcext:value-type="float">
            <text:p>-0.003808119</text:p>
          </table:table-cell>
          <table:table-cell office:value-type="float" office:value="-0.005086892" calcext:value-type="float">
            <text:p>-0.005086892</text:p>
          </table:table-cell>
          <table:table-cell/>
          <table:table-cell office:value-type="float" office:value="26.739048817" calcext:value-type="float">
            <text:p>26.739048817</text:p>
          </table:table-cell>
          <table:table-cell office:value-type="float" office:value="26.764666077" calcext:value-type="float">
            <text:p>26.764666077</text:p>
          </table:table-cell>
          <table:table-cell office:value-type="float" office:value="26.733154119" calcext:value-type="float">
            <text:p>26.733154119</text:p>
          </table:table-cell>
          <table:table-cell/>
          <table:table-cell office:value-type="float" office:value="-0.122890397" calcext:value-type="float">
            <text:p>-0.122890397</text:p>
          </table:table-cell>
          <table:table-cell office:value-type="float" office:value="-0.096535541" calcext:value-type="float">
            <text:p>-0.096535541</text:p>
          </table:table-cell>
          <table:table-cell office:value-type="float" office:value="-0.128954856" calcext:value-type="float">
            <text:p>-0.12895485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2 11:59:26</text:p>
          </table:table-cell>
          <table:table-cell office:value-type="float" office:value="26.85345" calcext:value-type="float">
            <text:p>26.85345</text:p>
          </table:table-cell>
          <table:table-cell office:value-type="float" office:value="0.589181255" calcext:value-type="float">
            <text:p>0.589181255</text:p>
          </table:table-cell>
          <table:table-cell office:value-type="float" office:value="0.695245945" calcext:value-type="float">
            <text:p>0.695245945</text:p>
          </table:table-cell>
          <table:table-cell office:value-type="float" office:value="0.671576938" calcext:value-type="float">
            <text:p>0.671576938</text:p>
          </table:table-cell>
          <table:table-cell/>
          <table:table-cell office:value-type="float" office:value="0.004813572" calcext:value-type="float">
            <text:p>0.004813572</text:p>
          </table:table-cell>
          <table:table-cell office:value-type="float" office:value="0.005680114" calcext:value-type="float">
            <text:p>0.005680114</text:p>
          </table:table-cell>
          <table:table-cell office:value-type="float" office:value="0.00548674" calcext:value-type="float">
            <text:p>0.00548674</text:p>
          </table:table-cell>
          <table:table-cell/>
          <table:table-cell office:value-type="float" office:value="-0.005082261" calcext:value-type="float">
            <text:p>-0.005082261</text:p>
          </table:table-cell>
          <table:table-cell office:value-type="float" office:value="-0.004215719" calcext:value-type="float">
            <text:p>-0.004215719</text:p>
          </table:table-cell>
          <table:table-cell office:value-type="float" office:value="-0.004409094" calcext:value-type="float">
            <text:p>-0.004409094</text:p>
          </table:table-cell>
          <table:table-cell/>
          <table:table-cell office:value-type="float" office:value="26.728213574" calcext:value-type="float">
            <text:p>26.728213574</text:p>
          </table:table-cell>
          <table:table-cell office:value-type="float" office:value="26.749567373" calcext:value-type="float">
            <text:p>26.749567373</text:p>
          </table:table-cell>
          <table:table-cell office:value-type="float" office:value="26.744802172" calcext:value-type="float">
            <text:p>26.744802172</text:p>
          </table:table-cell>
          <table:table-cell/>
          <table:table-cell office:value-type="float" office:value="-0.128837448" calcext:value-type="float">
            <text:p>-0.128837448</text:p>
          </table:table-cell>
          <table:table-cell office:value-type="float" office:value="-0.106868844" calcext:value-type="float">
            <text:p>-0.106868844</text:p>
          </table:table-cell>
          <table:table-cell office:value-type="float" office:value="-0.111771227" calcext:value-type="float">
            <text:p>-0.11177122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2 11:59:27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727800814" calcext:value-type="float">
            <text:p>0.727800814</text:p>
          </table:table-cell>
          <table:table-cell office:value-type="float" office:value="0.60687132" calcext:value-type="float">
            <text:p>0.60687132</text:p>
          </table:table-cell>
          <table:table-cell office:value-type="float" office:value="0.593714189" calcext:value-type="float">
            <text:p>0.593714189</text:p>
          </table:table-cell>
          <table:table-cell/>
          <table:table-cell office:value-type="float" office:value="0.005946085" calcext:value-type="float">
            <text:p>0.005946085</text:p>
          </table:table-cell>
          <table:table-cell office:value-type="float" office:value="0.004958099" calcext:value-type="float">
            <text:p>0.004958099</text:p>
          </table:table-cell>
          <table:table-cell office:value-type="float" office:value="0.004850606" calcext:value-type="float">
            <text:p>0.004850606</text:p>
          </table:table-cell>
          <table:table-cell/>
          <table:table-cell office:value-type="float" office:value="-0.003949748" calcext:value-type="float">
            <text:p>-0.003949748</text:p>
          </table:table-cell>
          <table:table-cell office:value-type="float" office:value="-0.004937734" calcext:value-type="float">
            <text:p>-0.004937734</text:p>
          </table:table-cell>
          <table:table-cell office:value-type="float" office:value="-0.005045227" calcext:value-type="float">
            <text:p>-0.005045227</text:p>
          </table:table-cell>
          <table:table-cell/>
          <table:table-cell office:value-type="float" office:value="26.766230587" calcext:value-type="float">
            <text:p>26.766230587</text:p>
          </table:table-cell>
          <table:table-cell office:value-type="float" office:value="26.741884409" calcext:value-type="float">
            <text:p>26.741884409</text:p>
          </table:table-cell>
          <table:table-cell office:value-type="float" office:value="26.739235513" calcext:value-type="float">
            <text:p>26.739235513</text:p>
          </table:table-cell>
          <table:table-cell/>
          <table:table-cell office:value-type="float" office:value="-0.100126048" calcext:value-type="float">
            <text:p>-0.100126048</text:p>
          </table:table-cell>
          <table:table-cell office:value-type="float" office:value="-0.12517336" calcext:value-type="float">
            <text:p>-0.12517336</text:p>
          </table:table-cell>
          <table:table-cell office:value-type="float" office:value="-0.127898554" calcext:value-type="float">
            <text:p>-0.12789855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2 11:59:28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79846487" calcext:value-type="float">
            <text:p>0.679846487</text:p>
          </table:table-cell>
          <table:table-cell office:value-type="float" office:value="0.761221142" calcext:value-type="float">
            <text:p>0.761221142</text:p>
          </table:table-cell>
          <table:table-cell office:value-type="float" office:value="0.522373381" calcext:value-type="float">
            <text:p>0.522373381</text:p>
          </table:table-cell>
          <table:table-cell/>
          <table:table-cell office:value-type="float" office:value="0.005554301" calcext:value-type="float">
            <text:p>0.005554301</text:p>
          </table:table-cell>
          <table:table-cell office:value-type="float" office:value="0.006219127" calcext:value-type="float">
            <text:p>0.006219127</text:p>
          </table:table-cell>
          <table:table-cell office:value-type="float" office:value="0.004267756" calcext:value-type="float">
            <text:p>0.004267756</text:p>
          </table:table-cell>
          <table:table-cell/>
          <table:table-cell office:value-type="float" office:value="-0.004341532" calcext:value-type="float">
            <text:p>-0.004341532</text:p>
          </table:table-cell>
          <table:table-cell office:value-type="float" office:value="-0.003676706" calcext:value-type="float">
            <text:p>-0.003676706</text:p>
          </table:table-cell>
          <table:table-cell office:value-type="float" office:value="-0.005628077" calcext:value-type="float">
            <text:p>-0.005628077</text:p>
          </table:table-cell>
          <table:table-cell/>
          <table:table-cell office:value-type="float" office:value="26.756576225" calcext:value-type="float">
            <text:p>26.756576225</text:p>
          </table:table-cell>
          <table:table-cell office:value-type="float" office:value="26.772958857" calcext:value-type="float">
            <text:p>26.772958857</text:p>
          </table:table-cell>
          <table:table-cell office:value-type="float" office:value="26.724872521" calcext:value-type="float">
            <text:p>26.724872521</text:p>
          </table:table-cell>
          <table:table-cell/>
          <table:table-cell office:value-type="float" office:value="-0.110058414" calcext:value-type="float">
            <text:p>-0.110058414</text:p>
          </table:table-cell>
          <table:table-cell office:value-type="float" office:value="-0.093204053" calcext:value-type="float">
            <text:p>-0.093204053</text:p>
          </table:table-cell>
          <table:table-cell office:value-type="float" office:value="-0.142675298" calcext:value-type="float">
            <text:p>-0.14267529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2 11:59:30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625599101" calcext:value-type="float">
            <text:p>0.625599101</text:p>
          </table:table-cell>
          <table:table-cell office:value-type="float" office:value="0.744896024" calcext:value-type="float">
            <text:p>0.744896024</text:p>
          </table:table-cell>
          <table:table-cell office:value-type="float" office:value="0.577503512" calcext:value-type="float">
            <text:p>0.577503512</text:p>
          </table:table-cell>
          <table:table-cell/>
          <table:table-cell office:value-type="float" office:value="0.005111104" calcext:value-type="float">
            <text:p>0.005111104</text:p>
          </table:table-cell>
          <table:table-cell office:value-type="float" office:value="0.006085752" calcext:value-type="float">
            <text:p>0.006085752</text:p>
          </table:table-cell>
          <table:table-cell office:value-type="float" office:value="0.004718166" calcext:value-type="float">
            <text:p>0.004718166</text:p>
          </table:table-cell>
          <table:table-cell/>
          <table:table-cell office:value-type="float" office:value="-0.00478473" calcext:value-type="float">
            <text:p>-0.00478473</text:p>
          </table:table-cell>
          <table:table-cell office:value-type="float" office:value="-0.003810082" calcext:value-type="float">
            <text:p>-0.003810082</text:p>
          </table:table-cell>
          <table:table-cell office:value-type="float" office:value="-0.005177667" calcext:value-type="float">
            <text:p>-0.005177667</text:p>
          </table:table-cell>
          <table:table-cell/>
          <table:table-cell office:value-type="float" office:value="26.740600187" calcext:value-type="float">
            <text:p>26.740600187</text:p>
          </table:table-cell>
          <table:table-cell office:value-type="float" office:value="26.764617718" calcext:value-type="float">
            <text:p>26.764617718</text:p>
          </table:table-cell>
          <table:table-cell office:value-type="float" office:value="26.730917169" calcext:value-type="float">
            <text:p>26.730917169</text:p>
          </table:table-cell>
          <table:table-cell/>
          <table:table-cell office:value-type="float" office:value="-0.121294351" calcext:value-type="float">
            <text:p>-0.121294351</text:p>
          </table:table-cell>
          <table:table-cell office:value-type="float" office:value="-0.096585293" calcext:value-type="float">
            <text:p>-0.096585293</text:p>
          </table:table-cell>
          <table:table-cell office:value-type="float" office:value="-0.131256231" calcext:value-type="float">
            <text:p>-0.13125623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2 11:59:31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0.658007939" calcext:value-type="float">
            <text:p>0.658007939</text:p>
          </table:table-cell>
          <table:table-cell office:value-type="float" office:value="0.771067234" calcext:value-type="float">
            <text:p>0.771067234</text:p>
          </table:table-cell>
          <table:table-cell office:value-type="float" office:value="0.537329976" calcext:value-type="float">
            <text:p>0.537329976</text:p>
          </table:table-cell>
          <table:table-cell/>
          <table:table-cell office:value-type="float" office:value="0.005375882" calcext:value-type="float">
            <text:p>0.005375882</text:p>
          </table:table-cell>
          <table:table-cell office:value-type="float" office:value="0.006299569" calcext:value-type="float">
            <text:p>0.006299569</text:p>
          </table:table-cell>
          <table:table-cell office:value-type="float" office:value="0.004389951" calcext:value-type="float">
            <text:p>0.004389951</text:p>
          </table:table-cell>
          <table:table-cell/>
          <table:table-cell office:value-type="float" office:value="-0.004519951" calcext:value-type="float">
            <text:p>-0.004519951</text:p>
          </table:table-cell>
          <table:table-cell office:value-type="float" office:value="-0.003596264" calcext:value-type="float">
            <text:p>-0.003596264</text:p>
          </table:table-cell>
          <table:table-cell office:value-type="float" office:value="-0.005505883" calcext:value-type="float">
            <text:p>-0.005505883</text:p>
          </table:table-cell>
          <table:table-cell/>
          <table:table-cell office:value-type="float" office:value="26.747124967" calcext:value-type="float">
            <text:p>26.747124967</text:p>
          </table:table-cell>
          <table:table-cell office:value-type="float" office:value="26.769886586" calcext:value-type="float">
            <text:p>26.769886586</text:p>
          </table:table-cell>
          <table:table-cell office:value-type="float" office:value="26.722829024" calcext:value-type="float">
            <text:p>26.722829024</text:p>
          </table:table-cell>
          <table:table-cell/>
          <table:table-cell office:value-type="float" office:value="-0.114581684" calcext:value-type="float">
            <text:p>-0.114581684</text:p>
          </table:table-cell>
          <table:table-cell office:value-type="float" office:value="-0.091164748" calcext:value-type="float">
            <text:p>-0.091164748</text:p>
          </table:table-cell>
          <table:table-cell office:value-type="float" office:value="-0.139577333" calcext:value-type="float">
            <text:p>-0.13957733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2 11:59:32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54999692" calcext:value-type="float">
            <text:p>0.654999692</text:p>
          </table:table-cell>
          <table:table-cell office:value-type="float" office:value="0.627372936" calcext:value-type="float">
            <text:p>0.627372936</text:p>
          </table:table-cell>
          <table:table-cell office:value-type="float" office:value="0.617057755" calcext:value-type="float">
            <text:p>0.617057755</text:p>
          </table:table-cell>
          <table:table-cell/>
          <table:table-cell office:value-type="float" office:value="0.005351305" calcext:value-type="float">
            <text:p>0.005351305</text:p>
          </table:table-cell>
          <table:table-cell office:value-type="float" office:value="0.005125596" calcext:value-type="float">
            <text:p>0.005125596</text:p>
          </table:table-cell>
          <table:table-cell office:value-type="float" office:value="0.005041322" calcext:value-type="float">
            <text:p>0.005041322</text:p>
          </table:table-cell>
          <table:table-cell/>
          <table:table-cell office:value-type="float" office:value="-0.004544529" calcext:value-type="float">
            <text:p>-0.004544529</text:p>
          </table:table-cell>
          <table:table-cell office:value-type="float" office:value="-0.004770237" calcext:value-type="float">
            <text:p>-0.004770237</text:p>
          </table:table-cell>
          <table:table-cell office:value-type="float" office:value="-0.004854512" calcext:value-type="float">
            <text:p>-0.004854512</text:p>
          </table:table-cell>
          <table:table-cell/>
          <table:table-cell office:value-type="float" office:value="26.751573935" calcext:value-type="float">
            <text:p>26.751573935</text:p>
          </table:table-cell>
          <table:table-cell office:value-type="float" office:value="26.746011941" calcext:value-type="float">
            <text:p>26.746011941</text:p>
          </table:table-cell>
          <table:table-cell office:value-type="float" office:value="26.743935217" calcext:value-type="float">
            <text:p>26.743935217</text:p>
          </table:table-cell>
          <table:table-cell/>
          <table:table-cell office:value-type="float" office:value="-0.115204764" calcext:value-type="float">
            <text:p>-0.115204764</text:p>
          </table:table-cell>
          <table:table-cell office:value-type="float" office:value="-0.120926945" calcext:value-type="float">
            <text:p>-0.120926945</text:p>
          </table:table-cell>
          <table:table-cell office:value-type="float" office:value="-0.123063483" calcext:value-type="float">
            <text:p>-0.12306348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2 11:59:33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705365623" calcext:value-type="float">
            <text:p>0.705365623</text:p>
          </table:table-cell>
          <table:table-cell office:value-type="float" office:value="0.683391772" calcext:value-type="float">
            <text:p>0.683391772</text:p>
          </table:table-cell>
          <table:table-cell office:value-type="float" office:value="0.549646085" calcext:value-type="float">
            <text:p>0.549646085</text:p>
          </table:table-cell>
          <table:table-cell/>
          <table:table-cell office:value-type="float" office:value="0.005762791" calcext:value-type="float">
            <text:p>0.005762791</text:p>
          </table:table-cell>
          <table:table-cell office:value-type="float" office:value="0.005583266" calcext:value-type="float">
            <text:p>0.005583266</text:p>
          </table:table-cell>
          <table:table-cell office:value-type="float" office:value="0.004490573" calcext:value-type="float">
            <text:p>0.004490573</text:p>
          </table:table-cell>
          <table:table-cell/>
          <table:table-cell office:value-type="float" office:value="-0.004133042" calcext:value-type="float">
            <text:p>-0.004133042</text:p>
          </table:table-cell>
          <table:table-cell office:value-type="float" office:value="-0.004312567" calcext:value-type="float">
            <text:p>-0.004312567</text:p>
          </table:table-cell>
          <table:table-cell office:value-type="float" office:value="-0.005405261" calcext:value-type="float">
            <text:p>-0.005405261</text:p>
          </table:table-cell>
          <table:table-cell/>
          <table:table-cell office:value-type="float" office:value="26.761713853" calcext:value-type="float">
            <text:p>26.761713853</text:p>
          </table:table-cell>
          <table:table-cell office:value-type="float" office:value="26.757289979" calcext:value-type="float">
            <text:p>26.757289979</text:p>
          </table:table-cell>
          <table:table-cell office:value-type="float" office:value="26.730363336" calcext:value-type="float">
            <text:p>26.730363336</text:p>
          </table:table-cell>
          <table:table-cell/>
          <table:table-cell office:value-type="float" office:value="-0.104772841" calcext:value-type="float">
            <text:p>-0.104772841</text:p>
          </table:table-cell>
          <table:table-cell office:value-type="float" office:value="-0.109324106" calcext:value-type="float">
            <text:p>-0.109324106</text:p>
          </table:table-cell>
          <table:table-cell office:value-type="float" office:value="-0.137026301" calcext:value-type="float">
            <text:p>-0.13702630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2 11:59:35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609323455" calcext:value-type="float">
            <text:p>0.609323455</text:p>
          </table:table-cell>
          <table:table-cell office:value-type="float" office:value="0.655269105" calcext:value-type="float">
            <text:p>0.655269105</text:p>
          </table:table-cell>
          <table:table-cell office:value-type="float" office:value="0.653481561" calcext:value-type="float">
            <text:p>0.653481561</text:p>
          </table:table-cell>
          <table:table-cell/>
          <table:table-cell office:value-type="float" office:value="0.004978133" calcext:value-type="float">
            <text:p>0.004978133</text:p>
          </table:table-cell>
          <table:table-cell office:value-type="float" office:value="0.005353506" calcext:value-type="float">
            <text:p>0.005353506</text:p>
          </table:table-cell>
          <table:table-cell office:value-type="float" office:value="0.005338902" calcext:value-type="float">
            <text:p>0.005338902</text:p>
          </table:table-cell>
          <table:table-cell/>
          <table:table-cell office:value-type="float" office:value="-0.004917701" calcext:value-type="float">
            <text:p>-0.004917701</text:p>
          </table:table-cell>
          <table:table-cell office:value-type="float" office:value="-0.004542328" calcext:value-type="float">
            <text:p>-0.004542328</text:p>
          </table:table-cell>
          <table:table-cell office:value-type="float" office:value="-0.004556932" calcext:value-type="float">
            <text:p>-0.004556932</text:p>
          </table:table-cell>
          <table:table-cell/>
          <table:table-cell office:value-type="float" office:value="26.74743274" calcext:value-type="float">
            <text:p>26.74743274</text:p>
          </table:table-cell>
          <table:table-cell office:value-type="float" office:value="26.756682782" calcext:value-type="float">
            <text:p>26.756682782</text:p>
          </table:table-cell>
          <table:table-cell office:value-type="float" office:value="26.756322905" calcext:value-type="float">
            <text:p>26.756322905</text:p>
          </table:table-cell>
          <table:table-cell/>
          <table:table-cell office:value-type="float" office:value="-0.124665458" calcext:value-type="float">
            <text:p>-0.124665458</text:p>
          </table:table-cell>
          <table:table-cell office:value-type="float" office:value="-0.115148962" calcext:value-type="float">
            <text:p>-0.115148962</text:p>
          </table:table-cell>
          <table:table-cell office:value-type="float" office:value="-0.115519205" calcext:value-type="float">
            <text:p>-0.11551920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2 11:59:36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748282164" calcext:value-type="float">
            <text:p>0.748282164</text:p>
          </table:table-cell>
          <table:table-cell office:value-type="float" office:value="0.619265511" calcext:value-type="float">
            <text:p>0.619265511</text:p>
          </table:table-cell>
          <table:table-cell office:value-type="float" office:value="0.616518929" calcext:value-type="float">
            <text:p>0.616518929</text:p>
          </table:table-cell>
          <table:table-cell/>
          <table:table-cell office:value-type="float" office:value="0.006113416" calcext:value-type="float">
            <text:p>0.006113416</text:p>
          </table:table-cell>
          <table:table-cell office:value-type="float" office:value="0.005059359" calcext:value-type="float">
            <text:p>0.005059359</text:p>
          </table:table-cell>
          <table:table-cell office:value-type="float" office:value="0.005036919" calcext:value-type="float">
            <text:p>0.005036919</text:p>
          </table:table-cell>
          <table:table-cell/>
          <table:table-cell office:value-type="float" office:value="-0.003782417" calcext:value-type="float">
            <text:p>-0.003782417</text:p>
          </table:table-cell>
          <table:table-cell office:value-type="float" office:value="-0.004836475" calcext:value-type="float">
            <text:p>-0.004836475</text:p>
          </table:table-cell>
          <table:table-cell office:value-type="float" office:value="-0.004858914" calcext:value-type="float">
            <text:p>-0.004858914</text:p>
          </table:table-cell>
          <table:table-cell/>
          <table:table-cell office:value-type="float" office:value="26.770353952" calcext:value-type="float">
            <text:p>26.770353952</text:p>
          </table:table-cell>
          <table:table-cell office:value-type="float" office:value="26.744379698" calcext:value-type="float">
            <text:p>26.744379698</text:p>
          </table:table-cell>
          <table:table-cell office:value-type="float" office:value="26.743826737" calcext:value-type="float">
            <text:p>26.743826737</text:p>
          </table:table-cell>
          <table:table-cell/>
          <table:table-cell office:value-type="float" office:value="-0.095883958" calcext:value-type="float">
            <text:p>-0.095883958</text:p>
          </table:table-cell>
          <table:table-cell office:value-type="float" office:value="-0.1226062" calcext:value-type="float">
            <text:p>-0.1226062</text:p>
          </table:table-cell>
          <table:table-cell office:value-type="float" office:value="-0.123175088" calcext:value-type="float">
            <text:p>-0.12317508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2 11:59:37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690201007" calcext:value-type="float">
            <text:p>0.690201007</text:p>
          </table:table-cell>
          <table:table-cell office:value-type="float" office:value="0.751806587" calcext:value-type="float">
            <text:p>0.751806587</text:p>
          </table:table-cell>
          <table:table-cell office:value-type="float" office:value="0.522117081" calcext:value-type="float">
            <text:p>0.522117081</text:p>
          </table:table-cell>
          <table:table-cell/>
          <table:table-cell office:value-type="float" office:value="0.005638897" calcext:value-type="float">
            <text:p>0.005638897</text:p>
          </table:table-cell>
          <table:table-cell office:value-type="float" office:value="0.006142211" calcext:value-type="float">
            <text:p>0.006142211</text:p>
          </table:table-cell>
          <table:table-cell office:value-type="float" office:value="0.004265662" calcext:value-type="float">
            <text:p>0.004265662</text:p>
          </table:table-cell>
          <table:table-cell/>
          <table:table-cell office:value-type="float" office:value="-0.004256936" calcext:value-type="float">
            <text:p>-0.004256936</text:p>
          </table:table-cell>
          <table:table-cell office:value-type="float" office:value="-0.003753623" calcext:value-type="float">
            <text:p>-0.003753623</text:p>
          </table:table-cell>
          <table:table-cell office:value-type="float" office:value="-0.005630171" calcext:value-type="float">
            <text:p>-0.005630171</text:p>
          </table:table-cell>
          <table:table-cell/>
          <table:table-cell office:value-type="float" office:value="26.763715423" calcext:value-type="float">
            <text:p>26.763715423</text:p>
          </table:table-cell>
          <table:table-cell office:value-type="float" office:value="26.776118019" calcext:value-type="float">
            <text:p>26.776118019</text:p>
          </table:table-cell>
          <table:table-cell office:value-type="float" office:value="26.729875646" calcext:value-type="float">
            <text:p>26.729875646</text:p>
          </table:table-cell>
          <table:table-cell/>
          <table:table-cell office:value-type="float" office:value="-0.107913762" calcext:value-type="float">
            <text:p>-0.107913762</text:p>
          </table:table-cell>
          <table:table-cell office:value-type="float" office:value="-0.095153983" calcext:value-type="float">
            <text:p>-0.095153983</text:p>
          </table:table-cell>
          <table:table-cell office:value-type="float" office:value="-0.142728386" calcext:value-type="float">
            <text:p>-0.14272838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2 11:59:38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591879558" calcext:value-type="float">
            <text:p>0.591879558</text:p>
          </table:table-cell>
          <table:table-cell office:value-type="float" office:value="0.705786432" calcext:value-type="float">
            <text:p>0.705786432</text:p>
          </table:table-cell>
          <table:table-cell office:value-type="float" office:value="0.652574975" calcext:value-type="float">
            <text:p>0.652574975</text:p>
          </table:table-cell>
          <table:table-cell/>
          <table:table-cell office:value-type="float" office:value="0.004835617" calcext:value-type="float">
            <text:p>0.004835617</text:p>
          </table:table-cell>
          <table:table-cell office:value-type="float" office:value="0.005766229" calcext:value-type="float">
            <text:p>0.005766229</text:p>
          </table:table-cell>
          <table:table-cell office:value-type="float" office:value="0.005331495" calcext:value-type="float">
            <text:p>0.005331495</text:p>
          </table:table-cell>
          <table:table-cell/>
          <table:table-cell office:value-type="float" office:value="-0.005060216" calcext:value-type="float">
            <text:p>-0.005060216</text:p>
          </table:table-cell>
          <table:table-cell office:value-type="float" office:value="-0.004129604" calcext:value-type="float">
            <text:p>-0.004129604</text:p>
          </table:table-cell>
          <table:table-cell office:value-type="float" office:value="-0.004564338" calcext:value-type="float">
            <text:p>-0.004564338</text:p>
          </table:table-cell>
          <table:table-cell/>
          <table:table-cell office:value-type="float" office:value="26.743920815" calcext:value-type="float">
            <text:p>26.743920815</text:p>
          </table:table-cell>
          <table:table-cell office:value-type="float" office:value="26.766853134" calcext:value-type="float">
            <text:p>26.766853134</text:p>
          </table:table-cell>
          <table:table-cell office:value-type="float" office:value="26.756140386" calcext:value-type="float">
            <text:p>26.756140386</text:p>
          </table:table-cell>
          <table:table-cell/>
          <table:table-cell office:value-type="float" office:value="-0.128278556" calcext:value-type="float">
            <text:p>-0.128278556</text:p>
          </table:table-cell>
          <table:table-cell office:value-type="float" office:value="-0.104685682" calcext:value-type="float">
            <text:p>-0.104685682</text:p>
          </table:table-cell>
          <table:table-cell office:value-type="float" office:value="-0.115706981" calcext:value-type="float">
            <text:p>-0.11570698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2 11:59:40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598363352" calcext:value-type="float">
            <text:p>0.598363352</text:p>
          </table:table-cell>
          <table:table-cell office:value-type="float" office:value="0.751356572" calcext:value-type="float">
            <text:p>0.751356572</text:p>
          </table:table-cell>
          <table:table-cell office:value-type="float" office:value="0.538205569" calcext:value-type="float">
            <text:p>0.538205569</text:p>
          </table:table-cell>
          <table:table-cell/>
          <table:table-cell office:value-type="float" office:value="0.004888589" calcext:value-type="float">
            <text:p>0.004888589</text:p>
          </table:table-cell>
          <table:table-cell office:value-type="float" office:value="0.006138534" calcext:value-type="float">
            <text:p>0.006138534</text:p>
          </table:table-cell>
          <table:table-cell office:value-type="float" office:value="0.004397104" calcext:value-type="float">
            <text:p>0.004397104</text:p>
          </table:table-cell>
          <table:table-cell/>
          <table:table-cell office:value-type="float" office:value="-0.005007244" calcext:value-type="float">
            <text:p>-0.005007244</text:p>
          </table:table-cell>
          <table:table-cell office:value-type="float" office:value="-0.003757299" calcext:value-type="float">
            <text:p>-0.003757299</text:p>
          </table:table-cell>
          <table:table-cell office:value-type="float" office:value="-0.005498729" calcext:value-type="float">
            <text:p>-0.005498729</text:p>
          </table:table-cell>
          <table:table-cell/>
          <table:table-cell office:value-type="float" office:value="26.74017152" calcext:value-type="float">
            <text:p>26.74017152</text:p>
          </table:table-cell>
          <table:table-cell office:value-type="float" office:value="26.770972899" calcext:value-type="float">
            <text:p>26.770972899</text:p>
          </table:table-cell>
          <table:table-cell office:value-type="float" office:value="26.728060019" calcext:value-type="float">
            <text:p>26.728060019</text:p>
          </table:table-cell>
          <table:table-cell/>
          <table:table-cell office:value-type="float" office:value="-0.126935587" calcext:value-type="float">
            <text:p>-0.126935587</text:p>
          </table:table-cell>
          <table:table-cell office:value-type="float" office:value="-0.09524719" calcext:value-type="float">
            <text:p>-0.09524719</text:p>
          </table:table-cell>
          <table:table-cell office:value-type="float" office:value="-0.139395971" calcext:value-type="float">
            <text:p>-0.13939597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2 11:59:41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618619993" calcext:value-type="float">
            <text:p>0.618619993</text:p>
          </table:table-cell>
          <table:table-cell office:value-type="float" office:value="0.655860383" calcext:value-type="float">
            <text:p>0.655860383</text:p>
          </table:table-cell>
          <table:table-cell office:value-type="float" office:value="0.645735341" calcext:value-type="float">
            <text:p>0.645735341</text:p>
          </table:table-cell>
          <table:table-cell/>
          <table:table-cell office:value-type="float" office:value="0.005054085" calcext:value-type="float">
            <text:p>0.005054085</text:p>
          </table:table-cell>
          <table:table-cell office:value-type="float" office:value="0.005358336" calcext:value-type="float">
            <text:p>0.005358336</text:p>
          </table:table-cell>
          <table:table-cell office:value-type="float" office:value="0.005275616" calcext:value-type="float">
            <text:p>0.005275616</text:p>
          </table:table-cell>
          <table:table-cell/>
          <table:table-cell office:value-type="float" office:value="-0.004841748" calcext:value-type="float">
            <text:p>-0.004841748</text:p>
          </table:table-cell>
          <table:table-cell office:value-type="float" office:value="-0.004537497" calcext:value-type="float">
            <text:p>-0.004537497</text:p>
          </table:table-cell>
          <table:table-cell office:value-type="float" office:value="-0.004620218" calcext:value-type="float">
            <text:p>-0.004620218</text:p>
          </table:table-cell>
          <table:table-cell/>
          <table:table-cell office:value-type="float" office:value="26.75941366" calcext:value-type="float">
            <text:p>26.75941366</text:p>
          </table:table-cell>
          <table:table-cell office:value-type="float" office:value="26.766911036" calcext:value-type="float">
            <text:p>26.766911036</text:p>
          </table:table-cell>
          <table:table-cell office:value-type="float" office:value="26.764872629" calcext:value-type="float">
            <text:p>26.764872629</text:p>
          </table:table-cell>
          <table:table-cell/>
          <table:table-cell office:value-type="float" office:value="-0.122739903" calcext:value-type="float">
            <text:p>-0.122739903</text:p>
          </table:table-cell>
          <table:table-cell office:value-type="float" office:value="-0.115026494" calcext:value-type="float">
            <text:p>-0.115026494</text:p>
          </table:table-cell>
          <table:table-cell office:value-type="float" office:value="-0.117123635" calcext:value-type="float">
            <text:p>-0.11712363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2 11:59:42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74479112" calcext:value-type="float">
            <text:p>0.74479112</text:p>
          </table:table-cell>
          <table:table-cell office:value-type="float" office:value="0.61205156" calcext:value-type="float">
            <text:p>0.61205156</text:p>
          </table:table-cell>
          <table:table-cell office:value-type="float" office:value="0.552581019" calcext:value-type="float">
            <text:p>0.552581019</text:p>
          </table:table-cell>
          <table:table-cell/>
          <table:table-cell office:value-type="float" office:value="0.006084895" calcext:value-type="float">
            <text:p>0.006084895</text:p>
          </table:table-cell>
          <table:table-cell office:value-type="float" office:value="0.005000421" calcext:value-type="float">
            <text:p>0.005000421</text:p>
          </table:table-cell>
          <table:table-cell office:value-type="float" office:value="0.004514551" calcext:value-type="float">
            <text:p>0.004514551</text:p>
          </table:table-cell>
          <table:table-cell/>
          <table:table-cell office:value-type="float" office:value="-0.003810939" calcext:value-type="float">
            <text:p>-0.003810939</text:p>
          </table:table-cell>
          <table:table-cell office:value-type="float" office:value="-0.004895412" calcext:value-type="float">
            <text:p>-0.004895412</text:p>
          </table:table-cell>
          <table:table-cell office:value-type="float" office:value="-0.005381283" calcext:value-type="float">
            <text:p>-0.005381283</text:p>
          </table:table-cell>
          <table:table-cell/>
          <table:table-cell office:value-type="float" office:value="26.779760182" calcext:value-type="float">
            <text:p>26.779760182</text:p>
          </table:table-cell>
          <table:table-cell office:value-type="float" office:value="26.753036626" calcext:value-type="float">
            <text:p>26.753036626</text:p>
          </table:table-cell>
          <table:table-cell office:value-type="float" office:value="26.741063623" calcext:value-type="float">
            <text:p>26.741063623</text:p>
          </table:table-cell>
          <table:table-cell/>
          <table:table-cell office:value-type="float" office:value="-0.09660702" calcext:value-type="float">
            <text:p>-0.09660702</text:p>
          </table:table-cell>
          <table:table-cell office:value-type="float" office:value="-0.124100396" calcext:value-type="float">
            <text:p>-0.124100396</text:p>
          </table:table-cell>
          <table:table-cell office:value-type="float" office:value="-0.136418391" calcext:value-type="float">
            <text:p>-0.13641839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2 11:59:43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727396098" calcext:value-type="float">
            <text:p>0.727396098</text:p>
          </table:table-cell>
          <table:table-cell office:value-type="float" office:value="0.624913052" calcext:value-type="float">
            <text:p>0.624913052</text:p>
          </table:table-cell>
          <table:table-cell office:value-type="float" office:value="0.58729894" calcext:value-type="float">
            <text:p>0.58729894</text:p>
          </table:table-cell>
          <table:table-cell/>
          <table:table-cell office:value-type="float" office:value="0.005942779" calcext:value-type="float">
            <text:p>0.005942779</text:p>
          </table:table-cell>
          <table:table-cell office:value-type="float" office:value="0.005105499" calcext:value-type="float">
            <text:p>0.005105499</text:p>
          </table:table-cell>
          <table:table-cell office:value-type="float" office:value="0.004798194" calcext:value-type="float">
            <text:p>0.004798194</text:p>
          </table:table-cell>
          <table:table-cell/>
          <table:table-cell office:value-type="float" office:value="-0.003953055" calcext:value-type="float">
            <text:p>-0.003953055</text:p>
          </table:table-cell>
          <table:table-cell office:value-type="float" office:value="-0.004790335" calcext:value-type="float">
            <text:p>-0.004790335</text:p>
          </table:table-cell>
          <table:table-cell office:value-type="float" office:value="-0.005097639" calcext:value-type="float">
            <text:p>-0.005097639</text:p>
          </table:table-cell>
          <table:table-cell/>
          <table:table-cell office:value-type="float" office:value="26.771203652" calcext:value-type="float">
            <text:p>26.771203652</text:p>
          </table:table-cell>
          <table:table-cell office:value-type="float" office:value="26.750571335" calcext:value-type="float">
            <text:p>26.750571335</text:p>
          </table:table-cell>
          <table:table-cell office:value-type="float" office:value="26.742998611" calcext:value-type="float">
            <text:p>26.742998611</text:p>
          </table:table-cell>
          <table:table-cell/>
          <table:table-cell office:value-type="float" office:value="-0.100209873" calcext:value-type="float">
            <text:p>-0.100209873</text:p>
          </table:table-cell>
          <table:table-cell office:value-type="float" office:value="-0.12143645" calcext:value-type="float">
            <text:p>-0.12143645</text:p>
          </table:table-cell>
          <table:table-cell office:value-type="float" office:value="-0.129227326" calcext:value-type="float">
            <text:p>-0.12922732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2 11:59:45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35785536" calcext:value-type="float">
            <text:p>0.635785536</text:p>
          </table:table-cell>
          <table:table-cell office:value-type="float" office:value="0.771278235" calcext:value-type="float">
            <text:p>0.771278235</text:p>
          </table:table-cell>
          <table:table-cell office:value-type="float" office:value="0.541837876" calcext:value-type="float">
            <text:p>0.541837876</text:p>
          </table:table-cell>
          <table:table-cell/>
          <table:table-cell office:value-type="float" office:value="0.005194326" calcext:value-type="float">
            <text:p>0.005194326</text:p>
          </table:table-cell>
          <table:table-cell office:value-type="float" office:value="0.006301293" calcext:value-type="float">
            <text:p>0.006301293</text:p>
          </table:table-cell>
          <table:table-cell office:value-type="float" office:value="0.00442678" calcext:value-type="float">
            <text:p>0.00442678</text:p>
          </table:table-cell>
          <table:table-cell/>
          <table:table-cell office:value-type="float" office:value="-0.004701507" calcext:value-type="float">
            <text:p>-0.004701507</text:p>
          </table:table-cell>
          <table:table-cell office:value-type="float" office:value="-0.003594541" calcext:value-type="float">
            <text:p>-0.003594541</text:p>
          </table:table-cell>
          <table:table-cell office:value-type="float" office:value="-0.005469053" calcext:value-type="float">
            <text:p>-0.005469053</text:p>
          </table:table-cell>
          <table:table-cell/>
          <table:table-cell office:value-type="float" office:value="26.747705622" calcext:value-type="float">
            <text:p>26.747705622</text:p>
          </table:table-cell>
          <table:table-cell office:value-type="float" office:value="26.77498357" calcext:value-type="float">
            <text:p>26.77498357</text:p>
          </table:table-cell>
          <table:table-cell office:value-type="float" office:value="26.728791311" calcext:value-type="float">
            <text:p>26.728791311</text:p>
          </table:table-cell>
          <table:table-cell/>
          <table:table-cell office:value-type="float" office:value="-0.119184484" calcext:value-type="float">
            <text:p>-0.119184484</text:p>
          </table:table-cell>
          <table:table-cell office:value-type="float" office:value="-0.091121047" calcext:value-type="float">
            <text:p>-0.091121047</text:p>
          </table:table-cell>
          <table:table-cell office:value-type="float" office:value="-0.138643612" calcext:value-type="float">
            <text:p>-0.13864361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2 11:59:46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742907613" calcext:value-type="float">
            <text:p>0.742907613</text:p>
          </table:table-cell>
          <table:table-cell office:value-type="float" office:value="0.61038859" calcext:value-type="float">
            <text:p>0.61038859</text:p>
          </table:table-cell>
          <table:table-cell office:value-type="float" office:value="0.565779277" calcext:value-type="float">
            <text:p>0.565779277</text:p>
          </table:table-cell>
          <table:table-cell/>
          <table:table-cell office:value-type="float" office:value="0.006069507" calcext:value-type="float">
            <text:p>0.006069507</text:p>
          </table:table-cell>
          <table:table-cell office:value-type="float" office:value="0.004986835" calcext:value-type="float">
            <text:p>0.004986835</text:p>
          </table:table-cell>
          <table:table-cell office:value-type="float" office:value="0.00462238" calcext:value-type="float">
            <text:p>0.00462238</text:p>
          </table:table-cell>
          <table:table-cell/>
          <table:table-cell office:value-type="float" office:value="-0.003826327" calcext:value-type="float">
            <text:p>-0.003826327</text:p>
          </table:table-cell>
          <table:table-cell office:value-type="float" office:value="-0.004908998" calcext:value-type="float">
            <text:p>-0.004908998</text:p>
          </table:table-cell>
          <table:table-cell office:value-type="float" office:value="-0.005273454" calcext:value-type="float">
            <text:p>-0.005273454</text:p>
          </table:table-cell>
          <table:table-cell/>
          <table:table-cell office:value-type="float" office:value="26.774326463" calcext:value-type="float">
            <text:p>26.774326463</text:p>
          </table:table-cell>
          <table:table-cell office:value-type="float" office:value="26.74764718" calcext:value-type="float">
            <text:p>26.74764718</text:p>
          </table:table-cell>
          <table:table-cell office:value-type="float" office:value="26.738666107" calcext:value-type="float">
            <text:p>26.738666107</text:p>
          </table:table-cell>
          <table:table-cell/>
          <table:table-cell office:value-type="float" office:value="-0.096997131" calcext:value-type="float">
            <text:p>-0.096997131</text:p>
          </table:table-cell>
          <table:table-cell office:value-type="float" office:value="-0.124444841" calcext:value-type="float">
            <text:p>-0.124444841</text:p>
          </table:table-cell>
          <table:table-cell office:value-type="float" office:value="-0.13368465" calcext:value-type="float">
            <text:p>-0.1336846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2 11:59:47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728113142" calcext:value-type="float">
            <text:p>0.728113142</text:p>
          </table:table-cell>
          <table:table-cell office:value-type="float" office:value="0.623805597" calcext:value-type="float">
            <text:p>0.623805597</text:p>
          </table:table-cell>
          <table:table-cell office:value-type="float" office:value="0.560372539" calcext:value-type="float">
            <text:p>0.560372539</text:p>
          </table:table-cell>
          <table:table-cell/>
          <table:table-cell office:value-type="float" office:value="0.005948637" calcext:value-type="float">
            <text:p>0.005948637</text:p>
          </table:table-cell>
          <table:table-cell office:value-type="float" office:value="0.005096451" calcext:value-type="float">
            <text:p>0.005096451</text:p>
          </table:table-cell>
          <table:table-cell office:value-type="float" office:value="0.004578207" calcext:value-type="float">
            <text:p>0.004578207</text:p>
          </table:table-cell>
          <table:table-cell/>
          <table:table-cell office:value-type="float" office:value="-0.003947197" calcext:value-type="float">
            <text:p>-0.003947197</text:p>
          </table:table-cell>
          <table:table-cell office:value-type="float" office:value="-0.004799382" calcext:value-type="float">
            <text:p>-0.004799382</text:p>
          </table:table-cell>
          <table:table-cell office:value-type="float" office:value="-0.005317626" calcext:value-type="float">
            <text:p>-0.005317626</text:p>
          </table:table-cell>
          <table:table-cell/>
          <table:table-cell office:value-type="float" office:value="26.776402552" calcext:value-type="float">
            <text:p>26.776402552</text:p>
          </table:table-cell>
          <table:table-cell office:value-type="float" office:value="26.755403012" calcext:value-type="float">
            <text:p>26.755403012</text:p>
          </table:table-cell>
          <table:table-cell office:value-type="float" office:value="26.74263227" calcext:value-type="float">
            <text:p>26.74263227</text:p>
          </table:table-cell>
          <table:table-cell/>
          <table:table-cell office:value-type="float" office:value="-0.100061358" calcext:value-type="float">
            <text:p>-0.100061358</text:p>
          </table:table-cell>
          <table:table-cell office:value-type="float" office:value="-0.121665832" calcext:value-type="float">
            <text:p>-0.121665832</text:p>
          </table:table-cell>
          <table:table-cell office:value-type="float" office:value="-0.134804541" calcext:value-type="float">
            <text:p>-0.13480454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2 11:59:48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65423854" calcext:value-type="float">
            <text:p>0.65423854</text:p>
          </table:table-cell>
          <table:table-cell office:value-type="float" office:value="0.75891027" calcext:value-type="float">
            <text:p>0.75891027</text:p>
          </table:table-cell>
          <table:table-cell office:value-type="float" office:value="0.550796455" calcext:value-type="float">
            <text:p>0.550796455</text:p>
          </table:table-cell>
          <table:table-cell/>
          <table:table-cell office:value-type="float" office:value="0.005345086" calcext:value-type="float">
            <text:p>0.005345086</text:p>
          </table:table-cell>
          <table:table-cell office:value-type="float" office:value="0.006200247" calcext:value-type="float">
            <text:p>0.006200247</text:p>
          </table:table-cell>
          <table:table-cell office:value-type="float" office:value="0.004499971" calcext:value-type="float">
            <text:p>0.004499971</text:p>
          </table:table-cell>
          <table:table-cell/>
          <table:table-cell office:value-type="float" office:value="-0.004550747" calcext:value-type="float">
            <text:p>-0.004550747</text:p>
          </table:table-cell>
          <table:table-cell office:value-type="float" office:value="-0.003695586" calcext:value-type="float">
            <text:p>-0.003695586</text:p>
          </table:table-cell>
          <table:table-cell office:value-type="float" office:value="-0.005395862" calcext:value-type="float">
            <text:p>-0.005395862</text:p>
          </table:table-cell>
          <table:table-cell/>
          <table:table-cell office:value-type="float" office:value="26.756475304" calcext:value-type="float">
            <text:p>26.756475304</text:p>
          </table:table-cell>
          <table:table-cell office:value-type="float" office:value="26.777548142" calcext:value-type="float">
            <text:p>26.777548142</text:p>
          </table:table-cell>
          <table:table-cell office:value-type="float" office:value="26.73564964" calcext:value-type="float">
            <text:p>26.73564964</text:p>
          </table:table-cell>
          <table:table-cell/>
          <table:table-cell office:value-type="float" office:value="-0.115362417" calcext:value-type="float">
            <text:p>-0.115362417</text:p>
          </table:table-cell>
          <table:table-cell office:value-type="float" office:value="-0.093682678" calcext:value-type="float">
            <text:p>-0.093682678</text:p>
          </table:table-cell>
          <table:table-cell office:value-type="float" office:value="-0.136788026" calcext:value-type="float">
            <text:p>-0.13678802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2 11:59:50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635523872" calcext:value-type="float">
            <text:p>0.635523872</text:p>
          </table:table-cell>
          <table:table-cell office:value-type="float" office:value="0.750903577" calcext:value-type="float">
            <text:p>0.750903577</text:p>
          </table:table-cell>
          <table:table-cell office:value-type="float" office:value="0.556815929" calcext:value-type="float">
            <text:p>0.556815929</text:p>
          </table:table-cell>
          <table:table-cell/>
          <table:table-cell office:value-type="float" office:value="0.005192188" calcext:value-type="float">
            <text:p>0.005192188</text:p>
          </table:table-cell>
          <table:table-cell office:value-type="float" office:value="0.006134833" calcext:value-type="float">
            <text:p>0.006134833</text:p>
          </table:table-cell>
          <table:table-cell office:value-type="float" office:value="0.00454915" calcext:value-type="float">
            <text:p>0.00454915</text:p>
          </table:table-cell>
          <table:table-cell/>
          <table:table-cell office:value-type="float" office:value="-0.004703645" calcext:value-type="float">
            <text:p>-0.004703645</text:p>
          </table:table-cell>
          <table:table-cell office:value-type="float" office:value="-0.003761" calcext:value-type="float">
            <text:p>-0.003761</text:p>
          </table:table-cell>
          <table:table-cell office:value-type="float" office:value="-0.005346684" calcext:value-type="float">
            <text:p>-0.005346684</text:p>
          </table:table-cell>
          <table:table-cell/>
          <table:table-cell office:value-type="float" office:value="26.752707568" calcext:value-type="float">
            <text:p>26.752707568</text:p>
          </table:table-cell>
          <table:table-cell office:value-type="float" office:value="26.775936224" calcext:value-type="float">
            <text:p>26.775936224</text:p>
          </table:table-cell>
          <table:table-cell office:value-type="float" office:value="26.736861531" calcext:value-type="float">
            <text:p>26.736861531</text:p>
          </table:table-cell>
          <table:table-cell/>
          <table:table-cell office:value-type="float" office:value="-0.119238682" calcext:value-type="float">
            <text:p>-0.119238682</text:p>
          </table:table-cell>
          <table:table-cell office:value-type="float" office:value="-0.095341014" calcext:value-type="float">
            <text:p>-0.095341014</text:p>
          </table:table-cell>
          <table:table-cell office:value-type="float" office:value="-0.135541217" calcext:value-type="float">
            <text:p>-0.13554121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2 11:59:51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583368609" calcext:value-type="float">
            <text:p>0.583368609</text:p>
          </table:table-cell>
          <table:table-cell office:value-type="float" office:value="0.70196935" calcext:value-type="float">
            <text:p>0.70196935</text:p>
          </table:table-cell>
          <table:table-cell office:value-type="float" office:value="0.659408648" calcext:value-type="float">
            <text:p>0.659408648</text:p>
          </table:table-cell>
          <table:table-cell/>
          <table:table-cell office:value-type="float" office:value="0.004766083" calcext:value-type="float">
            <text:p>0.004766083</text:p>
          </table:table-cell>
          <table:table-cell office:value-type="float" office:value="0.005735044" calcext:value-type="float">
            <text:p>0.005735044</text:p>
          </table:table-cell>
          <table:table-cell office:value-type="float" office:value="0.005387326" calcext:value-type="float">
            <text:p>0.005387326</text:p>
          </table:table-cell>
          <table:table-cell/>
          <table:table-cell office:value-type="float" office:value="-0.00512975" calcext:value-type="float">
            <text:p>-0.00512975</text:p>
          </table:table-cell>
          <table:table-cell office:value-type="float" office:value="-0.00416079" calcext:value-type="float">
            <text:p>-0.00416079</text:p>
          </table:table-cell>
          <table:table-cell office:value-type="float" office:value="-0.004508508" calcext:value-type="float">
            <text:p>-0.004508508</text:p>
          </table:table-cell>
          <table:table-cell/>
          <table:table-cell office:value-type="float" office:value="26.747262" calcext:value-type="float">
            <text:p>26.747262</text:p>
          </table:table-cell>
          <table:table-cell office:value-type="float" office:value="26.771139234" calcext:value-type="float">
            <text:p>26.771139234</text:p>
          </table:table-cell>
          <table:table-cell office:value-type="float" office:value="26.762570779" calcext:value-type="float">
            <text:p>26.762570779</text:p>
          </table:table-cell>
          <table:table-cell/>
          <table:table-cell office:value-type="float" office:value="-0.130041406" calcext:value-type="float">
            <text:p>-0.130041406</text:p>
          </table:table-cell>
          <table:table-cell office:value-type="float" office:value="-0.105476282" calcext:value-type="float">
            <text:p>-0.105476282</text:p>
          </table:table-cell>
          <table:table-cell office:value-type="float" office:value="-0.114291564" calcext:value-type="float">
            <text:p>-0.11429156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2 11:59:52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07228948" calcext:value-type="float">
            <text:p>0.607228948</text:p>
          </table:table-cell>
          <table:table-cell office:value-type="float" office:value="0.706911171" calcext:value-type="float">
            <text:p>0.706911171</text:p>
          </table:table-cell>
          <table:table-cell office:value-type="float" office:value="0.655228574" calcext:value-type="float">
            <text:p>0.655228574</text:p>
          </table:table-cell>
          <table:table-cell/>
          <table:table-cell office:value-type="float" office:value="0.004961021" calcext:value-type="float">
            <text:p>0.004961021</text:p>
          </table:table-cell>
          <table:table-cell office:value-type="float" office:value="0.005775418" calcext:value-type="float">
            <text:p>0.005775418</text:p>
          </table:table-cell>
          <table:table-cell office:value-type="float" office:value="0.005353175" calcext:value-type="float">
            <text:p>0.005353175</text:p>
          </table:table-cell>
          <table:table-cell/>
          <table:table-cell office:value-type="float" office:value="-0.004934813" calcext:value-type="float">
            <text:p>-0.004934813</text:p>
          </table:table-cell>
          <table:table-cell office:value-type="float" office:value="-0.004120415" calcext:value-type="float">
            <text:p>-0.004120415</text:p>
          </table:table-cell>
          <table:table-cell office:value-type="float" office:value="-0.004542659" calcext:value-type="float">
            <text:p>-0.004542659</text:p>
          </table:table-cell>
          <table:table-cell/>
          <table:table-cell office:value-type="float" office:value="26.741956409" calcext:value-type="float">
            <text:p>26.741956409</text:p>
          </table:table-cell>
          <table:table-cell office:value-type="float" office:value="26.762025009" calcext:value-type="float">
            <text:p>26.762025009</text:p>
          </table:table-cell>
          <table:table-cell office:value-type="float" office:value="26.751620014" calcext:value-type="float">
            <text:p>26.751620014</text:p>
          </table:table-cell>
          <table:table-cell/>
          <table:table-cell office:value-type="float" office:value="-0.125099286" calcext:value-type="float">
            <text:p>-0.125099286</text:p>
          </table:table-cell>
          <table:table-cell office:value-type="float" office:value="-0.104452725" calcext:value-type="float">
            <text:p>-0.104452725</text:p>
          </table:table-cell>
          <table:table-cell office:value-type="float" office:value="-0.115157357" calcext:value-type="float">
            <text:p>-0.11515735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2 11:59:53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743150204" calcext:value-type="float">
            <text:p>0.743150204</text:p>
          </table:table-cell>
          <table:table-cell office:value-type="float" office:value="0.611020996" calcext:value-type="float">
            <text:p>0.611020996</text:p>
          </table:table-cell>
          <table:table-cell office:value-type="float" office:value="0.57994611" calcext:value-type="float">
            <text:p>0.57994611</text:p>
          </table:table-cell>
          <table:table-cell/>
          <table:table-cell office:value-type="float" office:value="0.006071489" calcext:value-type="float">
            <text:p>0.006071489</text:p>
          </table:table-cell>
          <table:table-cell office:value-type="float" office:value="0.004992002" calcext:value-type="float">
            <text:p>0.004992002</text:p>
          </table:table-cell>
          <table:table-cell office:value-type="float" office:value="0.004738122" calcext:value-type="float">
            <text:p>0.004738122</text:p>
          </table:table-cell>
          <table:table-cell/>
          <table:table-cell office:value-type="float" office:value="-0.003824345" calcext:value-type="float">
            <text:p>-0.003824345</text:p>
          </table:table-cell>
          <table:table-cell office:value-type="float" office:value="-0.004903832" calcext:value-type="float">
            <text:p>-0.004903832</text:p>
          </table:table-cell>
          <table:table-cell office:value-type="float" office:value="-0.005157712" calcext:value-type="float">
            <text:p>-0.005157712</text:p>
          </table:table-cell>
          <table:table-cell/>
          <table:table-cell office:value-type="float" office:value="26.779429831" calcext:value-type="float">
            <text:p>26.779429831</text:p>
          </table:table-cell>
          <table:table-cell office:value-type="float" office:value="26.752829147" calcext:value-type="float">
            <text:p>26.752829147</text:p>
          </table:table-cell>
          <table:table-cell office:value-type="float" office:value="26.74657296" calcext:value-type="float">
            <text:p>26.74657296</text:p>
          </table:table-cell>
          <table:table-cell/>
          <table:table-cell office:value-type="float" office:value="-0.096946886" calcext:value-type="float">
            <text:p>-0.096946886</text:p>
          </table:table-cell>
          <table:table-cell office:value-type="float" office:value="-0.124313853" calcext:value-type="float">
            <text:p>-0.124313853</text:p>
          </table:table-cell>
          <table:table-cell office:value-type="float" office:value="-0.1307503" calcext:value-type="float">
            <text:p>-0.130750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2 11:59:55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23283461" calcext:value-type="float">
            <text:p>0.623283461</text:p>
          </table:table-cell>
          <table:table-cell office:value-type="float" office:value="0.738865225" calcext:value-type="float">
            <text:p>0.738865225</text:p>
          </table:table-cell>
          <table:table-cell office:value-type="float" office:value="0.59160478" calcext:value-type="float">
            <text:p>0.59160478</text:p>
          </table:table-cell>
          <table:table-cell/>
          <table:table-cell office:value-type="float" office:value="0.005092185" calcext:value-type="float">
            <text:p>0.005092185</text:p>
          </table:table-cell>
          <table:table-cell office:value-type="float" office:value="0.006036481" calcext:value-type="float">
            <text:p>0.006036481</text:p>
          </table:table-cell>
          <table:table-cell office:value-type="float" office:value="0.004833372" calcext:value-type="float">
            <text:p>0.004833372</text:p>
          </table:table-cell>
          <table:table-cell/>
          <table:table-cell office:value-type="float" office:value="-0.004803648" calcext:value-type="float">
            <text:p>-0.004803648</text:p>
          </table:table-cell>
          <table:table-cell office:value-type="float" office:value="-0.003859353" calcext:value-type="float">
            <text:p>-0.003859353</text:p>
          </table:table-cell>
          <table:table-cell office:value-type="float" office:value="-0.005062461" calcext:value-type="float">
            <text:p>-0.005062461</text:p>
          </table:table-cell>
          <table:table-cell/>
          <table:table-cell office:value-type="float" office:value="26.755297893" calcext:value-type="float">
            <text:p>26.755297893</text:p>
          </table:table-cell>
          <table:table-cell office:value-type="float" office:value="26.778567175" calcext:value-type="float">
            <text:p>26.778567175</text:p>
          </table:table-cell>
          <table:table-cell office:value-type="float" office:value="26.748920159" calcext:value-type="float">
            <text:p>26.748920159</text:p>
          </table:table-cell>
          <table:table-cell/>
          <table:table-cell office:value-type="float" office:value="-0.12177398" calcext:value-type="float">
            <text:p>-0.12177398</text:p>
          </table:table-cell>
          <table:table-cell office:value-type="float" office:value="-0.097834388" calcext:value-type="float">
            <text:p>-0.097834388</text:p>
          </table:table-cell>
          <table:table-cell office:value-type="float" office:value="-0.128335469" calcext:value-type="float">
            <text:p>-0.12833546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2 11:59:56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07601477" calcext:value-type="float">
            <text:p>0.607601477</text:p>
          </table:table-cell>
          <table:table-cell office:value-type="float" office:value="0.765286179" calcext:value-type="float">
            <text:p>0.765286179</text:p>
          </table:table-cell>
          <table:table-cell office:value-type="float" office:value="0.54885692" calcext:value-type="float">
            <text:p>0.54885692</text:p>
          </table:table-cell>
          <table:table-cell/>
          <table:table-cell office:value-type="float" office:value="0.004964064" calcext:value-type="float">
            <text:p>0.004964064</text:p>
          </table:table-cell>
          <table:table-cell office:value-type="float" office:value="0.006252338" calcext:value-type="float">
            <text:p>0.006252338</text:p>
          </table:table-cell>
          <table:table-cell office:value-type="float" office:value="0.004484125" calcext:value-type="float">
            <text:p>0.004484125</text:p>
          </table:table-cell>
          <table:table-cell/>
          <table:table-cell office:value-type="float" office:value="-0.004931769" calcext:value-type="float">
            <text:p>-0.004931769</text:p>
          </table:table-cell>
          <table:table-cell office:value-type="float" office:value="-0.003643495" calcext:value-type="float">
            <text:p>-0.003643495</text:p>
          </table:table-cell>
          <table:table-cell office:value-type="float" office:value="-0.005411708" calcext:value-type="float">
            <text:p>-0.005411708</text:p>
          </table:table-cell>
          <table:table-cell/>
          <table:table-cell office:value-type="float" office:value="26.75214071" calcext:value-type="float">
            <text:p>26.75214071</text:p>
          </table:table-cell>
          <table:table-cell office:value-type="float" office:value="26.783886258" calcext:value-type="float">
            <text:p>26.783886258</text:p>
          </table:table-cell>
          <table:table-cell office:value-type="float" office:value="26.740313858" calcext:value-type="float">
            <text:p>26.740313858</text:p>
          </table:table-cell>
          <table:table-cell/>
          <table:table-cell office:value-type="float" office:value="-0.125022125" calcext:value-type="float">
            <text:p>-0.125022125</text:p>
          </table:table-cell>
          <table:table-cell office:value-type="float" office:value="-0.092362109" calcext:value-type="float">
            <text:p>-0.092362109</text:p>
          </table:table-cell>
          <table:table-cell office:value-type="float" office:value="-0.13718976" calcext:value-type="float">
            <text:p>-0.1371897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2 11:59:57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653464276" calcext:value-type="float">
            <text:p>0.653464276</text:p>
          </table:table-cell>
          <table:table-cell office:value-type="float" office:value="0.644664841" calcext:value-type="float">
            <text:p>0.644664841</text:p>
          </table:table-cell>
          <table:table-cell office:value-type="float" office:value="0.644738155" calcext:value-type="float">
            <text:p>0.644738155</text:p>
          </table:table-cell>
          <table:table-cell/>
          <table:table-cell office:value-type="float" office:value="0.00533876" calcext:value-type="float">
            <text:p>0.00533876</text:p>
          </table:table-cell>
          <table:table-cell office:value-type="float" office:value="0.00526687" calcext:value-type="float">
            <text:p>0.00526687</text:p>
          </table:table-cell>
          <table:table-cell office:value-type="float" office:value="0.005267469" calcext:value-type="float">
            <text:p>0.005267469</text:p>
          </table:table-cell>
          <table:table-cell/>
          <table:table-cell office:value-type="float" office:value="-0.004557073" calcext:value-type="float">
            <text:p>-0.004557073</text:p>
          </table:table-cell>
          <table:table-cell office:value-type="float" office:value="-0.004628964" calcext:value-type="float">
            <text:p>-0.004628964</text:p>
          </table:table-cell>
          <table:table-cell office:value-type="float" office:value="-0.004628365" calcext:value-type="float">
            <text:p>-0.004628365</text:p>
          </table:table-cell>
          <table:table-cell/>
          <table:table-cell office:value-type="float" office:value="26.756319425" calcext:value-type="float">
            <text:p>26.756319425</text:p>
          </table:table-cell>
          <table:table-cell office:value-type="float" office:value="26.754547877" calcext:value-type="float">
            <text:p>26.754547877</text:p>
          </table:table-cell>
          <table:table-cell office:value-type="float" office:value="26.754562637" calcext:value-type="float">
            <text:p>26.754562637</text:p>
          </table:table-cell>
          <table:table-cell/>
          <table:table-cell office:value-type="float" office:value="-0.115522785" calcext:value-type="float">
            <text:p>-0.115522785</text:p>
          </table:table-cell>
          <table:table-cell office:value-type="float" office:value="-0.117345361" calcext:value-type="float">
            <text:p>-0.117345361</text:p>
          </table:table-cell>
          <table:table-cell office:value-type="float" office:value="-0.117330176" calcext:value-type="float">
            <text:p>-0.11733017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2 11:59:58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746455282" calcext:value-type="float">
            <text:p>0.746455282</text:p>
          </table:table-cell>
          <table:table-cell office:value-type="float" office:value="0.616734101" calcext:value-type="float">
            <text:p>0.616734101</text:p>
          </table:table-cell>
          <table:table-cell office:value-type="float" office:value="0.599995327" calcext:value-type="float">
            <text:p>0.599995327</text:p>
          </table:table-cell>
          <table:table-cell/>
          <table:table-cell office:value-type="float" office:value="0.006098491" calcext:value-type="float">
            <text:p>0.006098491</text:p>
          </table:table-cell>
          <table:table-cell office:value-type="float" office:value="0.005038677" calcext:value-type="float">
            <text:p>0.005038677</text:p>
          </table:table-cell>
          <table:table-cell office:value-type="float" office:value="0.004901923" calcext:value-type="float">
            <text:p>0.004901923</text:p>
          </table:table-cell>
          <table:table-cell/>
          <table:table-cell office:value-type="float" office:value="-0.003797342" calcext:value-type="float">
            <text:p>-0.003797342</text:p>
          </table:table-cell>
          <table:table-cell office:value-type="float" office:value="-0.004857156" calcext:value-type="float">
            <text:p>-0.004857156</text:p>
          </table:table-cell>
          <table:table-cell office:value-type="float" office:value="-0.004993911" calcext:value-type="float">
            <text:p>-0.004993911</text:p>
          </table:table-cell>
          <table:table-cell/>
          <table:table-cell office:value-type="float" office:value="26.78514974" calcext:value-type="float">
            <text:p>26.78514974</text:p>
          </table:table-cell>
          <table:table-cell office:value-type="float" office:value="26.759033983" calcext:value-type="float">
            <text:p>26.759033983</text:p>
          </table:table-cell>
          <table:table-cell office:value-type="float" office:value="26.755664053" calcext:value-type="float">
            <text:p>26.755664053</text:p>
          </table:table-cell>
          <table:table-cell/>
          <table:table-cell office:value-type="float" office:value="-0.096262341" calcext:value-type="float">
            <text:p>-0.096262341</text:p>
          </table:table-cell>
          <table:table-cell office:value-type="float" office:value="-0.12313052" calcext:value-type="float">
            <text:p>-0.12313052</text:p>
          </table:table-cell>
          <table:table-cell office:value-type="float" office:value="-0.126597561" calcext:value-type="float">
            <text:p>-0.12659756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2 12:00:00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590642165" calcext:value-type="float">
            <text:p>0.590642165</text:p>
          </table:table-cell>
          <table:table-cell office:value-type="float" office:value="0.729385701" calcext:value-type="float">
            <text:p>0.729385701</text:p>
          </table:table-cell>
          <table:table-cell office:value-type="float" office:value="0.633860902" calcext:value-type="float">
            <text:p>0.633860902</text:p>
          </table:table-cell>
          <table:table-cell/>
          <table:table-cell office:value-type="float" office:value="0.004825508" calcext:value-type="float">
            <text:p>0.004825508</text:p>
          </table:table-cell>
          <table:table-cell office:value-type="float" office:value="0.005959034" calcext:value-type="float">
            <text:p>0.005959034</text:p>
          </table:table-cell>
          <table:table-cell office:value-type="float" office:value="0.005178602" calcext:value-type="float">
            <text:p>0.005178602</text:p>
          </table:table-cell>
          <table:table-cell/>
          <table:table-cell office:value-type="float" office:value="-0.005070325" calcext:value-type="float">
            <text:p>-0.005070325</text:p>
          </table:table-cell>
          <table:table-cell office:value-type="float" office:value="-0.0039368" calcext:value-type="float">
            <text:p>-0.0039368</text:p>
          </table:table-cell>
          <table:table-cell office:value-type="float" office:value="-0.004717231" calcext:value-type="float">
            <text:p>-0.004717231</text:p>
          </table:table-cell>
          <table:table-cell/>
          <table:table-cell office:value-type="float" office:value="26.748726359" calcext:value-type="float">
            <text:p>26.748726359</text:p>
          </table:table-cell>
          <table:table-cell office:value-type="float" office:value="26.776658746" calcext:value-type="float">
            <text:p>26.776658746</text:p>
          </table:table-cell>
          <table:table-cell office:value-type="float" office:value="26.757427396" calcext:value-type="float">
            <text:p>26.757427396</text:p>
          </table:table-cell>
          <table:table-cell/>
          <table:table-cell office:value-type="float" office:value="-0.128534853" calcext:value-type="float">
            <text:p>-0.128534853</text:p>
          </table:table-cell>
          <table:table-cell office:value-type="float" office:value="-0.099797786" calcext:value-type="float">
            <text:p>-0.099797786</text:p>
          </table:table-cell>
          <table:table-cell office:value-type="float" office:value="-0.119583124" calcext:value-type="float">
            <text:p>-0.11958312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2 12:00:01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586273144" calcext:value-type="float">
            <text:p>0.586273144</text:p>
          </table:table-cell>
          <table:table-cell office:value-type="float" office:value="0.711395229" calcext:value-type="float">
            <text:p>0.711395229</text:p>
          </table:table-cell>
          <table:table-cell office:value-type="float" office:value="0.656877238" calcext:value-type="float">
            <text:p>0.656877238</text:p>
          </table:table-cell>
          <table:table-cell/>
          <table:table-cell office:value-type="float" office:value="0.004789813" calcext:value-type="float">
            <text:p>0.004789813</text:p>
          </table:table-cell>
          <table:table-cell office:value-type="float" office:value="0.005812053" calcext:value-type="float">
            <text:p>0.005812053</text:p>
          </table:table-cell>
          <table:table-cell office:value-type="float" office:value="0.005366644" calcext:value-type="float">
            <text:p>0.005366644</text:p>
          </table:table-cell>
          <table:table-cell/>
          <table:table-cell office:value-type="float" office:value="-0.00510602" calcext:value-type="float">
            <text:p>-0.00510602</text:p>
          </table:table-cell>
          <table:table-cell office:value-type="float" office:value="-0.004083781" calcext:value-type="float">
            <text:p>-0.004083781</text:p>
          </table:table-cell>
          <table:table-cell office:value-type="float" office:value="-0.004529189" calcext:value-type="float">
            <text:p>-0.004529189</text:p>
          </table:table-cell>
          <table:table-cell/>
          <table:table-cell office:value-type="float" office:value="26.74784676" calcext:value-type="float">
            <text:p>26.74784676</text:p>
          </table:table-cell>
          <table:table-cell office:value-type="float" office:value="26.773036873" calcext:value-type="float">
            <text:p>26.773036873</text:p>
          </table:table-cell>
          <table:table-cell office:value-type="float" office:value="26.762061146" calcext:value-type="float">
            <text:p>26.762061146</text:p>
          </table:table-cell>
          <table:table-cell/>
          <table:table-cell office:value-type="float" office:value="-0.129439797" calcext:value-type="float">
            <text:p>-0.129439797</text:p>
          </table:table-cell>
          <table:table-cell office:value-type="float" office:value="-0.103523982" calcext:value-type="float">
            <text:p>-0.103523982</text:p>
          </table:table-cell>
          <table:table-cell office:value-type="float" office:value="-0.114815879" calcext:value-type="float">
            <text:p>-0.11481587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2 12:00:02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598865819" calcext:value-type="float">
            <text:p>0.598865819</text:p>
          </table:table-cell>
          <table:table-cell office:value-type="float" office:value="0.681146464" calcext:value-type="float">
            <text:p>0.681146464</text:p>
          </table:table-cell>
          <table:table-cell office:value-type="float" office:value="0.648949224" calcext:value-type="float">
            <text:p>0.648949224</text:p>
          </table:table-cell>
          <table:table-cell/>
          <table:table-cell office:value-type="float" office:value="0.004892695" calcext:value-type="float">
            <text:p>0.004892695</text:p>
          </table:table-cell>
          <table:table-cell office:value-type="float" office:value="0.005564922" calcext:value-type="float">
            <text:p>0.005564922</text:p>
          </table:table-cell>
          <table:table-cell office:value-type="float" office:value="0.005301873" calcext:value-type="float">
            <text:p>0.005301873</text:p>
          </table:table-cell>
          <table:table-cell/>
          <table:table-cell office:value-type="float" office:value="-0.005003139" calcext:value-type="float">
            <text:p>-0.005003139</text:p>
          </table:table-cell>
          <table:table-cell office:value-type="float" office:value="-0.004330911" calcext:value-type="float">
            <text:p>-0.004330911</text:p>
          </table:table-cell>
          <table:table-cell office:value-type="float" office:value="-0.004593961" calcext:value-type="float">
            <text:p>-0.004593961</text:p>
          </table:table-cell>
          <table:table-cell/>
          <table:table-cell office:value-type="float" office:value="26.750381996" calcext:value-type="float">
            <text:p>26.750381996</text:p>
          </table:table-cell>
          <table:table-cell office:value-type="float" office:value="26.766947113" calcext:value-type="float">
            <text:p>26.766947113</text:p>
          </table:table-cell>
          <table:table-cell office:value-type="float" office:value="26.760465045" calcext:value-type="float">
            <text:p>26.760465045</text:p>
          </table:table-cell>
          <table:table-cell/>
          <table:table-cell office:value-type="float" office:value="-0.126831512" calcext:value-type="float">
            <text:p>-0.126831512</text:p>
          </table:table-cell>
          <table:table-cell office:value-type="float" office:value="-0.10978916" calcext:value-type="float">
            <text:p>-0.10978916</text:p>
          </table:table-cell>
          <table:table-cell office:value-type="float" office:value="-0.116457961" calcext:value-type="float">
            <text:p>-0.11645796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2 12:00:03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590896081" calcext:value-type="float">
            <text:p>0.590896081</text:p>
          </table:table-cell>
          <table:table-cell office:value-type="float" office:value="0.715670671" calcext:value-type="float">
            <text:p>0.715670671</text:p>
          </table:table-cell>
          <table:table-cell office:value-type="float" office:value="0.650559145" calcext:value-type="float">
            <text:p>0.650559145</text:p>
          </table:table-cell>
          <table:table-cell/>
          <table:table-cell office:value-type="float" office:value="0.004827582" calcext:value-type="float">
            <text:p>0.004827582</text:p>
          </table:table-cell>
          <table:table-cell office:value-type="float" office:value="0.005846983" calcext:value-type="float">
            <text:p>0.005846983</text:p>
          </table:table-cell>
          <table:table-cell office:value-type="float" office:value="0.005315026" calcext:value-type="float">
            <text:p>0.005315026</text:p>
          </table:table-cell>
          <table:table-cell/>
          <table:table-cell office:value-type="float" office:value="-0.005068251" calcext:value-type="float">
            <text:p>-0.005068251</text:p>
          </table:table-cell>
          <table:table-cell office:value-type="float" office:value="-0.004048851" calcext:value-type="float">
            <text:p>-0.004048851</text:p>
          </table:table-cell>
          <table:table-cell office:value-type="float" office:value="-0.004580808" calcext:value-type="float">
            <text:p>-0.004580808</text:p>
          </table:table-cell>
          <table:table-cell/>
          <table:table-cell office:value-type="float" office:value="26.743722814" calcext:value-type="float">
            <text:p>26.743722814</text:p>
          </table:table-cell>
          <table:table-cell office:value-type="float" office:value="26.768843059" calcext:value-type="float">
            <text:p>26.768843059</text:p>
          </table:table-cell>
          <table:table-cell office:value-type="float" office:value="26.755734549" calcext:value-type="float">
            <text:p>26.755734549</text:p>
          </table:table-cell>
          <table:table-cell/>
          <table:table-cell office:value-type="float" office:value="-0.12848226" calcext:value-type="float">
            <text:p>-0.12848226</text:p>
          </table:table-cell>
          <table:table-cell office:value-type="float" office:value="-0.102638449" calcext:value-type="float">
            <text:p>-0.102638449</text:p>
          </table:table-cell>
          <table:table-cell office:value-type="float" office:value="-0.116124508" calcext:value-type="float">
            <text:p>-0.11612450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2 12:00:05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614619924" calcext:value-type="float">
            <text:p>0.614619924</text:p>
          </table:table-cell>
          <table:table-cell office:value-type="float" office:value="0.674101195" calcext:value-type="float">
            <text:p>0.674101195</text:p>
          </table:table-cell>
          <table:table-cell office:value-type="float" office:value="0.647438246" calcext:value-type="float">
            <text:p>0.647438246</text:p>
          </table:table-cell>
          <table:table-cell/>
          <table:table-cell office:value-type="float" office:value="0.005021405" calcext:value-type="float">
            <text:p>0.005021405</text:p>
          </table:table-cell>
          <table:table-cell office:value-type="float" office:value="0.005507363" calcext:value-type="float">
            <text:p>0.005507363</text:p>
          </table:table-cell>
          <table:table-cell office:value-type="float" office:value="0.005289528" calcext:value-type="float">
            <text:p>0.005289528</text:p>
          </table:table-cell>
          <table:table-cell/>
          <table:table-cell office:value-type="float" office:value="-0.004874429" calcext:value-type="float">
            <text:p>-0.004874429</text:p>
          </table:table-cell>
          <table:table-cell office:value-type="float" office:value="-0.004388471" calcext:value-type="float">
            <text:p>-0.004388471</text:p>
          </table:table-cell>
          <table:table-cell office:value-type="float" office:value="-0.004606305" calcext:value-type="float">
            <text:p>-0.004606305</text:p>
          </table:table-cell>
          <table:table-cell/>
          <table:table-cell office:value-type="float" office:value="26.748499059" calcext:value-type="float">
            <text:p>26.748499059</text:p>
          </table:table-cell>
          <table:table-cell office:value-type="float" office:value="26.760474145" calcext:value-type="float">
            <text:p>26.760474145</text:p>
          </table:table-cell>
          <table:table-cell office:value-type="float" office:value="26.755106234" calcext:value-type="float">
            <text:p>26.755106234</text:p>
          </table:table-cell>
          <table:table-cell/>
          <table:table-cell office:value-type="float" office:value="-0.123568421" calcext:value-type="float">
            <text:p>-0.123568421</text:p>
          </table:table-cell>
          <table:table-cell office:value-type="float" office:value="-0.111248395" calcext:value-type="float">
            <text:p>-0.111248395</text:p>
          </table:table-cell>
          <table:table-cell office:value-type="float" office:value="-0.116770922" calcext:value-type="float">
            <text:p>-0.11677092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2 12:00:06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657829721" calcext:value-type="float">
            <text:p>0.657829721</text:p>
          </table:table-cell>
          <table:table-cell office:value-type="float" office:value="0.634464697" calcext:value-type="float">
            <text:p>0.634464697</text:p>
          </table:table-cell>
          <table:table-cell office:value-type="float" office:value="0.619357302" calcext:value-type="float">
            <text:p>0.619357302</text:p>
          </table:table-cell>
          <table:table-cell/>
          <table:table-cell office:value-type="float" office:value="0.005374426" calcext:value-type="float">
            <text:p>0.005374426</text:p>
          </table:table-cell>
          <table:table-cell office:value-type="float" office:value="0.005183535" calcext:value-type="float">
            <text:p>0.005183535</text:p>
          </table:table-cell>
          <table:table-cell office:value-type="float" office:value="0.005060109" calcext:value-type="float">
            <text:p>0.005060109</text:p>
          </table:table-cell>
          <table:table-cell/>
          <table:table-cell office:value-type="float" office:value="-0.004521408" calcext:value-type="float">
            <text:p>-0.004521408</text:p>
          </table:table-cell>
          <table:table-cell office:value-type="float" office:value="-0.004712298" calcext:value-type="float">
            <text:p>-0.004712298</text:p>
          </table:table-cell>
          <table:table-cell office:value-type="float" office:value="-0.004835725" calcext:value-type="float">
            <text:p>-0.004835725</text:p>
          </table:table-cell>
          <table:table-cell/>
          <table:table-cell office:value-type="float" office:value="26.757198298" calcext:value-type="float">
            <text:p>26.757198298</text:p>
          </table:table-cell>
          <table:table-cell office:value-type="float" office:value="26.752494328" calcext:value-type="float">
            <text:p>26.752494328</text:p>
          </table:table-cell>
          <table:table-cell office:value-type="float" office:value="26.749452818" calcext:value-type="float">
            <text:p>26.749452818</text:p>
          </table:table-cell>
          <table:table-cell/>
          <table:table-cell office:value-type="float" office:value="-0.114618597" calcext:value-type="float">
            <text:p>-0.114618597</text:p>
          </table:table-cell>
          <table:table-cell office:value-type="float" office:value="-0.119458063" calcext:value-type="float">
            <text:p>-0.119458063</text:p>
          </table:table-cell>
          <table:table-cell office:value-type="float" office:value="-0.122587188" calcext:value-type="float">
            <text:p>-0.12258718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2 12:00:07</text:p>
          </table:table-cell>
          <table:table-cell office:value-type="float" office:value="26.86356" calcext:value-type="float">
            <text:p>26.86356</text:p>
          </table:table-cell>
          <table:table-cell office:value-type="float" office:value="0.605191661" calcext:value-type="float">
            <text:p>0.605191661</text:p>
          </table:table-cell>
          <table:table-cell office:value-type="float" office:value="0.739142983" calcext:value-type="float">
            <text:p>0.739142983</text:p>
          </table:table-cell>
          <table:table-cell office:value-type="float" office:value="0.615229084" calcext:value-type="float">
            <text:p>0.615229084</text:p>
          </table:table-cell>
          <table:table-cell/>
          <table:table-cell office:value-type="float" office:value="0.004944376" calcext:value-type="float">
            <text:p>0.004944376</text:p>
          </table:table-cell>
          <table:table-cell office:value-type="float" office:value="0.00603875" calcext:value-type="float">
            <text:p>0.00603875</text:p>
          </table:table-cell>
          <table:table-cell office:value-type="float" office:value="0.005026381" calcext:value-type="float">
            <text:p>0.005026381</text:p>
          </table:table-cell>
          <table:table-cell/>
          <table:table-cell office:value-type="float" office:value="-0.004951457" calcext:value-type="float">
            <text:p>-0.004951457</text:p>
          </table:table-cell>
          <table:table-cell office:value-type="float" office:value="-0.003857083" calcext:value-type="float">
            <text:p>-0.003857083</text:p>
          </table:table-cell>
          <table:table-cell office:value-type="float" office:value="-0.004869452" calcext:value-type="float">
            <text:p>-0.004869452</text:p>
          </table:table-cell>
          <table:table-cell/>
          <table:table-cell office:value-type="float" office:value="26.741546247" calcext:value-type="float">
            <text:p>26.741546247</text:p>
          </table:table-cell>
          <table:table-cell office:value-type="float" office:value="26.768514027" calcext:value-type="float">
            <text:p>26.768514027</text:p>
          </table:table-cell>
          <table:table-cell office:value-type="float" office:value="26.743567056" calcext:value-type="float">
            <text:p>26.743567056</text:p>
          </table:table-cell>
          <table:table-cell/>
          <table:table-cell office:value-type="float" office:value="-0.125521262" calcext:value-type="float">
            <text:p>-0.125521262</text:p>
          </table:table-cell>
          <table:table-cell office:value-type="float" office:value="-0.097776859" calcext:value-type="float">
            <text:p>-0.097776859</text:p>
          </table:table-cell>
          <table:table-cell office:value-type="float" office:value="-0.123442248" calcext:value-type="float">
            <text:p>-0.12344224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2 12:00:08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742961257" calcext:value-type="float">
            <text:p>0.742961257</text:p>
          </table:table-cell>
          <table:table-cell office:value-type="float" office:value="0.613039805" calcext:value-type="float">
            <text:p>0.613039805</text:p>
          </table:table-cell>
          <table:table-cell office:value-type="float" office:value="0.558580823" calcext:value-type="float">
            <text:p>0.558580823</text:p>
          </table:table-cell>
          <table:table-cell/>
          <table:table-cell office:value-type="float" office:value="0.006069945" calcext:value-type="float">
            <text:p>0.006069945</text:p>
          </table:table-cell>
          <table:table-cell office:value-type="float" office:value="0.005008495" calcext:value-type="float">
            <text:p>0.005008495</text:p>
          </table:table-cell>
          <table:table-cell office:value-type="float" office:value="0.004563569" calcext:value-type="float">
            <text:p>0.004563569</text:p>
          </table:table-cell>
          <table:table-cell/>
          <table:table-cell office:value-type="float" office:value="-0.003825888" calcext:value-type="float">
            <text:p>-0.003825888</text:p>
          </table:table-cell>
          <table:table-cell office:value-type="float" office:value="-0.004887338" calcext:value-type="float">
            <text:p>-0.004887338</text:p>
          </table:table-cell>
          <table:table-cell office:value-type="float" office:value="-0.005332265" calcext:value-type="float">
            <text:p>-0.005332265</text:p>
          </table:table-cell>
          <table:table-cell/>
          <table:table-cell office:value-type="float" office:value="26.774337263" calcext:value-type="float">
            <text:p>26.774337263</text:p>
          </table:table-cell>
          <table:table-cell office:value-type="float" office:value="26.74818094" calcext:value-type="float">
            <text:p>26.74818094</text:p>
          </table:table-cell>
          <table:table-cell office:value-type="float" office:value="26.737216855" calcext:value-type="float">
            <text:p>26.737216855</text:p>
          </table:table-cell>
          <table:table-cell/>
          <table:table-cell office:value-type="float" office:value="-0.09698602" calcext:value-type="float">
            <text:p>-0.09698602</text:p>
          </table:table-cell>
          <table:table-cell office:value-type="float" office:value="-0.123895705" calcext:value-type="float">
            <text:p>-0.123895705</text:p>
          </table:table-cell>
          <table:table-cell office:value-type="float" office:value="-0.135175657" calcext:value-type="float">
            <text:p>-0.13517565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2 12:00:10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56900484" calcext:value-type="float">
            <text:p>0.656900484</text:p>
          </table:table-cell>
          <table:table-cell office:value-type="float" office:value="0.759835334" calcext:value-type="float">
            <text:p>0.759835334</text:p>
          </table:table-cell>
          <table:table-cell office:value-type="float" office:value="0.537828271" calcext:value-type="float">
            <text:p>0.537828271</text:p>
          </table:table-cell>
          <table:table-cell/>
          <table:table-cell office:value-type="float" office:value="0.005366834" calcext:value-type="float">
            <text:p>0.005366834</text:p>
          </table:table-cell>
          <table:table-cell office:value-type="float" office:value="0.006207805" calcext:value-type="float">
            <text:p>0.006207805</text:p>
          </table:table-cell>
          <table:table-cell office:value-type="float" office:value="0.004394022" calcext:value-type="float">
            <text:p>0.004394022</text:p>
          </table:table-cell>
          <table:table-cell/>
          <table:table-cell office:value-type="float" office:value="-0.004528999" calcext:value-type="float">
            <text:p>-0.004528999</text:p>
          </table:table-cell>
          <table:table-cell office:value-type="float" office:value="-0.003688028" calcext:value-type="float">
            <text:p>-0.003688028</text:p>
          </table:table-cell>
          <table:table-cell office:value-type="float" office:value="-0.005501812" calcext:value-type="float">
            <text:p>-0.005501812</text:p>
          </table:table-cell>
          <table:table-cell/>
          <table:table-cell office:value-type="float" office:value="26.762065826" calcext:value-type="float">
            <text:p>26.762065826</text:p>
          </table:table-cell>
          <table:table-cell office:value-type="float" office:value="26.782788893" calcext:value-type="float">
            <text:p>26.782788893</text:p>
          </table:table-cell>
          <table:table-cell office:value-type="float" office:value="26.738093482" calcext:value-type="float">
            <text:p>26.738093482</text:p>
          </table:table-cell>
          <table:table-cell/>
          <table:table-cell office:value-type="float" office:value="-0.114811064" calcext:value-type="float">
            <text:p>-0.114811064</text:p>
          </table:table-cell>
          <table:table-cell office:value-type="float" office:value="-0.09349108" calcext:value-type="float">
            <text:p>-0.09349108</text:p>
          </table:table-cell>
          <table:table-cell office:value-type="float" office:value="-0.139474121" calcext:value-type="float">
            <text:p>-0.13947412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2 12:00:11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34459333" calcext:value-type="float">
            <text:p>0.634459333</text:p>
          </table:table-cell>
          <table:table-cell office:value-type="float" office:value="0.676952085" calcext:value-type="float">
            <text:p>0.676952085</text:p>
          </table:table-cell>
          <table:table-cell office:value-type="float" office:value="0.669065198" calcext:value-type="float">
            <text:p>0.669065198</text:p>
          </table:table-cell>
          <table:table-cell/>
          <table:table-cell office:value-type="float" office:value="0.005183491" calcext:value-type="float">
            <text:p>0.005183491</text:p>
          </table:table-cell>
          <table:table-cell office:value-type="float" office:value="0.005530654" calcext:value-type="float">
            <text:p>0.005530654</text:p>
          </table:table-cell>
          <table:table-cell office:value-type="float" office:value="0.005466219" calcext:value-type="float">
            <text:p>0.005466219</text:p>
          </table:table-cell>
          <table:table-cell/>
          <table:table-cell office:value-type="float" office:value="-0.004712342" calcext:value-type="float">
            <text:p>-0.004712342</text:p>
          </table:table-cell>
          <table:table-cell office:value-type="float" office:value="-0.004365179" calcext:value-type="float">
            <text:p>-0.004365179</text:p>
          </table:table-cell>
          <table:table-cell office:value-type="float" office:value="-0.004429614" calcext:value-type="float">
            <text:p>-0.004429614</text:p>
          </table:table-cell>
          <table:table-cell/>
          <table:table-cell office:value-type="float" office:value="26.757547875" calcext:value-type="float">
            <text:p>26.757547875</text:p>
          </table:table-cell>
          <table:table-cell office:value-type="float" office:value="26.766102687" calcext:value-type="float">
            <text:p>26.766102687</text:p>
          </table:table-cell>
          <table:table-cell office:value-type="float" office:value="26.764514872" calcext:value-type="float">
            <text:p>26.764514872</text:p>
          </table:table-cell>
          <table:table-cell/>
          <table:table-cell office:value-type="float" office:value="-0.119459174" calcext:value-type="float">
            <text:p>-0.119459174</text:p>
          </table:table-cell>
          <table:table-cell office:value-type="float" office:value="-0.110657911" calcext:value-type="float">
            <text:p>-0.110657911</text:p>
          </table:table-cell>
          <table:table-cell office:value-type="float" office:value="-0.112291466" calcext:value-type="float">
            <text:p>-0.11229146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2 12:00:12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80593929" calcext:value-type="float">
            <text:p>0.680593929</text:p>
          </table:table-cell>
          <table:table-cell office:value-type="float" office:value="0.771043393" calcext:value-type="float">
            <text:p>0.771043393</text:p>
          </table:table-cell>
          <table:table-cell office:value-type="float" office:value="0.540905063" calcext:value-type="float">
            <text:p>0.540905063</text:p>
          </table:table-cell>
          <table:table-cell/>
          <table:table-cell office:value-type="float" office:value="0.005560408" calcext:value-type="float">
            <text:p>0.005560408</text:p>
          </table:table-cell>
          <table:table-cell office:value-type="float" office:value="0.006299374" calcext:value-type="float">
            <text:p>0.006299374</text:p>
          </table:table-cell>
          <table:table-cell office:value-type="float" office:value="0.004419159" calcext:value-type="float">
            <text:p>0.004419159</text:p>
          </table:table-cell>
          <table:table-cell/>
          <table:table-cell office:value-type="float" office:value="-0.004335425" calcext:value-type="float">
            <text:p>-0.004335425</text:p>
          </table:table-cell>
          <table:table-cell office:value-type="float" office:value="-0.003596459" calcext:value-type="float">
            <text:p>-0.003596459</text:p>
          </table:table-cell>
          <table:table-cell office:value-type="float" office:value="-0.005476674" calcext:value-type="float">
            <text:p>-0.005476674</text:p>
          </table:table-cell>
          <table:table-cell/>
          <table:table-cell office:value-type="float" office:value="26.766835875" calcext:value-type="float">
            <text:p>26.766835875</text:p>
          </table:table-cell>
          <table:table-cell office:value-type="float" office:value="26.785045301" calcext:value-type="float">
            <text:p>26.785045301</text:p>
          </table:table-cell>
          <table:table-cell office:value-type="float" office:value="26.738712927" calcext:value-type="float">
            <text:p>26.738712927</text:p>
          </table:table-cell>
          <table:table-cell/>
          <table:table-cell office:value-type="float" office:value="-0.109903602" calcext:value-type="float">
            <text:p>-0.109903602</text:p>
          </table:table-cell>
          <table:table-cell office:value-type="float" office:value="-0.091169687" calcext:value-type="float">
            <text:p>-0.091169687</text:p>
          </table:table-cell>
          <table:table-cell office:value-type="float" office:value="-0.138836825" calcext:value-type="float">
            <text:p>-0.13883682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2 12:00:13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655805547" calcext:value-type="float">
            <text:p>0.655805547</text:p>
          </table:table-cell>
          <table:table-cell office:value-type="float" office:value="0.631357507" calcext:value-type="float">
            <text:p>0.631357507</text:p>
          </table:table-cell>
          <table:table-cell office:value-type="float" office:value="0.625447705" calcext:value-type="float">
            <text:p>0.625447705</text:p>
          </table:table-cell>
          <table:table-cell/>
          <table:table-cell office:value-type="float" office:value="0.005357888" calcext:value-type="float">
            <text:p>0.005357888</text:p>
          </table:table-cell>
          <table:table-cell office:value-type="float" office:value="0.00515815" calcext:value-type="float">
            <text:p>0.00515815</text:p>
          </table:table-cell>
          <table:table-cell office:value-type="float" office:value="0.005109867" calcext:value-type="float">
            <text:p>0.005109867</text:p>
          </table:table-cell>
          <table:table-cell/>
          <table:table-cell office:value-type="float" office:value="-0.004537945" calcext:value-type="float">
            <text:p>-0.004537945</text:p>
          </table:table-cell>
          <table:table-cell office:value-type="float" office:value="-0.004737684" calcext:value-type="float">
            <text:p>-0.004737684</text:p>
          </table:table-cell>
          <table:table-cell office:value-type="float" office:value="-0.004785966" calcext:value-type="float">
            <text:p>-0.004785966</text:p>
          </table:table-cell>
          <table:table-cell/>
          <table:table-cell office:value-type="float" office:value="26.766899996" calcext:value-type="float">
            <text:p>26.766899996</text:p>
          </table:table-cell>
          <table:table-cell office:value-type="float" office:value="26.76197803" calcext:value-type="float">
            <text:p>26.76197803</text:p>
          </table:table-cell>
          <table:table-cell office:value-type="float" office:value="26.760788244" calcext:value-type="float">
            <text:p>26.760788244</text:p>
          </table:table-cell>
          <table:table-cell/>
          <table:table-cell office:value-type="float" office:value="-0.115037852" calcext:value-type="float">
            <text:p>-0.115037852</text:p>
          </table:table-cell>
          <table:table-cell office:value-type="float" office:value="-0.12010164" calcext:value-type="float">
            <text:p>-0.12010164</text:p>
          </table:table-cell>
          <table:table-cell office:value-type="float" office:value="-0.121325709" calcext:value-type="float">
            <text:p>-0.1213257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2 12:00:15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722152677" calcext:value-type="float">
            <text:p>0.722152677</text:p>
          </table:table-cell>
          <table:table-cell office:value-type="float" office:value="0.635848717" calcext:value-type="float">
            <text:p>0.635848717</text:p>
          </table:table-cell>
          <table:table-cell office:value-type="float" office:value="0.55748827" calcext:value-type="float">
            <text:p>0.55748827</text:p>
          </table:table-cell>
          <table:table-cell/>
          <table:table-cell office:value-type="float" office:value="0.00589994" calcext:value-type="float">
            <text:p>0.00589994</text:p>
          </table:table-cell>
          <table:table-cell office:value-type="float" office:value="0.005194842" calcext:value-type="float">
            <text:p>0.005194842</text:p>
          </table:table-cell>
          <table:table-cell office:value-type="float" office:value="0.004554643" calcext:value-type="float">
            <text:p>0.004554643</text:p>
          </table:table-cell>
          <table:table-cell/>
          <table:table-cell office:value-type="float" office:value="-0.003995893" calcext:value-type="float">
            <text:p>-0.003995893</text:p>
          </table:table-cell>
          <table:table-cell office:value-type="float" office:value="-0.004700991" calcext:value-type="float">
            <text:p>-0.004700991</text:p>
          </table:table-cell>
          <table:table-cell office:value-type="float" office:value="-0.005341191" calcext:value-type="float">
            <text:p>-0.005341191</text:p>
          </table:table-cell>
          <table:table-cell/>
          <table:table-cell office:value-type="float" office:value="26.770148034" calcext:value-type="float">
            <text:p>26.770148034</text:p>
          </table:table-cell>
          <table:table-cell office:value-type="float" office:value="26.752772967" calcext:value-type="float">
            <text:p>26.752772967</text:p>
          </table:table-cell>
          <table:table-cell office:value-type="float" office:value="26.736996893" calcext:value-type="float">
            <text:p>26.736996893</text:p>
          </table:table-cell>
          <table:table-cell/>
          <table:table-cell office:value-type="float" office:value="-0.101295892" calcext:value-type="float">
            <text:p>-0.101295892</text:p>
          </table:table-cell>
          <table:table-cell office:value-type="float" office:value="-0.119171398" calcext:value-type="float">
            <text:p>-0.119171398</text:p>
          </table:table-cell>
          <table:table-cell office:value-type="float" office:value="-0.135401956" calcext:value-type="float">
            <text:p>-0.13540195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2 12:00:16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742067187" calcext:value-type="float">
            <text:p>0.742067187</text:p>
          </table:table-cell>
          <table:table-cell office:value-type="float" office:value="0.625575855" calcext:value-type="float">
            <text:p>0.625575855</text:p>
          </table:table-cell>
          <table:table-cell office:value-type="float" office:value="0.564495988" calcext:value-type="float">
            <text:p>0.564495988</text:p>
          </table:table-cell>
          <table:table-cell/>
          <table:table-cell office:value-type="float" office:value="0.00606264" calcext:value-type="float">
            <text:p>0.00606264</text:p>
          </table:table-cell>
          <table:table-cell office:value-type="float" office:value="0.005110914" calcext:value-type="float">
            <text:p>0.005110914</text:p>
          </table:table-cell>
          <table:table-cell office:value-type="float" office:value="0.004611895" calcext:value-type="float">
            <text:p>0.004611895</text:p>
          </table:table-cell>
          <table:table-cell/>
          <table:table-cell office:value-type="float" office:value="-0.003833193" calcext:value-type="float">
            <text:p>-0.003833193</text:p>
          </table:table-cell>
          <table:table-cell office:value-type="float" office:value="-0.004784919" calcext:value-type="float">
            <text:p>-0.004784919</text:p>
          </table:table-cell>
          <table:table-cell office:value-type="float" office:value="-0.005283938" calcext:value-type="float">
            <text:p>-0.005283938</text:p>
          </table:table-cell>
          <table:table-cell/>
          <table:table-cell office:value-type="float" office:value="26.779211798" calcext:value-type="float">
            <text:p>26.779211798</text:p>
          </table:table-cell>
          <table:table-cell office:value-type="float" office:value="26.755759409" calcext:value-type="float">
            <text:p>26.755759409</text:p>
          </table:table-cell>
          <table:table-cell office:value-type="float" office:value="26.743462433" calcext:value-type="float">
            <text:p>26.743462433</text:p>
          </table:table-cell>
          <table:table-cell/>
          <table:table-cell office:value-type="float" office:value="-0.0971712" calcext:value-type="float">
            <text:p>-0.0971712</text:p>
          </table:table-cell>
          <table:table-cell office:value-type="float" office:value="-0.121299166" calcext:value-type="float">
            <text:p>-0.121299166</text:p>
          </table:table-cell>
          <table:table-cell office:value-type="float" office:value="-0.133950456" calcext:value-type="float">
            <text:p>-0.13395045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2 12:00:17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08626081" calcext:value-type="float">
            <text:p>0.608626081</text:p>
          </table:table-cell>
          <table:table-cell office:value-type="float" office:value="0.739350407" calcext:value-type="float">
            <text:p>0.739350407</text:p>
          </table:table-cell>
          <table:table-cell office:value-type="float" office:value="0.595444512" calcext:value-type="float">
            <text:p>0.595444512</text:p>
          </table:table-cell>
          <table:table-cell/>
          <table:table-cell office:value-type="float" office:value="0.004972435" calcext:value-type="float">
            <text:p>0.004972435</text:p>
          </table:table-cell>
          <table:table-cell office:value-type="float" office:value="0.006040445" calcext:value-type="float">
            <text:p>0.006040445</text:p>
          </table:table-cell>
          <table:table-cell office:value-type="float" office:value="0.004864743" calcext:value-type="float">
            <text:p>0.004864743</text:p>
          </table:table-cell>
          <table:table-cell/>
          <table:table-cell office:value-type="float" office:value="-0.004923398" calcext:value-type="float">
            <text:p>-0.004923398</text:p>
          </table:table-cell>
          <table:table-cell office:value-type="float" office:value="-0.003855389" calcext:value-type="float">
            <text:p>-0.003855389</text:p>
          </table:table-cell>
          <table:table-cell office:value-type="float" office:value="-0.005031091" calcext:value-type="float">
            <text:p>-0.005031091</text:p>
          </table:table-cell>
          <table:table-cell/>
          <table:table-cell office:value-type="float" office:value="26.752346989" calcext:value-type="float">
            <text:p>26.752346989</text:p>
          </table:table-cell>
          <table:table-cell office:value-type="float" office:value="26.778664853" calcext:value-type="float">
            <text:p>26.778664853</text:p>
          </table:table-cell>
          <table:table-cell office:value-type="float" office:value="26.749693198" calcext:value-type="float">
            <text:p>26.749693198</text:p>
          </table:table-cell>
          <table:table-cell/>
          <table:table-cell office:value-type="float" office:value="-0.124809903" calcext:value-type="float">
            <text:p>-0.124809903</text:p>
          </table:table-cell>
          <table:table-cell office:value-type="float" office:value="-0.097733898" calcext:value-type="float">
            <text:p>-0.097733898</text:p>
          </table:table-cell>
          <table:table-cell office:value-type="float" office:value="-0.127540157" calcext:value-type="float">
            <text:p>-0.12754015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2 12:00:18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7483314" calcext:value-type="float">
            <text:p>0.67483314</text:p>
          </table:table-cell>
          <table:table-cell office:value-type="float" office:value="0.693831526" calcext:value-type="float">
            <text:p>0.693831526</text:p>
          </table:table-cell>
          <table:table-cell office:value-type="float" office:value="0.663506468" calcext:value-type="float">
            <text:p>0.663506468</text:p>
          </table:table-cell>
          <table:table-cell/>
          <table:table-cell office:value-type="float" office:value="0.005513343" calcext:value-type="float">
            <text:p>0.005513343</text:p>
          </table:table-cell>
          <table:table-cell office:value-type="float" office:value="0.005668558" calcext:value-type="float">
            <text:p>0.005668558</text:p>
          </table:table-cell>
          <table:table-cell office:value-type="float" office:value="0.005420804" calcext:value-type="float">
            <text:p>0.005420804</text:p>
          </table:table-cell>
          <table:table-cell/>
          <table:table-cell office:value-type="float" office:value="-0.004382491" calcext:value-type="float">
            <text:p>-0.004382491</text:p>
          </table:table-cell>
          <table:table-cell office:value-type="float" office:value="-0.004227275" calcext:value-type="float">
            <text:p>-0.004227275</text:p>
          </table:table-cell>
          <table:table-cell office:value-type="float" office:value="-0.004475029" calcext:value-type="float">
            <text:p>-0.004475029</text:p>
          </table:table-cell>
          <table:table-cell/>
          <table:table-cell office:value-type="float" office:value="26.765676094" calcext:value-type="float">
            <text:p>26.765676094</text:p>
          </table:table-cell>
          <table:table-cell office:value-type="float" office:value="26.769500906" calcext:value-type="float">
            <text:p>26.769500906</text:p>
          </table:table-cell>
          <table:table-cell office:value-type="float" office:value="26.763395768" calcext:value-type="float">
            <text:p>26.763395768</text:p>
          </table:table-cell>
          <table:table-cell/>
          <table:table-cell office:value-type="float" office:value="-0.111096793" calcext:value-type="float">
            <text:p>-0.111096793</text:p>
          </table:table-cell>
          <table:table-cell office:value-type="float" office:value="-0.107161801" calcext:value-type="float">
            <text:p>-0.107161801</text:p>
          </table:table-cell>
          <table:table-cell office:value-type="float" office:value="-0.113442809" calcext:value-type="float">
            <text:p>-0.11344280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2 12:00:20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729785649" calcext:value-type="float">
            <text:p>0.729785649</text:p>
          </table:table-cell>
          <table:table-cell office:value-type="float" office:value="0.616406276" calcext:value-type="float">
            <text:p>0.616406276</text:p>
          </table:table-cell>
          <table:table-cell office:value-type="float" office:value="0.607534123" calcext:value-type="float">
            <text:p>0.607534123</text:p>
          </table:table-cell>
          <table:table-cell/>
          <table:table-cell office:value-type="float" office:value="0.005962301" calcext:value-type="float">
            <text:p>0.005962301</text:p>
          </table:table-cell>
          <table:table-cell office:value-type="float" office:value="0.005035999" calcext:value-type="float">
            <text:p>0.005035999</text:p>
          </table:table-cell>
          <table:table-cell office:value-type="float" office:value="0.004963514" calcext:value-type="float">
            <text:p>0.004963514</text:p>
          </table:table-cell>
          <table:table-cell/>
          <table:table-cell office:value-type="float" office:value="-0.003933532" calcext:value-type="float">
            <text:p>-0.003933532</text:p>
          </table:table-cell>
          <table:table-cell office:value-type="float" office:value="-0.004859834" calcext:value-type="float">
            <text:p>-0.004859834</text:p>
          </table:table-cell>
          <table:table-cell office:value-type="float" office:value="-0.004932319" calcext:value-type="float">
            <text:p>-0.004932319</text:p>
          </table:table-cell>
          <table:table-cell/>
          <table:table-cell office:value-type="float" office:value="26.771684722" calcext:value-type="float">
            <text:p>26.771684722</text:p>
          </table:table-cell>
          <table:table-cell office:value-type="float" office:value="26.748858699" calcext:value-type="float">
            <text:p>26.748858699</text:p>
          </table:table-cell>
          <table:table-cell office:value-type="float" office:value="26.7470725" calcext:value-type="float">
            <text:p>26.7470725</text:p>
          </table:table-cell>
          <table:table-cell/>
          <table:table-cell office:value-type="float" office:value="-0.099714949" calcext:value-type="float">
            <text:p>-0.099714949</text:p>
          </table:table-cell>
          <table:table-cell office:value-type="float" office:value="-0.123198421" calcext:value-type="float">
            <text:p>-0.123198421</text:p>
          </table:table-cell>
          <table:table-cell office:value-type="float" office:value="-0.125036076" calcext:value-type="float">
            <text:p>-0.12503607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2 12:00:21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710693086" calcext:value-type="float">
            <text:p>0.710693086</text:p>
          </table:table-cell>
          <table:table-cell office:value-type="float" office:value="0.687569462" calcext:value-type="float">
            <text:p>0.687569462</text:p>
          </table:table-cell>
          <table:table-cell office:value-type="float" office:value="0.515328707" calcext:value-type="float">
            <text:p>0.515328707</text:p>
          </table:table-cell>
          <table:table-cell/>
          <table:table-cell office:value-type="float" office:value="0.005806316" calcext:value-type="float">
            <text:p>0.005806316</text:p>
          </table:table-cell>
          <table:table-cell office:value-type="float" office:value="0.005617398" calcext:value-type="float">
            <text:p>0.005617398</text:p>
          </table:table-cell>
          <table:table-cell office:value-type="float" office:value="0.004210202" calcext:value-type="float">
            <text:p>0.004210202</text:p>
          </table:table-cell>
          <table:table-cell/>
          <table:table-cell office:value-type="float" office:value="-0.004089517" calcext:value-type="float">
            <text:p>-0.004089517</text:p>
          </table:table-cell>
          <table:table-cell office:value-type="float" office:value="-0.004278436" calcext:value-type="float">
            <text:p>-0.004278436</text:p>
          </table:table-cell>
          <table:table-cell office:value-type="float" office:value="-0.005685631" calcext:value-type="float">
            <text:p>-0.005685631</text:p>
          </table:table-cell>
          <table:table-cell/>
          <table:table-cell office:value-type="float" office:value="26.772895516" calcext:value-type="float">
            <text:p>26.772895516</text:p>
          </table:table-cell>
          <table:table-cell office:value-type="float" office:value="26.76824021" calcext:value-type="float">
            <text:p>26.76824021</text:p>
          </table:table-cell>
          <table:table-cell office:value-type="float" office:value="26.733563677" calcext:value-type="float">
            <text:p>26.733563677</text:p>
          </table:table-cell>
          <table:table-cell/>
          <table:table-cell office:value-type="float" office:value="-0.10366941" calcext:value-type="float">
            <text:p>-0.10366941</text:p>
          </table:table-cell>
          <table:table-cell office:value-type="float" office:value="-0.108458813" calcext:value-type="float">
            <text:p>-0.108458813</text:p>
          </table:table-cell>
          <table:table-cell office:value-type="float" office:value="-0.144134468" calcext:value-type="float">
            <text:p>-0.14413446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2 12:00:22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69681772" calcext:value-type="float">
            <text:p>0.69681772</text:p>
          </table:table-cell>
          <table:table-cell office:value-type="float" office:value="0.750687808" calcext:value-type="float">
            <text:p>0.750687808</text:p>
          </table:table-cell>
          <table:table-cell office:value-type="float" office:value="0.522827568" calcext:value-type="float">
            <text:p>0.522827568</text:p>
          </table:table-cell>
          <table:table-cell/>
          <table:table-cell office:value-type="float" office:value="0.005692955" calcext:value-type="float">
            <text:p>0.005692955</text:p>
          </table:table-cell>
          <table:table-cell office:value-type="float" office:value="0.00613307" calcext:value-type="float">
            <text:p>0.00613307</text:p>
          </table:table-cell>
          <table:table-cell office:value-type="float" office:value="0.004271467" calcext:value-type="float">
            <text:p>0.004271467</text:p>
          </table:table-cell>
          <table:table-cell/>
          <table:table-cell office:value-type="float" office:value="-0.004202878" calcext:value-type="float">
            <text:p>-0.004202878</text:p>
          </table:table-cell>
          <table:table-cell office:value-type="float" office:value="-0.003762763" calcext:value-type="float">
            <text:p>-0.003762763</text:p>
          </table:table-cell>
          <table:table-cell office:value-type="float" office:value="-0.005624366" calcext:value-type="float">
            <text:p>-0.005624366</text:p>
          </table:table-cell>
          <table:table-cell/>
          <table:table-cell office:value-type="float" office:value="26.775156666" calcext:value-type="float">
            <text:p>26.775156666</text:p>
          </table:table-cell>
          <table:table-cell office:value-type="float" office:value="26.786001831" calcext:value-type="float">
            <text:p>26.786001831</text:p>
          </table:table-cell>
          <table:table-cell office:value-type="float" office:value="26.74012814" calcext:value-type="float">
            <text:p>26.74012814</text:p>
          </table:table-cell>
          <table:table-cell/>
          <table:table-cell office:value-type="float" office:value="-0.106543296" calcext:value-type="float">
            <text:p>-0.106543296</text:p>
          </table:table-cell>
          <table:table-cell office:value-type="float" office:value="-0.095385704" calcext:value-type="float">
            <text:p>-0.095385704</text:p>
          </table:table-cell>
          <table:table-cell office:value-type="float" office:value="-0.142581222" calcext:value-type="float">
            <text:p>-0.14258122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2 12:00:23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588122676" calcext:value-type="float">
            <text:p>0.588122676</text:p>
          </table:table-cell>
          <table:table-cell office:value-type="float" office:value="0.728744355" calcext:value-type="float">
            <text:p>0.728744355</text:p>
          </table:table-cell>
          <table:table-cell office:value-type="float" office:value="0.6340874" calcext:value-type="float">
            <text:p>0.6340874</text:p>
          </table:table-cell>
          <table:table-cell/>
          <table:table-cell office:value-type="float" office:value="0.004804924" calcext:value-type="float">
            <text:p>0.004804924</text:p>
          </table:table-cell>
          <table:table-cell office:value-type="float" office:value="0.005953794" calcext:value-type="float">
            <text:p>0.005953794</text:p>
          </table:table-cell>
          <table:table-cell office:value-type="float" office:value="0.005180453" calcext:value-type="float">
            <text:p>0.005180453</text:p>
          </table:table-cell>
          <table:table-cell/>
          <table:table-cell office:value-type="float" office:value="-0.00509091" calcext:value-type="float">
            <text:p>-0.00509091</text:p>
          </table:table-cell>
          <table:table-cell office:value-type="float" office:value="-0.00394204" calcext:value-type="float">
            <text:p>-0.00394204</text:p>
          </table:table-cell>
          <table:table-cell office:value-type="float" office:value="-0.004715381" calcext:value-type="float">
            <text:p>-0.004715381</text:p>
          </table:table-cell>
          <table:table-cell/>
          <table:table-cell office:value-type="float" office:value="26.74821912" calcext:value-type="float">
            <text:p>26.74821912</text:p>
          </table:table-cell>
          <table:table-cell office:value-type="float" office:value="26.776529629" calcext:value-type="float">
            <text:p>26.776529629</text:p>
          </table:table-cell>
          <table:table-cell office:value-type="float" office:value="26.757472996" calcext:value-type="float">
            <text:p>26.757472996</text:p>
          </table:table-cell>
          <table:table-cell/>
          <table:table-cell office:value-type="float" office:value="-0.129056708" calcext:value-type="float">
            <text:p>-0.129056708</text:p>
          </table:table-cell>
          <table:table-cell office:value-type="float" office:value="-0.099930621" calcext:value-type="float">
            <text:p>-0.099930621</text:p>
          </table:table-cell>
          <table:table-cell office:value-type="float" office:value="-0.119536211" calcext:value-type="float">
            <text:p>-0.11953621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2 12:00:25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593453716" calcext:value-type="float">
            <text:p>0.593453716</text:p>
          </table:table-cell>
          <table:table-cell office:value-type="float" office:value="0.710614408" calcext:value-type="float">
            <text:p>0.710614408</text:p>
          </table:table-cell>
          <table:table-cell office:value-type="float" office:value="0.653286058" calcext:value-type="float">
            <text:p>0.653286058</text:p>
          </table:table-cell>
          <table:table-cell/>
          <table:table-cell office:value-type="float" office:value="0.004848478" calcext:value-type="float">
            <text:p>0.004848478</text:p>
          </table:table-cell>
          <table:table-cell office:value-type="float" office:value="0.005805673" calcext:value-type="float">
            <text:p>0.005805673</text:p>
          </table:table-cell>
          <table:table-cell office:value-type="float" office:value="0.005337304" calcext:value-type="float">
            <text:p>0.005337304</text:p>
          </table:table-cell>
          <table:table-cell/>
          <table:table-cell office:value-type="float" office:value="-0.005047355" calcext:value-type="float">
            <text:p>-0.005047355</text:p>
          </table:table-cell>
          <table:table-cell office:value-type="float" office:value="-0.00409016" calcext:value-type="float">
            <text:p>-0.00409016</text:p>
          </table:table-cell>
          <table:table-cell office:value-type="float" office:value="-0.004558529" calcext:value-type="float">
            <text:p>-0.004558529</text:p>
          </table:table-cell>
          <table:table-cell/>
          <table:table-cell office:value-type="float" office:value="26.749292398" calcext:value-type="float">
            <text:p>26.749292398</text:p>
          </table:table-cell>
          <table:table-cell office:value-type="float" office:value="26.772879676" calcext:value-type="float">
            <text:p>26.772879676</text:p>
          </table:table-cell>
          <table:table-cell office:value-type="float" office:value="26.761338155" calcext:value-type="float">
            <text:p>26.761338155</text:p>
          </table:table-cell>
          <table:table-cell/>
          <table:table-cell office:value-type="float" office:value="-0.127952505" calcext:value-type="float">
            <text:p>-0.127952505</text:p>
          </table:table-cell>
          <table:table-cell office:value-type="float" office:value="-0.103685706" calcext:value-type="float">
            <text:p>-0.103685706</text:p>
          </table:table-cell>
          <table:table-cell office:value-type="float" office:value="-0.115559698" calcext:value-type="float">
            <text:p>-0.11555969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2 12:00:26</text:p>
          </table:table-cell>
          <table:table-cell office:value-type="float" office:value="26.87366" calcext:value-type="float">
            <text:p>26.87366</text:p>
          </table:table-cell>
          <table:table-cell office:value-type="float" office:value="0.654887635" calcext:value-type="float">
            <text:p>0.654887635</text:p>
          </table:table-cell>
          <table:table-cell office:value-type="float" office:value="0.755735726" calcext:value-type="float">
            <text:p>0.755735726</text:p>
          </table:table-cell>
          <table:table-cell office:value-type="float" office:value="0.540397828" calcext:value-type="float">
            <text:p>0.540397828</text:p>
          </table:table-cell>
          <table:table-cell/>
          <table:table-cell office:value-type="float" office:value="0.005350389" calcext:value-type="float">
            <text:p>0.005350389</text:p>
          </table:table-cell>
          <table:table-cell office:value-type="float" office:value="0.006174311" calcext:value-type="float">
            <text:p>0.006174311</text:p>
          </table:table-cell>
          <table:table-cell office:value-type="float" office:value="0.004415015" calcext:value-type="float">
            <text:p>0.004415015</text:p>
          </table:table-cell>
          <table:table-cell/>
          <table:table-cell office:value-type="float" office:value="-0.004545444" calcext:value-type="float">
            <text:p>-0.004545444</text:p>
          </table:table-cell>
          <table:table-cell office:value-type="float" office:value="-0.003721522" calcext:value-type="float">
            <text:p>-0.003721522</text:p>
          </table:table-cell>
          <table:table-cell office:value-type="float" office:value="-0.005480818" calcext:value-type="float">
            <text:p>-0.005480818</text:p>
          </table:table-cell>
          <table:table-cell/>
          <table:table-cell office:value-type="float" office:value="26.761660591" calcext:value-type="float">
            <text:p>26.761660591</text:p>
          </table:table-cell>
          <table:table-cell office:value-type="float" office:value="26.781963558" calcext:value-type="float">
            <text:p>26.781963558</text:p>
          </table:table-cell>
          <table:table-cell office:value-type="float" office:value="26.738610806" calcext:value-type="float">
            <text:p>26.738610806</text:p>
          </table:table-cell>
          <table:table-cell/>
          <table:table-cell office:value-type="float" office:value="-0.115227973" calcext:value-type="float">
            <text:p>-0.115227973</text:p>
          </table:table-cell>
          <table:table-cell office:value-type="float" office:value="-0.094340185" calcext:value-type="float">
            <text:p>-0.094340185</text:p>
          </table:table-cell>
          <table:table-cell office:value-type="float" office:value="-0.138941889" calcext:value-type="float">
            <text:p>-0.13894188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2 12:00:27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633490161" calcext:value-type="float">
            <text:p>0.633490161</text:p>
          </table:table-cell>
          <table:table-cell office:value-type="float" office:value="0.650572854" calcext:value-type="float">
            <text:p>0.650572854</text:p>
          </table:table-cell>
          <table:table-cell office:value-type="float" office:value="0.647196847" calcext:value-type="float">
            <text:p>0.647196847</text:p>
          </table:table-cell>
          <table:table-cell/>
          <table:table-cell office:value-type="float" office:value="0.005175573" calcext:value-type="float">
            <text:p>0.005175573</text:p>
          </table:table-cell>
          <table:table-cell office:value-type="float" office:value="0.005315138" calcext:value-type="float">
            <text:p>0.005315138</text:p>
          </table:table-cell>
          <table:table-cell office:value-type="float" office:value="0.005287556" calcext:value-type="float">
            <text:p>0.005287556</text:p>
          </table:table-cell>
          <table:table-cell/>
          <table:table-cell office:value-type="float" office:value="-0.00472026" calcext:value-type="float">
            <text:p>-0.00472026</text:p>
          </table:table-cell>
          <table:table-cell office:value-type="float" office:value="-0.004580696" calcext:value-type="float">
            <text:p>-0.004580696</text:p>
          </table:table-cell>
          <table:table-cell office:value-type="float" office:value="-0.004608277" calcext:value-type="float">
            <text:p>-0.004608277</text:p>
          </table:table-cell>
          <table:table-cell/>
          <table:table-cell office:value-type="float" office:value="26.762407384" calcext:value-type="float">
            <text:p>26.762407384</text:p>
          </table:table-cell>
          <table:table-cell office:value-type="float" office:value="26.765846534" calcext:value-type="float">
            <text:p>26.765846534</text:p>
          </table:table-cell>
          <table:table-cell office:value-type="float" office:value="26.765166865" calcext:value-type="float">
            <text:p>26.765166865</text:p>
          </table:table-cell>
          <table:table-cell/>
          <table:table-cell office:value-type="float" office:value="-0.119659914" calcext:value-type="float">
            <text:p>-0.119659914</text:p>
          </table:table-cell>
          <table:table-cell office:value-type="float" office:value="-0.116121668" calcext:value-type="float">
            <text:p>-0.116121668</text:p>
          </table:table-cell>
          <table:table-cell office:value-type="float" office:value="-0.116820921" calcext:value-type="float">
            <text:p>-0.11682092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2 12:00:28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604834629" calcext:value-type="float">
            <text:p>0.604834629</text:p>
          </table:table-cell>
          <table:table-cell office:value-type="float" office:value="0.670445045" calcext:value-type="float">
            <text:p>0.670445045</text:p>
          </table:table-cell>
          <table:table-cell office:value-type="float" office:value="0.649416524" calcext:value-type="float">
            <text:p>0.649416524</text:p>
          </table:table-cell>
          <table:table-cell/>
          <table:table-cell office:value-type="float" office:value="0.004941459" calcext:value-type="float">
            <text:p>0.004941459</text:p>
          </table:table-cell>
          <table:table-cell office:value-type="float" office:value="0.005477492" calcext:value-type="float">
            <text:p>0.005477492</text:p>
          </table:table-cell>
          <table:table-cell office:value-type="float" office:value="0.005305691" calcext:value-type="float">
            <text:p>0.005305691</text:p>
          </table:table-cell>
          <table:table-cell/>
          <table:table-cell office:value-type="float" office:value="-0.004954374" calcext:value-type="float">
            <text:p>-0.004954374</text:p>
          </table:table-cell>
          <table:table-cell office:value-type="float" office:value="-0.004418341" calcext:value-type="float">
            <text:p>-0.004418341</text:p>
          </table:table-cell>
          <table:table-cell office:value-type="float" office:value="-0.004590143" calcext:value-type="float">
            <text:p>-0.004590143</text:p>
          </table:table-cell>
          <table:table-cell/>
          <table:table-cell office:value-type="float" office:value="26.756638325" calcext:value-type="float">
            <text:p>26.756638325</text:p>
          </table:table-cell>
          <table:table-cell office:value-type="float" office:value="26.769847262" calcext:value-type="float">
            <text:p>26.769847262</text:p>
          </table:table-cell>
          <table:table-cell office:value-type="float" office:value="26.765613738" calcext:value-type="float">
            <text:p>26.765613738</text:p>
          </table:table-cell>
          <table:table-cell/>
          <table:table-cell office:value-type="float" office:value="-0.125595213" calcext:value-type="float">
            <text:p>-0.125595213</text:p>
          </table:table-cell>
          <table:table-cell office:value-type="float" office:value="-0.112005668" calcext:value-type="float">
            <text:p>-0.112005668</text:p>
          </table:table-cell>
          <table:table-cell office:value-type="float" office:value="-0.116361172" calcext:value-type="float">
            <text:p>-0.1163611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2 12:00:30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607194377" calcext:value-type="float">
            <text:p>0.607194377</text:p>
          </table:table-cell>
          <table:table-cell office:value-type="float" office:value="0.680174909" calcext:value-type="float">
            <text:p>0.680174909</text:p>
          </table:table-cell>
          <table:table-cell office:value-type="float" office:value="0.651087839" calcext:value-type="float">
            <text:p>0.651087839</text:p>
          </table:table-cell>
          <table:table-cell/>
          <table:table-cell office:value-type="float" office:value="0.004960738" calcext:value-type="float">
            <text:p>0.004960738</text:p>
          </table:table-cell>
          <table:table-cell office:value-type="float" office:value="0.005556985" calcext:value-type="float">
            <text:p>0.005556985</text:p>
          </table:table-cell>
          <table:table-cell office:value-type="float" office:value="0.005319345" calcext:value-type="float">
            <text:p>0.005319345</text:p>
          </table:table-cell>
          <table:table-cell/>
          <table:table-cell office:value-type="float" office:value="-0.004935095" calcext:value-type="float">
            <text:p>-0.004935095</text:p>
          </table:table-cell>
          <table:table-cell office:value-type="float" office:value="-0.004338849" calcext:value-type="float">
            <text:p>-0.004338849</text:p>
          </table:table-cell>
          <table:table-cell office:value-type="float" office:value="-0.004576488" calcext:value-type="float">
            <text:p>-0.004576488</text:p>
          </table:table-cell>
          <table:table-cell/>
          <table:table-cell office:value-type="float" office:value="26.757113401" calcext:value-type="float">
            <text:p>26.757113401</text:p>
          </table:table-cell>
          <table:table-cell office:value-type="float" office:value="26.771806102" calcext:value-type="float">
            <text:p>26.771806102</text:p>
          </table:table-cell>
          <table:table-cell office:value-type="float" office:value="26.765950212" calcext:value-type="float">
            <text:p>26.765950212</text:p>
          </table:table-cell>
          <table:table-cell/>
          <table:table-cell office:value-type="float" office:value="-0.125106446" calcext:value-type="float">
            <text:p>-0.125106446</text:p>
          </table:table-cell>
          <table:table-cell office:value-type="float" office:value="-0.109990391" calcext:value-type="float">
            <text:p>-0.109990391</text:p>
          </table:table-cell>
          <table:table-cell office:value-type="float" office:value="-0.116015003" calcext:value-type="float">
            <text:p>-0.11601500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2 12:00:31</text:p>
          </table:table-cell>
          <table:table-cell office:value-type="float" office:value="26.88377" calcext:value-type="float">
            <text:p>26.88377</text:p>
          </table:table-cell>
          <table:table-cell office:value-type="float" office:value="0.709961737" calcext:value-type="float">
            <text:p>0.709961737</text:p>
          </table:table-cell>
          <table:table-cell office:value-type="float" office:value="0.682424388" calcext:value-type="float">
            <text:p>0.682424388</text:p>
          </table:table-cell>
          <table:table-cell office:value-type="float" office:value="0.519572558" calcext:value-type="float">
            <text:p>0.519572558</text:p>
          </table:table-cell>
          <table:table-cell/>
          <table:table-cell office:value-type="float" office:value="0.005800341" calcext:value-type="float">
            <text:p>0.005800341</text:p>
          </table:table-cell>
          <table:table-cell office:value-type="float" office:value="0.005575363" calcext:value-type="float">
            <text:p>0.005575363</text:p>
          </table:table-cell>
          <table:table-cell office:value-type="float" office:value="0.004244874" calcext:value-type="float">
            <text:p>0.004244874</text:p>
          </table:table-cell>
          <table:table-cell/>
          <table:table-cell office:value-type="float" office:value="-0.004095492" calcext:value-type="float">
            <text:p>-0.004095492</text:p>
          </table:table-cell>
          <table:table-cell office:value-type="float" office:value="-0.004320471" calcext:value-type="float">
            <text:p>-0.004320471</text:p>
          </table:table-cell>
          <table:table-cell office:value-type="float" office:value="-0.005650959" calcext:value-type="float">
            <text:p>-0.005650959</text:p>
          </table:table-cell>
          <table:table-cell/>
          <table:table-cell office:value-type="float" office:value="26.782857398" calcext:value-type="float">
            <text:p>26.782857398</text:p>
          </table:table-cell>
          <table:table-cell office:value-type="float" office:value="26.777313557" calcext:value-type="float">
            <text:p>26.777313557</text:p>
          </table:table-cell>
          <table:table-cell office:value-type="float" office:value="26.744527544" calcext:value-type="float">
            <text:p>26.744527544</text:p>
          </table:table-cell>
          <table:table-cell/>
          <table:table-cell office:value-type="float" office:value="-0.103820888" calcext:value-type="float">
            <text:p>-0.103820888</text:p>
          </table:table-cell>
          <table:table-cell office:value-type="float" office:value="-0.109524473" calcext:value-type="float">
            <text:p>-0.109524473</text:p>
          </table:table-cell>
          <table:table-cell office:value-type="float" office:value="-0.143255435" calcext:value-type="float">
            <text:p>-0.14325543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2 12:00:32</text:p>
          </table:table-cell>
          <table:table-cell office:value-type="float" office:value="26.88377" calcext:value-type="float">
            <text:p>26.88377</text:p>
          </table:table-cell>
          <table:table-cell office:value-type="float" office:value="0.635797457" calcext:value-type="float">
            <text:p>0.635797457</text:p>
          </table:table-cell>
          <table:table-cell office:value-type="float" office:value="0.756699533" calcext:value-type="float">
            <text:p>0.756699533</text:p>
          </table:table-cell>
          <table:table-cell office:value-type="float" office:value="0.573738882" calcext:value-type="float">
            <text:p>0.573738882</text:p>
          </table:table-cell>
          <table:table-cell/>
          <table:table-cell office:value-type="float" office:value="0.005194424" calcext:value-type="float">
            <text:p>0.005194424</text:p>
          </table:table-cell>
          <table:table-cell office:value-type="float" office:value="0.006182186" calcext:value-type="float">
            <text:p>0.006182186</text:p>
          </table:table-cell>
          <table:table-cell office:value-type="float" office:value="0.004687409" calcext:value-type="float">
            <text:p>0.004687409</text:p>
          </table:table-cell>
          <table:table-cell/>
          <table:table-cell office:value-type="float" office:value="-0.00470141" calcext:value-type="float">
            <text:p>-0.00470141</text:p>
          </table:table-cell>
          <table:table-cell office:value-type="float" office:value="-0.003713648" calcext:value-type="float">
            <text:p>-0.003713648</text:p>
          </table:table-cell>
          <table:table-cell office:value-type="float" office:value="-0.005208424" calcext:value-type="float">
            <text:p>-0.005208424</text:p>
          </table:table-cell>
          <table:table-cell/>
          <table:table-cell office:value-type="float" office:value="26.767926524" calcext:value-type="float">
            <text:p>26.767926524</text:p>
          </table:table-cell>
          <table:table-cell office:value-type="float" office:value="26.792266628" calcext:value-type="float">
            <text:p>26.792266628</text:p>
          </table:table-cell>
          <table:table-cell office:value-type="float" office:value="26.75543264" calcext:value-type="float">
            <text:p>26.75543264</text:p>
          </table:table-cell>
          <table:table-cell/>
          <table:table-cell office:value-type="float" office:value="-0.119182015" calcext:value-type="float">
            <text:p>-0.119182015</text:p>
          </table:table-cell>
          <table:table-cell office:value-type="float" office:value="-0.094140562" calcext:value-type="float">
            <text:p>-0.094140562</text:p>
          </table:table-cell>
          <table:table-cell office:value-type="float" office:value="-0.132035991" calcext:value-type="float">
            <text:p>-0.13203599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2 12:00:33</text:p>
          </table:table-cell>
          <table:table-cell office:value-type="float" office:value="26.86861" calcext:value-type="float">
            <text:p>26.86861</text:p>
          </table:table-cell>
          <table:table-cell office:value-type="float" office:value="0.592507195" calcext:value-type="float">
            <text:p>0.592507195</text:p>
          </table:table-cell>
          <table:table-cell office:value-type="float" office:value="0.722349372" calcext:value-type="float">
            <text:p>0.722349372</text:p>
          </table:table-cell>
          <table:table-cell office:value-type="float" office:value="0.66197582" calcext:value-type="float">
            <text:p>0.66197582</text:p>
          </table:table-cell>
          <table:table-cell/>
          <table:table-cell office:value-type="float" office:value="0.004840745" calcext:value-type="float">
            <text:p>0.004840745</text:p>
          </table:table-cell>
          <table:table-cell office:value-type="float" office:value="0.005901547" calcext:value-type="float">
            <text:p>0.005901547</text:p>
          </table:table-cell>
          <table:table-cell office:value-type="float" office:value="0.005408299" calcext:value-type="float">
            <text:p>0.005408299</text:p>
          </table:table-cell>
          <table:table-cell/>
          <table:table-cell office:value-type="float" office:value="-0.005055088" calcext:value-type="float">
            <text:p>-0.005055088</text:p>
          </table:table-cell>
          <table:table-cell office:value-type="float" office:value="-0.003994286" calcext:value-type="float">
            <text:p>-0.003994286</text:p>
          </table:table-cell>
          <table:table-cell office:value-type="float" office:value="-0.004487534" calcext:value-type="float">
            <text:p>-0.004487534</text:p>
          </table:table-cell>
          <table:table-cell/>
          <table:table-cell office:value-type="float" office:value="26.744047175" calcext:value-type="float">
            <text:p>26.744047175</text:p>
          </table:table-cell>
          <table:table-cell office:value-type="float" office:value="26.770187633" calcext:value-type="float">
            <text:p>26.770187633</text:p>
          </table:table-cell>
          <table:table-cell office:value-type="float" office:value="26.75803301" calcext:value-type="float">
            <text:p>26.75803301</text:p>
          </table:table-cell>
          <table:table-cell/>
          <table:table-cell office:value-type="float" office:value="-0.128148555" calcext:value-type="float">
            <text:p>-0.128148555</text:p>
          </table:table-cell>
          <table:table-cell office:value-type="float" office:value="-0.101255152" calcext:value-type="float">
            <text:p>-0.101255152</text:p>
          </table:table-cell>
          <table:table-cell office:value-type="float" office:value="-0.113759842" calcext:value-type="float">
            <text:p>-0.11375984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2 12:00:35</text:p>
          </table:table-cell>
          <table:table-cell office:value-type="float" office:value="26.88883" calcext:value-type="float">
            <text:p>26.88883</text:p>
          </table:table-cell>
          <table:table-cell office:value-type="float" office:value="0.749871224" calcext:value-type="float">
            <text:p>0.749871224</text:p>
          </table:table-cell>
          <table:table-cell office:value-type="float" office:value="0.610739662" calcext:value-type="float">
            <text:p>0.610739662</text:p>
          </table:table-cell>
          <table:table-cell office:value-type="float" office:value="0.576039025" calcext:value-type="float">
            <text:p>0.576039025</text:p>
          </table:table-cell>
          <table:table-cell/>
          <table:table-cell office:value-type="float" office:value="0.006126399" calcext:value-type="float">
            <text:p>0.006126399</text:p>
          </table:table-cell>
          <table:table-cell office:value-type="float" office:value="0.004989703" calcext:value-type="float">
            <text:p>0.004989703</text:p>
          </table:table-cell>
          <table:table-cell office:value-type="float" office:value="0.004706201" calcext:value-type="float">
            <text:p>0.004706201</text:p>
          </table:table-cell>
          <table:table-cell/>
          <table:table-cell office:value-type="float" office:value="-0.003769434" calcext:value-type="float">
            <text:p>-0.003769434</text:p>
          </table:table-cell>
          <table:table-cell office:value-type="float" office:value="-0.00490613" calcext:value-type="float">
            <text:p>-0.00490613</text:p>
          </table:table-cell>
          <table:table-cell office:value-type="float" office:value="-0.005189632" calcext:value-type="float">
            <text:p>-0.005189632</text:p>
          </table:table-cell>
          <table:table-cell/>
          <table:table-cell office:value-type="float" office:value="26.795946486" calcext:value-type="float">
            <text:p>26.795946486</text:p>
          </table:table-cell>
          <table:table-cell office:value-type="float" office:value="26.767936451" calcext:value-type="float">
            <text:p>26.767936451</text:p>
          </table:table-cell>
          <table:table-cell office:value-type="float" office:value="26.760950396" calcext:value-type="float">
            <text:p>26.760950396</text:p>
          </table:table-cell>
          <table:table-cell/>
          <table:table-cell office:value-type="float" office:value="-0.095554834" calcext:value-type="float">
            <text:p>-0.095554834</text:p>
          </table:table-cell>
          <table:table-cell office:value-type="float" office:value="-0.124372125" calcext:value-type="float">
            <text:p>-0.124372125</text:p>
          </table:table-cell>
          <table:table-cell office:value-type="float" office:value="-0.131559567" calcext:value-type="float">
            <text:p>-0.13155956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2 12:00:36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704391683" calcext:value-type="float">
            <text:p>0.704391683</text:p>
          </table:table-cell>
          <table:table-cell office:value-type="float" office:value="0.726651636" calcext:value-type="float">
            <text:p>0.726651636</text:p>
          </table:table-cell>
          <table:table-cell office:value-type="float" office:value="0.523760977" calcext:value-type="float">
            <text:p>0.523760977</text:p>
          </table:table-cell>
          <table:table-cell/>
          <table:table-cell office:value-type="float" office:value="0.005754834" calcext:value-type="float">
            <text:p>0.005754834</text:p>
          </table:table-cell>
          <table:table-cell office:value-type="float" office:value="0.005936696" calcext:value-type="float">
            <text:p>0.005936696</text:p>
          </table:table-cell>
          <table:table-cell office:value-type="float" office:value="0.004279093" calcext:value-type="float">
            <text:p>0.004279093</text:p>
          </table:table-cell>
          <table:table-cell/>
          <table:table-cell office:value-type="float" office:value="-0.004140999" calcext:value-type="float">
            <text:p>-0.004140999</text:p>
          </table:table-cell>
          <table:table-cell office:value-type="float" office:value="-0.003959137" calcext:value-type="float">
            <text:p>-0.003959137</text:p>
          </table:table-cell>
          <table:table-cell office:value-type="float" office:value="-0.00561674" calcext:value-type="float">
            <text:p>-0.00561674</text:p>
          </table:table-cell>
          <table:table-cell/>
          <table:table-cell office:value-type="float" office:value="26.776681468" calcext:value-type="float">
            <text:p>26.776681468</text:p>
          </table:table-cell>
          <table:table-cell office:value-type="float" office:value="26.781162864" calcext:value-type="float">
            <text:p>26.781162864</text:p>
          </table:table-cell>
          <table:table-cell office:value-type="float" office:value="26.740316061" calcext:value-type="float">
            <text:p>26.740316061</text:p>
          </table:table-cell>
          <table:table-cell/>
          <table:table-cell office:value-type="float" office:value="-0.104974565" calcext:value-type="float">
            <text:p>-0.104974565</text:p>
          </table:table-cell>
          <table:table-cell office:value-type="float" office:value="-0.100364066" calcext:value-type="float">
            <text:p>-0.100364066</text:p>
          </table:table-cell>
          <table:table-cell office:value-type="float" office:value="-0.142387884" calcext:value-type="float">
            <text:p>-0.14238788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2 12:00:37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736532299" calcext:value-type="float">
            <text:p>0.736532299</text:p>
          </table:table-cell>
          <table:table-cell office:value-type="float" office:value="0.622563436" calcext:value-type="float">
            <text:p>0.622563436</text:p>
          </table:table-cell>
          <table:table-cell office:value-type="float" office:value="0.547472304" calcext:value-type="float">
            <text:p>0.547472304</text:p>
          </table:table-cell>
          <table:table-cell/>
          <table:table-cell office:value-type="float" office:value="0.006017421" calcext:value-type="float">
            <text:p>0.006017421</text:p>
          </table:table-cell>
          <table:table-cell office:value-type="float" office:value="0.005086303" calcext:value-type="float">
            <text:p>0.005086303</text:p>
          </table:table-cell>
          <table:table-cell office:value-type="float" office:value="0.004472813" calcext:value-type="float">
            <text:p>0.004472813</text:p>
          </table:table-cell>
          <table:table-cell/>
          <table:table-cell office:value-type="float" office:value="-0.003878413" calcext:value-type="float">
            <text:p>-0.003878413</text:p>
          </table:table-cell>
          <table:table-cell office:value-type="float" office:value="-0.004809531" calcext:value-type="float">
            <text:p>-0.004809531</text:p>
          </table:table-cell>
          <table:table-cell office:value-type="float" office:value="-0.00542302" calcext:value-type="float">
            <text:p>-0.00542302</text:p>
          </table:table-cell>
          <table:table-cell/>
          <table:table-cell office:value-type="float" office:value="26.783152044" calcext:value-type="float">
            <text:p>26.783152044</text:p>
          </table:table-cell>
          <table:table-cell office:value-type="float" office:value="26.760207571" calcext:value-type="float">
            <text:p>26.760207571</text:p>
          </table:table-cell>
          <table:table-cell office:value-type="float" office:value="26.7450898" calcext:value-type="float">
            <text:p>26.7450898</text:p>
          </table:table-cell>
          <table:table-cell/>
          <table:table-cell office:value-type="float" office:value="-0.098317583" calcext:value-type="float">
            <text:p>-0.098317583</text:p>
          </table:table-cell>
          <table:table-cell office:value-type="float" office:value="-0.121923115" calcext:value-type="float">
            <text:p>-0.121923115</text:p>
          </table:table-cell>
          <table:table-cell office:value-type="float" office:value="-0.137476555" calcext:value-type="float">
            <text:p>-0.13747655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2 12:00:38</text:p>
          </table:table-cell>
          <table:table-cell office:value-type="float" office:value="26.88377" calcext:value-type="float">
            <text:p>26.88377</text:p>
          </table:table-cell>
          <table:table-cell office:value-type="float" office:value="0.612346007" calcext:value-type="float">
            <text:p>0.612346007</text:p>
          </table:table-cell>
          <table:table-cell office:value-type="float" office:value="0.744984239" calcext:value-type="float">
            <text:p>0.744984239</text:p>
          </table:table-cell>
          <table:table-cell office:value-type="float" office:value="0.609749032" calcext:value-type="float">
            <text:p>0.609749032</text:p>
          </table:table-cell>
          <table:table-cell/>
          <table:table-cell office:value-type="float" office:value="0.005002827" calcext:value-type="float">
            <text:p>0.005002827</text:p>
          </table:table-cell>
          <table:table-cell office:value-type="float" office:value="0.006086473" calcext:value-type="float">
            <text:p>0.006086473</text:p>
          </table:table-cell>
          <table:table-cell office:value-type="float" office:value="0.00498161" calcext:value-type="float">
            <text:p>0.00498161</text:p>
          </table:table-cell>
          <table:table-cell/>
          <table:table-cell office:value-type="float" office:value="-0.004893006" calcext:value-type="float">
            <text:p>-0.004893006</text:p>
          </table:table-cell>
          <table:table-cell office:value-type="float" office:value="-0.003809361" calcext:value-type="float">
            <text:p>-0.003809361</text:p>
          </table:table-cell>
          <table:table-cell office:value-type="float" office:value="-0.004914224" calcext:value-type="float">
            <text:p>-0.004914224</text:p>
          </table:table-cell>
          <table:table-cell/>
          <table:table-cell office:value-type="float" office:value="26.763205199" calcext:value-type="float">
            <text:p>26.763205199</text:p>
          </table:table-cell>
          <table:table-cell office:value-type="float" office:value="26.789908118" calcext:value-type="float">
            <text:p>26.789908118</text:p>
          </table:table-cell>
          <table:table-cell office:value-type="float" office:value="26.762682366" calcext:value-type="float">
            <text:p>26.762682366</text:p>
          </table:table-cell>
          <table:table-cell/>
          <table:table-cell office:value-type="float" office:value="-0.124039409" calcext:value-type="float">
            <text:p>-0.124039409</text:p>
          </table:table-cell>
          <table:table-cell office:value-type="float" office:value="-0.096567022" calcext:value-type="float">
            <text:p>-0.096567022</text:p>
          </table:table-cell>
          <table:table-cell office:value-type="float" office:value="-0.12457731" calcext:value-type="float">
            <text:p>-0.1245773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2 12:00:40</text:p>
          </table:table-cell>
          <table:table-cell office:value-type="float" office:value="26.87872" calcext:value-type="float">
            <text:p>26.87872</text:p>
          </table:table-cell>
          <table:table-cell office:value-type="float" office:value="0.607044769" calcext:value-type="float">
            <text:p>0.607044769</text:p>
          </table:table-cell>
          <table:table-cell office:value-type="float" office:value="0.677595219" calcext:value-type="float">
            <text:p>0.677595219</text:p>
          </table:table-cell>
          <table:table-cell office:value-type="float" office:value="0.650249797" calcext:value-type="float">
            <text:p>0.650249797</text:p>
          </table:table-cell>
          <table:table-cell/>
          <table:table-cell office:value-type="float" office:value="0.004959516" calcext:value-type="float">
            <text:p>0.004959516</text:p>
          </table:table-cell>
          <table:table-cell office:value-type="float" office:value="0.005535909" calcext:value-type="float">
            <text:p>0.005535909</text:p>
          </table:table-cell>
          <table:table-cell office:value-type="float" office:value="0.005312498" calcext:value-type="float">
            <text:p>0.005312498</text:p>
          </table:table-cell>
          <table:table-cell/>
          <table:table-cell office:value-type="float" office:value="-0.004936317" calcext:value-type="float">
            <text:p>-0.004936317</text:p>
          </table:table-cell>
          <table:table-cell office:value-type="float" office:value="-0.004359925" calcext:value-type="float">
            <text:p>-0.004359925</text:p>
          </table:table-cell>
          <table:table-cell office:value-type="float" office:value="-0.004583335" calcext:value-type="float">
            <text:p>-0.004583335</text:p>
          </table:table-cell>
          <table:table-cell/>
          <table:table-cell office:value-type="float" office:value="26.757083282" calcext:value-type="float">
            <text:p>26.757083282</text:p>
          </table:table-cell>
          <table:table-cell office:value-type="float" office:value="26.771286753" calcext:value-type="float">
            <text:p>26.771286753</text:p>
          </table:table-cell>
          <table:table-cell office:value-type="float" office:value="26.765781495" calcext:value-type="float">
            <text:p>26.765781495</text:p>
          </table:table-cell>
          <table:table-cell/>
          <table:table-cell office:value-type="float" office:value="-0.125137434" calcext:value-type="float">
            <text:p>-0.125137434</text:p>
          </table:table-cell>
          <table:table-cell office:value-type="float" office:value="-0.110524703" calcext:value-type="float">
            <text:p>-0.110524703</text:p>
          </table:table-cell>
          <table:table-cell office:value-type="float" office:value="-0.116188581" calcext:value-type="float">
            <text:p>-0.11618858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2 12:00:41</text:p>
          </table:table-cell>
          <table:table-cell office:value-type="float" office:value="26.88883" calcext:value-type="float">
            <text:p>26.88883</text:p>
          </table:table-cell>
          <table:table-cell office:value-type="float" office:value="0.751595587" calcext:value-type="float">
            <text:p>0.751595587</text:p>
          </table:table-cell>
          <table:table-cell office:value-type="float" office:value="0.622529462" calcext:value-type="float">
            <text:p>0.622529462</text:p>
          </table:table-cell>
          <table:table-cell office:value-type="float" office:value="0.57187564" calcext:value-type="float">
            <text:p>0.57187564</text:p>
          </table:table-cell>
          <table:table-cell/>
          <table:table-cell office:value-type="float" office:value="0.006140487" calcext:value-type="float">
            <text:p>0.006140487</text:p>
          </table:table-cell>
          <table:table-cell office:value-type="float" office:value="0.005086025" calcext:value-type="float">
            <text:p>0.005086025</text:p>
          </table:table-cell>
          <table:table-cell office:value-type="float" office:value="0.004672187" calcext:value-type="float">
            <text:p>0.004672187</text:p>
          </table:table-cell>
          <table:table-cell/>
          <table:table-cell office:value-type="float" office:value="-0.003755347" calcext:value-type="float">
            <text:p>-0.003755347</text:p>
          </table:table-cell>
          <table:table-cell office:value-type="float" office:value="-0.004809808" calcext:value-type="float">
            <text:p>-0.004809808</text:p>
          </table:table-cell>
          <table:table-cell office:value-type="float" office:value="-0.005223647" calcext:value-type="float">
            <text:p>-0.005223647</text:p>
          </table:table-cell>
          <table:table-cell/>
          <table:table-cell office:value-type="float" office:value="26.796293631" calcext:value-type="float">
            <text:p>26.796293631</text:p>
          </table:table-cell>
          <table:table-cell office:value-type="float" office:value="26.770310006" calcext:value-type="float">
            <text:p>26.770310006</text:p>
          </table:table-cell>
          <table:table-cell office:value-type="float" office:value="26.760112205" calcext:value-type="float">
            <text:p>26.760112205</text:p>
          </table:table-cell>
          <table:table-cell/>
          <table:table-cell office:value-type="float" office:value="-0.095197685" calcext:value-type="float">
            <text:p>-0.095197685</text:p>
          </table:table-cell>
          <table:table-cell office:value-type="float" office:value="-0.121930152" calcext:value-type="float">
            <text:p>-0.121930152</text:p>
          </table:table-cell>
          <table:table-cell office:value-type="float" office:value="-0.132421921" calcext:value-type="float">
            <text:p>-0.13242192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2 12:00:42</text:p>
          </table:table-cell>
          <table:table-cell office:value-type="float" office:value="26.88883" calcext:value-type="float">
            <text:p>26.88883</text:p>
          </table:table-cell>
          <table:table-cell office:value-type="float" office:value="0.608385278" calcext:value-type="float">
            <text:p>0.608385278</text:p>
          </table:table-cell>
          <table:table-cell office:value-type="float" office:value="0.713082637" calcext:value-type="float">
            <text:p>0.713082637</text:p>
          </table:table-cell>
          <table:table-cell office:value-type="float" office:value="0.661981781" calcext:value-type="float">
            <text:p>0.661981781</text:p>
          </table:table-cell>
          <table:table-cell/>
          <table:table-cell office:value-type="float" office:value="0.004970468" calcext:value-type="float">
            <text:p>0.004970468</text:p>
          </table:table-cell>
          <table:table-cell office:value-type="float" office:value="0.005825839" calcext:value-type="float">
            <text:p>0.005825839</text:p>
          </table:table-cell>
          <table:table-cell office:value-type="float" office:value="0.005408348" calcext:value-type="float">
            <text:p>0.005408348</text:p>
          </table:table-cell>
          <table:table-cell/>
          <table:table-cell office:value-type="float" office:value="-0.004925365" calcext:value-type="float">
            <text:p>-0.004925365</text:p>
          </table:table-cell>
          <table:table-cell office:value-type="float" office:value="-0.004069995" calcext:value-type="float">
            <text:p>-0.004069995</text:p>
          </table:table-cell>
          <table:table-cell office:value-type="float" office:value="-0.004487485" calcext:value-type="float">
            <text:p>-0.004487485</text:p>
          </table:table-cell>
          <table:table-cell/>
          <table:table-cell office:value-type="float" office:value="26.76746246" calcext:value-type="float">
            <text:p>26.76746246</text:p>
          </table:table-cell>
          <table:table-cell office:value-type="float" office:value="26.788540256" calcext:value-type="float">
            <text:p>26.788540256</text:p>
          </table:table-cell>
          <table:table-cell office:value-type="float" office:value="26.77825262" calcext:value-type="float">
            <text:p>26.77825262</text:p>
          </table:table-cell>
          <table:table-cell/>
          <table:table-cell office:value-type="float" office:value="-0.12485978" calcext:value-type="float">
            <text:p>-0.12485978</text:p>
          </table:table-cell>
          <table:table-cell office:value-type="float" office:value="-0.103174484" calcext:value-type="float">
            <text:p>-0.103174484</text:p>
          </table:table-cell>
          <table:table-cell office:value-type="float" office:value="-0.113758608" calcext:value-type="float">
            <text:p>-0.11375860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2 12:00:43</text:p>
          </table:table-cell>
          <table:table-cell office:value-type="float" office:value="26.88377" calcext:value-type="float">
            <text:p>26.88377</text:p>
          </table:table-cell>
          <table:table-cell office:value-type="float" office:value="0.676173648" calcext:value-type="float">
            <text:p>0.676173648</text:p>
          </table:table-cell>
          <table:table-cell office:value-type="float" office:value="0.632084087" calcext:value-type="float">
            <text:p>0.632084087</text:p>
          </table:table-cell>
          <table:table-cell office:value-type="float" office:value="0.625113323" calcext:value-type="float">
            <text:p>0.625113323</text:p>
          </table:table-cell>
          <table:table-cell/>
          <table:table-cell office:value-type="float" office:value="0.005524295" calcext:value-type="float">
            <text:p>0.005524295</text:p>
          </table:table-cell>
          <table:table-cell office:value-type="float" office:value="0.005164086" calcext:value-type="float">
            <text:p>0.005164086</text:p>
          </table:table-cell>
          <table:table-cell office:value-type="float" office:value="0.005107135" calcext:value-type="float">
            <text:p>0.005107135</text:p>
          </table:table-cell>
          <table:table-cell/>
          <table:table-cell office:value-type="float" office:value="-0.004371539" calcext:value-type="float">
            <text:p>-0.004371539</text:p>
          </table:table-cell>
          <table:table-cell office:value-type="float" office:value="-0.004731748" calcext:value-type="float">
            <text:p>-0.004731748</text:p>
          </table:table-cell>
          <table:table-cell office:value-type="float" office:value="-0.004788698" calcext:value-type="float">
            <text:p>-0.004788698</text:p>
          </table:table-cell>
          <table:table-cell/>
          <table:table-cell office:value-type="float" office:value="26.776055149" calcext:value-type="float">
            <text:p>26.776055149</text:p>
          </table:table-cell>
          <table:table-cell office:value-type="float" office:value="26.767178937" calcext:value-type="float">
            <text:p>26.767178937</text:p>
          </table:table-cell>
          <table:table-cell office:value-type="float" office:value="26.76577556" calcext:value-type="float">
            <text:p>26.76577556</text:p>
          </table:table-cell>
          <table:table-cell/>
          <table:table-cell office:value-type="float" office:value="-0.110819143" calcext:value-type="float">
            <text:p>-0.110819143</text:p>
          </table:table-cell>
          <table:table-cell office:value-type="float" office:value="-0.119951147" calcext:value-type="float">
            <text:p>-0.119951147</text:p>
          </table:table-cell>
          <table:table-cell office:value-type="float" office:value="-0.121394968" calcext:value-type="float">
            <text:p>-0.12139496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2 12:00:45</text:p>
          </table:table-cell>
          <table:table-cell office:value-type="float" office:value="26.88883" calcext:value-type="float">
            <text:p>26.88883</text:p>
          </table:table-cell>
          <table:table-cell office:value-type="float" office:value="0.735551207" calcext:value-type="float">
            <text:p>0.735551207</text:p>
          </table:table-cell>
          <table:table-cell office:value-type="float" office:value="0.630028919" calcext:value-type="float">
            <text:p>0.630028919</text:p>
          </table:table-cell>
          <table:table-cell office:value-type="float" office:value="0.541086261" calcext:value-type="float">
            <text:p>0.541086261</text:p>
          </table:table-cell>
          <table:table-cell/>
          <table:table-cell office:value-type="float" office:value="0.006009405" calcext:value-type="float">
            <text:p>0.006009405</text:p>
          </table:table-cell>
          <table:table-cell office:value-type="float" office:value="0.005147295" calcext:value-type="float">
            <text:p>0.005147295</text:p>
          </table:table-cell>
          <table:table-cell office:value-type="float" office:value="0.004420639" calcext:value-type="float">
            <text:p>0.004420639</text:p>
          </table:table-cell>
          <table:table-cell/>
          <table:table-cell office:value-type="float" office:value="-0.003886428" calcext:value-type="float">
            <text:p>-0.003886428</text:p>
          </table:table-cell>
          <table:table-cell office:value-type="float" office:value="-0.004748538" calcext:value-type="float">
            <text:p>-0.004748538</text:p>
          </table:table-cell>
          <table:table-cell office:value-type="float" office:value="-0.005475194" calcext:value-type="float">
            <text:p>-0.005475194</text:p>
          </table:table-cell>
          <table:table-cell/>
          <table:table-cell office:value-type="float" office:value="26.793063605" calcext:value-type="float">
            <text:p>26.793063605</text:p>
          </table:table-cell>
          <table:table-cell office:value-type="float" office:value="26.771819815" calcext:value-type="float">
            <text:p>26.771819815</text:p>
          </table:table-cell>
          <table:table-cell office:value-type="float" office:value="26.753913537" calcext:value-type="float">
            <text:p>26.753913537</text:p>
          </table:table-cell>
          <table:table-cell/>
          <table:table-cell office:value-type="float" office:value="-0.098520787" calcext:value-type="float">
            <text:p>-0.098520787</text:p>
          </table:table-cell>
          <table:table-cell office:value-type="float" office:value="-0.120376824" calcext:value-type="float">
            <text:p>-0.120376824</text:p>
          </table:table-cell>
          <table:table-cell office:value-type="float" office:value="-0.138799294" calcext:value-type="float">
            <text:p>-0.13879929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2 12:00:46</text:p>
          </table:table-cell>
          <table:table-cell office:value-type="float" office:value="26.88883" calcext:value-type="float">
            <text:p>26.88883</text:p>
          </table:table-cell>
          <table:table-cell office:value-type="float" office:value="0.623484328" calcext:value-type="float">
            <text:p>0.623484328</text:p>
          </table:table-cell>
          <table:table-cell office:value-type="float" office:value="0.691066467" calcext:value-type="float">
            <text:p>0.691066467</text:p>
          </table:table-cell>
          <table:table-cell office:value-type="float" office:value="0.654386956" calcext:value-type="float">
            <text:p>0.654386956</text:p>
          </table:table-cell>
          <table:table-cell/>
          <table:table-cell office:value-type="float" office:value="0.005093826" calcext:value-type="float">
            <text:p>0.005093826</text:p>
          </table:table-cell>
          <table:table-cell office:value-type="float" office:value="0.005645968" calcext:value-type="float">
            <text:p>0.005645968</text:p>
          </table:table-cell>
          <table:table-cell office:value-type="float" office:value="0.005346299" calcext:value-type="float">
            <text:p>0.005346299</text:p>
          </table:table-cell>
          <table:table-cell/>
          <table:table-cell office:value-type="float" office:value="-0.004802007" calcext:value-type="float">
            <text:p>-0.004802007</text:p>
          </table:table-cell>
          <table:table-cell office:value-type="float" office:value="-0.004249865" calcext:value-type="float">
            <text:p>-0.004249865</text:p>
          </table:table-cell>
          <table:table-cell office:value-type="float" office:value="-0.004549535" calcext:value-type="float">
            <text:p>-0.004549535</text:p>
          </table:table-cell>
          <table:table-cell/>
          <table:table-cell office:value-type="float" office:value="26.770502242" calcext:value-type="float">
            <text:p>26.770502242</text:p>
          </table:table-cell>
          <table:table-cell office:value-type="float" office:value="26.784107967" calcext:value-type="float">
            <text:p>26.784107967</text:p>
          </table:table-cell>
          <table:table-cell office:value-type="float" office:value="26.77672362" calcext:value-type="float">
            <text:p>26.77672362</text:p>
          </table:table-cell>
          <table:table-cell/>
          <table:table-cell office:value-type="float" office:value="-0.121732375" calcext:value-type="float">
            <text:p>-0.121732375</text:p>
          </table:table-cell>
          <table:table-cell office:value-type="float" office:value="-0.107734506" calcext:value-type="float">
            <text:p>-0.107734506</text:p>
          </table:table-cell>
          <table:table-cell office:value-type="float" office:value="-0.115331676" calcext:value-type="float">
            <text:p>-0.11533167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2 12:00:47</text:p>
          </table:table-cell>
          <table:table-cell office:value-type="float" office:value="26.89388" calcext:value-type="float">
            <text:p>26.89388</text:p>
          </table:table-cell>
          <table:table-cell office:value-type="float" office:value="0.737062781" calcext:value-type="float">
            <text:p>0.737062781</text:p>
          </table:table-cell>
          <table:table-cell office:value-type="float" office:value="0.62306948" calcext:value-type="float">
            <text:p>0.62306948</text:p>
          </table:table-cell>
          <table:table-cell office:value-type="float" office:value="0.572831103" calcext:value-type="float">
            <text:p>0.572831103</text:p>
          </table:table-cell>
          <table:table-cell/>
          <table:table-cell office:value-type="float" office:value="0.006021755" calcext:value-type="float">
            <text:p>0.006021755</text:p>
          </table:table-cell>
          <table:table-cell office:value-type="float" office:value="0.005090437" calcext:value-type="float">
            <text:p>0.005090437</text:p>
          </table:table-cell>
          <table:table-cell office:value-type="float" office:value="0.004679993" calcext:value-type="float">
            <text:p>0.004679993</text:p>
          </table:table-cell>
          <table:table-cell/>
          <table:table-cell office:value-type="float" office:value="-0.003874079" calcext:value-type="float">
            <text:p>-0.003874079</text:p>
          </table:table-cell>
          <table:table-cell office:value-type="float" office:value="-0.004805396" calcext:value-type="float">
            <text:p>-0.004805396</text:p>
          </table:table-cell>
          <table:table-cell office:value-type="float" office:value="-0.005215841" calcext:value-type="float">
            <text:p>-0.005215841</text:p>
          </table:table-cell>
          <table:table-cell/>
          <table:table-cell office:value-type="float" office:value="26.798422449" calcext:value-type="float">
            <text:p>26.798422449</text:p>
          </table:table-cell>
          <table:table-cell office:value-type="float" office:value="26.775473362" calcext:value-type="float">
            <text:p>26.775473362</text:p>
          </table:table-cell>
          <table:table-cell office:value-type="float" office:value="26.765359245" calcext:value-type="float">
            <text:p>26.765359245</text:p>
          </table:table-cell>
          <table:table-cell/>
          <table:table-cell office:value-type="float" office:value="-0.09820771" calcext:value-type="float">
            <text:p>-0.09820771</text:p>
          </table:table-cell>
          <table:table-cell office:value-type="float" office:value="-0.1218183" calcext:value-type="float">
            <text:p>-0.1218183</text:p>
          </table:table-cell>
          <table:table-cell office:value-type="float" office:value="-0.132224017" calcext:value-type="float">
            <text:p>-0.13222401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2 12:00:48</text:p>
          </table:table-cell>
          <table:table-cell office:value-type="float" office:value="26.89388" calcext:value-type="float">
            <text:p>26.89388</text:p>
          </table:table-cell>
          <table:table-cell office:value-type="float" office:value="0.643810111" calcext:value-type="float">
            <text:p>0.643810111</text:p>
          </table:table-cell>
          <table:table-cell office:value-type="float" office:value="0.751330942" calcext:value-type="float">
            <text:p>0.751330942</text:p>
          </table:table-cell>
          <table:table-cell office:value-type="float" office:value="0.559712119" calcext:value-type="float">
            <text:p>0.559712119</text:p>
          </table:table-cell>
          <table:table-cell/>
          <table:table-cell office:value-type="float" office:value="0.005259887" calcext:value-type="float">
            <text:p>0.005259887</text:p>
          </table:table-cell>
          <table:table-cell office:value-type="float" office:value="0.006138325" calcext:value-type="float">
            <text:p>0.006138325</text:p>
          </table:table-cell>
          <table:table-cell office:value-type="float" office:value="0.004572811" calcext:value-type="float">
            <text:p>0.004572811</text:p>
          </table:table-cell>
          <table:table-cell/>
          <table:table-cell office:value-type="float" office:value="-0.004635947" calcext:value-type="float">
            <text:p>-0.004635947</text:p>
          </table:table-cell>
          <table:table-cell office:value-type="float" office:value="-0.003757509" calcext:value-type="float">
            <text:p>-0.003757509</text:p>
          </table:table-cell>
          <table:table-cell office:value-type="float" office:value="-0.005323022" calcext:value-type="float">
            <text:p>-0.005323022</text:p>
          </table:table-cell>
          <table:table-cell/>
          <table:table-cell office:value-type="float" office:value="26.779648892" calcext:value-type="float">
            <text:p>26.779648892</text:p>
          </table:table-cell>
          <table:table-cell office:value-type="float" office:value="26.801294877" calcext:value-type="float">
            <text:p>26.801294877</text:p>
          </table:table-cell>
          <table:table-cell office:value-type="float" office:value="26.762718084" calcext:value-type="float">
            <text:p>26.762718084</text:p>
          </table:table-cell>
          <table:table-cell/>
          <table:table-cell office:value-type="float" office:value="-0.117522397" calcext:value-type="float">
            <text:p>-0.117522397</text:p>
          </table:table-cell>
          <table:table-cell office:value-type="float" office:value="-0.095252498" calcext:value-type="float">
            <text:p>-0.095252498</text:p>
          </table:table-cell>
          <table:table-cell office:value-type="float" office:value="-0.134941333" calcext:value-type="float">
            <text:p>-0.13494133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2 12:00:50</text:p>
          </table:table-cell>
          <table:table-cell office:value-type="float" office:value="26.88883" calcext:value-type="float">
            <text:p>26.88883</text:p>
          </table:table-cell>
          <table:table-cell office:value-type="float" office:value="0.59298582" calcext:value-type="float">
            <text:p>0.59298582</text:p>
          </table:table-cell>
          <table:table-cell office:value-type="float" office:value="0.707660402" calcext:value-type="float">
            <text:p>0.707660402</text:p>
          </table:table-cell>
          <table:table-cell office:value-type="float" office:value="0.663829525" calcext:value-type="float">
            <text:p>0.663829525</text:p>
          </table:table-cell>
          <table:table-cell/>
          <table:table-cell office:value-type="float" office:value="0.004844655" calcext:value-type="float">
            <text:p>0.004844655</text:p>
          </table:table-cell>
          <table:table-cell office:value-type="float" office:value="0.005781539" calcext:value-type="float">
            <text:p>0.005781539</text:p>
          </table:table-cell>
          <table:table-cell office:value-type="float" office:value="0.005423444" calcext:value-type="float">
            <text:p>0.005423444</text:p>
          </table:table-cell>
          <table:table-cell/>
          <table:table-cell office:value-type="float" office:value="-0.005051178" calcext:value-type="float">
            <text:p>-0.005051178</text:p>
          </table:table-cell>
          <table:table-cell office:value-type="float" office:value="-0.004114294" calcext:value-type="float">
            <text:p>-0.004114294</text:p>
          </table:table-cell>
          <table:table-cell office:value-type="float" office:value="-0.00447239" calcext:value-type="float">
            <text:p>-0.00447239</text:p>
          </table:table-cell>
          <table:table-cell/>
          <table:table-cell office:value-type="float" office:value="26.76436219" calcext:value-type="float">
            <text:p>26.76436219</text:p>
          </table:table-cell>
          <table:table-cell office:value-type="float" office:value="26.787448655" calcext:value-type="float">
            <text:p>26.787448655</text:p>
          </table:table-cell>
          <table:table-cell office:value-type="float" office:value="26.77862461" calcext:value-type="float">
            <text:p>26.77862461</text:p>
          </table:table-cell>
          <table:table-cell/>
          <table:table-cell office:value-type="float" office:value="-0.128049419" calcext:value-type="float">
            <text:p>-0.128049419</text:p>
          </table:table-cell>
          <table:table-cell office:value-type="float" office:value="-0.104297543" calcext:value-type="float">
            <text:p>-0.104297543</text:p>
          </table:table-cell>
          <table:table-cell office:value-type="float" office:value="-0.113375896" calcext:value-type="float">
            <text:p>-0.11337589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2 12:00:51</text:p>
          </table:table-cell>
          <table:table-cell office:value-type="float" office:value="26.88883" calcext:value-type="float">
            <text:p>26.88883</text:p>
          </table:table-cell>
          <table:table-cell office:value-type="float" office:value="0.728569714" calcext:value-type="float">
            <text:p>0.728569714</text:p>
          </table:table-cell>
          <table:table-cell office:value-type="float" office:value="0.644880014" calcext:value-type="float">
            <text:p>0.644880014</text:p>
          </table:table-cell>
          <table:table-cell office:value-type="float" office:value="0.536307756" calcext:value-type="float">
            <text:p>0.536307756</text:p>
          </table:table-cell>
          <table:table-cell/>
          <table:table-cell office:value-type="float" office:value="0.005952367" calcext:value-type="float">
            <text:p>0.005952367</text:p>
          </table:table-cell>
          <table:table-cell office:value-type="float" office:value="0.005268628" calcext:value-type="float">
            <text:p>0.005268628</text:p>
          </table:table-cell>
          <table:table-cell office:value-type="float" office:value="0.004381599" calcext:value-type="float">
            <text:p>0.004381599</text:p>
          </table:table-cell>
          <table:table-cell/>
          <table:table-cell office:value-type="float" office:value="-0.003943466" calcext:value-type="float">
            <text:p>-0.003943466</text:p>
          </table:table-cell>
          <table:table-cell office:value-type="float" office:value="-0.004627206" calcext:value-type="float">
            <text:p>-0.004627206</text:p>
          </table:table-cell>
          <table:table-cell office:value-type="float" office:value="-0.005514234" calcext:value-type="float">
            <text:p>-0.005514234</text:p>
          </table:table-cell>
          <table:table-cell/>
          <table:table-cell office:value-type="float" office:value="26.7916581" calcext:value-type="float">
            <text:p>26.7916581</text:p>
          </table:table-cell>
          <table:table-cell office:value-type="float" office:value="26.774809667" calcext:value-type="float">
            <text:p>26.774809667</text:p>
          </table:table-cell>
          <table:table-cell office:value-type="float" office:value="26.752951502" calcext:value-type="float">
            <text:p>26.752951502</text:p>
          </table:table-cell>
          <table:table-cell/>
          <table:table-cell office:value-type="float" office:value="-0.099966793" calcext:value-type="float">
            <text:p>-0.099966793</text:p>
          </table:table-cell>
          <table:table-cell office:value-type="float" office:value="-0.117300794" calcext:value-type="float">
            <text:p>-0.117300794</text:p>
          </table:table-cell>
          <table:table-cell office:value-type="float" office:value="-0.139789065" calcext:value-type="float">
            <text:p>-0.13978906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2 12:00:52</text:p>
          </table:table-cell>
          <table:table-cell office:value-type="float" office:value="26.89388" calcext:value-type="float">
            <text:p>26.89388</text:p>
          </table:table-cell>
          <table:table-cell office:value-type="float" office:value="0.709448541" calcext:value-type="float">
            <text:p>0.709448541</text:p>
          </table:table-cell>
          <table:table-cell office:value-type="float" office:value="0.624680594" calcext:value-type="float">
            <text:p>0.624680594</text:p>
          </table:table-cell>
          <table:table-cell office:value-type="float" office:value="0.625855401" calcext:value-type="float">
            <text:p>0.625855401</text:p>
          </table:table-cell>
          <table:table-cell/>
          <table:table-cell office:value-type="float" office:value="0.005796148" calcext:value-type="float">
            <text:p>0.005796148</text:p>
          </table:table-cell>
          <table:table-cell office:value-type="float" office:value="0.0051036" calcext:value-type="float">
            <text:p>0.0051036</text:p>
          </table:table-cell>
          <table:table-cell office:value-type="float" office:value="0.005113198" calcext:value-type="float">
            <text:p>0.005113198</text:p>
          </table:table-cell>
          <table:table-cell/>
          <table:table-cell office:value-type="float" office:value="-0.004099685" calcext:value-type="float">
            <text:p>-0.004099685</text:p>
          </table:table-cell>
          <table:table-cell office:value-type="float" office:value="-0.004792234" calcext:value-type="float">
            <text:p>-0.004792234</text:p>
          </table:table-cell>
          <table:table-cell office:value-type="float" office:value="-0.004782636" calcext:value-type="float">
            <text:p>-0.004782636</text:p>
          </table:table-cell>
          <table:table-cell/>
          <table:table-cell office:value-type="float" office:value="26.792863203" calcext:value-type="float">
            <text:p>26.792863203</text:p>
          </table:table-cell>
          <table:table-cell office:value-type="float" office:value="26.775797714" calcext:value-type="float">
            <text:p>26.775797714</text:p>
          </table:table-cell>
          <table:table-cell office:value-type="float" office:value="26.776034228" calcext:value-type="float">
            <text:p>26.776034228</text:p>
          </table:table-cell>
          <table:table-cell/>
          <table:table-cell office:value-type="float" office:value="-0.103927182" calcext:value-type="float">
            <text:p>-0.103927182</text:p>
          </table:table-cell>
          <table:table-cell office:value-type="float" office:value="-0.121484598" calcext:value-type="float">
            <text:p>-0.121484598</text:p>
          </table:table-cell>
          <table:table-cell office:value-type="float" office:value="-0.121241265" calcext:value-type="float">
            <text:p>-0.12124126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2 12:00:53</text:p>
          </table:table-cell>
          <table:table-cell office:value-type="float" office:value="26.89388" calcext:value-type="float">
            <text:p>26.89388</text:p>
          </table:table-cell>
          <table:table-cell office:value-type="float" office:value="0.728492824" calcext:value-type="float">
            <text:p>0.728492824</text:p>
          </table:table-cell>
          <table:table-cell office:value-type="float" office:value="0.651491362" calcext:value-type="float">
            <text:p>0.651491362</text:p>
          </table:table-cell>
          <table:table-cell office:value-type="float" office:value="0.529602233" calcext:value-type="float">
            <text:p>0.529602233</text:p>
          </table:table-cell>
          <table:table-cell/>
          <table:table-cell office:value-type="float" office:value="0.005951739" calcext:value-type="float">
            <text:p>0.005951739</text:p>
          </table:table-cell>
          <table:table-cell office:value-type="float" office:value="0.005322642" calcext:value-type="float">
            <text:p>0.005322642</text:p>
          </table:table-cell>
          <table:table-cell office:value-type="float" office:value="0.004326816" calcext:value-type="float">
            <text:p>0.004326816</text:p>
          </table:table-cell>
          <table:table-cell/>
          <table:table-cell office:value-type="float" office:value="-0.003944095" calcext:value-type="float">
            <text:p>-0.003944095</text:p>
          </table:table-cell>
          <table:table-cell office:value-type="float" office:value="-0.004573191" calcext:value-type="float">
            <text:p>-0.004573191</text:p>
          </table:table-cell>
          <table:table-cell office:value-type="float" office:value="-0.005569018" calcext:value-type="float">
            <text:p>-0.005569018</text:p>
          </table:table-cell>
          <table:table-cell/>
          <table:table-cell office:value-type="float" office:value="26.796697164" calcext:value-type="float">
            <text:p>26.796697164</text:p>
          </table:table-cell>
          <table:table-cell office:value-type="float" office:value="26.781195287" calcext:value-type="float">
            <text:p>26.781195287</text:p>
          </table:table-cell>
          <table:table-cell office:value-type="float" office:value="26.756656229" calcext:value-type="float">
            <text:p>26.756656229</text:p>
          </table:table-cell>
          <table:table-cell/>
          <table:table-cell office:value-type="float" office:value="-0.099982719" calcext:value-type="float">
            <text:p>-0.099982719</text:p>
          </table:table-cell>
          <table:table-cell office:value-type="float" office:value="-0.115931423" calcext:value-type="float">
            <text:p>-0.115931423</text:p>
          </table:table-cell>
          <table:table-cell office:value-type="float" office:value="-0.141177982" calcext:value-type="float">
            <text:p>-0.14117798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2 12:00:55</text:p>
          </table:table-cell>
          <table:table-cell office:value-type="float" office:value="26.89893" calcext:value-type="float">
            <text:p>26.89893</text:p>
          </table:table-cell>
          <table:table-cell office:value-type="float" office:value="0.600467396" calcext:value-type="float">
            <text:p>0.600467396</text:p>
          </table:table-cell>
          <table:table-cell office:value-type="float" office:value="0.686431609" calcext:value-type="float">
            <text:p>0.686431609</text:p>
          </table:table-cell>
          <table:table-cell office:value-type="float" office:value="0.655061681" calcext:value-type="float">
            <text:p>0.655061681</text:p>
          </table:table-cell>
          <table:table-cell/>
          <table:table-cell office:value-type="float" office:value="0.004905779" calcext:value-type="float">
            <text:p>0.004905779</text:p>
          </table:table-cell>
          <table:table-cell office:value-type="float" office:value="0.005608101" calcext:value-type="float">
            <text:p>0.005608101</text:p>
          </table:table-cell>
          <table:table-cell office:value-type="float" office:value="0.005351811" calcext:value-type="float">
            <text:p>0.005351811</text:p>
          </table:table-cell>
          <table:table-cell/>
          <table:table-cell office:value-type="float" office:value="-0.004990054" calcext:value-type="float">
            <text:p>-0.004990054</text:p>
          </table:table-cell>
          <table:table-cell office:value-type="float" office:value="-0.004287732" calcext:value-type="float">
            <text:p>-0.004287732</text:p>
          </table:table-cell>
          <table:table-cell office:value-type="float" office:value="-0.004544022" calcext:value-type="float">
            <text:p>-0.004544022</text:p>
          </table:table-cell>
          <table:table-cell/>
          <table:table-cell office:value-type="float" office:value="26.775977722" calcext:value-type="float">
            <text:p>26.775977722</text:p>
          </table:table-cell>
          <table:table-cell office:value-type="float" office:value="26.793284039" calcext:value-type="float">
            <text:p>26.793284039</text:p>
          </table:table-cell>
          <table:table-cell office:value-type="float" office:value="26.786968675" calcext:value-type="float">
            <text:p>26.786968675</text:p>
          </table:table-cell>
          <table:table-cell/>
          <table:table-cell office:value-type="float" office:value="-0.126499783" calcext:value-type="float">
            <text:p>-0.126499783</text:p>
          </table:table-cell>
          <table:table-cell office:value-type="float" office:value="-0.108694488" calcext:value-type="float">
            <text:p>-0.108694488</text:p>
          </table:table-cell>
          <table:table-cell office:value-type="float" office:value="-0.115191924" calcext:value-type="float">
            <text:p>-0.1151919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2 12:00:56</text:p>
          </table:table-cell>
          <table:table-cell office:value-type="float" office:value="26.89388" calcext:value-type="float">
            <text:p>26.89388</text:p>
          </table:table-cell>
          <table:table-cell office:value-type="float" office:value="0.746458262" calcext:value-type="float">
            <text:p>0.746458262</text:p>
          </table:table-cell>
          <table:table-cell office:value-type="float" office:value="0.614623501" calcext:value-type="float">
            <text:p>0.614623501</text:p>
          </table:table-cell>
          <table:table-cell office:value-type="float" office:value="0.585228871" calcext:value-type="float">
            <text:p>0.585228871</text:p>
          </table:table-cell>
          <table:table-cell/>
          <table:table-cell office:value-type="float" office:value="0.006098515" calcext:value-type="float">
            <text:p>0.006098515</text:p>
          </table:table-cell>
          <table:table-cell office:value-type="float" office:value="0.005021434" calcext:value-type="float">
            <text:p>0.005021434</text:p>
          </table:table-cell>
          <table:table-cell office:value-type="float" office:value="0.004781282" calcext:value-type="float">
            <text:p>0.004781282</text:p>
          </table:table-cell>
          <table:table-cell/>
          <table:table-cell office:value-type="float" office:value="-0.003797318" calcext:value-type="float">
            <text:p>-0.003797318</text:p>
          </table:table-cell>
          <table:table-cell office:value-type="float" office:value="-0.0048744" calcext:value-type="float">
            <text:p>-0.0048744</text:p>
          </table:table-cell>
          <table:table-cell office:value-type="float" office:value="-0.005114552" calcext:value-type="float">
            <text:p>-0.005114552</text:p>
          </table:table-cell>
          <table:table-cell/>
          <table:table-cell office:value-type="float" office:value="26.800313923" calcext:value-type="float">
            <text:p>26.800313923</text:p>
          </table:table-cell>
          <table:table-cell office:value-type="float" office:value="26.773773002" calcext:value-type="float">
            <text:p>26.773773002</text:p>
          </table:table-cell>
          <table:table-cell office:value-type="float" office:value="26.767855203" calcext:value-type="float">
            <text:p>26.767855203</text:p>
          </table:table-cell>
          <table:table-cell/>
          <table:table-cell office:value-type="float" office:value="-0.096261723" calcext:value-type="float">
            <text:p>-0.096261723</text:p>
          </table:table-cell>
          <table:table-cell office:value-type="float" office:value="-0.12356768" calcext:value-type="float">
            <text:p>-0.12356768</text:p>
          </table:table-cell>
          <table:table-cell office:value-type="float" office:value="-0.129656095" calcext:value-type="float">
            <text:p>-0.12965609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2 12:00:57</text:p>
          </table:table-cell>
          <table:table-cell office:value-type="float" office:value="26.90904" calcext:value-type="float">
            <text:p>26.90904</text:p>
          </table:table-cell>
          <table:table-cell office:value-type="float" office:value="0.685196601" calcext:value-type="float">
            <text:p>0.685196601</text:p>
          </table:table-cell>
          <table:table-cell office:value-type="float" office:value="0.776999685" calcext:value-type="float">
            <text:p>0.776999685</text:p>
          </table:table-cell>
          <table:table-cell office:value-type="float" office:value="0.530251328" calcext:value-type="float">
            <text:p>0.530251328</text:p>
          </table:table-cell>
          <table:table-cell/>
          <table:table-cell office:value-type="float" office:value="0.005598011" calcext:value-type="float">
            <text:p>0.005598011</text:p>
          </table:table-cell>
          <table:table-cell office:value-type="float" office:value="0.006348037" calcext:value-type="float">
            <text:p>0.006348037</text:p>
          </table:table-cell>
          <table:table-cell office:value-type="float" office:value="0.004332119" calcext:value-type="float">
            <text:p>0.004332119</text:p>
          </table:table-cell>
          <table:table-cell/>
          <table:table-cell office:value-type="float" office:value="-0.004297822" calcext:value-type="float">
            <text:p>-0.004297822</text:p>
          </table:table-cell>
          <table:table-cell office:value-type="float" office:value="-0.003547797" calcext:value-type="float">
            <text:p>-0.003547797</text:p>
          </table:table-cell>
          <table:table-cell office:value-type="float" office:value="-0.005563715" calcext:value-type="float">
            <text:p>-0.005563715</text:p>
          </table:table-cell>
          <table:table-cell/>
          <table:table-cell office:value-type="float" office:value="26.803144575" calcext:value-type="float">
            <text:p>26.803144575</text:p>
          </table:table-cell>
          <table:table-cell office:value-type="float" office:value="26.821625926" calcext:value-type="float">
            <text:p>26.821625926</text:p>
          </table:table-cell>
          <table:table-cell office:value-type="float" office:value="26.771951069" calcext:value-type="float">
            <text:p>26.771951069</text:p>
          </table:table-cell>
          <table:table-cell/>
          <table:table-cell office:value-type="float" office:value="-0.108950286" calcext:value-type="float">
            <text:p>-0.108950286</text:p>
          </table:table-cell>
          <table:table-cell office:value-type="float" office:value="-0.089936032" calcext:value-type="float">
            <text:p>-0.089936032</text:p>
          </table:table-cell>
          <table:table-cell office:value-type="float" office:value="-0.141043534" calcext:value-type="float">
            <text:p>-0.14104353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2 12:00:58</text:p>
          </table:table-cell>
          <table:table-cell office:value-type="float" office:value="26.90399" calcext:value-type="float">
            <text:p>26.90399</text:p>
          </table:table-cell>
          <table:table-cell office:value-type="float" office:value="0.620485618" calcext:value-type="float">
            <text:p>0.620485618</text:p>
          </table:table-cell>
          <table:table-cell office:value-type="float" office:value="0.667512496" calcext:value-type="float">
            <text:p>0.667512496</text:p>
          </table:table-cell>
          <table:table-cell office:value-type="float" office:value="0.64249404" calcext:value-type="float">
            <text:p>0.64249404</text:p>
          </table:table-cell>
          <table:table-cell/>
          <table:table-cell office:value-type="float" office:value="0.005069327" calcext:value-type="float">
            <text:p>0.005069327</text:p>
          </table:table-cell>
          <table:table-cell office:value-type="float" office:value="0.005453533" calcext:value-type="float">
            <text:p>0.005453533</text:p>
          </table:table-cell>
          <table:table-cell office:value-type="float" office:value="0.005249134" calcext:value-type="float">
            <text:p>0.005249134</text:p>
          </table:table-cell>
          <table:table-cell/>
          <table:table-cell office:value-type="float" office:value="-0.004826506" calcext:value-type="float">
            <text:p>-0.004826506</text:p>
          </table:table-cell>
          <table:table-cell office:value-type="float" office:value="-0.0044423" calcext:value-type="float">
            <text:p>-0.0044423</text:p>
          </table:table-cell>
          <table:table-cell office:value-type="float" office:value="-0.004646699" calcext:value-type="float">
            <text:p>-0.004646699</text:p>
          </table:table-cell>
          <table:table-cell/>
          <table:table-cell office:value-type="float" office:value="26.785062455" calcext:value-type="float">
            <text:p>26.785062455</text:p>
          </table:table-cell>
          <table:table-cell office:value-type="float" office:value="26.794529864" calcext:value-type="float">
            <text:p>26.794529864</text:p>
          </table:table-cell>
          <table:table-cell office:value-type="float" office:value="26.78949318" calcext:value-type="float">
            <text:p>26.78949318</text:p>
          </table:table-cell>
          <table:table-cell/>
          <table:table-cell office:value-type="float" office:value="-0.122353484" calcext:value-type="float">
            <text:p>-0.122353484</text:p>
          </table:table-cell>
          <table:table-cell office:value-type="float" office:value="-0.112613067" calcext:value-type="float">
            <text:p>-0.112613067</text:p>
          </table:table-cell>
          <table:table-cell office:value-type="float" office:value="-0.117794987" calcext:value-type="float">
            <text:p>-0.11779498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2 12:01:00</text:p>
          </table:table-cell>
          <table:table-cell office:value-type="float" office:value="26.89388" calcext:value-type="float">
            <text:p>26.89388</text:p>
          </table:table-cell>
          <table:table-cell office:value-type="float" office:value="0.591218542" calcext:value-type="float">
            <text:p>0.591218542</text:p>
          </table:table-cell>
          <table:table-cell office:value-type="float" office:value="0.706159557" calcext:value-type="float">
            <text:p>0.706159557</text:p>
          </table:table-cell>
          <table:table-cell office:value-type="float" office:value="0.660259802" calcext:value-type="float">
            <text:p>0.660259802</text:p>
          </table:table-cell>
          <table:table-cell/>
          <table:table-cell office:value-type="float" office:value="0.004830217" calcext:value-type="float">
            <text:p>0.004830217</text:p>
          </table:table-cell>
          <table:table-cell office:value-type="float" office:value="0.005769277" calcext:value-type="float">
            <text:p>0.005769277</text:p>
          </table:table-cell>
          <table:table-cell office:value-type="float" office:value="0.005394279" calcext:value-type="float">
            <text:p>0.005394279</text:p>
          </table:table-cell>
          <table:table-cell/>
          <table:table-cell office:value-type="float" office:value="-0.005065616" calcext:value-type="float">
            <text:p>-0.005065616</text:p>
          </table:table-cell>
          <table:table-cell office:value-type="float" office:value="-0.004126556" calcext:value-type="float">
            <text:p>-0.004126556</text:p>
          </table:table-cell>
          <table:table-cell office:value-type="float" office:value="-0.004501554" calcext:value-type="float">
            <text:p>-0.004501554</text:p>
          </table:table-cell>
          <table:table-cell/>
          <table:table-cell office:value-type="float" office:value="26.769061061" calcext:value-type="float">
            <text:p>26.769061061</text:p>
          </table:table-cell>
          <table:table-cell office:value-type="float" office:value="26.792201069" calcext:value-type="float">
            <text:p>26.792201069</text:p>
          </table:table-cell>
          <table:table-cell office:value-type="float" office:value="26.782960554" calcext:value-type="float">
            <text:p>26.782960554</text:p>
          </table:table-cell>
          <table:table-cell/>
          <table:table-cell office:value-type="float" office:value="-0.12841547" calcext:value-type="float">
            <text:p>-0.12841547</text:p>
          </table:table-cell>
          <table:table-cell office:value-type="float" office:value="-0.1046084" calcext:value-type="float">
            <text:p>-0.1046084</text:p>
          </table:table-cell>
          <table:table-cell office:value-type="float" office:value="-0.11411527" calcext:value-type="float">
            <text:p>-0.114115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2 12:01:01</text:p>
          </table:table-cell>
          <table:table-cell office:value-type="float" office:value="26.89388" calcext:value-type="float">
            <text:p>26.89388</text:p>
          </table:table-cell>
          <table:table-cell office:value-type="float" office:value="0.595170926" calcext:value-type="float">
            <text:p>0.595170926</text:p>
          </table:table-cell>
          <table:table-cell office:value-type="float" office:value="0.705427612" calcext:value-type="float">
            <text:p>0.705427612</text:p>
          </table:table-cell>
          <table:table-cell office:value-type="float" office:value="0.686795793" calcext:value-type="float">
            <text:p>0.686795793</text:p>
          </table:table-cell>
          <table:table-cell/>
          <table:table-cell office:value-type="float" office:value="0.004862508" calcext:value-type="float">
            <text:p>0.004862508</text:p>
          </table:table-cell>
          <table:table-cell office:value-type="float" office:value="0.005763297" calcext:value-type="float">
            <text:p>0.005763297</text:p>
          </table:table-cell>
          <table:table-cell office:value-type="float" office:value="0.005611077" calcext:value-type="float">
            <text:p>0.005611077</text:p>
          </table:table-cell>
          <table:table-cell/>
          <table:table-cell office:value-type="float" office:value="-0.005033326" calcext:value-type="float">
            <text:p>-0.005033326</text:p>
          </table:table-cell>
          <table:table-cell office:value-type="float" office:value="-0.004132536" calcext:value-type="float">
            <text:p>-0.004132536</text:p>
          </table:table-cell>
          <table:table-cell office:value-type="float" office:value="-0.004284757" calcext:value-type="float">
            <text:p>-0.004284757</text:p>
          </table:table-cell>
          <table:table-cell/>
          <table:table-cell office:value-type="float" office:value="26.769856766" calcext:value-type="float">
            <text:p>26.769856766</text:p>
          </table:table-cell>
          <table:table-cell office:value-type="float" office:value="26.792053715" calcext:value-type="float">
            <text:p>26.792053715</text:p>
          </table:table-cell>
          <table:table-cell office:value-type="float" office:value="26.788302775" calcext:value-type="float">
            <text:p>26.788302775</text:p>
          </table:table-cell>
          <table:table-cell/>
          <table:table-cell office:value-type="float" office:value="-0.127596824" calcext:value-type="float">
            <text:p>-0.127596824</text:p>
          </table:table-cell>
          <table:table-cell office:value-type="float" office:value="-0.104760002" calcext:value-type="float">
            <text:p>-0.104760002</text:p>
          </table:table-cell>
          <table:table-cell office:value-type="float" office:value="-0.108619057" calcext:value-type="float">
            <text:p>-0.10861905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2 12:01:02</text:p>
          </table:table-cell>
          <table:table-cell office:value-type="float" office:value="26.89388" calcext:value-type="float">
            <text:p>26.89388</text:p>
          </table:table-cell>
          <table:table-cell office:value-type="float" office:value="0.650568086" calcext:value-type="float">
            <text:p>0.650568086</text:p>
          </table:table-cell>
          <table:table-cell office:value-type="float" office:value="0.637071805" calcext:value-type="float">
            <text:p>0.637071805</text:p>
          </table:table-cell>
          <table:table-cell office:value-type="float" office:value="0.628556088" calcext:value-type="float">
            <text:p>0.628556088</text:p>
          </table:table-cell>
          <table:table-cell/>
          <table:table-cell office:value-type="float" office:value="0.005315099" calcext:value-type="float">
            <text:p>0.005315099</text:p>
          </table:table-cell>
          <table:table-cell office:value-type="float" office:value="0.005204835" calcext:value-type="float">
            <text:p>0.005204835</text:p>
          </table:table-cell>
          <table:table-cell office:value-type="float" office:value="0.005135262" calcext:value-type="float">
            <text:p>0.005135262</text:p>
          </table:table-cell>
          <table:table-cell/>
          <table:table-cell office:value-type="float" office:value="-0.004580735" calcext:value-type="float">
            <text:p>-0.004580735</text:p>
          </table:table-cell>
          <table:table-cell office:value-type="float" office:value="-0.004690998" calcext:value-type="float">
            <text:p>-0.004690998</text:p>
          </table:table-cell>
          <table:table-cell office:value-type="float" office:value="-0.004760571" calcext:value-type="float">
            <text:p>-0.004760571</text:p>
          </table:table-cell>
          <table:table-cell/>
          <table:table-cell office:value-type="float" office:value="26.781009412" calcext:value-type="float">
            <text:p>26.781009412</text:p>
          </table:table-cell>
          <table:table-cell office:value-type="float" office:value="26.778292329" calcext:value-type="float">
            <text:p>26.778292329</text:p>
          </table:table-cell>
          <table:table-cell office:value-type="float" office:value="26.776577934" calcext:value-type="float">
            <text:p>26.776577934</text:p>
          </table:table-cell>
          <table:table-cell/>
          <table:table-cell office:value-type="float" office:value="-0.116122656" calcext:value-type="float">
            <text:p>-0.116122656</text:p>
          </table:table-cell>
          <table:table-cell office:value-type="float" office:value="-0.118918066" calcext:value-type="float">
            <text:p>-0.118918066</text:p>
          </table:table-cell>
          <table:table-cell office:value-type="float" office:value="-0.120681884" calcext:value-type="float">
            <text:p>-0.12068188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2 12:01:03</text:p>
          </table:table-cell>
          <table:table-cell office:value-type="float" office:value="26.89893" calcext:value-type="float">
            <text:p>26.89893</text:p>
          </table:table-cell>
          <table:table-cell office:value-type="float" office:value="0.704597319" calcext:value-type="float">
            <text:p>0.704597319</text:p>
          </table:table-cell>
          <table:table-cell office:value-type="float" office:value="0.715810146" calcext:value-type="float">
            <text:p>0.715810146</text:p>
          </table:table-cell>
          <table:table-cell office:value-type="float" office:value="0.524989429" calcext:value-type="float">
            <text:p>0.524989429</text:p>
          </table:table-cell>
          <table:table-cell/>
          <table:table-cell office:value-type="float" office:value="0.005756514" calcext:value-type="float">
            <text:p>0.005756514</text:p>
          </table:table-cell>
          <table:table-cell office:value-type="float" office:value="0.005848122" calcext:value-type="float">
            <text:p>0.005848122</text:p>
          </table:table-cell>
          <table:table-cell office:value-type="float" office:value="0.004289129" calcext:value-type="float">
            <text:p>0.004289129</text:p>
          </table:table-cell>
          <table:table-cell/>
          <table:table-cell office:value-type="float" office:value="-0.004139319" calcext:value-type="float">
            <text:p>-0.004139319</text:p>
          </table:table-cell>
          <table:table-cell office:value-type="float" office:value="-0.004047711" calcext:value-type="float">
            <text:p>-0.004047711</text:p>
          </table:table-cell>
          <table:table-cell office:value-type="float" office:value="-0.005606704" calcext:value-type="float">
            <text:p>-0.005606704</text:p>
          </table:table-cell>
          <table:table-cell/>
          <table:table-cell office:value-type="float" office:value="26.796941127" calcext:value-type="float">
            <text:p>26.796941127</text:p>
          </table:table-cell>
          <table:table-cell office:value-type="float" office:value="26.799198467" calcext:value-type="float">
            <text:p>26.799198467</text:p>
          </table:table-cell>
          <table:table-cell office:value-type="float" office:value="26.760782281" calcext:value-type="float">
            <text:p>26.760782281</text:p>
          </table:table-cell>
          <table:table-cell/>
          <table:table-cell office:value-type="float" office:value="-0.104931973" calcext:value-type="float">
            <text:p>-0.104931973</text:p>
          </table:table-cell>
          <table:table-cell office:value-type="float" office:value="-0.10260956" calcext:value-type="float">
            <text:p>-0.10260956</text:p>
          </table:table-cell>
          <table:table-cell office:value-type="float" office:value="-0.142133434" calcext:value-type="float">
            <text:p>-0.14213343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2 12:01:05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734019367" calcext:value-type="float">
            <text:p>0.734019367</text:p>
          </table:table-cell>
          <table:table-cell office:value-type="float" office:value="0.622176602" calcext:value-type="float">
            <text:p>0.622176602</text:p>
          </table:table-cell>
          <table:table-cell office:value-type="float" office:value="0.541676944" calcext:value-type="float">
            <text:p>0.541676944</text:p>
          </table:table-cell>
          <table:table-cell/>
          <table:table-cell office:value-type="float" office:value="0.00599689" calcext:value-type="float">
            <text:p>0.00599689</text:p>
          </table:table-cell>
          <table:table-cell office:value-type="float" office:value="0.005083142" calcext:value-type="float">
            <text:p>0.005083142</text:p>
          </table:table-cell>
          <table:table-cell office:value-type="float" office:value="0.004425465" calcext:value-type="float">
            <text:p>0.004425465</text:p>
          </table:table-cell>
          <table:table-cell/>
          <table:table-cell office:value-type="float" office:value="-0.003898943" calcext:value-type="float">
            <text:p>-0.003898943</text:p>
          </table:table-cell>
          <table:table-cell office:value-type="float" office:value="-0.004812691" calcext:value-type="float">
            <text:p>-0.004812691</text:p>
          </table:table-cell>
          <table:table-cell office:value-type="float" office:value="-0.005470368" calcext:value-type="float">
            <text:p>-0.005470368</text:p>
          </table:table-cell>
          <table:table-cell/>
          <table:table-cell office:value-type="float" office:value="26.818027914" calcext:value-type="float">
            <text:p>26.818027914</text:p>
          </table:table-cell>
          <table:table-cell office:value-type="float" office:value="26.795512162" calcext:value-type="float">
            <text:p>26.795512162</text:p>
          </table:table-cell>
          <table:table-cell office:value-type="float" office:value="26.779306009" calcext:value-type="float">
            <text:p>26.779306009</text:p>
          </table:table-cell>
          <table:table-cell/>
          <table:table-cell office:value-type="float" office:value="-0.098838061" calcext:value-type="float">
            <text:p>-0.098838061</text:p>
          </table:table-cell>
          <table:table-cell office:value-type="float" office:value="-0.122003238" calcext:value-type="float">
            <text:p>-0.122003238</text:p>
          </table:table-cell>
          <table:table-cell office:value-type="float" office:value="-0.138676946" calcext:value-type="float">
            <text:p>-0.13867694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2 12:01:06</text:p>
          </table:table-cell>
          <table:table-cell office:value-type="float" office:value="26.90904" calcext:value-type="float">
            <text:p>26.90904</text:p>
          </table:table-cell>
          <table:table-cell office:value-type="float" office:value="0.623852685" calcext:value-type="float">
            <text:p>0.623852685</text:p>
          </table:table-cell>
          <table:table-cell office:value-type="float" office:value="0.75022468" calcext:value-type="float">
            <text:p>0.75022468</text:p>
          </table:table-cell>
          <table:table-cell office:value-type="float" office:value="0.576748321" calcext:value-type="float">
            <text:p>0.576748321</text:p>
          </table:table-cell>
          <table:table-cell/>
          <table:table-cell office:value-type="float" office:value="0.005096836" calcext:value-type="float">
            <text:p>0.005096836</text:p>
          </table:table-cell>
          <table:table-cell office:value-type="float" office:value="0.006129287" calcext:value-type="float">
            <text:p>0.006129287</text:p>
          </table:table-cell>
          <table:table-cell office:value-type="float" office:value="0.004711996" calcext:value-type="float">
            <text:p>0.004711996</text:p>
          </table:table-cell>
          <table:table-cell/>
          <table:table-cell office:value-type="float" office:value="-0.004798998" calcext:value-type="float">
            <text:p>-0.004798998</text:p>
          </table:table-cell>
          <table:table-cell office:value-type="float" office:value="-0.003766547" calcext:value-type="float">
            <text:p>-0.003766547</text:p>
          </table:table-cell>
          <table:table-cell office:value-type="float" office:value="-0.005183837" calcext:value-type="float">
            <text:p>-0.005183837</text:p>
          </table:table-cell>
          <table:table-cell/>
          <table:table-cell office:value-type="float" office:value="26.79079495" calcext:value-type="float">
            <text:p>26.79079495</text:p>
          </table:table-cell>
          <table:table-cell office:value-type="float" office:value="26.816235743" calcext:value-type="float">
            <text:p>26.816235743</text:p>
          </table:table-cell>
          <table:table-cell office:value-type="float" office:value="26.78131191" calcext:value-type="float">
            <text:p>26.78131191</text:p>
          </table:table-cell>
          <table:table-cell/>
          <table:table-cell office:value-type="float" office:value="-0.121656079" calcext:value-type="float">
            <text:p>-0.121656079</text:p>
          </table:table-cell>
          <table:table-cell office:value-type="float" office:value="-0.095481626" calcext:value-type="float">
            <text:p>-0.095481626</text:p>
          </table:table-cell>
          <table:table-cell office:value-type="float" office:value="-0.131412652" calcext:value-type="float">
            <text:p>-0.1314126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2 12:01:07</text:p>
          </table:table-cell>
          <table:table-cell office:value-type="float" office:value="26.90904" calcext:value-type="float">
            <text:p>26.90904</text:p>
          </table:table-cell>
          <table:table-cell office:value-type="float" office:value="0.601732803" calcext:value-type="float">
            <text:p>0.601732803</text:p>
          </table:table-cell>
          <table:table-cell office:value-type="float" office:value="0.725112644" calcext:value-type="float">
            <text:p>0.725112644</text:p>
          </table:table-cell>
          <table:table-cell office:value-type="float" office:value="0.640631394" calcext:value-type="float">
            <text:p>0.640631394</text:p>
          </table:table-cell>
          <table:table-cell/>
          <table:table-cell office:value-type="float" office:value="0.004916118" calcext:value-type="float">
            <text:p>0.004916118</text:p>
          </table:table-cell>
          <table:table-cell office:value-type="float" office:value="0.005924123" calcext:value-type="float">
            <text:p>0.005924123</text:p>
          </table:table-cell>
          <table:table-cell office:value-type="float" office:value="0.005233917" calcext:value-type="float">
            <text:p>0.005233917</text:p>
          </table:table-cell>
          <table:table-cell/>
          <table:table-cell office:value-type="float" office:value="-0.004979716" calcext:value-type="float">
            <text:p>-0.004979716</text:p>
          </table:table-cell>
          <table:table-cell office:value-type="float" office:value="-0.00397171" calcext:value-type="float">
            <text:p>-0.00397171</text:p>
          </table:table-cell>
          <table:table-cell office:value-type="float" office:value="-0.004661917" calcext:value-type="float">
            <text:p>-0.004661917</text:p>
          </table:table-cell>
          <table:table-cell/>
          <table:table-cell office:value-type="float" office:value="26.78634179" calcext:value-type="float">
            <text:p>26.78634179</text:p>
          </table:table-cell>
          <table:table-cell office:value-type="float" office:value="26.811180315" calcext:value-type="float">
            <text:p>26.811180315</text:p>
          </table:table-cell>
          <table:table-cell office:value-type="float" office:value="26.794172817" calcext:value-type="float">
            <text:p>26.794172817</text:p>
          </table:table-cell>
          <table:table-cell/>
          <table:table-cell office:value-type="float" office:value="-0.126237683" calcext:value-type="float">
            <text:p>-0.126237683</text:p>
          </table:table-cell>
          <table:table-cell office:value-type="float" office:value="-0.100682822" calcext:value-type="float">
            <text:p>-0.100682822</text:p>
          </table:table-cell>
          <table:table-cell office:value-type="float" office:value="-0.118180787" calcext:value-type="float">
            <text:p>-0.11818078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2 12:01:08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59421606" calcext:value-type="float">
            <text:p>0.59421606</text:p>
          </table:table-cell>
          <table:table-cell office:value-type="float" office:value="0.726903764" calcext:value-type="float">
            <text:p>0.726903764</text:p>
          </table:table-cell>
          <table:table-cell office:value-type="float" office:value="0.662168343" calcext:value-type="float">
            <text:p>0.662168343</text:p>
          </table:table-cell>
          <table:table-cell/>
          <table:table-cell office:value-type="float" office:value="0.004854706" calcext:value-type="float">
            <text:p>0.004854706</text:p>
          </table:table-cell>
          <table:table-cell office:value-type="float" office:value="0.005938756" calcext:value-type="float">
            <text:p>0.005938756</text:p>
          </table:table-cell>
          <table:table-cell office:value-type="float" office:value="0.005409872" calcext:value-type="float">
            <text:p>0.005409872</text:p>
          </table:table-cell>
          <table:table-cell/>
          <table:table-cell office:value-type="float" office:value="-0.005041127" calcext:value-type="float">
            <text:p>-0.005041127</text:p>
          </table:table-cell>
          <table:table-cell office:value-type="float" office:value="-0.003957077" calcext:value-type="float">
            <text:p>-0.003957077</text:p>
          </table:table-cell>
          <table:table-cell office:value-type="float" office:value="-0.004485961" calcext:value-type="float">
            <text:p>-0.004485961</text:p>
          </table:table-cell>
          <table:table-cell/>
          <table:table-cell office:value-type="float" office:value="26.789883185" calcext:value-type="float">
            <text:p>26.789883185</text:p>
          </table:table-cell>
          <table:table-cell office:value-type="float" office:value="26.816595442" calcext:value-type="float">
            <text:p>26.816595442</text:p>
          </table:table-cell>
          <table:table-cell office:value-type="float" office:value="26.803563195" calcext:value-type="float">
            <text:p>26.803563195</text:p>
          </table:table-cell>
          <table:table-cell/>
          <table:table-cell office:value-type="float" office:value="-0.127794603" calcext:value-type="float">
            <text:p>-0.127794603</text:p>
          </table:table-cell>
          <table:table-cell office:value-type="float" office:value="-0.100311845" calcext:value-type="float">
            <text:p>-0.100311845</text:p>
          </table:table-cell>
          <table:table-cell office:value-type="float" office:value="-0.113719966" calcext:value-type="float">
            <text:p>-0.11371996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2 12:01:10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630890206" calcext:value-type="float">
            <text:p>0.630890206</text:p>
          </table:table-cell>
          <table:table-cell office:value-type="float" office:value="0.692176901" calcext:value-type="float">
            <text:p>0.692176901</text:p>
          </table:table-cell>
          <table:table-cell office:value-type="float" office:value="0.674763402" calcext:value-type="float">
            <text:p>0.674763402</text:p>
          </table:table-cell>
          <table:table-cell/>
          <table:table-cell office:value-type="float" office:value="0.005154332" calcext:value-type="float">
            <text:p>0.005154332</text:p>
          </table:table-cell>
          <table:table-cell office:value-type="float" office:value="0.00565504" calcext:value-type="float">
            <text:p>0.00565504</text:p>
          </table:table-cell>
          <table:table-cell office:value-type="float" office:value="0.005512773" calcext:value-type="float">
            <text:p>0.005512773</text:p>
          </table:table-cell>
          <table:table-cell/>
          <table:table-cell office:value-type="float" office:value="-0.004741502" calcext:value-type="float">
            <text:p>-0.004741502</text:p>
          </table:table-cell>
          <table:table-cell office:value-type="float" office:value="-0.004240793" calcext:value-type="float">
            <text:p>-0.004240793</text:p>
          </table:table-cell>
          <table:table-cell office:value-type="float" office:value="-0.00438306" calcext:value-type="float">
            <text:p>-0.00438306</text:p>
          </table:table-cell>
          <table:table-cell/>
          <table:table-cell office:value-type="float" office:value="26.797266367" calcext:value-type="float">
            <text:p>26.797266367</text:p>
          </table:table-cell>
          <table:table-cell office:value-type="float" office:value="26.809604403" calcext:value-type="float">
            <text:p>26.809604403</text:p>
          </table:table-cell>
          <table:table-cell office:value-type="float" office:value="26.806098788" calcext:value-type="float">
            <text:p>26.806098788</text:p>
          </table:table-cell>
          <table:table-cell/>
          <table:table-cell office:value-type="float" office:value="-0.12019843" calcext:value-type="float">
            <text:p>-0.12019843</text:p>
          </table:table-cell>
          <table:table-cell office:value-type="float" office:value="-0.107504511" calcext:value-type="float">
            <text:p>-0.107504511</text:p>
          </table:table-cell>
          <table:table-cell office:value-type="float" office:value="-0.111111237" calcext:value-type="float">
            <text:p>-0.11111123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2 12:01:11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603364778" calcext:value-type="float">
            <text:p>0.603364778</text:p>
          </table:table-cell>
          <table:table-cell office:value-type="float" office:value="0.728162018" calcext:value-type="float">
            <text:p>0.728162018</text:p>
          </table:table-cell>
          <table:table-cell office:value-type="float" office:value="0.656529743" calcext:value-type="float">
            <text:p>0.656529743</text:p>
          </table:table-cell>
          <table:table-cell/>
          <table:table-cell office:value-type="float" office:value="0.004929451" calcext:value-type="float">
            <text:p>0.004929451</text:p>
          </table:table-cell>
          <table:table-cell office:value-type="float" office:value="0.005949036" calcext:value-type="float">
            <text:p>0.005949036</text:p>
          </table:table-cell>
          <table:table-cell office:value-type="float" office:value="0.005363805" calcext:value-type="float">
            <text:p>0.005363805</text:p>
          </table:table-cell>
          <table:table-cell/>
          <table:table-cell office:value-type="float" office:value="-0.004966383" calcext:value-type="float">
            <text:p>-0.004966383</text:p>
          </table:table-cell>
          <table:table-cell office:value-type="float" office:value="-0.003946797" calcext:value-type="float">
            <text:p>-0.003946797</text:p>
          </table:table-cell>
          <table:table-cell office:value-type="float" office:value="-0.004532028" calcext:value-type="float">
            <text:p>-0.004532028</text:p>
          </table:table-cell>
          <table:table-cell/>
          <table:table-cell office:value-type="float" office:value="26.791724995" calcext:value-type="float">
            <text:p>26.791724995</text:p>
          </table:table-cell>
          <table:table-cell office:value-type="float" office:value="26.816848746" calcext:value-type="float">
            <text:p>26.816848746</text:p>
          </table:table-cell>
          <table:table-cell office:value-type="float" office:value="26.80242805" calcext:value-type="float">
            <text:p>26.80242805</text:p>
          </table:table-cell>
          <table:table-cell/>
          <table:table-cell office:value-type="float" office:value="-0.125899658" calcext:value-type="float">
            <text:p>-0.125899658</text:p>
          </table:table-cell>
          <table:table-cell office:value-type="float" office:value="-0.100051235" calcext:value-type="float">
            <text:p>-0.100051235</text:p>
          </table:table-cell>
          <table:table-cell office:value-type="float" office:value="-0.114887854" calcext:value-type="float">
            <text:p>-0.11488785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2 12:01:12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644515234" calcext:value-type="float">
            <text:p>0.644515234</text:p>
          </table:table-cell>
          <table:table-cell office:value-type="float" office:value="0.757406444" calcext:value-type="float">
            <text:p>0.757406444</text:p>
          </table:table-cell>
          <table:table-cell office:value-type="float" office:value="0.553767747" calcext:value-type="float">
            <text:p>0.553767747</text:p>
          </table:table-cell>
          <table:table-cell/>
          <table:table-cell office:value-type="float" office:value="0.005265647" calcext:value-type="float">
            <text:p>0.005265647</text:p>
          </table:table-cell>
          <table:table-cell office:value-type="float" office:value="0.006187961" calcext:value-type="float">
            <text:p>0.006187961</text:p>
          </table:table-cell>
          <table:table-cell office:value-type="float" office:value="0.004524246" calcext:value-type="float">
            <text:p>0.004524246</text:p>
          </table:table-cell>
          <table:table-cell/>
          <table:table-cell office:value-type="float" office:value="-0.004630186" calcext:value-type="float">
            <text:p>-0.004630186</text:p>
          </table:table-cell>
          <table:table-cell office:value-type="float" office:value="-0.003707872" calcext:value-type="float">
            <text:p>-0.003707872</text:p>
          </table:table-cell>
          <table:table-cell office:value-type="float" office:value="-0.005371587" calcext:value-type="float">
            <text:p>-0.005371587</text:p>
          </table:table-cell>
          <table:table-cell/>
          <table:table-cell office:value-type="float" office:value="26.805063944" calcext:value-type="float">
            <text:p>26.805063944</text:p>
          </table:table-cell>
          <table:table-cell office:value-type="float" office:value="26.827790573" calcext:value-type="float">
            <text:p>26.827790573</text:p>
          </table:table-cell>
          <table:table-cell office:value-type="float" office:value="26.786794838" calcext:value-type="float">
            <text:p>26.786794838</text:p>
          </table:table-cell>
          <table:table-cell/>
          <table:table-cell office:value-type="float" office:value="-0.117376349" calcext:value-type="float">
            <text:p>-0.117376349</text:p>
          </table:table-cell>
          <table:table-cell office:value-type="float" office:value="-0.093994148" calcext:value-type="float">
            <text:p>-0.093994148</text:p>
          </table:table-cell>
          <table:table-cell office:value-type="float" office:value="-0.136172584" calcext:value-type="float">
            <text:p>-0.13617258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2 12:01:13</text:p>
          </table:table-cell>
          <table:table-cell office:value-type="float" office:value="26.90904" calcext:value-type="float">
            <text:p>26.90904</text:p>
          </table:table-cell>
          <table:table-cell office:value-type="float" office:value="0.605122519" calcext:value-type="float">
            <text:p>0.605122519</text:p>
          </table:table-cell>
          <table:table-cell office:value-type="float" office:value="0.713384237" calcext:value-type="float">
            <text:p>0.713384237</text:p>
          </table:table-cell>
          <table:table-cell office:value-type="float" office:value="0.667324742" calcext:value-type="float">
            <text:p>0.667324742</text:p>
          </table:table-cell>
          <table:table-cell/>
          <table:table-cell office:value-type="float" office:value="0.004943811" calcext:value-type="float">
            <text:p>0.004943811</text:p>
          </table:table-cell>
          <table:table-cell office:value-type="float" office:value="0.005828303" calcext:value-type="float">
            <text:p>0.005828303</text:p>
          </table:table-cell>
          <table:table-cell office:value-type="float" office:value="0.005452" calcext:value-type="float">
            <text:p>0.005452</text:p>
          </table:table-cell>
          <table:table-cell/>
          <table:table-cell office:value-type="float" office:value="-0.004952022" calcext:value-type="float">
            <text:p>-0.004952022</text:p>
          </table:table-cell>
          <table:table-cell office:value-type="float" office:value="-0.004067531" calcext:value-type="float">
            <text:p>-0.004067531</text:p>
          </table:table-cell>
          <table:table-cell office:value-type="float" office:value="-0.004443834" calcext:value-type="float">
            <text:p>-0.004443834</text:p>
          </table:table-cell>
          <table:table-cell/>
          <table:table-cell office:value-type="float" office:value="26.787024207" calcext:value-type="float">
            <text:p>26.787024207</text:p>
          </table:table-cell>
          <table:table-cell office:value-type="float" office:value="26.808819205" calcext:value-type="float">
            <text:p>26.808819205</text:p>
          </table:table-cell>
          <table:table-cell office:value-type="float" office:value="26.799546665" calcext:value-type="float">
            <text:p>26.799546665</text:p>
          </table:table-cell>
          <table:table-cell/>
          <table:table-cell office:value-type="float" office:value="-0.125535583" calcext:value-type="float">
            <text:p>-0.125535583</text:p>
          </table:table-cell>
          <table:table-cell office:value-type="float" office:value="-0.103112017" calcext:value-type="float">
            <text:p>-0.103112017</text:p>
          </table:table-cell>
          <table:table-cell office:value-type="float" office:value="-0.112651955" calcext:value-type="float">
            <text:p>-0.11265195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2 12:01:15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0458957" calcext:value-type="float">
            <text:p>0.70458957</text:p>
          </table:table-cell>
          <table:table-cell office:value-type="float" office:value="0.628066138" calcext:value-type="float">
            <text:p>0.628066138</text:p>
          </table:table-cell>
          <table:table-cell office:value-type="float" office:value="0.608197523" calcext:value-type="float">
            <text:p>0.608197523</text:p>
          </table:table-cell>
          <table:table-cell/>
          <table:table-cell office:value-type="float" office:value="0.005756451" calcext:value-type="float">
            <text:p>0.005756451</text:p>
          </table:table-cell>
          <table:table-cell office:value-type="float" office:value="0.005131259" calcext:value-type="float">
            <text:p>0.005131259</text:p>
          </table:table-cell>
          <table:table-cell office:value-type="float" office:value="0.004968934" calcext:value-type="float">
            <text:p>0.004968934</text:p>
          </table:table-cell>
          <table:table-cell/>
          <table:table-cell office:value-type="float" office:value="-0.004139383" calcext:value-type="float">
            <text:p>-0.004139383</text:p>
          </table:table-cell>
          <table:table-cell office:value-type="float" office:value="-0.004764574" calcext:value-type="float">
            <text:p>-0.004764574</text:p>
          </table:table-cell>
          <table:table-cell office:value-type="float" office:value="-0.004926899" calcext:value-type="float">
            <text:p>-0.004926899</text:p>
          </table:table-cell>
          <table:table-cell/>
          <table:table-cell office:value-type="float" office:value="26.817157831" calcext:value-type="float">
            <text:p>26.817157831</text:p>
          </table:table-cell>
          <table:table-cell office:value-type="float" office:value="26.801752466" calcext:value-type="float">
            <text:p>26.801752466</text:p>
          </table:table-cell>
          <table:table-cell office:value-type="float" office:value="26.797752569" calcext:value-type="float">
            <text:p>26.797752569</text:p>
          </table:table-cell>
          <table:table-cell/>
          <table:table-cell office:value-type="float" office:value="-0.104933578" calcext:value-type="float">
            <text:p>-0.104933578</text:p>
          </table:table-cell>
          <table:table-cell office:value-type="float" office:value="-0.120783366" calcext:value-type="float">
            <text:p>-0.120783366</text:p>
          </table:table-cell>
          <table:table-cell office:value-type="float" office:value="-0.124898668" calcext:value-type="float">
            <text:p>-0.12489866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2 12:01:16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29032246" calcext:value-type="float">
            <text:p>0.729032246</text:p>
          </table:table-cell>
          <table:table-cell office:value-type="float" office:value="0.656672794" calcext:value-type="float">
            <text:p>0.656672794</text:p>
          </table:table-cell>
          <table:table-cell office:value-type="float" office:value="0.523276391" calcext:value-type="float">
            <text:p>0.523276391</text:p>
          </table:table-cell>
          <table:table-cell/>
          <table:table-cell office:value-type="float" office:value="0.005956146" calcext:value-type="float">
            <text:p>0.005956146</text:p>
          </table:table-cell>
          <table:table-cell office:value-type="float" office:value="0.005364974" calcext:value-type="float">
            <text:p>0.005364974</text:p>
          </table:table-cell>
          <table:table-cell office:value-type="float" office:value="0.004275134" calcext:value-type="float">
            <text:p>0.004275134</text:p>
          </table:table-cell>
          <table:table-cell/>
          <table:table-cell office:value-type="float" office:value="-0.003939688" calcext:value-type="float">
            <text:p>-0.003939688</text:p>
          </table:table-cell>
          <table:table-cell office:value-type="float" office:value="-0.00453086" calcext:value-type="float">
            <text:p>-0.00453086</text:p>
          </table:table-cell>
          <table:table-cell office:value-type="float" office:value="-0.005620699" calcext:value-type="float">
            <text:p>-0.005620699</text:p>
          </table:table-cell>
          <table:table-cell/>
          <table:table-cell office:value-type="float" office:value="26.82207848" calcext:value-type="float">
            <text:p>26.82207848</text:p>
          </table:table-cell>
          <table:table-cell office:value-type="float" office:value="26.807511458" calcext:value-type="float">
            <text:p>26.807511458</text:p>
          </table:table-cell>
          <table:table-cell office:value-type="float" office:value="26.780656313" calcext:value-type="float">
            <text:p>26.780656313</text:p>
          </table:table-cell>
          <table:table-cell/>
          <table:table-cell office:value-type="float" office:value="-0.099870993" calcext:value-type="float">
            <text:p>-0.099870993</text:p>
          </table:table-cell>
          <table:table-cell office:value-type="float" office:value="-0.114858224" calcext:value-type="float">
            <text:p>-0.114858224</text:p>
          </table:table-cell>
          <table:table-cell office:value-type="float" office:value="-0.142488257" calcext:value-type="float">
            <text:p>-0.14248825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2 12:01:17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13885595" calcext:value-type="float">
            <text:p>0.613885595</text:p>
          </table:table-cell>
          <table:table-cell office:value-type="float" office:value="0.671449384" calcext:value-type="float">
            <text:p>0.671449384</text:p>
          </table:table-cell>
          <table:table-cell office:value-type="float" office:value="0.665741046" calcext:value-type="float">
            <text:p>0.665741046</text:p>
          </table:table-cell>
          <table:table-cell/>
          <table:table-cell office:value-type="float" office:value="0.005015405" calcext:value-type="float">
            <text:p>0.005015405</text:p>
          </table:table-cell>
          <table:table-cell office:value-type="float" office:value="0.005485698" calcext:value-type="float">
            <text:p>0.005485698</text:p>
          </table:table-cell>
          <table:table-cell office:value-type="float" office:value="0.005439061" calcext:value-type="float">
            <text:p>0.005439061</text:p>
          </table:table-cell>
          <table:table-cell/>
          <table:table-cell office:value-type="float" office:value="-0.004880428" calcext:value-type="float">
            <text:p>-0.004880428</text:p>
          </table:table-cell>
          <table:table-cell office:value-type="float" office:value="-0.004410136" calcext:value-type="float">
            <text:p>-0.004410136</text:p>
          </table:table-cell>
          <table:table-cell office:value-type="float" office:value="-0.004456772" calcext:value-type="float">
            <text:p>-0.004456772</text:p>
          </table:table-cell>
          <table:table-cell/>
          <table:table-cell office:value-type="float" office:value="26.803952325" calcext:value-type="float">
            <text:p>26.803952325</text:p>
          </table:table-cell>
          <table:table-cell office:value-type="float" office:value="26.815540814" calcext:value-type="float">
            <text:p>26.815540814</text:p>
          </table:table-cell>
          <table:table-cell office:value-type="float" office:value="26.814391642" calcext:value-type="float">
            <text:p>26.814391642</text:p>
          </table:table-cell>
          <table:table-cell/>
          <table:table-cell office:value-type="float" office:value="-0.12372052" calcext:value-type="float">
            <text:p>-0.12372052</text:p>
          </table:table-cell>
          <table:table-cell office:value-type="float" office:value="-0.111797646" calcext:value-type="float">
            <text:p>-0.111797646</text:p>
          </table:table-cell>
          <table:table-cell office:value-type="float" office:value="-0.112979976" calcext:value-type="float">
            <text:p>-0.11297997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2 12:01:18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669343551" calcext:value-type="float">
            <text:p>0.669343551</text:p>
          </table:table-cell>
          <table:table-cell office:value-type="float" office:value="0.770934912" calcext:value-type="float">
            <text:p>0.770934912</text:p>
          </table:table-cell>
          <table:table-cell office:value-type="float" office:value="0.550941295" calcext:value-type="float">
            <text:p>0.550941295</text:p>
          </table:table-cell>
          <table:table-cell/>
          <table:table-cell office:value-type="float" office:value="0.005468493" calcext:value-type="float">
            <text:p>0.005468493</text:p>
          </table:table-cell>
          <table:table-cell office:value-type="float" office:value="0.006298488" calcext:value-type="float">
            <text:p>0.006298488</text:p>
          </table:table-cell>
          <table:table-cell office:value-type="float" office:value="0.004501154" calcext:value-type="float">
            <text:p>0.004501154</text:p>
          </table:table-cell>
          <table:table-cell/>
          <table:table-cell office:value-type="float" office:value="-0.00442734" calcext:value-type="float">
            <text:p>-0.00442734</text:p>
          </table:table-cell>
          <table:table-cell office:value-type="float" office:value="-0.003597345" calcext:value-type="float">
            <text:p>-0.003597345</text:p>
          </table:table-cell>
          <table:table-cell office:value-type="float" office:value="-0.005394679" calcext:value-type="float">
            <text:p>-0.005394679</text:p>
          </table:table-cell>
          <table:table-cell/>
          <table:table-cell office:value-type="float" office:value="26.810062281" calcext:value-type="float">
            <text:p>26.810062281</text:p>
          </table:table-cell>
          <table:table-cell office:value-type="float" office:value="26.830514019" calcext:value-type="float">
            <text:p>26.830514019</text:p>
          </table:table-cell>
          <table:table-cell office:value-type="float" office:value="26.786225818" calcext:value-type="float">
            <text:p>26.786225818</text:p>
          </table:table-cell>
          <table:table-cell/>
          <table:table-cell office:value-type="float" office:value="-0.112233813" calcext:value-type="float">
            <text:p>-0.112233813</text:p>
          </table:table-cell>
          <table:table-cell office:value-type="float" office:value="-0.091192155" calcext:value-type="float">
            <text:p>-0.091192155</text:p>
          </table:table-cell>
          <table:table-cell office:value-type="float" office:value="-0.136758025" calcext:value-type="float">
            <text:p>-0.13675802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2 12:01:20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628265217" calcext:value-type="float">
            <text:p>0.628265217</text:p>
          </table:table-cell>
          <table:table-cell office:value-type="float" office:value="0.746533364" calcext:value-type="float">
            <text:p>0.746533364</text:p>
          </table:table-cell>
          <table:table-cell office:value-type="float" office:value="0.588057111" calcext:value-type="float">
            <text:p>0.588057111</text:p>
          </table:table-cell>
          <table:table-cell/>
          <table:table-cell office:value-type="float" office:value="0.005132886" calcext:value-type="float">
            <text:p>0.005132886</text:p>
          </table:table-cell>
          <table:table-cell office:value-type="float" office:value="0.006099129" calcext:value-type="float">
            <text:p>0.006099129</text:p>
          </table:table-cell>
          <table:table-cell office:value-type="float" office:value="0.004804388" calcext:value-type="float">
            <text:p>0.004804388</text:p>
          </table:table-cell>
          <table:table-cell/>
          <table:table-cell office:value-type="float" office:value="-0.004762948" calcext:value-type="float">
            <text:p>-0.004762948</text:p>
          </table:table-cell>
          <table:table-cell office:value-type="float" office:value="-0.003796705" calcext:value-type="float">
            <text:p>-0.003796705</text:p>
          </table:table-cell>
          <table:table-cell office:value-type="float" office:value="-0.005091445" calcext:value-type="float">
            <text:p>-0.005091445</text:p>
          </table:table-cell>
          <table:table-cell/>
          <table:table-cell office:value-type="float" office:value="26.79673791" calcext:value-type="float">
            <text:p>26.79673791</text:p>
          </table:table-cell>
          <table:table-cell office:value-type="float" office:value="26.820547156" calcext:value-type="float">
            <text:p>26.820547156</text:p>
          </table:table-cell>
          <table:table-cell office:value-type="float" office:value="26.78864327" calcext:value-type="float">
            <text:p>26.78864327</text:p>
          </table:table-cell>
          <table:table-cell/>
          <table:table-cell office:value-type="float" office:value="-0.120742131" calcext:value-type="float">
            <text:p>-0.120742131</text:p>
          </table:table-cell>
          <table:table-cell office:value-type="float" office:value="-0.096246168" calcext:value-type="float">
            <text:p>-0.096246168</text:p>
          </table:table-cell>
          <table:table-cell office:value-type="float" office:value="-0.129070288" calcext:value-type="float">
            <text:p>-0.12907028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2 12:01:21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744668334" calcext:value-type="float">
            <text:p>0.744668334</text:p>
          </table:table-cell>
          <table:table-cell office:value-type="float" office:value="0.619519427" calcext:value-type="float">
            <text:p>0.619519427</text:p>
          </table:table-cell>
          <table:table-cell office:value-type="float" office:value="0.583446095" calcext:value-type="float">
            <text:p>0.583446095</text:p>
          </table:table-cell>
          <table:table-cell/>
          <table:table-cell office:value-type="float" office:value="0.006083892" calcext:value-type="float">
            <text:p>0.006083892</text:p>
          </table:table-cell>
          <table:table-cell office:value-type="float" office:value="0.005061433" calcext:value-type="float">
            <text:p>0.005061433</text:p>
          </table:table-cell>
          <table:table-cell office:value-type="float" office:value="0.004766716" calcext:value-type="float">
            <text:p>0.004766716</text:p>
          </table:table-cell>
          <table:table-cell/>
          <table:table-cell office:value-type="float" office:value="-0.003811942" calcext:value-type="float">
            <text:p>-0.003811942</text:p>
          </table:table-cell>
          <table:table-cell office:value-type="float" office:value="-0.0048344" calcext:value-type="float">
            <text:p>-0.0048344</text:p>
          </table:table-cell>
          <table:table-cell office:value-type="float" office:value="-0.005129117" calcext:value-type="float">
            <text:p>-0.005129117</text:p>
          </table:table-cell>
          <table:table-cell/>
          <table:table-cell office:value-type="float" office:value="26.8201717" calcext:value-type="float">
            <text:p>26.8201717</text:p>
          </table:table-cell>
          <table:table-cell office:value-type="float" office:value="26.794977224" calcext:value-type="float">
            <text:p>26.794977224</text:p>
          </table:table-cell>
          <table:table-cell office:value-type="float" office:value="26.787714983" calcext:value-type="float">
            <text:p>26.787714983</text:p>
          </table:table-cell>
          <table:table-cell/>
          <table:table-cell office:value-type="float" office:value="-0.096632452" calcext:value-type="float">
            <text:p>-0.096632452</text:p>
          </table:table-cell>
          <table:table-cell office:value-type="float" office:value="-0.122553607" calcext:value-type="float">
            <text:p>-0.122553607</text:p>
          </table:table-cell>
          <table:table-cell office:value-type="float" office:value="-0.130025357" calcext:value-type="float">
            <text:p>-0.13002535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2 12:01:22</text:p>
          </table:table-cell>
          <table:table-cell office:value-type="float" office:value="26.9141" calcext:value-type="float">
            <text:p>26.9141</text:p>
          </table:table-cell>
          <table:table-cell office:value-type="float" office:value="0.615667178" calcext:value-type="float">
            <text:p>0.615667178</text:p>
          </table:table-cell>
          <table:table-cell office:value-type="float" office:value="0.755037159" calcext:value-type="float">
            <text:p>0.755037159</text:p>
          </table:table-cell>
          <table:table-cell office:value-type="float" office:value="0.551111764" calcext:value-type="float">
            <text:p>0.551111764</text:p>
          </table:table-cell>
          <table:table-cell/>
          <table:table-cell office:value-type="float" office:value="0.005029961" calcext:value-type="float">
            <text:p>0.005029961</text:p>
          </table:table-cell>
          <table:table-cell office:value-type="float" office:value="0.006168604" calcext:value-type="float">
            <text:p>0.006168604</text:p>
          </table:table-cell>
          <table:table-cell office:value-type="float" office:value="0.004502547" calcext:value-type="float">
            <text:p>0.004502547</text:p>
          </table:table-cell>
          <table:table-cell/>
          <table:table-cell office:value-type="float" office:value="-0.004865873" calcext:value-type="float">
            <text:p>-0.004865873</text:p>
          </table:table-cell>
          <table:table-cell office:value-type="float" office:value="-0.003727229" calcext:value-type="float">
            <text:p>-0.003727229</text:p>
          </table:table-cell>
          <table:table-cell office:value-type="float" office:value="-0.005393286" calcext:value-type="float">
            <text:p>-0.005393286</text:p>
          </table:table-cell>
          <table:table-cell/>
          <table:table-cell office:value-type="float" office:value="26.794201696" calcext:value-type="float">
            <text:p>26.794201696</text:p>
          </table:table-cell>
          <table:table-cell office:value-type="float" office:value="26.822259085" calcext:value-type="float">
            <text:p>26.822259085</text:p>
          </table:table-cell>
          <table:table-cell office:value-type="float" office:value="26.781205434" calcext:value-type="float">
            <text:p>26.781205434</text:p>
          </table:table-cell>
          <table:table-cell/>
          <table:table-cell office:value-type="float" office:value="-0.123351508" calcext:value-type="float">
            <text:p>-0.123351508</text:p>
          </table:table-cell>
          <table:table-cell office:value-type="float" office:value="-0.094484871" calcext:value-type="float">
            <text:p>-0.094484871</text:p>
          </table:table-cell>
          <table:table-cell office:value-type="float" office:value="-0.136722716" calcext:value-type="float">
            <text:p>-0.13672271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2 12:01:23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592452954" calcext:value-type="float">
            <text:p>0.592452954</text:p>
          </table:table-cell>
          <table:table-cell office:value-type="float" office:value="0.731935588" calcext:value-type="float">
            <text:p>0.731935588</text:p>
          </table:table-cell>
          <table:table-cell office:value-type="float" office:value="0.646184164" calcext:value-type="float">
            <text:p>0.646184164</text:p>
          </table:table-cell>
          <table:table-cell/>
          <table:table-cell office:value-type="float" office:value="0.004840302" calcext:value-type="float">
            <text:p>0.004840302</text:p>
          </table:table-cell>
          <table:table-cell office:value-type="float" office:value="0.005979866" calcext:value-type="float">
            <text:p>0.005979866</text:p>
          </table:table-cell>
          <table:table-cell office:value-type="float" office:value="0.005279282" calcext:value-type="float">
            <text:p>0.005279282</text:p>
          </table:table-cell>
          <table:table-cell/>
          <table:table-cell office:value-type="float" office:value="-0.005055531" calcext:value-type="float">
            <text:p>-0.005055531</text:p>
          </table:table-cell>
          <table:table-cell office:value-type="float" office:value="-0.003915967" calcext:value-type="float">
            <text:p>-0.003915967</text:p>
          </table:table-cell>
          <table:table-cell office:value-type="float" office:value="-0.004616551" calcext:value-type="float">
            <text:p>-0.004616551</text:p>
          </table:table-cell>
          <table:table-cell/>
          <table:table-cell office:value-type="float" office:value="26.809746903" calcext:value-type="float">
            <text:p>26.809746903</text:p>
          </table:table-cell>
          <table:table-cell office:value-type="float" office:value="26.83782659" calcext:value-type="float">
            <text:p>26.83782659</text:p>
          </table:table-cell>
          <table:table-cell office:value-type="float" office:value="26.820563783" calcext:value-type="float">
            <text:p>26.820563783</text:p>
          </table:table-cell>
          <table:table-cell/>
          <table:table-cell office:value-type="float" office:value="-0.12815979" calcext:value-type="float">
            <text:p>-0.12815979</text:p>
          </table:table-cell>
          <table:table-cell office:value-type="float" office:value="-0.099269653" calcext:value-type="float">
            <text:p>-0.099269653</text:p>
          </table:table-cell>
          <table:table-cell office:value-type="float" office:value="-0.117030672" calcext:value-type="float">
            <text:p>-0.11703067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2 12:01:25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597864461" calcext:value-type="float">
            <text:p>0.597864461</text:p>
          </table:table-cell>
          <table:table-cell office:value-type="float" office:value="0.723225561" calcext:value-type="float">
            <text:p>0.723225561</text:p>
          </table:table-cell>
          <table:table-cell office:value-type="float" office:value="0.661904891" calcext:value-type="float">
            <text:p>0.661904891</text:p>
          </table:table-cell>
          <table:table-cell/>
          <table:table-cell office:value-type="float" office:value="0.004884514" calcext:value-type="float">
            <text:p>0.004884514</text:p>
          </table:table-cell>
          <table:table-cell office:value-type="float" office:value="0.005908706" calcext:value-type="float">
            <text:p>0.005908706</text:p>
          </table:table-cell>
          <table:table-cell office:value-type="float" office:value="0.00540772" calcext:value-type="float">
            <text:p>0.00540772</text:p>
          </table:table-cell>
          <table:table-cell/>
          <table:table-cell office:value-type="float" office:value="-0.00501132" calcext:value-type="float">
            <text:p>-0.00501132</text:p>
          </table:table-cell>
          <table:table-cell office:value-type="float" office:value="-0.003987128" calcext:value-type="float">
            <text:p>-0.003987128</text:p>
          </table:table-cell>
          <table:table-cell office:value-type="float" office:value="-0.004488114" calcext:value-type="float">
            <text:p>-0.004488114</text:p>
          </table:table-cell>
          <table:table-cell/>
          <table:table-cell office:value-type="float" office:value="26.800727" calcext:value-type="float">
            <text:p>26.800727</text:p>
          </table:table-cell>
          <table:table-cell office:value-type="float" office:value="26.825964066" calcext:value-type="float">
            <text:p>26.825964066</text:p>
          </table:table-cell>
          <table:table-cell office:value-type="float" office:value="26.813619367" calcext:value-type="float">
            <text:p>26.813619367</text:p>
          </table:table-cell>
          <table:table-cell/>
          <table:table-cell office:value-type="float" office:value="-0.12703892" calcext:value-type="float">
            <text:p>-0.12703892</text:p>
          </table:table-cell>
          <table:table-cell office:value-type="float" office:value="-0.101073675" calcext:value-type="float">
            <text:p>-0.101073675</text:p>
          </table:table-cell>
          <table:table-cell office:value-type="float" office:value="-0.113774533" calcext:value-type="float">
            <text:p>-0.11377453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2 12:01:26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75010762" calcext:value-type="float">
            <text:p>0.675010762</text:p>
          </table:table-cell>
          <table:table-cell office:value-type="float" office:value="0.637013988" calcext:value-type="float">
            <text:p>0.637013988</text:p>
          </table:table-cell>
          <table:table-cell office:value-type="float" office:value="0.616697146" calcext:value-type="float">
            <text:p>0.616697146</text:p>
          </table:table-cell>
          <table:table-cell/>
          <table:table-cell office:value-type="float" office:value="0.005514794" calcext:value-type="float">
            <text:p>0.005514794</text:p>
          </table:table-cell>
          <table:table-cell office:value-type="float" office:value="0.005204363" calcext:value-type="float">
            <text:p>0.005204363</text:p>
          </table:table-cell>
          <table:table-cell office:value-type="float" office:value="0.005038375" calcext:value-type="float">
            <text:p>0.005038375</text:p>
          </table:table-cell>
          <table:table-cell/>
          <table:table-cell office:value-type="float" office:value="-0.00438104" calcext:value-type="float">
            <text:p>-0.00438104</text:p>
          </table:table-cell>
          <table:table-cell office:value-type="float" office:value="-0.004691471" calcext:value-type="float">
            <text:p>-0.004691471</text:p>
          </table:table-cell>
          <table:table-cell office:value-type="float" office:value="-0.004857458" calcext:value-type="float">
            <text:p>-0.004857458</text:p>
          </table:table-cell>
          <table:table-cell/>
          <table:table-cell office:value-type="float" office:value="26.821312364" calcext:value-type="float">
            <text:p>26.821312364</text:p>
          </table:table-cell>
          <table:table-cell office:value-type="float" office:value="26.813663072" calcext:value-type="float">
            <text:p>26.813663072</text:p>
          </table:table-cell>
          <table:table-cell office:value-type="float" office:value="26.809572982" calcext:value-type="float">
            <text:p>26.809572982</text:p>
          </table:table-cell>
          <table:table-cell/>
          <table:table-cell office:value-type="float" office:value="-0.111060003" calcext:value-type="float">
            <text:p>-0.111060003</text:p>
          </table:table-cell>
          <table:table-cell office:value-type="float" office:value="-0.118930041" calcext:value-type="float">
            <text:p>-0.118930041</text:p>
          </table:table-cell>
          <table:table-cell office:value-type="float" office:value="-0.123138175" calcext:value-type="float">
            <text:p>-0.12313817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2 12:01:27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16449108" calcext:value-type="float">
            <text:p>0.716449108</text:p>
          </table:table-cell>
          <table:table-cell office:value-type="float" office:value="0.677793107" calcext:value-type="float">
            <text:p>0.677793107</text:p>
          </table:table-cell>
          <table:table-cell office:value-type="float" office:value="0.52474207" calcext:value-type="float">
            <text:p>0.52474207</text:p>
          </table:table-cell>
          <table:table-cell/>
          <table:table-cell office:value-type="float" office:value="0.005853342" calcext:value-type="float">
            <text:p>0.005853342</text:p>
          </table:table-cell>
          <table:table-cell office:value-type="float" office:value="0.005537525" calcext:value-type="float">
            <text:p>0.005537525</text:p>
          </table:table-cell>
          <table:table-cell office:value-type="float" office:value="0.004287108" calcext:value-type="float">
            <text:p>0.004287108</text:p>
          </table:table-cell>
          <table:table-cell/>
          <table:table-cell office:value-type="float" office:value="-0.004042491" calcext:value-type="float">
            <text:p>-0.004042491</text:p>
          </table:table-cell>
          <table:table-cell office:value-type="float" office:value="-0.004358308" calcext:value-type="float">
            <text:p>-0.004358308</text:p>
          </table:table-cell>
          <table:table-cell office:value-type="float" office:value="-0.005608725" calcext:value-type="float">
            <text:p>-0.005608725</text:p>
          </table:table-cell>
          <table:table-cell/>
          <table:table-cell office:value-type="float" office:value="26.819545323" calcext:value-type="float">
            <text:p>26.819545323</text:p>
          </table:table-cell>
          <table:table-cell office:value-type="float" office:value="26.811763307" calcext:value-type="float">
            <text:p>26.811763307</text:p>
          </table:table-cell>
          <table:table-cell office:value-type="float" office:value="26.780951385" calcext:value-type="float">
            <text:p>26.780951385</text:p>
          </table:table-cell>
          <table:table-cell/>
          <table:table-cell office:value-type="float" office:value="-0.102477218" calcext:value-type="float">
            <text:p>-0.102477218</text:p>
          </table:table-cell>
          <table:table-cell office:value-type="float" office:value="-0.110483716" calcext:value-type="float">
            <text:p>-0.110483716</text:p>
          </table:table-cell>
          <table:table-cell office:value-type="float" office:value="-0.14218467" calcext:value-type="float">
            <text:p>-0.1421846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2 12:01:28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597930026" calcext:value-type="float">
            <text:p>0.597930026</text:p>
          </table:table-cell>
          <table:table-cell office:value-type="float" office:value="0.726137248" calcext:value-type="float">
            <text:p>0.726137248</text:p>
          </table:table-cell>
          <table:table-cell office:value-type="float" office:value="0.612009837" calcext:value-type="float">
            <text:p>0.612009837</text:p>
          </table:table-cell>
          <table:table-cell/>
          <table:table-cell office:value-type="float" office:value="0.004885049" calcext:value-type="float">
            <text:p>0.004885049</text:p>
          </table:table-cell>
          <table:table-cell office:value-type="float" office:value="0.005932494" calcext:value-type="float">
            <text:p>0.005932494</text:p>
          </table:table-cell>
          <table:table-cell office:value-type="float" office:value="0.00500008" calcext:value-type="float">
            <text:p>0.00500008</text:p>
          </table:table-cell>
          <table:table-cell/>
          <table:table-cell office:value-type="float" office:value="-0.005010784" calcext:value-type="float">
            <text:p>-0.005010784</text:p>
          </table:table-cell>
          <table:table-cell office:value-type="float" office:value="-0.003963339" calcext:value-type="float">
            <text:p>-0.003963339</text:p>
          </table:table-cell>
          <table:table-cell office:value-type="float" office:value="-0.004895753" calcext:value-type="float">
            <text:p>-0.004895753</text:p>
          </table:table-cell>
          <table:table-cell/>
          <table:table-cell office:value-type="float" office:value="26.795685538" calcext:value-type="float">
            <text:p>26.795685538</text:p>
          </table:table-cell>
          <table:table-cell office:value-type="float" office:value="26.821495678" calcext:value-type="float">
            <text:p>26.821495678</text:p>
          </table:table-cell>
          <table:table-cell office:value-type="float" office:value="26.798520055" calcext:value-type="float">
            <text:p>26.798520055</text:p>
          </table:table-cell>
          <table:table-cell/>
          <table:table-cell office:value-type="float" office:value="-0.12702534" calcext:value-type="float">
            <text:p>-0.12702534</text:p>
          </table:table-cell>
          <table:table-cell office:value-type="float" office:value="-0.100470606" calcext:value-type="float">
            <text:p>-0.100470606</text:p>
          </table:table-cell>
          <table:table-cell office:value-type="float" office:value="-0.124109038" calcext:value-type="float">
            <text:p>-0.12410903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2 12:01:30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88208424" calcext:value-type="float">
            <text:p>0.688208424</text:p>
          </table:table-cell>
          <table:table-cell office:value-type="float" office:value="0.765858384" calcext:value-type="float">
            <text:p>0.765858384</text:p>
          </table:table-cell>
          <table:table-cell office:value-type="float" office:value="0.534986321" calcext:value-type="float">
            <text:p>0.534986321</text:p>
          </table:table-cell>
          <table:table-cell/>
          <table:table-cell office:value-type="float" office:value="0.005622618" calcext:value-type="float">
            <text:p>0.005622618</text:p>
          </table:table-cell>
          <table:table-cell office:value-type="float" office:value="0.006257013" calcext:value-type="float">
            <text:p>0.006257013</text:p>
          </table:table-cell>
          <table:table-cell office:value-type="float" office:value="0.004370803" calcext:value-type="float">
            <text:p>0.004370803</text:p>
          </table:table-cell>
          <table:table-cell/>
          <table:table-cell office:value-type="float" office:value="-0.004273215" calcext:value-type="float">
            <text:p>-0.004273215</text:p>
          </table:table-cell>
          <table:table-cell office:value-type="float" office:value="-0.00363882" calcext:value-type="float">
            <text:p>-0.00363882</text:p>
          </table:table-cell>
          <table:table-cell office:value-type="float" office:value="-0.00552503" calcext:value-type="float">
            <text:p>-0.00552503</text:p>
          </table:table-cell>
          <table:table-cell/>
          <table:table-cell office:value-type="float" office:value="26.823969229" calcext:value-type="float">
            <text:p>26.823969229</text:p>
          </table:table-cell>
          <table:table-cell office:value-type="float" office:value="26.839601077" calcext:value-type="float">
            <text:p>26.839601077</text:p>
          </table:table-cell>
          <table:table-cell office:value-type="float" office:value="26.793123197" calcext:value-type="float">
            <text:p>26.793123197</text:p>
          </table:table-cell>
          <table:table-cell/>
          <table:table-cell office:value-type="float" office:value="-0.10832647" calcext:value-type="float">
            <text:p>-0.10832647</text:p>
          </table:table-cell>
          <table:table-cell office:value-type="float" office:value="-0.092243595" calcext:value-type="float">
            <text:p>-0.092243595</text:p>
          </table:table-cell>
          <table:table-cell office:value-type="float" office:value="-0.140062774" calcext:value-type="float">
            <text:p>-0.14006277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2 12:01:31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590099167" calcext:value-type="float">
            <text:p>0.590099167</text:p>
          </table:table-cell>
          <table:table-cell office:value-type="float" office:value="0.718200888" calcext:value-type="float">
            <text:p>0.718200888</text:p>
          </table:table-cell>
          <table:table-cell office:value-type="float" office:value="0.666036089" calcext:value-type="float">
            <text:p>0.666036089</text:p>
          </table:table-cell>
          <table:table-cell/>
          <table:table-cell office:value-type="float" office:value="0.004821072" calcext:value-type="float">
            <text:p>0.004821072</text:p>
          </table:table-cell>
          <table:table-cell office:value-type="float" office:value="0.005867654" calcext:value-type="float">
            <text:p>0.005867654</text:p>
          </table:table-cell>
          <table:table-cell office:value-type="float" office:value="0.005441471" calcext:value-type="float">
            <text:p>0.005441471</text:p>
          </table:table-cell>
          <table:table-cell/>
          <table:table-cell office:value-type="float" office:value="-0.005074762" calcext:value-type="float">
            <text:p>-0.005074762</text:p>
          </table:table-cell>
          <table:table-cell office:value-type="float" office:value="-0.004028179" calcext:value-type="float">
            <text:p>-0.004028179</text:p>
          </table:table-cell>
          <table:table-cell office:value-type="float" office:value="-0.004454362" calcext:value-type="float">
            <text:p>-0.004454362</text:p>
          </table:table-cell>
          <table:table-cell/>
          <table:table-cell office:value-type="float" office:value="26.799163712" calcext:value-type="float">
            <text:p>26.799163712</text:p>
          </table:table-cell>
          <table:table-cell office:value-type="float" office:value="26.824952535" calcext:value-type="float">
            <text:p>26.824952535</text:p>
          </table:table-cell>
          <table:table-cell office:value-type="float" office:value="26.814451038" calcext:value-type="float">
            <text:p>26.814451038</text:p>
          </table:table-cell>
          <table:table-cell/>
          <table:table-cell office:value-type="float" office:value="-0.128647323" calcext:value-type="float">
            <text:p>-0.128647323</text:p>
          </table:table-cell>
          <table:table-cell office:value-type="float" office:value="-0.102114388" calcext:value-type="float">
            <text:p>-0.102114388</text:p>
          </table:table-cell>
          <table:table-cell office:value-type="float" office:value="-0.112918865" calcext:value-type="float">
            <text:p>-0.1129188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2 12:01:32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18097772" calcext:value-type="float">
            <text:p>0.718097772</text:p>
          </table:table-cell>
          <table:table-cell office:value-type="float" office:value="0.658021648" calcext:value-type="float">
            <text:p>0.658021648</text:p>
          </table:table-cell>
          <table:table-cell office:value-type="float" office:value="0.551390714" calcext:value-type="float">
            <text:p>0.551390714</text:p>
          </table:table-cell>
          <table:table-cell/>
          <table:table-cell office:value-type="float" office:value="0.005866812" calcext:value-type="float">
            <text:p>0.005866812</text:p>
          </table:table-cell>
          <table:table-cell office:value-type="float" office:value="0.005375994" calcext:value-type="float">
            <text:p>0.005375994</text:p>
          </table:table-cell>
          <table:table-cell office:value-type="float" office:value="0.004504826" calcext:value-type="float">
            <text:p>0.004504826</text:p>
          </table:table-cell>
          <table:table-cell/>
          <table:table-cell office:value-type="float" office:value="-0.004029021" calcext:value-type="float">
            <text:p>-0.004029021</text:p>
          </table:table-cell>
          <table:table-cell office:value-type="float" office:value="-0.004519839" calcext:value-type="float">
            <text:p>-0.004519839</text:p>
          </table:table-cell>
          <table:table-cell office:value-type="float" office:value="-0.005391007" calcext:value-type="float">
            <text:p>-0.005391007</text:p>
          </table:table-cell>
          <table:table-cell/>
          <table:table-cell office:value-type="float" office:value="26.819877222" calcext:value-type="float">
            <text:p>26.819877222</text:p>
          </table:table-cell>
          <table:table-cell office:value-type="float" office:value="26.807783004" calcext:value-type="float">
            <text:p>26.807783004</text:p>
          </table:table-cell>
          <table:table-cell office:value-type="float" office:value="26.786316295" calcext:value-type="float">
            <text:p>26.786316295</text:p>
          </table:table-cell>
          <table:table-cell/>
          <table:table-cell office:value-type="float" office:value="-0.102135746" calcext:value-type="float">
            <text:p>-0.102135746</text:p>
          </table:table-cell>
          <table:table-cell office:value-type="float" office:value="-0.114578845" calcext:value-type="float">
            <text:p>-0.114578845</text:p>
          </table:table-cell>
          <table:table-cell office:value-type="float" office:value="-0.136664938" calcext:value-type="float">
            <text:p>-0.13666493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2 12:01:34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19875779" calcext:value-type="float">
            <text:p>0.719875779</text:p>
          </table:table-cell>
          <table:table-cell office:value-type="float" office:value="0.676695785" calcext:value-type="float">
            <text:p>0.676695785</text:p>
          </table:table-cell>
          <table:table-cell office:value-type="float" office:value="0.527896348" calcext:value-type="float">
            <text:p>0.527896348</text:p>
          </table:table-cell>
          <table:table-cell/>
          <table:table-cell office:value-type="float" office:value="0.005881338" calcext:value-type="float">
            <text:p>0.005881338</text:p>
          </table:table-cell>
          <table:table-cell office:value-type="float" office:value="0.00552856" calcext:value-type="float">
            <text:p>0.00552856</text:p>
          </table:table-cell>
          <table:table-cell office:value-type="float" office:value="0.004312879" calcext:value-type="float">
            <text:p>0.004312879</text:p>
          </table:table-cell>
          <table:table-cell/>
          <table:table-cell office:value-type="float" office:value="-0.004014495" calcext:value-type="float">
            <text:p>-0.004014495</text:p>
          </table:table-cell>
          <table:table-cell office:value-type="float" office:value="-0.004367273" calcext:value-type="float">
            <text:p>-0.004367273</text:p>
          </table:table-cell>
          <table:table-cell office:value-type="float" office:value="-0.005582955" calcext:value-type="float">
            <text:p>-0.005582955</text:p>
          </table:table-cell>
          <table:table-cell/>
          <table:table-cell office:value-type="float" office:value="26.820235159" calcext:value-type="float">
            <text:p>26.820235159</text:p>
          </table:table-cell>
          <table:table-cell office:value-type="float" office:value="26.811542399" calcext:value-type="float">
            <text:p>26.811542399</text:p>
          </table:table-cell>
          <table:table-cell office:value-type="float" office:value="26.781586406" calcext:value-type="float">
            <text:p>26.781586406</text:p>
          </table:table-cell>
          <table:table-cell/>
          <table:table-cell office:value-type="float" office:value="-0.101767484" calcext:value-type="float">
            <text:p>-0.101767484</text:p>
          </table:table-cell>
          <table:table-cell office:value-type="float" office:value="-0.110710996" calcext:value-type="float">
            <text:p>-0.110710996</text:p>
          </table:table-cell>
          <table:table-cell office:value-type="float" office:value="-0.141531322" calcext:value-type="float">
            <text:p>-0.14153132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2 12:01:35</text:p>
          </table:table-cell>
          <table:table-cell office:value-type="float" office:value="26.91915" calcext:value-type="float">
            <text:p>26.91915</text:p>
          </table:table-cell>
          <table:table-cell office:value-type="float" office:value="0.74553439" calcext:value-type="float">
            <text:p>0.74553439</text:p>
          </table:table-cell>
          <table:table-cell office:value-type="float" office:value="0.618626549" calcext:value-type="float">
            <text:p>0.618626549</text:p>
          </table:table-cell>
          <table:table-cell office:value-type="float" office:value="0.545424884" calcext:value-type="float">
            <text:p>0.545424884</text:p>
          </table:table-cell>
          <table:table-cell/>
          <table:table-cell office:value-type="float" office:value="0.006090967" calcext:value-type="float">
            <text:p>0.006090967</text:p>
          </table:table-cell>
          <table:table-cell office:value-type="float" office:value="0.005054138" calcext:value-type="float">
            <text:p>0.005054138</text:p>
          </table:table-cell>
          <table:table-cell office:value-type="float" office:value="0.004456086" calcext:value-type="float">
            <text:p>0.004456086</text:p>
          </table:table-cell>
          <table:table-cell/>
          <table:table-cell office:value-type="float" office:value="-0.003804866" calcext:value-type="float">
            <text:p>-0.003804866</text:p>
          </table:table-cell>
          <table:table-cell office:value-type="float" office:value="-0.004841695" calcext:value-type="float">
            <text:p>-0.004841695</text:p>
          </table:table-cell>
          <table:table-cell office:value-type="float" office:value="-0.005439748" calcext:value-type="float">
            <text:p>-0.005439748</text:p>
          </table:table-cell>
          <table:table-cell/>
          <table:table-cell office:value-type="float" office:value="26.825400579" calcext:value-type="float">
            <text:p>26.825400579</text:p>
          </table:table-cell>
          <table:table-cell office:value-type="float" office:value="26.799852114" calcext:value-type="float">
            <text:p>26.799852114</text:p>
          </table:table-cell>
          <table:table-cell office:value-type="float" office:value="26.785115255" calcext:value-type="float">
            <text:p>26.785115255</text:p>
          </table:table-cell>
          <table:table-cell/>
          <table:table-cell office:value-type="float" office:value="-0.096453075" calcext:value-type="float">
            <text:p>-0.096453075</text:p>
          </table:table-cell>
          <table:table-cell office:value-type="float" office:value="-0.122738545" calcext:value-type="float">
            <text:p>-0.122738545</text:p>
          </table:table-cell>
          <table:table-cell office:value-type="float" office:value="-0.137900636" calcext:value-type="float">
            <text:p>-0.1379006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2 12:01:36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06504072" calcext:value-type="float">
            <text:p>0.706504072</text:p>
          </table:table-cell>
          <table:table-cell office:value-type="float" office:value="0.700267041" calcext:value-type="float">
            <text:p>0.700267041</text:p>
          </table:table-cell>
          <table:table-cell office:value-type="float" office:value="0.521288576" calcext:value-type="float">
            <text:p>0.521288576</text:p>
          </table:table-cell>
          <table:table-cell/>
          <table:table-cell office:value-type="float" office:value="0.005772092" calcext:value-type="float">
            <text:p>0.005772092</text:p>
          </table:table-cell>
          <table:table-cell office:value-type="float" office:value="0.005721136" calcext:value-type="float">
            <text:p>0.005721136</text:p>
          </table:table-cell>
          <table:table-cell office:value-type="float" office:value="0.004258894" calcext:value-type="float">
            <text:p>0.004258894</text:p>
          </table:table-cell>
          <table:table-cell/>
          <table:table-cell office:value-type="float" office:value="-0.004123741" calcext:value-type="float">
            <text:p>-0.004123741</text:p>
          </table:table-cell>
          <table:table-cell office:value-type="float" office:value="-0.004174697" calcext:value-type="float">
            <text:p>-0.004174697</text:p>
          </table:table-cell>
          <table:table-cell office:value-type="float" office:value="-0.00563694" calcext:value-type="float">
            <text:p>-0.00563694</text:p>
          </table:table-cell>
          <table:table-cell/>
          <table:table-cell office:value-type="float" office:value="26.822597812" calcext:value-type="float">
            <text:p>26.822597812</text:p>
          </table:table-cell>
          <table:table-cell office:value-type="float" office:value="26.821342214" calcext:value-type="float">
            <text:p>26.821342214</text:p>
          </table:table-cell>
          <table:table-cell office:value-type="float" office:value="26.785310854" calcext:value-type="float">
            <text:p>26.785310854</text:p>
          </table:table-cell>
          <table:table-cell/>
          <table:table-cell office:value-type="float" office:value="-0.104537044" calcext:value-type="float">
            <text:p>-0.104537044</text:p>
          </table:table-cell>
          <table:table-cell office:value-type="float" office:value="-0.105828867" calcext:value-type="float">
            <text:p>-0.105828867</text:p>
          </table:table-cell>
          <table:table-cell office:value-type="float" office:value="-0.142899994" calcext:value-type="float">
            <text:p>-0.14289999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2 12:01:37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703747356" calcext:value-type="float">
            <text:p>0.703747356</text:p>
          </table:table-cell>
          <table:table-cell office:value-type="float" office:value="0.773570034" calcext:value-type="float">
            <text:p>0.773570034</text:p>
          </table:table-cell>
          <table:table-cell office:value-type="float" office:value="0.523778859" calcext:value-type="float">
            <text:p>0.523778859</text:p>
          </table:table-cell>
          <table:table-cell/>
          <table:table-cell office:value-type="float" office:value="0.00574957" calcext:value-type="float">
            <text:p>0.00574957</text:p>
          </table:table-cell>
          <table:table-cell office:value-type="float" office:value="0.006320017" calcext:value-type="float">
            <text:p>0.006320017</text:p>
          </table:table-cell>
          <table:table-cell office:value-type="float" office:value="0.004279239" calcext:value-type="float">
            <text:p>0.004279239</text:p>
          </table:table-cell>
          <table:table-cell/>
          <table:table-cell office:value-type="float" office:value="-0.004146263" calcext:value-type="float">
            <text:p>-0.004146263</text:p>
          </table:table-cell>
          <table:table-cell office:value-type="float" office:value="-0.003575817" calcext:value-type="float">
            <text:p>-0.003575817</text:p>
          </table:table-cell>
          <table:table-cell office:value-type="float" office:value="-0.005616594" calcext:value-type="float">
            <text:p>-0.005616594</text:p>
          </table:table-cell>
          <table:table-cell/>
          <table:table-cell office:value-type="float" office:value="26.822042848" calcext:value-type="float">
            <text:p>26.822042848</text:p>
          </table:table-cell>
          <table:table-cell office:value-type="float" office:value="26.836099006" calcext:value-type="float">
            <text:p>26.836099006</text:p>
          </table:table-cell>
          <table:table-cell office:value-type="float" office:value="26.785812198" calcext:value-type="float">
            <text:p>26.785812198</text:p>
          </table:table-cell>
          <table:table-cell/>
          <table:table-cell office:value-type="float" office:value="-0.105108018" calcext:value-type="float">
            <text:p>-0.105108018</text:p>
          </table:table-cell>
          <table:table-cell office:value-type="float" office:value="-0.090646374" calcext:value-type="float">
            <text:p>-0.090646374</text:p>
          </table:table-cell>
          <table:table-cell office:value-type="float" office:value="-0.14238418" calcext:value-type="float">
            <text:p>-0.1423841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2 12:01:39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686496578" calcext:value-type="float">
            <text:p>0.686496578</text:p>
          </table:table-cell>
          <table:table-cell office:value-type="float" office:value="0.772348734" calcext:value-type="float">
            <text:p>0.772348734</text:p>
          </table:table-cell>
          <table:table-cell office:value-type="float" office:value="0.54335541" calcext:value-type="float">
            <text:p>0.54335541</text:p>
          </table:table-cell>
          <table:table-cell/>
          <table:table-cell office:value-type="float" office:value="0.005608632" calcext:value-type="float">
            <text:p>0.005608632</text:p>
          </table:table-cell>
          <table:table-cell office:value-type="float" office:value="0.006310039" calcext:value-type="float">
            <text:p>0.006310039</text:p>
          </table:table-cell>
          <table:table-cell office:value-type="float" office:value="0.004439178" calcext:value-type="float">
            <text:p>0.004439178</text:p>
          </table:table-cell>
          <table:table-cell/>
          <table:table-cell office:value-type="float" office:value="-0.004287201" calcext:value-type="float">
            <text:p>-0.004287201</text:p>
          </table:table-cell>
          <table:table-cell office:value-type="float" office:value="-0.003585795" calcext:value-type="float">
            <text:p>-0.003585795</text:p>
          </table:table-cell>
          <table:table-cell office:value-type="float" office:value="-0.005456655" calcext:value-type="float">
            <text:p>-0.005456655</text:p>
          </table:table-cell>
          <table:table-cell/>
          <table:table-cell office:value-type="float" office:value="26.81857003" calcext:value-type="float">
            <text:p>26.81857003</text:p>
          </table:table-cell>
          <table:table-cell office:value-type="float" office:value="26.835853145" calcext:value-type="float">
            <text:p>26.835853145</text:p>
          </table:table-cell>
          <table:table-cell office:value-type="float" office:value="26.789753339" calcext:value-type="float">
            <text:p>26.789753339</text:p>
          </table:table-cell>
          <table:table-cell/>
          <table:table-cell office:value-type="float" office:value="-0.108681031" calcext:value-type="float">
            <text:p>-0.108681031</text:p>
          </table:table-cell>
          <table:table-cell office:value-type="float" office:value="-0.090899327" calcext:value-type="float">
            <text:p>-0.090899327</text:p>
          </table:table-cell>
          <table:table-cell office:value-type="float" office:value="-0.138329286" calcext:value-type="float">
            <text:p>-0.13832928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2 12:01:40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653270561" calcext:value-type="float">
            <text:p>0.653270561</text:p>
          </table:table-cell>
          <table:table-cell office:value-type="float" office:value="0.650238472" calcext:value-type="float">
            <text:p>0.650238472</text:p>
          </table:table-cell>
          <table:table-cell office:value-type="float" office:value="0.641376453" calcext:value-type="float">
            <text:p>0.641376453</text:p>
          </table:table-cell>
          <table:table-cell/>
          <table:table-cell office:value-type="float" office:value="0.005337178" calcext:value-type="float">
            <text:p>0.005337178</text:p>
          </table:table-cell>
          <table:table-cell office:value-type="float" office:value="0.005312406" calcext:value-type="float">
            <text:p>0.005312406</text:p>
          </table:table-cell>
          <table:table-cell office:value-type="float" office:value="0.005240004" calcext:value-type="float">
            <text:p>0.005240004</text:p>
          </table:table-cell>
          <table:table-cell/>
          <table:table-cell office:value-type="float" office:value="-0.004558656" calcext:value-type="float">
            <text:p>-0.004558656</text:p>
          </table:table-cell>
          <table:table-cell office:value-type="float" office:value="-0.004583428" calcext:value-type="float">
            <text:p>-0.004583428</text:p>
          </table:table-cell>
          <table:table-cell office:value-type="float" office:value="-0.00465583" calcext:value-type="float">
            <text:p>-0.00465583</text:p>
          </table:table-cell>
          <table:table-cell/>
          <table:table-cell office:value-type="float" office:value="26.816935758" calcext:value-type="float">
            <text:p>26.816935758</text:p>
          </table:table-cell>
          <table:table-cell office:value-type="float" office:value="26.816325355" calcext:value-type="float">
            <text:p>26.816325355</text:p>
          </table:table-cell>
          <table:table-cell office:value-type="float" office:value="26.814541301" calcext:value-type="float">
            <text:p>26.814541301</text:p>
          </table:table-cell>
          <table:table-cell/>
          <table:table-cell office:value-type="float" office:value="-0.115562908" calcext:value-type="float">
            <text:p>-0.115562908</text:p>
          </table:table-cell>
          <table:table-cell office:value-type="float" office:value="-0.116190927" calcext:value-type="float">
            <text:p>-0.116190927</text:p>
          </table:table-cell>
          <table:table-cell office:value-type="float" office:value="-0.118026467" calcext:value-type="float">
            <text:p>-0.11802646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2 12:01:41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39588826" calcext:value-type="float">
            <text:p>0.739588826</text:p>
          </table:table-cell>
          <table:table-cell office:value-type="float" office:value="0.622965768" calcext:value-type="float">
            <text:p>0.622965768</text:p>
          </table:table-cell>
          <table:table-cell office:value-type="float" office:value="0.538315837" calcext:value-type="float">
            <text:p>0.538315837</text:p>
          </table:table-cell>
          <table:table-cell/>
          <table:table-cell office:value-type="float" office:value="0.006042392" calcext:value-type="float">
            <text:p>0.006042392</text:p>
          </table:table-cell>
          <table:table-cell office:value-type="float" office:value="0.00508959" calcext:value-type="float">
            <text:p>0.00508959</text:p>
          </table:table-cell>
          <table:table-cell office:value-type="float" office:value="0.004398005" calcext:value-type="float">
            <text:p>0.004398005</text:p>
          </table:table-cell>
          <table:table-cell/>
          <table:table-cell office:value-type="float" office:value="-0.003853441" calcext:value-type="float">
            <text:p>-0.003853441</text:p>
          </table:table-cell>
          <table:table-cell office:value-type="float" office:value="-0.004806244" calcext:value-type="float">
            <text:p>-0.004806244</text:p>
          </table:table-cell>
          <table:table-cell office:value-type="float" office:value="-0.005497828" calcext:value-type="float">
            <text:p>-0.005497828</text:p>
          </table:table-cell>
          <table:table-cell/>
          <table:table-cell office:value-type="float" office:value="26.834312731" calcext:value-type="float">
            <text:p>26.834312731</text:p>
          </table:table-cell>
          <table:table-cell office:value-type="float" office:value="26.810834953" calcext:value-type="float">
            <text:p>26.810834953</text:p>
          </table:table-cell>
          <table:table-cell office:value-type="float" office:value="26.79379349" calcext:value-type="float">
            <text:p>26.79379349</text:p>
          </table:table-cell>
          <table:table-cell/>
          <table:table-cell office:value-type="float" office:value="-0.097684517" calcext:value-type="float">
            <text:p>-0.097684517</text:p>
          </table:table-cell>
          <table:table-cell office:value-type="float" office:value="-0.121839782" calcext:value-type="float">
            <text:p>-0.121839782</text:p>
          </table:table-cell>
          <table:table-cell office:value-type="float" office:value="-0.139373131" calcext:value-type="float">
            <text:p>-0.13937313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2 12:01:42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48709529" calcext:value-type="float">
            <text:p>0.748709529</text:p>
          </table:table-cell>
          <table:table-cell office:value-type="float" office:value="0.61172433" calcext:value-type="float">
            <text:p>0.61172433</text:p>
          </table:table-cell>
          <table:table-cell office:value-type="float" office:value="0.574505994" calcext:value-type="float">
            <text:p>0.574505994</text:p>
          </table:table-cell>
          <table:table-cell/>
          <table:table-cell office:value-type="float" office:value="0.006116908" calcext:value-type="float">
            <text:p>0.006116908</text:p>
          </table:table-cell>
          <table:table-cell office:value-type="float" office:value="0.004997748" calcext:value-type="float">
            <text:p>0.004997748</text:p>
          </table:table-cell>
          <table:table-cell office:value-type="float" office:value="0.004693676" calcext:value-type="float">
            <text:p>0.004693676</text:p>
          </table:table-cell>
          <table:table-cell/>
          <table:table-cell office:value-type="float" office:value="-0.003778925" calcext:value-type="float">
            <text:p>-0.003778925</text:p>
          </table:table-cell>
          <table:table-cell office:value-type="float" office:value="-0.004898086" calcext:value-type="float">
            <text:p>-0.004898086</text:p>
          </table:table-cell>
          <table:table-cell office:value-type="float" office:value="-0.005202157" calcext:value-type="float">
            <text:p>-0.005202157</text:p>
          </table:table-cell>
          <table:table-cell/>
          <table:table-cell office:value-type="float" office:value="26.83614883" calcext:value-type="float">
            <text:p>26.83614883</text:p>
          </table:table-cell>
          <table:table-cell office:value-type="float" office:value="26.808571876" calcext:value-type="float">
            <text:p>26.808571876</text:p>
          </table:table-cell>
          <table:table-cell office:value-type="float" office:value="26.801079212" calcext:value-type="float">
            <text:p>26.801079212</text:p>
          </table:table-cell>
          <table:table-cell/>
          <table:table-cell office:value-type="float" office:value="-0.095795443" calcext:value-type="float">
            <text:p>-0.095795443</text:p>
          </table:table-cell>
          <table:table-cell office:value-type="float" office:value="-0.124168174" calcext:value-type="float">
            <text:p>-0.124168174</text:p>
          </table:table-cell>
          <table:table-cell office:value-type="float" office:value="-0.1318771" calcext:value-type="float">
            <text:p>-0.131877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2 12:01:43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92051136" calcext:value-type="float">
            <text:p>0.692051136</text:p>
          </table:table-cell>
          <table:table-cell office:value-type="float" office:value="0.770338866" calcext:value-type="float">
            <text:p>0.770338866</text:p>
          </table:table-cell>
          <table:table-cell office:value-type="float" office:value="0.53606755" calcext:value-type="float">
            <text:p>0.53606755</text:p>
          </table:table-cell>
          <table:table-cell/>
          <table:table-cell office:value-type="float" office:value="0.005654013" calcext:value-type="float">
            <text:p>0.005654013</text:p>
          </table:table-cell>
          <table:table-cell office:value-type="float" office:value="0.006293618" calcext:value-type="float">
            <text:p>0.006293618</text:p>
          </table:table-cell>
          <table:table-cell office:value-type="float" office:value="0.004379637" calcext:value-type="float">
            <text:p>0.004379637</text:p>
          </table:table-cell>
          <table:table-cell/>
          <table:table-cell office:value-type="float" office:value="-0.004241821" calcext:value-type="float">
            <text:p>-0.004241821</text:p>
          </table:table-cell>
          <table:table-cell office:value-type="float" office:value="-0.003602215" calcext:value-type="float">
            <text:p>-0.003602215</text:p>
          </table:table-cell>
          <table:table-cell office:value-type="float" office:value="-0.005516196" calcext:value-type="float">
            <text:p>-0.005516196</text:p>
          </table:table-cell>
          <table:table-cell/>
          <table:table-cell office:value-type="float" office:value="26.829797396" calcext:value-type="float">
            <text:p>26.829797396</text:p>
          </table:table-cell>
          <table:table-cell office:value-type="float" office:value="26.845557553" calcext:value-type="float">
            <text:p>26.845557553</text:p>
          </table:table-cell>
          <table:table-cell office:value-type="float" office:value="26.798395585" calcext:value-type="float">
            <text:p>26.798395585</text:p>
          </table:table-cell>
          <table:table-cell/>
          <table:table-cell office:value-type="float" office:value="-0.107530559" calcext:value-type="float">
            <text:p>-0.107530559</text:p>
          </table:table-cell>
          <table:table-cell office:value-type="float" office:value="-0.091315607" calcext:value-type="float">
            <text:p>-0.091315607</text:p>
          </table:table-cell>
          <table:table-cell office:value-type="float" office:value="-0.139838819" calcext:value-type="float">
            <text:p>-0.13983881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2 12:01:45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07897032" calcext:value-type="float">
            <text:p>0.707897032</text:p>
          </table:table-cell>
          <table:table-cell office:value-type="float" office:value="0.743298023" calcext:value-type="float">
            <text:p>0.743298023</text:p>
          </table:table-cell>
          <table:table-cell office:value-type="float" office:value="0.517727198" calcext:value-type="float">
            <text:p>0.517727198</text:p>
          </table:table-cell>
          <table:table-cell/>
          <table:table-cell office:value-type="float" office:value="0.005783472" calcext:value-type="float">
            <text:p>0.005783472</text:p>
          </table:table-cell>
          <table:table-cell office:value-type="float" office:value="0.006072696" calcext:value-type="float">
            <text:p>0.006072696</text:p>
          </table:table-cell>
          <table:table-cell office:value-type="float" office:value="0.004229797" calcext:value-type="float">
            <text:p>0.004229797</text:p>
          </table:table-cell>
          <table:table-cell/>
          <table:table-cell office:value-type="float" office:value="-0.004112361" calcext:value-type="float">
            <text:p>-0.004112361</text:p>
          </table:table-cell>
          <table:table-cell office:value-type="float" office:value="-0.003823137" calcext:value-type="float">
            <text:p>-0.003823137</text:p>
          </table:table-cell>
          <table:table-cell office:value-type="float" office:value="-0.005666036" calcext:value-type="float">
            <text:p>-0.005666036</text:p>
          </table:table-cell>
          <table:table-cell/>
          <table:table-cell office:value-type="float" office:value="26.827932797" calcext:value-type="float">
            <text:p>26.827932797</text:p>
          </table:table-cell>
          <table:table-cell office:value-type="float" office:value="26.835059434" calcext:value-type="float">
            <text:p>26.835059434</text:p>
          </table:table-cell>
          <table:table-cell office:value-type="float" office:value="26.789648611" calcext:value-type="float">
            <text:p>26.789648611</text:p>
          </table:table-cell>
          <table:table-cell/>
          <table:table-cell office:value-type="float" office:value="-0.104248532" calcext:value-type="float">
            <text:p>-0.104248532</text:p>
          </table:table-cell>
          <table:table-cell office:value-type="float" office:value="-0.09691627" calcext:value-type="float">
            <text:p>-0.09691627</text:p>
          </table:table-cell>
          <table:table-cell office:value-type="float" office:value="-0.143637666" calcext:value-type="float">
            <text:p>-0.1436376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2 12:01:46</text:p>
          </table:table-cell>
          <table:table-cell office:value-type="float" office:value="26.92421" calcext:value-type="float">
            <text:p>26.92421</text:p>
          </table:table-cell>
          <table:table-cell office:value-type="float" office:value="0.594075393" calcext:value-type="float">
            <text:p>0.594075393</text:p>
          </table:table-cell>
          <table:table-cell office:value-type="float" office:value="0.717384305" calcext:value-type="float">
            <text:p>0.717384305</text:p>
          </table:table-cell>
          <table:table-cell office:value-type="float" office:value="0.66160806" calcext:value-type="float">
            <text:p>0.66160806</text:p>
          </table:table-cell>
          <table:table-cell/>
          <table:table-cell office:value-type="float" office:value="0.004853557" calcext:value-type="float">
            <text:p>0.004853557</text:p>
          </table:table-cell>
          <table:table-cell office:value-type="float" office:value="0.005860983" calcext:value-type="float">
            <text:p>0.005860983</text:p>
          </table:table-cell>
          <table:table-cell office:value-type="float" office:value="0.005405295" calcext:value-type="float">
            <text:p>0.005405295</text:p>
          </table:table-cell>
          <table:table-cell/>
          <table:table-cell office:value-type="float" office:value="-0.005042276" calcext:value-type="float">
            <text:p>-0.005042276</text:p>
          </table:table-cell>
          <table:table-cell office:value-type="float" office:value="-0.00403485" calcext:value-type="float">
            <text:p>-0.00403485</text:p>
          </table:table-cell>
          <table:table-cell office:value-type="float" office:value="-0.004490539" calcext:value-type="float">
            <text:p>-0.004490539</text:p>
          </table:table-cell>
          <table:table-cell/>
          <table:table-cell office:value-type="float" office:value="26.799964195" calcext:value-type="float">
            <text:p>26.799964195</text:p>
          </table:table-cell>
          <table:table-cell office:value-type="float" office:value="26.824788146" calcext:value-type="float">
            <text:p>26.824788146</text:p>
          </table:table-cell>
          <table:table-cell office:value-type="float" office:value="26.81355961" calcext:value-type="float">
            <text:p>26.81355961</text:p>
          </table:table-cell>
          <table:table-cell/>
          <table:table-cell office:value-type="float" office:value="-0.127823739" calcext:value-type="float">
            <text:p>-0.127823739</text:p>
          </table:table-cell>
          <table:table-cell office:value-type="float" office:value="-0.102283519" calcext:value-type="float">
            <text:p>-0.102283519</text:p>
          </table:table-cell>
          <table:table-cell office:value-type="float" office:value="-0.113836014" calcext:value-type="float">
            <text:p>-0.11383601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2 12:01:47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59852488" calcext:value-type="float">
            <text:p>0.59852488</text:p>
          </table:table-cell>
          <table:table-cell office:value-type="float" office:value="0.693655693" calcext:value-type="float">
            <text:p>0.693655693</text:p>
          </table:table-cell>
          <table:table-cell office:value-type="float" office:value="0.657526333" calcext:value-type="float">
            <text:p>0.657526333</text:p>
          </table:table-cell>
          <table:table-cell/>
          <table:table-cell office:value-type="float" office:value="0.004889909" calcext:value-type="float">
            <text:p>0.004889909</text:p>
          </table:table-cell>
          <table:table-cell office:value-type="float" office:value="0.005667122" calcext:value-type="float">
            <text:p>0.005667122</text:p>
          </table:table-cell>
          <table:table-cell office:value-type="float" office:value="0.005371947" calcext:value-type="float">
            <text:p>0.005371947</text:p>
          </table:table-cell>
          <table:table-cell/>
          <table:table-cell office:value-type="float" office:value="-0.005005924" calcext:value-type="float">
            <text:p>-0.005005924</text:p>
          </table:table-cell>
          <table:table-cell office:value-type="float" office:value="-0.004228712" calcext:value-type="float">
            <text:p>-0.004228712</text:p>
          </table:table-cell>
          <table:table-cell office:value-type="float" office:value="-0.004523886" calcext:value-type="float">
            <text:p>-0.004523886</text:p>
          </table:table-cell>
          <table:table-cell/>
          <table:table-cell office:value-type="float" office:value="26.810969276" calcext:value-type="float">
            <text:p>26.810969276</text:p>
          </table:table-cell>
          <table:table-cell office:value-type="float" office:value="26.830120412" calcext:value-type="float">
            <text:p>26.830120412</text:p>
          </table:table-cell>
          <table:table-cell office:value-type="float" office:value="26.822847115" calcext:value-type="float">
            <text:p>26.822847115</text:p>
          </table:table-cell>
          <table:table-cell/>
          <table:table-cell office:value-type="float" office:value="-0.12690213" calcext:value-type="float">
            <text:p>-0.12690213</text:p>
          </table:table-cell>
          <table:table-cell office:value-type="float" office:value="-0.10719822" calcext:value-type="float">
            <text:p>-0.10719822</text:p>
          </table:table-cell>
          <table:table-cell office:value-type="float" office:value="-0.114681436" calcext:value-type="float">
            <text:p>-0.1146814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2 12:01:48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54020983" calcext:value-type="float">
            <text:p>0.654020983</text:p>
          </table:table-cell>
          <table:table-cell office:value-type="float" office:value="0.686428629" calcext:value-type="float">
            <text:p>0.686428629</text:p>
          </table:table-cell>
          <table:table-cell office:value-type="float" office:value="0.666319211" calcext:value-type="float">
            <text:p>0.666319211</text:p>
          </table:table-cell>
          <table:table-cell/>
          <table:table-cell office:value-type="float" office:value="0.005343309" calcext:value-type="float">
            <text:p>0.005343309</text:p>
          </table:table-cell>
          <table:table-cell office:value-type="float" office:value="0.005608077" calcext:value-type="float">
            <text:p>0.005608077</text:p>
          </table:table-cell>
          <table:table-cell office:value-type="float" office:value="0.005443784" calcext:value-type="float">
            <text:p>0.005443784</text:p>
          </table:table-cell>
          <table:table-cell/>
          <table:table-cell office:value-type="float" office:value="-0.004552525" calcext:value-type="float">
            <text:p>-0.004552525</text:p>
          </table:table-cell>
          <table:table-cell office:value-type="float" office:value="-0.004287756" calcext:value-type="float">
            <text:p>-0.004287756</text:p>
          </table:table-cell>
          <table:table-cell office:value-type="float" office:value="-0.004452049" calcext:value-type="float">
            <text:p>-0.004452049</text:p>
          </table:table-cell>
          <table:table-cell/>
          <table:table-cell office:value-type="float" office:value="26.822141441" calcext:value-type="float">
            <text:p>26.822141441</text:p>
          </table:table-cell>
          <table:table-cell office:value-type="float" office:value="26.828665517" calcext:value-type="float">
            <text:p>26.828665517</text:p>
          </table:table-cell>
          <table:table-cell office:value-type="float" office:value="26.824617237" calcext:value-type="float">
            <text:p>26.824617237</text:p>
          </table:table-cell>
          <table:table-cell/>
          <table:table-cell office:value-type="float" office:value="-0.115407478" calcext:value-type="float">
            <text:p>-0.115407478</text:p>
          </table:table-cell>
          <table:table-cell office:value-type="float" office:value="-0.108695105" calcext:value-type="float">
            <text:p>-0.108695105</text:p>
          </table:table-cell>
          <table:table-cell office:value-type="float" office:value="-0.112860224" calcext:value-type="float">
            <text:p>-0.11286022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2 12:01:50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05583859" calcext:value-type="float">
            <text:p>0.605583859</text:p>
          </table:table-cell>
          <table:table-cell office:value-type="float" office:value="0.691318594" calcext:value-type="float">
            <text:p>0.691318594</text:p>
          </table:table-cell>
          <table:table-cell office:value-type="float" office:value="0.650302249" calcext:value-type="float">
            <text:p>0.650302249</text:p>
          </table:table-cell>
          <table:table-cell/>
          <table:table-cell office:value-type="float" office:value="0.004947581" calcext:value-type="float">
            <text:p>0.004947581</text:p>
          </table:table-cell>
          <table:table-cell office:value-type="float" office:value="0.005648028" calcext:value-type="float">
            <text:p>0.005648028</text:p>
          </table:table-cell>
          <table:table-cell office:value-type="float" office:value="0.005312927" calcext:value-type="float">
            <text:p>0.005312927</text:p>
          </table:table-cell>
          <table:table-cell/>
          <table:table-cell office:value-type="float" office:value="-0.004948253" calcext:value-type="float">
            <text:p>-0.004948253</text:p>
          </table:table-cell>
          <table:table-cell office:value-type="float" office:value="-0.004247806" calcext:value-type="float">
            <text:p>-0.004247806</text:p>
          </table:table-cell>
          <table:table-cell office:value-type="float" office:value="-0.004582906" calcext:value-type="float">
            <text:p>-0.004582906</text:p>
          </table:table-cell>
          <table:table-cell/>
          <table:table-cell office:value-type="float" office:value="26.812390356" calcext:value-type="float">
            <text:p>26.812390356</text:p>
          </table:table-cell>
          <table:table-cell office:value-type="float" office:value="26.829649926" calcext:value-type="float">
            <text:p>26.829649926</text:p>
          </table:table-cell>
          <table:table-cell office:value-type="float" office:value="26.82139281" calcext:value-type="float">
            <text:p>26.82139281</text:p>
          </table:table-cell>
          <table:table-cell/>
          <table:table-cell office:value-type="float" office:value="-0.125440027" calcext:value-type="float">
            <text:p>-0.125440027</text:p>
          </table:table-cell>
          <table:table-cell office:value-type="float" office:value="-0.107682285" calcext:value-type="float">
            <text:p>-0.107682285</text:p>
          </table:table-cell>
          <table:table-cell office:value-type="float" office:value="-0.116177717" calcext:value-type="float">
            <text:p>-0.11617771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2 12:01:51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97816694" calcext:value-type="float">
            <text:p>0.697816694</text:p>
          </table:table-cell>
          <table:table-cell office:value-type="float" office:value="0.771957132" calcext:value-type="float">
            <text:p>0.771957132</text:p>
          </table:table-cell>
          <table:table-cell office:value-type="float" office:value="0.53586847" calcext:value-type="float">
            <text:p>0.53586847</text:p>
          </table:table-cell>
          <table:table-cell/>
          <table:table-cell office:value-type="float" office:value="0.005701117" calcext:value-type="float">
            <text:p>0.005701117</text:p>
          </table:table-cell>
          <table:table-cell office:value-type="float" office:value="0.006306839" calcext:value-type="float">
            <text:p>0.006306839</text:p>
          </table:table-cell>
          <table:table-cell office:value-type="float" office:value="0.00437801" calcext:value-type="float">
            <text:p>0.00437801</text:p>
          </table:table-cell>
          <table:table-cell/>
          <table:table-cell office:value-type="float" office:value="-0.004194717" calcext:value-type="float">
            <text:p>-0.004194717</text:p>
          </table:table-cell>
          <table:table-cell office:value-type="float" office:value="-0.003588994" calcext:value-type="float">
            <text:p>-0.003588994</text:p>
          </table:table-cell>
          <table:table-cell office:value-type="float" office:value="-0.005517823" calcext:value-type="float">
            <text:p>-0.005517823</text:p>
          </table:table-cell>
          <table:table-cell/>
          <table:table-cell office:value-type="float" office:value="26.830958072" calcext:value-type="float">
            <text:p>26.830958072</text:p>
          </table:table-cell>
          <table:table-cell office:value-type="float" office:value="26.845883325" calcext:value-type="float">
            <text:p>26.845883325</text:p>
          </table:table-cell>
          <table:table-cell office:value-type="float" office:value="26.798355507" calcext:value-type="float">
            <text:p>26.798355507</text:p>
          </table:table-cell>
          <table:table-cell/>
          <table:table-cell office:value-type="float" office:value="-0.106336386" calcext:value-type="float">
            <text:p>-0.106336386</text:p>
          </table:table-cell>
          <table:table-cell office:value-type="float" office:value="-0.090980435" calcext:value-type="float">
            <text:p>-0.090980435</text:p>
          </table:table-cell>
          <table:table-cell office:value-type="float" office:value="-0.139880055" calcext:value-type="float">
            <text:p>-0.13988005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2 12:01:52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8321713" calcext:value-type="float">
            <text:p>0.68321713</text:p>
          </table:table-cell>
          <table:table-cell office:value-type="float" office:value="0.761254521" calcext:value-type="float">
            <text:p>0.761254521</text:p>
          </table:table-cell>
          <table:table-cell office:value-type="float" office:value="0.528306428" calcext:value-type="float">
            <text:p>0.528306428</text:p>
          </table:table-cell>
          <table:table-cell/>
          <table:table-cell office:value-type="float" office:value="0.005581839" calcext:value-type="float">
            <text:p>0.005581839</text:p>
          </table:table-cell>
          <table:table-cell office:value-type="float" office:value="0.0062194" calcext:value-type="float">
            <text:p>0.0062194</text:p>
          </table:table-cell>
          <table:table-cell office:value-type="float" office:value="0.004316229" calcext:value-type="float">
            <text:p>0.004316229</text:p>
          </table:table-cell>
          <table:table-cell/>
          <table:table-cell office:value-type="float" office:value="-0.004313994" calcext:value-type="float">
            <text:p>-0.004313994</text:p>
          </table:table-cell>
          <table:table-cell office:value-type="float" office:value="-0.003676434" calcext:value-type="float">
            <text:p>-0.003676434</text:p>
          </table:table-cell>
          <table:table-cell office:value-type="float" office:value="-0.005579604" calcext:value-type="float">
            <text:p>-0.005579604</text:p>
          </table:table-cell>
          <table:table-cell/>
          <table:table-cell office:value-type="float" office:value="26.828019002" calcext:value-type="float">
            <text:p>26.828019002</text:p>
          </table:table-cell>
          <table:table-cell office:value-type="float" office:value="26.843728788" calcext:value-type="float">
            <text:p>26.843728788</text:p>
          </table:table-cell>
          <table:table-cell office:value-type="float" office:value="26.796833134" calcext:value-type="float">
            <text:p>26.796833134</text:p>
          </table:table-cell>
          <table:table-cell/>
          <table:table-cell office:value-type="float" office:value="-0.109360278" calcext:value-type="float">
            <text:p>-0.109360278</text:p>
          </table:table-cell>
          <table:table-cell office:value-type="float" office:value="-0.09319714" calcext:value-type="float">
            <text:p>-0.09319714</text:p>
          </table:table-cell>
          <table:table-cell office:value-type="float" office:value="-0.141446382" calcext:value-type="float">
            <text:p>-0.14144638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2 12:01:53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597711873" calcext:value-type="float">
            <text:p>0.597711873</text:p>
          </table:table-cell>
          <table:table-cell office:value-type="float" office:value="0.709121908" calcext:value-type="float">
            <text:p>0.709121908</text:p>
          </table:table-cell>
          <table:table-cell office:value-type="float" office:value="0.664725383" calcext:value-type="float">
            <text:p>0.664725383</text:p>
          </table:table-cell>
          <table:table-cell/>
          <table:table-cell office:value-type="float" office:value="0.004883267" calcext:value-type="float">
            <text:p>0.004883267</text:p>
          </table:table-cell>
          <table:table-cell office:value-type="float" office:value="0.00579348" calcext:value-type="float">
            <text:p>0.00579348</text:p>
          </table:table-cell>
          <table:table-cell office:value-type="float" office:value="0.005430763" calcext:value-type="float">
            <text:p>0.005430763</text:p>
          </table:table-cell>
          <table:table-cell/>
          <table:table-cell office:value-type="float" office:value="-0.005012566" calcext:value-type="float">
            <text:p>-0.005012566</text:p>
          </table:table-cell>
          <table:table-cell office:value-type="float" office:value="-0.004102354" calcext:value-type="float">
            <text:p>-0.004102354</text:p>
          </table:table-cell>
          <table:table-cell office:value-type="float" office:value="-0.00446507" calcext:value-type="float">
            <text:p>-0.00446507</text:p>
          </table:table-cell>
          <table:table-cell/>
          <table:table-cell office:value-type="float" office:value="26.805750943" calcext:value-type="float">
            <text:p>26.805750943</text:p>
          </table:table-cell>
          <table:table-cell office:value-type="float" office:value="26.82817938" calcext:value-type="float">
            <text:p>26.82817938</text:p>
          </table:table-cell>
          <table:table-cell office:value-type="float" office:value="26.819241776" calcext:value-type="float">
            <text:p>26.819241776</text:p>
          </table:table-cell>
          <table:table-cell/>
          <table:table-cell office:value-type="float" office:value="-0.127070526" calcext:value-type="float">
            <text:p>-0.127070526</text:p>
          </table:table-cell>
          <table:table-cell office:value-type="float" office:value="-0.103994835" calcext:value-type="float">
            <text:p>-0.103994835</text:p>
          </table:table-cell>
          <table:table-cell office:value-type="float" office:value="-0.113190343" calcext:value-type="float">
            <text:p>-0.11319034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2 12:01:55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745515316" calcext:value-type="float">
            <text:p>0.745515316</text:p>
          </table:table-cell>
          <table:table-cell office:value-type="float" office:value="0.62335737" calcext:value-type="float">
            <text:p>0.62335737</text:p>
          </table:table-cell>
          <table:table-cell office:value-type="float" office:value="0.608227922" calcext:value-type="float">
            <text:p>0.608227922</text:p>
          </table:table-cell>
          <table:table-cell/>
          <table:table-cell office:value-type="float" office:value="0.006090811" calcext:value-type="float">
            <text:p>0.006090811</text:p>
          </table:table-cell>
          <table:table-cell office:value-type="float" office:value="0.005092789" calcext:value-type="float">
            <text:p>0.005092789</text:p>
          </table:table-cell>
          <table:table-cell office:value-type="float" office:value="0.004969182" calcext:value-type="float">
            <text:p>0.004969182</text:p>
          </table:table-cell>
          <table:table-cell/>
          <table:table-cell office:value-type="float" office:value="-0.003805022" calcext:value-type="float">
            <text:p>-0.003805022</text:p>
          </table:table-cell>
          <table:table-cell office:value-type="float" office:value="-0.004803044" calcext:value-type="float">
            <text:p>-0.004803044</text:p>
          </table:table-cell>
          <table:table-cell office:value-type="float" office:value="-0.004926651" calcext:value-type="float">
            <text:p>-0.004926651</text:p>
          </table:table-cell>
          <table:table-cell/>
          <table:table-cell office:value-type="float" office:value="26.8355058" calcext:value-type="float">
            <text:p>26.8355058</text:p>
          </table:table-cell>
          <table:table-cell office:value-type="float" office:value="26.810913788" calcext:value-type="float">
            <text:p>26.810913788</text:p>
          </table:table-cell>
          <table:table-cell office:value-type="float" office:value="26.807867993" calcext:value-type="float">
            <text:p>26.807867993</text:p>
          </table:table-cell>
          <table:table-cell/>
          <table:table-cell office:value-type="float" office:value="-0.096457025" calcext:value-type="float">
            <text:p>-0.096457025</text:p>
          </table:table-cell>
          <table:table-cell office:value-type="float" office:value="-0.121758671" calcext:value-type="float">
            <text:p>-0.121758671</text:p>
          </table:table-cell>
          <table:table-cell office:value-type="float" office:value="-0.124892372" calcext:value-type="float">
            <text:p>-0.12489237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2 12:01:56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753111929" calcext:value-type="float">
            <text:p>0.753111929</text:p>
          </table:table-cell>
          <table:table-cell office:value-type="float" office:value="0.62199004" calcext:value-type="float">
            <text:p>0.62199004</text:p>
          </table:table-cell>
          <table:table-cell office:value-type="float" office:value="0.582612822" calcext:value-type="float">
            <text:p>0.582612822</text:p>
          </table:table-cell>
          <table:table-cell/>
          <table:table-cell office:value-type="float" office:value="0.006152875" calcext:value-type="float">
            <text:p>0.006152875</text:p>
          </table:table-cell>
          <table:table-cell office:value-type="float" office:value="0.005081618" calcext:value-type="float">
            <text:p>0.005081618</text:p>
          </table:table-cell>
          <table:table-cell office:value-type="float" office:value="0.004759909" calcext:value-type="float">
            <text:p>0.004759909</text:p>
          </table:table-cell>
          <table:table-cell/>
          <table:table-cell office:value-type="float" office:value="-0.003742958" calcext:value-type="float">
            <text:p>-0.003742958</text:p>
          </table:table-cell>
          <table:table-cell office:value-type="float" office:value="-0.004814215" calcext:value-type="float">
            <text:p>-0.004814215</text:p>
          </table:table-cell>
          <table:table-cell office:value-type="float" office:value="-0.005135925" calcext:value-type="float">
            <text:p>-0.005135925</text:p>
          </table:table-cell>
          <table:table-cell/>
          <table:table-cell office:value-type="float" office:value="26.847144129" calcext:value-type="float">
            <text:p>26.847144129</text:p>
          </table:table-cell>
          <table:table-cell office:value-type="float" office:value="26.820747805" calcext:value-type="float">
            <text:p>26.820747805</text:p>
          </table:table-cell>
          <table:table-cell office:value-type="float" office:value="26.812820605" calcext:value-type="float">
            <text:p>26.812820605</text:p>
          </table:table-cell>
          <table:table-cell/>
          <table:table-cell office:value-type="float" office:value="-0.094883622" calcext:value-type="float">
            <text:p>-0.094883622</text:p>
          </table:table-cell>
          <table:table-cell office:value-type="float" office:value="-0.12204188" calcext:value-type="float">
            <text:p>-0.12204188</text:p>
          </table:table-cell>
          <table:table-cell office:value-type="float" office:value="-0.13019795" calcext:value-type="float">
            <text:p>-0.1301979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2 12:01:57</text:p>
          </table:table-cell>
          <table:table-cell office:value-type="float" office:value="26.92926" calcext:value-type="float">
            <text:p>26.92926</text:p>
          </table:table-cell>
          <table:table-cell office:value-type="float" office:value="0.597363186" calcext:value-type="float">
            <text:p>0.597363186</text:p>
          </table:table-cell>
          <table:table-cell office:value-type="float" office:value="0.731319276" calcext:value-type="float">
            <text:p>0.731319276</text:p>
          </table:table-cell>
          <table:table-cell office:value-type="float" office:value="0.637912826" calcext:value-type="float">
            <text:p>0.637912826</text:p>
          </table:table-cell>
          <table:table-cell/>
          <table:table-cell office:value-type="float" office:value="0.004880418" calcext:value-type="float">
            <text:p>0.004880418</text:p>
          </table:table-cell>
          <table:table-cell office:value-type="float" office:value="0.005974831" calcext:value-type="float">
            <text:p>0.005974831</text:p>
          </table:table-cell>
          <table:table-cell office:value-type="float" office:value="0.005211706" calcext:value-type="float">
            <text:p>0.005211706</text:p>
          </table:table-cell>
          <table:table-cell/>
          <table:table-cell office:value-type="float" office:value="-0.005015415" calcext:value-type="float">
            <text:p>-0.005015415</text:p>
          </table:table-cell>
          <table:table-cell office:value-type="float" office:value="-0.003921003" calcext:value-type="float">
            <text:p>-0.003921003</text:p>
          </table:table-cell>
          <table:table-cell office:value-type="float" office:value="-0.004684127" calcext:value-type="float">
            <text:p>-0.004684127</text:p>
          </table:table-cell>
          <table:table-cell/>
          <table:table-cell office:value-type="float" office:value="26.805680747" calcext:value-type="float">
            <text:p>26.805680747</text:p>
          </table:table-cell>
          <table:table-cell office:value-type="float" office:value="26.832647976" calcext:value-type="float">
            <text:p>26.832647976</text:p>
          </table:table-cell>
          <table:table-cell office:value-type="float" office:value="26.813844022" calcext:value-type="float">
            <text:p>26.813844022</text:p>
          </table:table-cell>
          <table:table-cell/>
          <table:table-cell office:value-type="float" office:value="-0.127142748" calcext:value-type="float">
            <text:p>-0.127142748</text:p>
          </table:table-cell>
          <table:table-cell office:value-type="float" office:value="-0.099397304" calcext:value-type="float">
            <text:p>-0.099397304</text:p>
          </table:table-cell>
          <table:table-cell office:value-type="float" office:value="-0.11874387" calcext:value-type="float">
            <text:p>-0.1187438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2 12:01:58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5433442" calcext:value-type="float">
            <text:p>0.75433442</text:p>
          </table:table-cell>
          <table:table-cell office:value-type="float" office:value="0.621206834" calcext:value-type="float">
            <text:p>0.621206834</text:p>
          </table:table-cell>
          <table:table-cell office:value-type="float" office:value="0.543116992" calcext:value-type="float">
            <text:p>0.543116992</text:p>
          </table:table-cell>
          <table:table-cell/>
          <table:table-cell office:value-type="float" office:value="0.006162863" calcext:value-type="float">
            <text:p>0.006162863</text:p>
          </table:table-cell>
          <table:table-cell office:value-type="float" office:value="0.005075219" calcext:value-type="float">
            <text:p>0.005075219</text:p>
          </table:table-cell>
          <table:table-cell office:value-type="float" office:value="0.00443723" calcext:value-type="float">
            <text:p>0.00443723</text:p>
          </table:table-cell>
          <table:table-cell/>
          <table:table-cell office:value-type="float" office:value="-0.00373297" calcext:value-type="float">
            <text:p>-0.00373297</text:p>
          </table:table-cell>
          <table:table-cell office:value-type="float" office:value="-0.004820614" calcext:value-type="float">
            <text:p>-0.004820614</text:p>
          </table:table-cell>
          <table:table-cell office:value-type="float" office:value="-0.005458603" calcext:value-type="float">
            <text:p>-0.005458603</text:p>
          </table:table-cell>
          <table:table-cell/>
          <table:table-cell office:value-type="float" office:value="26.852444751" calcext:value-type="float">
            <text:p>26.852444751</text:p>
          </table:table-cell>
          <table:table-cell office:value-type="float" office:value="26.825644776" calcext:value-type="float">
            <text:p>26.825644776</text:p>
          </table:table-cell>
          <table:table-cell office:value-type="float" office:value="26.809924183" calcext:value-type="float">
            <text:p>26.809924183</text:p>
          </table:table-cell>
          <table:table-cell/>
          <table:table-cell office:value-type="float" office:value="-0.094630421" calcext:value-type="float">
            <text:p>-0.094630421</text:p>
          </table:table-cell>
          <table:table-cell office:value-type="float" office:value="-0.122204102" calcext:value-type="float">
            <text:p>-0.122204102</text:p>
          </table:table-cell>
          <table:table-cell office:value-type="float" office:value="-0.138378669" calcext:value-type="float">
            <text:p>-0.13837866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2 12:02:00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36050097" calcext:value-type="float">
            <text:p>0.736050097</text:p>
          </table:table-cell>
          <table:table-cell office:value-type="float" office:value="0.619435384" calcext:value-type="float">
            <text:p>0.619435384</text:p>
          </table:table-cell>
          <table:table-cell office:value-type="float" office:value="0.549339122" calcext:value-type="float">
            <text:p>0.549339122</text:p>
          </table:table-cell>
          <table:table-cell/>
          <table:table-cell office:value-type="float" office:value="0.006013481" calcext:value-type="float">
            <text:p>0.006013481</text:p>
          </table:table-cell>
          <table:table-cell office:value-type="float" office:value="0.005060747" calcext:value-type="float">
            <text:p>0.005060747</text:p>
          </table:table-cell>
          <table:table-cell office:value-type="float" office:value="0.004488065" calcext:value-type="float">
            <text:p>0.004488065</text:p>
          </table:table-cell>
          <table:table-cell/>
          <table:table-cell office:value-type="float" office:value="-0.003882352" calcext:value-type="float">
            <text:p>-0.003882352</text:p>
          </table:table-cell>
          <table:table-cell office:value-type="float" office:value="-0.004835087" calcext:value-type="float">
            <text:p>-0.004835087</text:p>
          </table:table-cell>
          <table:table-cell office:value-type="float" office:value="-0.005407769" calcext:value-type="float">
            <text:p>-0.005407769</text:p>
          </table:table-cell>
          <table:table-cell/>
          <table:table-cell office:value-type="float" office:value="26.848763963" calcext:value-type="float">
            <text:p>26.848763963</text:p>
          </table:table-cell>
          <table:table-cell office:value-type="float" office:value="26.825288161" calcext:value-type="float">
            <text:p>26.825288161</text:p>
          </table:table-cell>
          <table:table-cell office:value-type="float" office:value="26.811176794" calcext:value-type="float">
            <text:p>26.811176794</text:p>
          </table:table-cell>
          <table:table-cell/>
          <table:table-cell office:value-type="float" office:value="-0.098417457" calcext:value-type="float">
            <text:p>-0.098417457</text:p>
          </table:table-cell>
          <table:table-cell office:value-type="float" office:value="-0.122571015" calcext:value-type="float">
            <text:p>-0.122571015</text:p>
          </table:table-cell>
          <table:table-cell office:value-type="float" office:value="-0.137089882" calcext:value-type="float">
            <text:p>-0.13708988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2 12:02:01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02817607" calcext:value-type="float">
            <text:p>0.602817607</text:p>
          </table:table-cell>
          <table:table-cell office:value-type="float" office:value="0.72242209" calcext:value-type="float">
            <text:p>0.72242209</text:p>
          </table:table-cell>
          <table:table-cell office:value-type="float" office:value="0.654142577" calcext:value-type="float">
            <text:p>0.654142577</text:p>
          </table:table-cell>
          <table:table-cell/>
          <table:table-cell office:value-type="float" office:value="0.00492498" calcext:value-type="float">
            <text:p>0.00492498</text:p>
          </table:table-cell>
          <table:table-cell office:value-type="float" office:value="0.005902141" calcext:value-type="float">
            <text:p>0.005902141</text:p>
          </table:table-cell>
          <table:table-cell office:value-type="float" office:value="0.005344302" calcext:value-type="float">
            <text:p>0.005344302</text:p>
          </table:table-cell>
          <table:table-cell/>
          <table:table-cell office:value-type="float" office:value="-0.004970853" calcext:value-type="float">
            <text:p>-0.004970853</text:p>
          </table:table-cell>
          <table:table-cell office:value-type="float" office:value="-0.003993692" calcext:value-type="float">
            <text:p>-0.003993692</text:p>
          </table:table-cell>
          <table:table-cell office:value-type="float" office:value="-0.004551531" calcext:value-type="float">
            <text:p>-0.004551531</text:p>
          </table:table-cell>
          <table:table-cell/>
          <table:table-cell office:value-type="float" office:value="26.811833468" calcext:value-type="float">
            <text:p>26.811833468</text:p>
          </table:table-cell>
          <table:table-cell office:value-type="float" office:value="26.835911419" calcext:value-type="float">
            <text:p>26.835911419</text:p>
          </table:table-cell>
          <table:table-cell office:value-type="float" office:value="26.82216592" calcext:value-type="float">
            <text:p>26.82216592</text:p>
          </table:table-cell>
          <table:table-cell/>
          <table:table-cell office:value-type="float" office:value="-0.126012991" calcext:value-type="float">
            <text:p>-0.126012991</text:p>
          </table:table-cell>
          <table:table-cell office:value-type="float" office:value="-0.101240091" calcext:value-type="float">
            <text:p>-0.101240091</text:p>
          </table:table-cell>
          <table:table-cell office:value-type="float" office:value="-0.115382293" calcext:value-type="float">
            <text:p>-0.11538229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2 12:02:02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602886153" calcext:value-type="float">
            <text:p>0.602886153</text:p>
          </table:table-cell>
          <table:table-cell office:value-type="float" office:value="0.724825945" calcext:value-type="float">
            <text:p>0.724825945</text:p>
          </table:table-cell>
          <table:table-cell office:value-type="float" office:value="0.68247386" calcext:value-type="float">
            <text:p>0.68247386</text:p>
          </table:table-cell>
          <table:table-cell/>
          <table:table-cell office:value-type="float" office:value="0.00492554" calcext:value-type="float">
            <text:p>0.00492554</text:p>
          </table:table-cell>
          <table:table-cell office:value-type="float" office:value="0.005921781" calcext:value-type="float">
            <text:p>0.005921781</text:p>
          </table:table-cell>
          <table:table-cell office:value-type="float" office:value="0.005575767" calcext:value-type="float">
            <text:p>0.005575767</text:p>
          </table:table-cell>
          <table:table-cell/>
          <table:table-cell office:value-type="float" office:value="-0.004970293" calcext:value-type="float">
            <text:p>-0.004970293</text:p>
          </table:table-cell>
          <table:table-cell office:value-type="float" office:value="-0.003974053" calcext:value-type="float">
            <text:p>-0.003974053</text:p>
          </table:table-cell>
          <table:table-cell office:value-type="float" office:value="-0.004320067" calcext:value-type="float">
            <text:p>-0.004320067</text:p>
          </table:table-cell>
          <table:table-cell/>
          <table:table-cell office:value-type="float" office:value="26.827011241" calcext:value-type="float">
            <text:p>26.827011241</text:p>
          </table:table-cell>
          <table:table-cell office:value-type="float" office:value="26.851558991" calcext:value-type="float">
            <text:p>26.851558991</text:p>
          </table:table-cell>
          <table:table-cell office:value-type="float" office:value="26.843033135" calcext:value-type="float">
            <text:p>26.843033135</text:p>
          </table:table-cell>
          <table:table-cell/>
          <table:table-cell office:value-type="float" office:value="-0.125998794" calcext:value-type="float">
            <text:p>-0.125998794</text:p>
          </table:table-cell>
          <table:table-cell office:value-type="float" office:value="-0.100742203" calcext:value-type="float">
            <text:p>-0.100742203</text:p>
          </table:table-cell>
          <table:table-cell office:value-type="float" office:value="-0.109514226" calcext:value-type="float">
            <text:p>-0.10951422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2 12:02:03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19978895" calcext:value-type="float">
            <text:p>0.719978895</text:p>
          </table:table-cell>
          <table:table-cell office:value-type="float" office:value="0.71299025" calcext:value-type="float">
            <text:p>0.71299025</text:p>
          </table:table-cell>
          <table:table-cell office:value-type="float" office:value="0.528500739" calcext:value-type="float">
            <text:p>0.528500739</text:p>
          </table:table-cell>
          <table:table-cell/>
          <table:table-cell office:value-type="float" office:value="0.005882181" calcext:value-type="float">
            <text:p>0.005882181</text:p>
          </table:table-cell>
          <table:table-cell office:value-type="float" office:value="0.005825084" calcext:value-type="float">
            <text:p>0.005825084</text:p>
          </table:table-cell>
          <table:table-cell office:value-type="float" office:value="0.004317816" calcext:value-type="float">
            <text:p>0.004317816</text:p>
          </table:table-cell>
          <table:table-cell/>
          <table:table-cell office:value-type="float" office:value="-0.004013653" calcext:value-type="float">
            <text:p>-0.004013653</text:p>
          </table:table-cell>
          <table:table-cell office:value-type="float" office:value="-0.00407075" calcext:value-type="float">
            <text:p>-0.00407075</text:p>
          </table:table-cell>
          <table:table-cell office:value-type="float" office:value="-0.005578017" calcext:value-type="float">
            <text:p>-0.005578017</text:p>
          </table:table-cell>
          <table:table-cell/>
          <table:table-cell office:value-type="float" office:value="26.845528685" calcext:value-type="float">
            <text:p>26.845528685</text:p>
          </table:table-cell>
          <table:table-cell office:value-type="float" office:value="26.844121805" calcext:value-type="float">
            <text:p>26.844121805</text:p>
          </table:table-cell>
          <table:table-cell office:value-type="float" office:value="26.8069817" calcext:value-type="float">
            <text:p>26.8069817</text:p>
          </table:table-cell>
          <table:table-cell/>
          <table:table-cell office:value-type="float" office:value="-0.101746126" calcext:value-type="float">
            <text:p>-0.101746126</text:p>
          </table:table-cell>
          <table:table-cell office:value-type="float" office:value="-0.10319362" calcext:value-type="float">
            <text:p>-0.10319362</text:p>
          </table:table-cell>
          <table:table-cell office:value-type="float" office:value="-0.141406135" calcext:value-type="float">
            <text:p>-0.14140613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2 12:02:05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98256576" calcext:value-type="float">
            <text:p>0.698256576</text:p>
          </table:table-cell>
          <table:table-cell office:value-type="float" office:value="0.759651751" calcext:value-type="float">
            <text:p>0.759651751</text:p>
          </table:table-cell>
          <table:table-cell office:value-type="float" office:value="0.520852866" calcext:value-type="float">
            <text:p>0.520852866</text:p>
          </table:table-cell>
          <table:table-cell/>
          <table:table-cell office:value-type="float" office:value="0.005704711" calcext:value-type="float">
            <text:p>0.005704711</text:p>
          </table:table-cell>
          <table:table-cell office:value-type="float" office:value="0.006206305" calcext:value-type="float">
            <text:p>0.006206305</text:p>
          </table:table-cell>
          <table:table-cell office:value-type="float" office:value="0.004255334" calcext:value-type="float">
            <text:p>0.004255334</text:p>
          </table:table-cell>
          <table:table-cell/>
          <table:table-cell office:value-type="float" office:value="-0.004191123" calcext:value-type="float">
            <text:p>-0.004191123</text:p>
          </table:table-cell>
          <table:table-cell office:value-type="float" office:value="-0.003689528" calcext:value-type="float">
            <text:p>-0.003689528</text:p>
          </table:table-cell>
          <table:table-cell office:value-type="float" office:value="-0.005640499" calcext:value-type="float">
            <text:p>-0.005640499</text:p>
          </table:table-cell>
          <table:table-cell/>
          <table:table-cell office:value-type="float" office:value="26.831046625" calcext:value-type="float">
            <text:p>26.831046625</text:p>
          </table:table-cell>
          <table:table-cell office:value-type="float" office:value="26.843406135" calcext:value-type="float">
            <text:p>26.843406135</text:p>
          </table:table-cell>
          <table:table-cell office:value-type="float" office:value="26.795332598" calcext:value-type="float">
            <text:p>26.795332598</text:p>
          </table:table-cell>
          <table:table-cell/>
          <table:table-cell office:value-type="float" office:value="-0.106245277" calcext:value-type="float">
            <text:p>-0.106245277</text:p>
          </table:table-cell>
          <table:table-cell office:value-type="float" office:value="-0.093529103" calcext:value-type="float">
            <text:p>-0.093529103</text:p>
          </table:table-cell>
          <table:table-cell office:value-type="float" office:value="-0.142990243" calcext:value-type="float">
            <text:p>-0.14299024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2 12:02:06</text:p>
          </table:table-cell>
          <table:table-cell office:value-type="float" office:value="26.93431" calcext:value-type="float">
            <text:p>26.93431</text:p>
          </table:table-cell>
          <table:table-cell office:value-type="float" office:value="0.633766727" calcext:value-type="float">
            <text:p>0.633766727</text:p>
          </table:table-cell>
          <table:table-cell office:value-type="float" office:value="0.748748273" calcext:value-type="float">
            <text:p>0.748748273</text:p>
          </table:table-cell>
          <table:table-cell office:value-type="float" office:value="0.588056515" calcext:value-type="float">
            <text:p>0.588056515</text:p>
          </table:table-cell>
          <table:table-cell/>
          <table:table-cell office:value-type="float" office:value="0.005177833" calcext:value-type="float">
            <text:p>0.005177833</text:p>
          </table:table-cell>
          <table:table-cell office:value-type="float" office:value="0.006117224" calcext:value-type="float">
            <text:p>0.006117224</text:p>
          </table:table-cell>
          <table:table-cell office:value-type="float" office:value="0.004804383" calcext:value-type="float">
            <text:p>0.004804383</text:p>
          </table:table-cell>
          <table:table-cell/>
          <table:table-cell office:value-type="float" office:value="-0.004718001" calcext:value-type="float">
            <text:p>-0.004718001</text:p>
          </table:table-cell>
          <table:table-cell office:value-type="float" office:value="-0.003778609" calcext:value-type="float">
            <text:p>-0.003778609</text:p>
          </table:table-cell>
          <table:table-cell office:value-type="float" office:value="-0.00509145" calcext:value-type="float">
            <text:p>-0.00509145</text:p>
          </table:table-cell>
          <table:table-cell/>
          <table:table-cell office:value-type="float" office:value="26.81806398" calcext:value-type="float">
            <text:p>26.81806398</text:p>
          </table:table-cell>
          <table:table-cell office:value-type="float" office:value="26.841211157" calcext:value-type="float">
            <text:p>26.841211157</text:p>
          </table:table-cell>
          <table:table-cell office:value-type="float" office:value="26.808861831" calcext:value-type="float">
            <text:p>26.808861831</text:p>
          </table:table-cell>
          <table:table-cell/>
          <table:table-cell office:value-type="float" office:value="-0.11960263" calcext:value-type="float">
            <text:p>-0.11960263</text:p>
          </table:table-cell>
          <table:table-cell office:value-type="float" office:value="-0.095787418" calcext:value-type="float">
            <text:p>-0.095787418</text:p>
          </table:table-cell>
          <table:table-cell office:value-type="float" office:value="-0.129070412" calcext:value-type="float">
            <text:p>-0.12907041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2 12:02:07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67908772" calcext:value-type="float">
            <text:p>0.67908772</text:p>
          </table:table-cell>
          <table:table-cell office:value-type="float" office:value="0.640052633" calcext:value-type="float">
            <text:p>0.640052633</text:p>
          </table:table-cell>
          <table:table-cell office:value-type="float" office:value="0.622672513" calcext:value-type="float">
            <text:p>0.622672513</text:p>
          </table:table-cell>
          <table:table-cell/>
          <table:table-cell office:value-type="float" office:value="0.005548102" calcext:value-type="float">
            <text:p>0.005548102</text:p>
          </table:table-cell>
          <table:table-cell office:value-type="float" office:value="0.005229188" calcext:value-type="float">
            <text:p>0.005229188</text:p>
          </table:table-cell>
          <table:table-cell office:value-type="float" office:value="0.005087194" calcext:value-type="float">
            <text:p>0.005087194</text:p>
          </table:table-cell>
          <table:table-cell/>
          <table:table-cell office:value-type="float" office:value="-0.004347731" calcext:value-type="float">
            <text:p>-0.004347731</text:p>
          </table:table-cell>
          <table:table-cell office:value-type="float" office:value="-0.004666645" calcext:value-type="float">
            <text:p>-0.004666645</text:p>
          </table:table-cell>
          <table:table-cell office:value-type="float" office:value="-0.00480864" calcext:value-type="float">
            <text:p>-0.00480864</text:p>
          </table:table-cell>
          <table:table-cell/>
          <table:table-cell office:value-type="float" office:value="26.832242291" calcext:value-type="float">
            <text:p>26.832242291</text:p>
          </table:table-cell>
          <table:table-cell office:value-type="float" office:value="26.824384046" calcext:value-type="float">
            <text:p>26.824384046</text:p>
          </table:table-cell>
          <table:table-cell office:value-type="float" office:value="26.820885196" calcext:value-type="float">
            <text:p>26.820885196</text:p>
          </table:table-cell>
          <table:table-cell/>
          <table:table-cell office:value-type="float" office:value="-0.110215572" calcext:value-type="float">
            <text:p>-0.110215572</text:p>
          </table:table-cell>
          <table:table-cell office:value-type="float" office:value="-0.118300663" calcext:value-type="float">
            <text:p>-0.118300663</text:p>
          </table:table-cell>
          <table:table-cell office:value-type="float" office:value="-0.121900522" calcext:value-type="float">
            <text:p>-0.12190052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2 12:02:08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664832671" calcext:value-type="float">
            <text:p>0.664832671</text:p>
          </table:table-cell>
          <table:table-cell office:value-type="float" office:value="0.772304627" calcext:value-type="float">
            <text:p>0.772304627</text:p>
          </table:table-cell>
          <table:table-cell office:value-type="float" office:value="0.54895944" calcext:value-type="float">
            <text:p>0.54895944</text:p>
          </table:table-cell>
          <table:table-cell/>
          <table:table-cell office:value-type="float" office:value="0.005431639" calcext:value-type="float">
            <text:p>0.005431639</text:p>
          </table:table-cell>
          <table:table-cell office:value-type="float" office:value="0.006309678" calcext:value-type="float">
            <text:p>0.006309678</text:p>
          </table:table-cell>
          <table:table-cell office:value-type="float" office:value="0.004484963" calcext:value-type="float">
            <text:p>0.004484963</text:p>
          </table:table-cell>
          <table:table-cell/>
          <table:table-cell office:value-type="float" office:value="-0.004464194" calcext:value-type="float">
            <text:p>-0.004464194</text:p>
          </table:table-cell>
          <table:table-cell office:value-type="float" office:value="-0.003586155" calcext:value-type="float">
            <text:p>-0.003586155</text:p>
          </table:table-cell>
          <table:table-cell office:value-type="float" office:value="-0.005410871" calcext:value-type="float">
            <text:p>-0.005410871</text:p>
          </table:table-cell>
          <table:table-cell/>
          <table:table-cell office:value-type="float" office:value="26.82937258" calcext:value-type="float">
            <text:p>26.82937258</text:p>
          </table:table-cell>
          <table:table-cell office:value-type="float" office:value="26.851007786" calcext:value-type="float">
            <text:p>26.851007786</text:p>
          </table:table-cell>
          <table:table-cell office:value-type="float" office:value="26.806045652" calcext:value-type="float">
            <text:p>26.806045652</text:p>
          </table:table-cell>
          <table:table-cell/>
          <table:table-cell office:value-type="float" office:value="-0.113168121" calcext:value-type="float">
            <text:p>-0.113168121</text:p>
          </table:table-cell>
          <table:table-cell office:value-type="float" office:value="-0.090908462" calcext:value-type="float">
            <text:p>-0.090908462</text:p>
          </table:table-cell>
          <table:table-cell office:value-type="float" office:value="-0.137168526" calcext:value-type="float">
            <text:p>-0.13716852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2 12:02:10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595066022" calcext:value-type="float">
            <text:p>0.595066022</text:p>
          </table:table-cell>
          <table:table-cell office:value-type="float" office:value="0.737300007" calcext:value-type="float">
            <text:p>0.737300007</text:p>
          </table:table-cell>
          <table:table-cell office:value-type="float" office:value="0.615710093" calcext:value-type="float">
            <text:p>0.615710093</text:p>
          </table:table-cell>
          <table:table-cell/>
          <table:table-cell office:value-type="float" office:value="0.004861651" calcext:value-type="float">
            <text:p>0.004861651</text:p>
          </table:table-cell>
          <table:table-cell office:value-type="float" office:value="0.006023693" calcext:value-type="float">
            <text:p>0.006023693</text:p>
          </table:table-cell>
          <table:table-cell office:value-type="float" office:value="0.005030311" calcext:value-type="float">
            <text:p>0.005030311</text:p>
          </table:table-cell>
          <table:table-cell/>
          <table:table-cell office:value-type="float" office:value="-0.005034183" calcext:value-type="float">
            <text:p>-0.005034183</text:p>
          </table:table-cell>
          <table:table-cell office:value-type="float" office:value="-0.00387214" calcext:value-type="float">
            <text:p>-0.00387214</text:p>
          </table:table-cell>
          <table:table-cell office:value-type="float" office:value="-0.004865522" calcext:value-type="float">
            <text:p>-0.004865522</text:p>
          </table:table-cell>
          <table:table-cell/>
          <table:table-cell office:value-type="float" office:value="26.820382284" calcext:value-type="float">
            <text:p>26.820382284</text:p>
          </table:table-cell>
          <table:table-cell office:value-type="float" office:value="26.849015581" calcext:value-type="float">
            <text:p>26.849015581</text:p>
          </table:table-cell>
          <table:table-cell office:value-type="float" office:value="26.824538212" calcext:value-type="float">
            <text:p>26.824538212</text:p>
          </table:table-cell>
          <table:table-cell/>
          <table:table-cell office:value-type="float" office:value="-0.127618552" calcext:value-type="float">
            <text:p>-0.127618552</text:p>
          </table:table-cell>
          <table:table-cell office:value-type="float" office:value="-0.098158576" calcext:value-type="float">
            <text:p>-0.098158576</text:p>
          </table:table-cell>
          <table:table-cell office:value-type="float" office:value="-0.123342619" calcext:value-type="float">
            <text:p>-0.12334261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2 12:02:11</text:p>
          </table:table-cell>
          <table:table-cell office:value-type="float" office:value="26.93937" calcext:value-type="float">
            <text:p>26.93937</text:p>
          </table:table-cell>
          <table:table-cell office:value-type="float" office:value="0.592157911" calcext:value-type="float">
            <text:p>0.592157911</text:p>
          </table:table-cell>
          <table:table-cell office:value-type="float" office:value="0.714497055" calcext:value-type="float">
            <text:p>0.714497055</text:p>
          </table:table-cell>
          <table:table-cell office:value-type="float" office:value="0.676438293" calcext:value-type="float">
            <text:p>0.676438293</text:p>
          </table:table-cell>
          <table:table-cell/>
          <table:table-cell office:value-type="float" office:value="0.004837891" calcext:value-type="float">
            <text:p>0.004837891</text:p>
          </table:table-cell>
          <table:table-cell office:value-type="float" office:value="0.005837394" calcext:value-type="float">
            <text:p>0.005837394</text:p>
          </table:table-cell>
          <table:table-cell office:value-type="float" office:value="0.005526457" calcext:value-type="float">
            <text:p>0.005526457</text:p>
          </table:table-cell>
          <table:table-cell/>
          <table:table-cell office:value-type="float" office:value="-0.005057942" calcext:value-type="float">
            <text:p>-0.005057942</text:p>
          </table:table-cell>
          <table:table-cell office:value-type="float" office:value="-0.004058439" calcext:value-type="float">
            <text:p>-0.004058439</text:p>
          </table:table-cell>
          <table:table-cell office:value-type="float" office:value="-0.004369377" calcext:value-type="float">
            <text:p>-0.004369377</text:p>
          </table:table-cell>
          <table:table-cell/>
          <table:table-cell office:value-type="float" office:value="26.814742174" calcext:value-type="float">
            <text:p>26.814742174</text:p>
          </table:table-cell>
          <table:table-cell office:value-type="float" office:value="26.83937058" calcext:value-type="float">
            <text:p>26.83937058</text:p>
          </table:table-cell>
          <table:table-cell office:value-type="float" office:value="26.83170893" calcext:value-type="float">
            <text:p>26.83170893</text:p>
          </table:table-cell>
          <table:table-cell/>
          <table:table-cell office:value-type="float" office:value="-0.128220901" calcext:value-type="float">
            <text:p>-0.128220901</text:p>
          </table:table-cell>
          <table:table-cell office:value-type="float" office:value="-0.102881529" calcext:value-type="float">
            <text:p>-0.102881529</text:p>
          </table:table-cell>
          <table:table-cell office:value-type="float" office:value="-0.110764329" calcext:value-type="float">
            <text:p>-0.11076432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2 12:02:12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736571638" calcext:value-type="float">
            <text:p>0.736571638</text:p>
          </table:table-cell>
          <table:table-cell office:value-type="float" office:value="0.635083393" calcext:value-type="float">
            <text:p>0.635083393</text:p>
          </table:table-cell>
          <table:table-cell office:value-type="float" office:value="0.531588856" calcext:value-type="float">
            <text:p>0.531588856</text:p>
          </table:table-cell>
          <table:table-cell/>
          <table:table-cell office:value-type="float" office:value="0.006017742" calcext:value-type="float">
            <text:p>0.006017742</text:p>
          </table:table-cell>
          <table:table-cell office:value-type="float" office:value="0.00518859" calcext:value-type="float">
            <text:p>0.00518859</text:p>
          </table:table-cell>
          <table:table-cell office:value-type="float" office:value="0.004343046" calcext:value-type="float">
            <text:p>0.004343046</text:p>
          </table:table-cell>
          <table:table-cell/>
          <table:table-cell office:value-type="float" office:value="-0.003878091" calcext:value-type="float">
            <text:p>-0.003878091</text:p>
          </table:table-cell>
          <table:table-cell office:value-type="float" office:value="-0.004707244" calcext:value-type="float">
            <text:p>-0.004707244</text:p>
          </table:table-cell>
          <table:table-cell office:value-type="float" office:value="-0.005552787" calcext:value-type="float">
            <text:p>-0.005552787</text:p>
          </table:table-cell>
          <table:table-cell/>
          <table:table-cell office:value-type="float" office:value="26.853923493" calcext:value-type="float">
            <text:p>26.853923493</text:p>
          </table:table-cell>
          <table:table-cell office:value-type="float" office:value="26.833492932" calcext:value-type="float">
            <text:p>26.833492932</text:p>
          </table:table-cell>
          <table:table-cell office:value-type="float" office:value="26.812658109" calcext:value-type="float">
            <text:p>26.812658109</text:p>
          </table:table-cell>
          <table:table-cell/>
          <table:table-cell office:value-type="float" office:value="-0.098309435" calcext:value-type="float">
            <text:p>-0.098309435</text:p>
          </table:table-cell>
          <table:table-cell office:value-type="float" office:value="-0.119329916" calcext:value-type="float">
            <text:p>-0.119329916</text:p>
          </table:table-cell>
          <table:table-cell office:value-type="float" office:value="-0.140766492" calcext:value-type="float">
            <text:p>-0.14076649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2 12:02:13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15721335" calcext:value-type="float">
            <text:p>0.715721335</text:p>
          </table:table-cell>
          <table:table-cell office:value-type="float" office:value="0.681706152" calcext:value-type="float">
            <text:p>0.681706152</text:p>
          </table:table-cell>
          <table:table-cell office:value-type="float" office:value="0.560197897" calcext:value-type="float">
            <text:p>0.560197897</text:p>
          </table:table-cell>
          <table:table-cell/>
          <table:table-cell office:value-type="float" office:value="0.005847397" calcext:value-type="float">
            <text:p>0.005847397</text:p>
          </table:table-cell>
          <table:table-cell office:value-type="float" office:value="0.005569495" calcext:value-type="float">
            <text:p>0.005569495</text:p>
          </table:table-cell>
          <table:table-cell office:value-type="float" office:value="0.00457678" calcext:value-type="float">
            <text:p>0.00457678</text:p>
          </table:table-cell>
          <table:table-cell/>
          <table:table-cell office:value-type="float" office:value="-0.004048437" calcext:value-type="float">
            <text:p>-0.004048437</text:p>
          </table:table-cell>
          <table:table-cell office:value-type="float" office:value="-0.004326339" calcext:value-type="float">
            <text:p>-0.004326339</text:p>
          </table:table-cell>
          <table:table-cell office:value-type="float" office:value="-0.005319053" calcext:value-type="float">
            <text:p>-0.005319053</text:p>
          </table:table-cell>
          <table:table-cell/>
          <table:table-cell office:value-type="float" office:value="26.844671598" calcext:value-type="float">
            <text:p>26.844671598</text:p>
          </table:table-cell>
          <table:table-cell office:value-type="float" office:value="26.837823999" calcext:value-type="float">
            <text:p>26.837823999</text:p>
          </table:table-cell>
          <table:table-cell office:value-type="float" office:value="26.81336283" calcext:value-type="float">
            <text:p>26.81336283</text:p>
          </table:table-cell>
          <table:table-cell/>
          <table:table-cell office:value-type="float" office:value="-0.102627955" calcext:value-type="float">
            <text:p>-0.102627955</text:p>
          </table:table-cell>
          <table:table-cell office:value-type="float" office:value="-0.109673236" calcext:value-type="float">
            <text:p>-0.109673236</text:p>
          </table:table-cell>
          <table:table-cell office:value-type="float" office:value="-0.134840714" calcext:value-type="float">
            <text:p>-0.13484071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2 12:02:15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652991611" calcext:value-type="float">
            <text:p>0.652991611</text:p>
          </table:table-cell>
          <table:table-cell office:value-type="float" office:value="0.762112232" calcext:value-type="float">
            <text:p>0.762112232</text:p>
          </table:table-cell>
          <table:table-cell office:value-type="float" office:value="0.543547934" calcext:value-type="float">
            <text:p>0.543547934</text:p>
          </table:table-cell>
          <table:table-cell/>
          <table:table-cell office:value-type="float" office:value="0.005334899" calcext:value-type="float">
            <text:p>0.005334899</text:p>
          </table:table-cell>
          <table:table-cell office:value-type="float" office:value="0.006226407" calcext:value-type="float">
            <text:p>0.006226407</text:p>
          </table:table-cell>
          <table:table-cell office:value-type="float" office:value="0.004440751" calcext:value-type="float">
            <text:p>0.004440751</text:p>
          </table:table-cell>
          <table:table-cell/>
          <table:table-cell office:value-type="float" office:value="-0.004560935" calcext:value-type="float">
            <text:p>-0.004560935</text:p>
          </table:table-cell>
          <table:table-cell office:value-type="float" office:value="-0.003669426" calcext:value-type="float">
            <text:p>-0.003669426</text:p>
          </table:table-cell>
          <table:table-cell office:value-type="float" office:value="-0.005455082" calcext:value-type="float">
            <text:p>-0.005455082</text:p>
          </table:table-cell>
          <table:table-cell/>
          <table:table-cell office:value-type="float" office:value="26.837098055" calcext:value-type="float">
            <text:p>26.837098055</text:p>
          </table:table-cell>
          <table:table-cell office:value-type="float" office:value="26.859065004" calcext:value-type="float">
            <text:p>26.859065004</text:p>
          </table:table-cell>
          <table:table-cell office:value-type="float" office:value="26.815065649" calcext:value-type="float">
            <text:p>26.815065649</text:p>
          </table:table-cell>
          <table:table-cell/>
          <table:table-cell office:value-type="float" office:value="-0.115620685" calcext:value-type="float">
            <text:p>-0.115620685</text:p>
          </table:table-cell>
          <table:table-cell office:value-type="float" office:value="-0.093019492" calcext:value-type="float">
            <text:p>-0.093019492</text:p>
          </table:table-cell>
          <table:table-cell office:value-type="float" office:value="-0.138289408" calcext:value-type="float">
            <text:p>-0.13828940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2 12:02:16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597816181" calcext:value-type="float">
            <text:p>0.597816181</text:p>
          </table:table-cell>
          <table:table-cell office:value-type="float" office:value="0.719069924" calcext:value-type="float">
            <text:p>0.719069924</text:p>
          </table:table-cell>
          <table:table-cell office:value-type="float" office:value="0.673030099" calcext:value-type="float">
            <text:p>0.673030099</text:p>
          </table:table-cell>
          <table:table-cell/>
          <table:table-cell office:value-type="float" office:value="0.004884119" calcext:value-type="float">
            <text:p>0.004884119</text:p>
          </table:table-cell>
          <table:table-cell office:value-type="float" office:value="0.005874754" calcext:value-type="float">
            <text:p>0.005874754</text:p>
          </table:table-cell>
          <table:table-cell office:value-type="float" office:value="0.005498612" calcext:value-type="float">
            <text:p>0.005498612</text:p>
          </table:table-cell>
          <table:table-cell/>
          <table:table-cell office:value-type="float" office:value="-0.005011714" calcext:value-type="float">
            <text:p>-0.005011714</text:p>
          </table:table-cell>
          <table:table-cell office:value-type="float" office:value="-0.004021079" calcext:value-type="float">
            <text:p>-0.004021079</text:p>
          </table:table-cell>
          <table:table-cell office:value-type="float" office:value="-0.004397221" calcext:value-type="float">
            <text:p>-0.004397221</text:p>
          </table:table-cell>
          <table:table-cell/>
          <table:table-cell office:value-type="float" office:value="26.825990591" calcext:value-type="float">
            <text:p>26.825990591</text:p>
          </table:table-cell>
          <table:table-cell office:value-type="float" office:value="26.850400256" calcext:value-type="float">
            <text:p>26.850400256</text:p>
          </table:table-cell>
          <table:table-cell office:value-type="float" office:value="26.841132012" calcext:value-type="float">
            <text:p>26.841132012</text:p>
          </table:table-cell>
          <table:table-cell/>
          <table:table-cell office:value-type="float" office:value="-0.127048921" calcext:value-type="float">
            <text:p>-0.127048921</text:p>
          </table:table-cell>
          <table:table-cell office:value-type="float" office:value="-0.101934393" calcext:value-type="float">
            <text:p>-0.101934393</text:p>
          </table:table-cell>
          <table:table-cell office:value-type="float" office:value="-0.111470244" calcext:value-type="float">
            <text:p>-0.11147024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2 12:02:17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58613438" calcext:value-type="float">
            <text:p>0.758613438</text:p>
          </table:table-cell>
          <table:table-cell office:value-type="float" office:value="0.61846502" calcext:value-type="float">
            <text:p>0.61846502</text:p>
          </table:table-cell>
          <table:table-cell office:value-type="float" office:value="0.576909849" calcext:value-type="float">
            <text:p>0.576909849</text:p>
          </table:table-cell>
          <table:table-cell/>
          <table:table-cell office:value-type="float" office:value="0.006197822" calcext:value-type="float">
            <text:p>0.006197822</text:p>
          </table:table-cell>
          <table:table-cell office:value-type="float" office:value="0.005052819" calcext:value-type="float">
            <text:p>0.005052819</text:p>
          </table:table-cell>
          <table:table-cell office:value-type="float" office:value="0.004713316" calcext:value-type="float">
            <text:p>0.004713316</text:p>
          </table:table-cell>
          <table:table-cell/>
          <table:table-cell office:value-type="float" office:value="-0.003698011" calcext:value-type="float">
            <text:p>-0.003698011</text:p>
          </table:table-cell>
          <table:table-cell office:value-type="float" office:value="-0.004843015" calcext:value-type="float">
            <text:p>-0.004843015</text:p>
          </table:table-cell>
          <table:table-cell office:value-type="float" office:value="-0.005182518" calcext:value-type="float">
            <text:p>-0.005182518</text:p>
          </table:table-cell>
          <table:table-cell/>
          <table:table-cell office:value-type="float" office:value="26.853306152" calcext:value-type="float">
            <text:p>26.853306152</text:p>
          </table:table-cell>
          <table:table-cell office:value-type="float" office:value="26.825092814" calcext:value-type="float">
            <text:p>26.825092814</text:p>
          </table:table-cell>
          <table:table-cell office:value-type="float" office:value="26.816727191" calcext:value-type="float">
            <text:p>26.816727191</text:p>
          </table:table-cell>
          <table:table-cell/>
          <table:table-cell office:value-type="float" office:value="-0.093744157" calcext:value-type="float">
            <text:p>-0.093744157</text:p>
          </table:table-cell>
          <table:table-cell office:value-type="float" office:value="-0.122772002" calcext:value-type="float">
            <text:p>-0.122772002</text:p>
          </table:table-cell>
          <table:table-cell office:value-type="float" office:value="-0.131379195" calcext:value-type="float">
            <text:p>-0.13137919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2 12:02:18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09197093" calcext:value-type="float">
            <text:p>0.609197093</text:p>
          </table:table-cell>
          <table:table-cell office:value-type="float" office:value="0.690870963" calcext:value-type="float">
            <text:p>0.690870963</text:p>
          </table:table-cell>
          <table:table-cell office:value-type="float" office:value="0.660176952" calcext:value-type="float">
            <text:p>0.660176952</text:p>
          </table:table-cell>
          <table:table-cell/>
          <table:table-cell office:value-type="float" office:value="0.0049771" calcext:value-type="float">
            <text:p>0.0049771</text:p>
          </table:table-cell>
          <table:table-cell office:value-type="float" office:value="0.005644371" calcext:value-type="float">
            <text:p>0.005644371</text:p>
          </table:table-cell>
          <table:table-cell office:value-type="float" office:value="0.005393603" calcext:value-type="float">
            <text:p>0.005393603</text:p>
          </table:table-cell>
          <table:table-cell/>
          <table:table-cell office:value-type="float" office:value="-0.004918733" calcext:value-type="float">
            <text:p>-0.004918733</text:p>
          </table:table-cell>
          <table:table-cell office:value-type="float" office:value="-0.004251463" calcext:value-type="float">
            <text:p>-0.004251463</text:p>
          </table:table-cell>
          <table:table-cell office:value-type="float" office:value="-0.004502231" calcext:value-type="float">
            <text:p>-0.004502231</text:p>
          </table:table-cell>
          <table:table-cell/>
          <table:table-cell office:value-type="float" office:value="26.823227059" calcext:value-type="float">
            <text:p>26.823227059</text:p>
          </table:table-cell>
          <table:table-cell office:value-type="float" office:value="26.839668972" calcext:value-type="float">
            <text:p>26.839668972</text:p>
          </table:table-cell>
          <table:table-cell office:value-type="float" office:value="26.833489933" calcext:value-type="float">
            <text:p>26.833489933</text:p>
          </table:table-cell>
          <table:table-cell/>
          <table:table-cell office:value-type="float" office:value="-0.124691631" calcext:value-type="float">
            <text:p>-0.124691631</text:p>
          </table:table-cell>
          <table:table-cell office:value-type="float" office:value="-0.107774999" calcext:value-type="float">
            <text:p>-0.107774999</text:p>
          </table:table-cell>
          <table:table-cell office:value-type="float" office:value="-0.11413243" calcext:value-type="float">
            <text:p>-0.1141324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2 12:02:20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738573758" calcext:value-type="float">
            <text:p>0.738573758</text:p>
          </table:table-cell>
          <table:table-cell office:value-type="float" office:value="0.616498067" calcext:value-type="float">
            <text:p>0.616498067</text:p>
          </table:table-cell>
          <table:table-cell office:value-type="float" office:value="0.609092189" calcext:value-type="float">
            <text:p>0.609092189</text:p>
          </table:table-cell>
          <table:table-cell/>
          <table:table-cell office:value-type="float" office:value="0.006034099" calcext:value-type="float">
            <text:p>0.006034099</text:p>
          </table:table-cell>
          <table:table-cell office:value-type="float" office:value="0.005036749" calcext:value-type="float">
            <text:p>0.005036749</text:p>
          </table:table-cell>
          <table:table-cell office:value-type="float" office:value="0.004976243" calcext:value-type="float">
            <text:p>0.004976243</text:p>
          </table:table-cell>
          <table:table-cell/>
          <table:table-cell office:value-type="float" office:value="-0.003861734" calcext:value-type="float">
            <text:p>-0.003861734</text:p>
          </table:table-cell>
          <table:table-cell office:value-type="float" office:value="-0.004859084" calcext:value-type="float">
            <text:p>-0.004859084</text:p>
          </table:table-cell>
          <table:table-cell office:value-type="float" office:value="-0.00491959" calcext:value-type="float">
            <text:p>-0.00491959</text:p>
          </table:table-cell>
          <table:table-cell/>
          <table:table-cell office:value-type="float" office:value="26.859381074" calcext:value-type="float">
            <text:p>26.859381074</text:p>
          </table:table-cell>
          <table:table-cell office:value-type="float" office:value="26.834806133" calcext:value-type="float">
            <text:p>26.834806133</text:p>
          </table:table-cell>
          <table:table-cell office:value-type="float" office:value="26.833315246" calcext:value-type="float">
            <text:p>26.833315246</text:p>
          </table:table-cell>
          <table:table-cell/>
          <table:table-cell office:value-type="float" office:value="-0.097894757" calcext:value-type="float">
            <text:p>-0.097894757</text:p>
          </table:table-cell>
          <table:table-cell office:value-type="float" office:value="-0.123179409" calcext:value-type="float">
            <text:p>-0.123179409</text:p>
          </table:table-cell>
          <table:table-cell office:value-type="float" office:value="-0.12471336" calcext:value-type="float">
            <text:p>-0.1247133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2 12:02:21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658984263" calcext:value-type="float">
            <text:p>0.658984263</text:p>
          </table:table-cell>
          <table:table-cell office:value-type="float" office:value="0.763468237" calcext:value-type="float">
            <text:p>0.763468237</text:p>
          </table:table-cell>
          <table:table-cell office:value-type="float" office:value="0.562254257" calcext:value-type="float">
            <text:p>0.562254257</text:p>
          </table:table-cell>
          <table:table-cell/>
          <table:table-cell office:value-type="float" office:value="0.005383858" calcext:value-type="float">
            <text:p>0.005383858</text:p>
          </table:table-cell>
          <table:table-cell office:value-type="float" office:value="0.006237486" calcext:value-type="float">
            <text:p>0.006237486</text:p>
          </table:table-cell>
          <table:table-cell office:value-type="float" office:value="0.004593581" calcext:value-type="float">
            <text:p>0.004593581</text:p>
          </table:table-cell>
          <table:table-cell/>
          <table:table-cell office:value-type="float" office:value="-0.004511975" calcext:value-type="float">
            <text:p>-0.004511975</text:p>
          </table:table-cell>
          <table:table-cell office:value-type="float" office:value="-0.003658348" calcext:value-type="float">
            <text:p>-0.003658348</text:p>
          </table:table-cell>
          <table:table-cell office:value-type="float" office:value="-0.005302253" calcext:value-type="float">
            <text:p>-0.005302253</text:p>
          </table:table-cell>
          <table:table-cell/>
          <table:table-cell office:value-type="float" office:value="26.83830444" calcext:value-type="float">
            <text:p>26.83830444</text:p>
          </table:table-cell>
          <table:table-cell office:value-type="float" office:value="26.859337977" calcext:value-type="float">
            <text:p>26.859337977</text:p>
          </table:table-cell>
          <table:table-cell office:value-type="float" office:value="26.8188315" calcext:value-type="float">
            <text:p>26.8188315</text:p>
          </table:table-cell>
          <table:table-cell/>
          <table:table-cell office:value-type="float" office:value="-0.114379464" calcext:value-type="float">
            <text:p>-0.114379464</text:p>
          </table:table-cell>
          <table:table-cell office:value-type="float" office:value="-0.092738638" calcext:value-type="float">
            <text:p>-0.092738638</text:p>
          </table:table-cell>
          <table:table-cell office:value-type="float" office:value="-0.134414783" calcext:value-type="float">
            <text:p>-0.13441478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2 12:02:22</text:p>
          </table:table-cell>
          <table:table-cell office:value-type="float" office:value="26.95958" calcext:value-type="float">
            <text:p>26.95958</text:p>
          </table:table-cell>
          <table:table-cell office:value-type="float" office:value="0.606863571" calcext:value-type="float">
            <text:p>0.606863571</text:p>
          </table:table-cell>
          <table:table-cell office:value-type="float" office:value="0.700858915" calcext:value-type="float">
            <text:p>0.700858915</text:p>
          </table:table-cell>
          <table:table-cell office:value-type="float" office:value="0.667132219" calcext:value-type="float">
            <text:p>0.667132219</text:p>
          </table:table-cell>
          <table:table-cell/>
          <table:table-cell office:value-type="float" office:value="0.004958036" calcext:value-type="float">
            <text:p>0.004958036</text:p>
          </table:table-cell>
          <table:table-cell office:value-type="float" office:value="0.005725972" calcext:value-type="float">
            <text:p>0.005725972</text:p>
          </table:table-cell>
          <table:table-cell office:value-type="float" office:value="0.005450427" calcext:value-type="float">
            <text:p>0.005450427</text:p>
          </table:table-cell>
          <table:table-cell/>
          <table:table-cell office:value-type="float" office:value="-0.004937798" calcext:value-type="float">
            <text:p>-0.004937798</text:p>
          </table:table-cell>
          <table:table-cell office:value-type="float" office:value="-0.004169862" calcext:value-type="float">
            <text:p>-0.004169862</text:p>
          </table:table-cell>
          <table:table-cell office:value-type="float" office:value="-0.004445407" calcext:value-type="float">
            <text:p>-0.004445407</text:p>
          </table:table-cell>
          <table:table-cell/>
          <table:table-cell office:value-type="float" office:value="26.837921255" calcext:value-type="float">
            <text:p>26.837921255</text:p>
          </table:table-cell>
          <table:table-cell office:value-type="float" office:value="26.856843363" calcext:value-type="float">
            <text:p>26.856843363</text:p>
          </table:table-cell>
          <table:table-cell office:value-type="float" office:value="26.850053911" calcext:value-type="float">
            <text:p>26.850053911</text:p>
          </table:table-cell>
          <table:table-cell/>
          <table:table-cell office:value-type="float" office:value="-0.125174965" calcext:value-type="float">
            <text:p>-0.125174965</text:p>
          </table:table-cell>
          <table:table-cell office:value-type="float" office:value="-0.105706277" calcext:value-type="float">
            <text:p>-0.105706277</text:p>
          </table:table-cell>
          <table:table-cell office:value-type="float" office:value="-0.112691831" calcext:value-type="float">
            <text:p>-0.11269183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2 12:02:23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40146129" calcext:value-type="float">
            <text:p>0.740146129</text:p>
          </table:table-cell>
          <table:table-cell office:value-type="float" office:value="0.629229025" calcext:value-type="float">
            <text:p>0.629229025</text:p>
          </table:table-cell>
          <table:table-cell office:value-type="float" office:value="0.608123613" calcext:value-type="float">
            <text:p>0.608123613</text:p>
          </table:table-cell>
          <table:table-cell/>
          <table:table-cell office:value-type="float" office:value="0.006046945" calcext:value-type="float">
            <text:p>0.006046945</text:p>
          </table:table-cell>
          <table:table-cell office:value-type="float" office:value="0.00514076" calcext:value-type="float">
            <text:p>0.00514076</text:p>
          </table:table-cell>
          <table:table-cell office:value-type="float" office:value="0.00496833" calcext:value-type="float">
            <text:p>0.00496833</text:p>
          </table:table-cell>
          <table:table-cell/>
          <table:table-cell office:value-type="float" office:value="-0.003848888" calcext:value-type="float">
            <text:p>-0.003848888</text:p>
          </table:table-cell>
          <table:table-cell office:value-type="float" office:value="-0.004755073" calcext:value-type="float">
            <text:p>-0.004755073</text:p>
          </table:table-cell>
          <table:table-cell office:value-type="float" office:value="-0.004927503" calcext:value-type="float">
            <text:p>-0.004927503</text:p>
          </table:table-cell>
          <table:table-cell/>
          <table:table-cell office:value-type="float" office:value="26.84958853" calcext:value-type="float">
            <text:p>26.84958853</text:p>
          </table:table-cell>
          <table:table-cell office:value-type="float" office:value="26.827259745" calcext:value-type="float">
            <text:p>26.827259745</text:p>
          </table:table-cell>
          <table:table-cell office:value-type="float" office:value="26.823010953" calcext:value-type="float">
            <text:p>26.823010953</text:p>
          </table:table-cell>
          <table:table-cell/>
          <table:table-cell office:value-type="float" office:value="-0.097569088" calcext:value-type="float">
            <text:p>-0.097569088</text:p>
          </table:table-cell>
          <table:table-cell office:value-type="float" office:value="-0.120542502" calcext:value-type="float">
            <text:p>-0.120542502</text:p>
          </table:table-cell>
          <table:table-cell office:value-type="float" office:value="-0.124913977" calcext:value-type="float">
            <text:p>-0.12491397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2 12:02:25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708234395" calcext:value-type="float">
            <text:p>0.708234395</text:p>
          </table:table-cell>
          <table:table-cell office:value-type="float" office:value="0.737374513" calcext:value-type="float">
            <text:p>0.737374513</text:p>
          </table:table-cell>
          <table:table-cell office:value-type="float" office:value="0.523445669" calcext:value-type="float">
            <text:p>0.523445669</text:p>
          </table:table-cell>
          <table:table-cell/>
          <table:table-cell office:value-type="float" office:value="0.005786229" calcext:value-type="float">
            <text:p>0.005786229</text:p>
          </table:table-cell>
          <table:table-cell office:value-type="float" office:value="0.006024302" calcext:value-type="float">
            <text:p>0.006024302</text:p>
          </table:table-cell>
          <table:table-cell office:value-type="float" office:value="0.004276517" calcext:value-type="float">
            <text:p>0.004276517</text:p>
          </table:table-cell>
          <table:table-cell/>
          <table:table-cell office:value-type="float" office:value="-0.004109605" calcext:value-type="float">
            <text:p>-0.004109605</text:p>
          </table:table-cell>
          <table:table-cell office:value-type="float" office:value="-0.003871532" calcext:value-type="float">
            <text:p>-0.003871532</text:p>
          </table:table-cell>
          <table:table-cell office:value-type="float" office:value="-0.005619316" calcext:value-type="float">
            <text:p>-0.005619316</text:p>
          </table:table-cell>
          <table:table-cell/>
          <table:table-cell office:value-type="float" office:value="26.853273535" calcext:value-type="float">
            <text:p>26.853273535</text:p>
          </table:table-cell>
          <table:table-cell office:value-type="float" office:value="26.859139657" calcext:value-type="float">
            <text:p>26.859139657</text:p>
          </table:table-cell>
          <table:table-cell office:value-type="float" office:value="26.81607349" calcext:value-type="float">
            <text:p>26.81607349</text:p>
          </table:table-cell>
          <table:table-cell/>
          <table:table-cell office:value-type="float" office:value="-0.104178657" calcext:value-type="float">
            <text:p>-0.104178657</text:p>
          </table:table-cell>
          <table:table-cell office:value-type="float" office:value="-0.098143144" calcext:value-type="float">
            <text:p>-0.098143144</text:p>
          </table:table-cell>
          <table:table-cell office:value-type="float" office:value="-0.142453194" calcext:value-type="float">
            <text:p>-0.14245319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2 12:02:26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12927748" calcext:value-type="float">
            <text:p>0.612927748</text:p>
          </table:table-cell>
          <table:table-cell office:value-type="float" office:value="0.742546408" calcext:value-type="float">
            <text:p>0.742546408</text:p>
          </table:table-cell>
          <table:table-cell office:value-type="float" office:value="0.612886025" calcext:value-type="float">
            <text:p>0.612886025</text:p>
          </table:table-cell>
          <table:table-cell/>
          <table:table-cell office:value-type="float" office:value="0.00500758" calcext:value-type="float">
            <text:p>0.00500758</text:p>
          </table:table-cell>
          <table:table-cell office:value-type="float" office:value="0.006066556" calcext:value-type="float">
            <text:p>0.006066556</text:p>
          </table:table-cell>
          <table:table-cell office:value-type="float" office:value="0.005007239" calcext:value-type="float">
            <text:p>0.005007239</text:p>
          </table:table-cell>
          <table:table-cell/>
          <table:table-cell office:value-type="float" office:value="-0.004888254" calcext:value-type="float">
            <text:p>-0.004888254</text:p>
          </table:table-cell>
          <table:table-cell office:value-type="float" office:value="-0.003829278" calcext:value-type="float">
            <text:p>-0.003829278</text:p>
          </table:table-cell>
          <table:table-cell office:value-type="float" office:value="-0.004888595" calcext:value-type="float">
            <text:p>-0.004888595</text:p>
          </table:table-cell>
          <table:table-cell/>
          <table:table-cell office:value-type="float" office:value="26.823978089" calcext:value-type="float">
            <text:p>26.823978089</text:p>
          </table:table-cell>
          <table:table-cell office:value-type="float" office:value="26.850071727" calcext:value-type="float">
            <text:p>26.850071727</text:p>
          </table:table-cell>
          <table:table-cell office:value-type="float" office:value="26.82396969" calcext:value-type="float">
            <text:p>26.82396969</text:p>
          </table:table-cell>
          <table:table-cell/>
          <table:table-cell office:value-type="float" office:value="-0.123918915" calcext:value-type="float">
            <text:p>-0.123918915</text:p>
          </table:table-cell>
          <table:table-cell office:value-type="float" office:value="-0.097071944" calcext:value-type="float">
            <text:p>-0.097071944</text:p>
          </table:table-cell>
          <table:table-cell office:value-type="float" office:value="-0.123927557" calcext:value-type="float">
            <text:p>-0.12392755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2 12:02:27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650656301" calcext:value-type="float">
            <text:p>0.650656301</text:p>
          </table:table-cell>
          <table:table-cell office:value-type="float" office:value="0.647729116" calcext:value-type="float">
            <text:p>0.647729116</text:p>
          </table:table-cell>
          <table:table-cell office:value-type="float" office:value="0.637310819" calcext:value-type="float">
            <text:p>0.637310819</text:p>
          </table:table-cell>
          <table:table-cell/>
          <table:table-cell office:value-type="float" office:value="0.005315819" calcext:value-type="float">
            <text:p>0.005315819</text:p>
          </table:table-cell>
          <table:table-cell office:value-type="float" office:value="0.005291905" calcext:value-type="float">
            <text:p>0.005291905</text:p>
          </table:table-cell>
          <table:table-cell office:value-type="float" office:value="0.005206788" calcext:value-type="float">
            <text:p>0.005206788</text:p>
          </table:table-cell>
          <table:table-cell/>
          <table:table-cell office:value-type="float" office:value="-0.004580014" calcext:value-type="float">
            <text:p>-0.004580014</text:p>
          </table:table-cell>
          <table:table-cell office:value-type="float" office:value="-0.004603929" calcext:value-type="float">
            <text:p>-0.004603929</text:p>
          </table:table-cell>
          <table:table-cell office:value-type="float" office:value="-0.004689046" calcext:value-type="float">
            <text:p>-0.004689046</text:p>
          </table:table-cell>
          <table:table-cell/>
          <table:table-cell office:value-type="float" office:value="26.831573316" calcext:value-type="float">
            <text:p>26.831573316</text:p>
          </table:table-cell>
          <table:table-cell office:value-type="float" office:value="26.830984039" calcext:value-type="float">
            <text:p>26.830984039</text:p>
          </table:table-cell>
          <table:table-cell office:value-type="float" office:value="26.82888671" calcext:value-type="float">
            <text:p>26.82888671</text:p>
          </table:table-cell>
          <table:table-cell/>
          <table:table-cell office:value-type="float" office:value="-0.116104384" calcext:value-type="float">
            <text:p>-0.116104384</text:p>
          </table:table-cell>
          <table:table-cell office:value-type="float" office:value="-0.116710675" calcext:value-type="float">
            <text:p>-0.116710675</text:p>
          </table:table-cell>
          <table:table-cell office:value-type="float" office:value="-0.11886856" calcext:value-type="float">
            <text:p>-0.1188685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2 12:02:28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753426046" calcext:value-type="float">
            <text:p>0.753426046</text:p>
          </table:table-cell>
          <table:table-cell office:value-type="float" office:value="0.620471909" calcext:value-type="float">
            <text:p>0.620471909</text:p>
          </table:table-cell>
          <table:table-cell office:value-type="float" office:value="0.594289374" calcext:value-type="float">
            <text:p>0.594289374</text:p>
          </table:table-cell>
          <table:table-cell/>
          <table:table-cell office:value-type="float" office:value="0.006155442" calcext:value-type="float">
            <text:p>0.006155442</text:p>
          </table:table-cell>
          <table:table-cell office:value-type="float" office:value="0.005069215" calcext:value-type="float">
            <text:p>0.005069215</text:p>
          </table:table-cell>
          <table:table-cell office:value-type="float" office:value="0.004855305" calcext:value-type="float">
            <text:p>0.004855305</text:p>
          </table:table-cell>
          <table:table-cell/>
          <table:table-cell office:value-type="float" office:value="-0.003740392" calcext:value-type="float">
            <text:p>-0.003740392</text:p>
          </table:table-cell>
          <table:table-cell office:value-type="float" office:value="-0.004826618" calcext:value-type="float">
            <text:p>-0.004826618</text:p>
          </table:table-cell>
          <table:table-cell office:value-type="float" office:value="-0.005040528" calcext:value-type="float">
            <text:p>-0.005040528</text:p>
          </table:table-cell>
          <table:table-cell/>
          <table:table-cell office:value-type="float" office:value="26.852261888" calcext:value-type="float">
            <text:p>26.852261888</text:p>
          </table:table-cell>
          <table:table-cell office:value-type="float" office:value="26.825496827" calcext:value-type="float">
            <text:p>26.825496827</text:p>
          </table:table-cell>
          <table:table-cell office:value-type="float" office:value="26.820225934" calcext:value-type="float">
            <text:p>26.820225934</text:p>
          </table:table-cell>
          <table:table-cell/>
          <table:table-cell office:value-type="float" office:value="-0.094818563" calcext:value-type="float">
            <text:p>-0.094818563</text:p>
          </table:table-cell>
          <table:table-cell office:value-type="float" office:value="-0.122356324" calcext:value-type="float">
            <text:p>-0.122356324</text:p>
          </table:table-cell>
          <table:table-cell office:value-type="float" office:value="-0.127779417" calcext:value-type="float">
            <text:p>-0.12777941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2 12:02:30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745096295" calcext:value-type="float">
            <text:p>0.745096295</text:p>
          </table:table-cell>
          <table:table-cell office:value-type="float" office:value="0.628839806" calcext:value-type="float">
            <text:p>0.628839806</text:p>
          </table:table-cell>
          <table:table-cell office:value-type="float" office:value="0.575063893" calcext:value-type="float">
            <text:p>0.575063893</text:p>
          </table:table-cell>
          <table:table-cell/>
          <table:table-cell office:value-type="float" office:value="0.006087388" calcext:value-type="float">
            <text:p>0.006087388</text:p>
          </table:table-cell>
          <table:table-cell office:value-type="float" office:value="0.00513758" calcext:value-type="float">
            <text:p>0.00513758</text:p>
          </table:table-cell>
          <table:table-cell office:value-type="float" office:value="0.004698234" calcext:value-type="float">
            <text:p>0.004698234</text:p>
          </table:table-cell>
          <table:table-cell/>
          <table:table-cell office:value-type="float" office:value="-0.003808445" calcext:value-type="float">
            <text:p>-0.003808445</text:p>
          </table:table-cell>
          <table:table-cell office:value-type="float" office:value="-0.004758253" calcext:value-type="float">
            <text:p>-0.004758253</text:p>
          </table:table-cell>
          <table:table-cell office:value-type="float" office:value="-0.005197599" calcext:value-type="float">
            <text:p>-0.005197599</text:p>
          </table:table-cell>
          <table:table-cell/>
          <table:table-cell office:value-type="float" office:value="26.860694105" calcext:value-type="float">
            <text:p>26.860694105</text:p>
          </table:table-cell>
          <table:table-cell office:value-type="float" office:value="26.837290661" calcext:value-type="float">
            <text:p>26.837290661</text:p>
          </table:table-cell>
          <table:table-cell office:value-type="float" office:value="26.82646494" calcext:value-type="float">
            <text:p>26.82646494</text:p>
          </table:table-cell>
          <table:table-cell/>
          <table:table-cell office:value-type="float" office:value="-0.096543813" calcext:value-type="float">
            <text:p>-0.096543813</text:p>
          </table:table-cell>
          <table:table-cell office:value-type="float" office:value="-0.120623119" calcext:value-type="float">
            <text:p>-0.120623119</text:p>
          </table:table-cell>
          <table:table-cell office:value-type="float" office:value="-0.131761544" calcext:value-type="float">
            <text:p>-0.13176154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2 12:02:31</text:p>
          </table:table-cell>
          <table:table-cell office:value-type="float" office:value="26.94948" calcext:value-type="float">
            <text:p>26.94948</text:p>
          </table:table-cell>
          <table:table-cell office:value-type="float" office:value="0.69646784" calcext:value-type="float">
            <text:p>0.69646784</text:p>
          </table:table-cell>
          <table:table-cell office:value-type="float" office:value="0.774176809" calcext:value-type="float">
            <text:p>0.774176809</text:p>
          </table:table-cell>
          <table:table-cell office:value-type="float" office:value="0.535925095" calcext:value-type="float">
            <text:p>0.535925095</text:p>
          </table:table-cell>
          <table:table-cell/>
          <table:table-cell office:value-type="float" office:value="0.005690097" calcext:value-type="float">
            <text:p>0.005690097</text:p>
          </table:table-cell>
          <table:table-cell office:value-type="float" office:value="0.006324974" calcext:value-type="float">
            <text:p>0.006324974</text:p>
          </table:table-cell>
          <table:table-cell office:value-type="float" office:value="0.004378473" calcext:value-type="float">
            <text:p>0.004378473</text:p>
          </table:table-cell>
          <table:table-cell/>
          <table:table-cell office:value-type="float" office:value="-0.004205737" calcext:value-type="float">
            <text:p>-0.004205737</text:p>
          </table:table-cell>
          <table:table-cell office:value-type="float" office:value="-0.003570859" calcext:value-type="float">
            <text:p>-0.003570859</text:p>
          </table:table-cell>
          <table:table-cell office:value-type="float" office:value="-0.00551736" calcext:value-type="float">
            <text:p>-0.00551736</text:p>
          </table:table-cell>
          <table:table-cell/>
          <table:table-cell office:value-type="float" office:value="26.845850256" calcext:value-type="float">
            <text:p>26.845850256</text:p>
          </table:table-cell>
          <table:table-cell office:value-type="float" office:value="26.861493684" calcext:value-type="float">
            <text:p>26.861493684</text:p>
          </table:table-cell>
          <table:table-cell office:value-type="float" office:value="26.813531059" calcext:value-type="float">
            <text:p>26.813531059</text:p>
          </table:table-cell>
          <table:table-cell/>
          <table:table-cell office:value-type="float" office:value="-0.106615763" calcext:value-type="float">
            <text:p>-0.106615763</text:p>
          </table:table-cell>
          <table:table-cell office:value-type="float" office:value="-0.0905207" calcext:value-type="float">
            <text:p>-0.0905207</text:p>
          </table:table-cell>
          <table:table-cell office:value-type="float" office:value="-0.139868326" calcext:value-type="float">
            <text:p>-0.13986832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2 12:02:32</text:p>
          </table:table-cell>
          <table:table-cell office:value-type="float" office:value="26.94442" calcext:value-type="float">
            <text:p>26.94442</text:p>
          </table:table-cell>
          <table:table-cell office:value-type="float" office:value="0.593877506" calcext:value-type="float">
            <text:p>0.593877506</text:p>
          </table:table-cell>
          <table:table-cell office:value-type="float" office:value="0.731199471" calcext:value-type="float">
            <text:p>0.731199471</text:p>
          </table:table-cell>
          <table:table-cell office:value-type="float" office:value="0.660570939" calcext:value-type="float">
            <text:p>0.660570939</text:p>
          </table:table-cell>
          <table:table-cell/>
          <table:table-cell office:value-type="float" office:value="0.00485194" calcext:value-type="float">
            <text:p>0.00485194</text:p>
          </table:table-cell>
          <table:table-cell office:value-type="float" office:value="0.005973852" calcext:value-type="float">
            <text:p>0.005973852</text:p>
          </table:table-cell>
          <table:table-cell office:value-type="float" office:value="0.005396821" calcext:value-type="float">
            <text:p>0.005396821</text:p>
          </table:table-cell>
          <table:table-cell/>
          <table:table-cell office:value-type="float" office:value="-0.005043893" calcext:value-type="float">
            <text:p>-0.005043893</text:p>
          </table:table-cell>
          <table:table-cell office:value-type="float" office:value="-0.003921981" calcext:value-type="float">
            <text:p>-0.003921981</text:p>
          </table:table-cell>
          <table:table-cell office:value-type="float" office:value="-0.004499012" calcext:value-type="float">
            <text:p>-0.004499012</text:p>
          </table:table-cell>
          <table:table-cell/>
          <table:table-cell office:value-type="float" office:value="26.820143019" calcext:value-type="float">
            <text:p>26.820143019</text:p>
          </table:table-cell>
          <table:table-cell office:value-type="float" office:value="26.847787489" calcext:value-type="float">
            <text:p>26.847787489</text:p>
          </table:table-cell>
          <table:table-cell office:value-type="float" office:value="26.833569247" calcext:value-type="float">
            <text:p>26.833569247</text:p>
          </table:table-cell>
          <table:table-cell/>
          <table:table-cell office:value-type="float" office:value="-0.127864726" calcext:value-type="float">
            <text:p>-0.127864726</text:p>
          </table:table-cell>
          <table:table-cell office:value-type="float" office:value="-0.099422118" calcext:value-type="float">
            <text:p>-0.099422118</text:p>
          </table:table-cell>
          <table:table-cell office:value-type="float" office:value="-0.114050826" calcext:value-type="float">
            <text:p>-0.11405082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2 12:02:33</text:p>
          </table:table-cell>
          <table:table-cell office:value-type="float" office:value="26.95453" calcext:value-type="float">
            <text:p>26.95453</text:p>
          </table:table-cell>
          <table:table-cell office:value-type="float" office:value="0.598753762" calcext:value-type="float">
            <text:p>0.598753762</text:p>
          </table:table-cell>
          <table:table-cell office:value-type="float" office:value="0.732312886" calcext:value-type="float">
            <text:p>0.732312886</text:p>
          </table:table-cell>
          <table:table-cell office:value-type="float" office:value="0.6398315" calcext:value-type="float">
            <text:p>0.6398315</text:p>
          </table:table-cell>
          <table:table-cell/>
          <table:table-cell office:value-type="float" office:value="0.004891779" calcext:value-type="float">
            <text:p>0.004891779</text:p>
          </table:table-cell>
          <table:table-cell office:value-type="float" office:value="0.005982948" calcext:value-type="float">
            <text:p>0.005982948</text:p>
          </table:table-cell>
          <table:table-cell office:value-type="float" office:value="0.005227382" calcext:value-type="float">
            <text:p>0.005227382</text:p>
          </table:table-cell>
          <table:table-cell/>
          <table:table-cell office:value-type="float" office:value="-0.005004054" calcext:value-type="float">
            <text:p>-0.005004054</text:p>
          </table:table-cell>
          <table:table-cell office:value-type="float" office:value="-0.003912885" calcext:value-type="float">
            <text:p>-0.003912885</text:p>
          </table:table-cell>
          <table:table-cell office:value-type="float" office:value="-0.004668452" calcext:value-type="float">
            <text:p>-0.004668452</text:p>
          </table:table-cell>
          <table:table-cell/>
          <table:table-cell office:value-type="float" office:value="26.831234" calcext:value-type="float">
            <text:p>26.831234</text:p>
          </table:table-cell>
          <table:table-cell office:value-type="float" office:value="26.858120716" calcext:value-type="float">
            <text:p>26.858120716</text:p>
          </table:table-cell>
          <table:table-cell office:value-type="float" office:value="26.839503405" calcext:value-type="float">
            <text:p>26.839503405</text:p>
          </table:table-cell>
          <table:table-cell/>
          <table:table-cell office:value-type="float" office:value="-0.126854722" calcext:value-type="float">
            <text:p>-0.126854722</text:p>
          </table:table-cell>
          <table:table-cell office:value-type="float" office:value="-0.099191507" calcext:value-type="float">
            <text:p>-0.099191507</text:p>
          </table:table-cell>
          <table:table-cell office:value-type="float" office:value="-0.118346465" calcext:value-type="float">
            <text:p>-0.118346465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6.959584227" calcext:value-type="float">
            <text:p>26.959584227</text:p>
          </table:table-cell>
          <table:table-cell office:value-type="float" office:value="0.758613438" calcext:value-type="float">
            <text:p>0.758613438</text:p>
          </table:table-cell>
          <table:table-cell office:value-type="float" office:value="0.776999685" calcext:value-type="float">
            <text:p>0.776999685</text:p>
          </table:table-cell>
          <table:table-cell office:value-type="float" office:value="0.686795793" calcext:value-type="float">
            <text:p>0.686795793</text:p>
          </table:table-cell>
          <table:table-cell office:value-type="float" office:value="0.006197822" calcext:value-type="float">
            <text:p>0.006197822</text:p>
          </table:table-cell>
          <table:table-cell office:value-type="float" office:value="0.006348037" calcext:value-type="float">
            <text:p>0.006348037</text:p>
          </table:table-cell>
          <table:table-cell office:value-type="float" office:value="0.005611077" calcext:value-type="float">
            <text:p>0.005611077</text:p>
          </table:table-cell>
          <table:table-cell office:value-type="float" office:value="-0.003698011" calcext:value-type="float">
            <text:p>-0.003698011</text:p>
          </table:table-cell>
          <table:table-cell office:value-type="float" office:value="-0.003547797" calcext:value-type="float">
            <text:p>-0.003547797</text:p>
          </table:table-cell>
          <table:table-cell office:value-type="float" office:value="-0.004284757" calcext:value-type="float">
            <text:p>-0.004284757</text:p>
          </table:table-cell>
          <table:table-cell office:value-type="float" office:value="26.860694105" calcext:value-type="float">
            <text:p>26.860694105</text:p>
          </table:table-cell>
          <table:table-cell office:value-type="float" office:value="26.861493684" calcext:value-type="float">
            <text:p>26.861493684</text:p>
          </table:table-cell>
          <table:table-cell office:value-type="float" office:value="26.850053911" calcext:value-type="float">
            <text:p>26.850053911</text:p>
          </table:table-cell>
          <table:table-cell office:value-type="float" office:value="-0.093744157" calcext:value-type="float">
            <text:p>-0.093744157</text:p>
          </table:table-cell>
          <table:table-cell office:value-type="float" office:value="-0.089936032" calcext:value-type="float">
            <text:p>-0.089936032</text:p>
          </table:table-cell>
          <table:table-cell office:value-type="float" office:value="-0.108619057" calcext:value-type="float">
            <text:p>-0.1086190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6.752365584" calcext:value-type="float">
            <text:p>26.752365584</text:p>
          </table:table-cell>
          <table:table-cell office:value-type="float" office:value="0.580548117" calcext:value-type="float">
            <text:p>0.580548117</text:p>
          </table:table-cell>
          <table:table-cell office:value-type="float" office:value="0.60687132" calcext:value-type="float">
            <text:p>0.60687132</text:p>
          </table:table-cell>
          <table:table-cell office:value-type="float" office:value="0.511104525" calcext:value-type="float">
            <text:p>0.511104525</text:p>
          </table:table-cell>
          <table:table-cell office:value-type="float" office:value="0.00474304" calcext:value-type="float">
            <text:p>0.00474304</text:p>
          </table:table-cell>
          <table:table-cell office:value-type="float" office:value="0.004958099" calcext:value-type="float">
            <text:p>0.004958099</text:p>
          </table:table-cell>
          <table:table-cell office:value-type="float" office:value="0.004175691" calcext:value-type="float">
            <text:p>0.004175691</text:p>
          </table:table-cell>
          <table:table-cell office:value-type="float" office:value="-0.005152793" calcext:value-type="float">
            <text:p>-0.005152793</text:p>
          </table:table-cell>
          <table:table-cell office:value-type="float" office:value="-0.004937734" calcext:value-type="float">
            <text:p>-0.004937734</text:p>
          </table:table-cell>
          <table:table-cell office:value-type="float" office:value="-0.005720143" calcext:value-type="float">
            <text:p>-0.005720143</text:p>
          </table:table-cell>
          <table:table-cell office:value-type="float" office:value="26.630436711" calcext:value-type="float">
            <text:p>26.630436711</text:p>
          </table:table-cell>
          <table:table-cell office:value-type="float" office:value="26.633253535" calcext:value-type="float">
            <text:p>26.633253535</text:p>
          </table:table-cell>
          <table:table-cell office:value-type="float" office:value="26.614669168" calcext:value-type="float">
            <text:p>26.614669168</text:p>
          </table:table-cell>
          <table:table-cell office:value-type="float" office:value="-0.130625608" calcext:value-type="float">
            <text:p>-0.130625608</text:p>
          </table:table-cell>
          <table:table-cell office:value-type="float" office:value="-0.12517336" calcext:value-type="float">
            <text:p>-0.12517336</text:p>
          </table:table-cell>
          <table:table-cell office:value-type="float" office:value="-0.145009428" calcext:value-type="float">
            <text:p>-0.1450094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6.87078341" calcext:value-type="float">
            <text:p>26.87078341</text:p>
          </table:table-cell>
          <table:table-cell office:value-type="float" office:value="0.661974221" calcext:value-type="float">
            <text:p>0.661974221</text:p>
          </table:table-cell>
          <table:table-cell office:value-type="float" office:value="0.690761166" calcext:value-type="float">
            <text:p>0.690761166</text:p>
          </table:table-cell>
          <table:table-cell office:value-type="float" office:value="0.590670614" calcext:value-type="float">
            <text:p>0.590670614</text:p>
          </table:table-cell>
          <table:table-cell office:value-type="float" office:value="0.005408286" calcext:value-type="float">
            <text:p>0.005408286</text:p>
          </table:table-cell>
          <table:table-cell office:value-type="float" office:value="0.005643474" calcext:value-type="float">
            <text:p>0.005643474</text:p>
          </table:table-cell>
          <table:table-cell office:value-type="float" office:value="0.00482574" calcext:value-type="float">
            <text:p>0.00482574</text:p>
          </table:table-cell>
          <table:table-cell office:value-type="float" office:value="-0.004487547" calcext:value-type="float">
            <text:p>-0.004487547</text:p>
          </table:table-cell>
          <table:table-cell office:value-type="float" office:value="-0.00425236" calcext:value-type="float">
            <text:p>-0.00425236</text:p>
          </table:table-cell>
          <table:table-cell office:value-type="float" office:value="-0.005070093" calcext:value-type="float">
            <text:p>-0.005070093</text:p>
          </table:table-cell>
          <table:table-cell office:value-type="float" office:value="26.760206081" calcext:value-type="float">
            <text:p>26.760206081</text:p>
          </table:table-cell>
          <table:table-cell office:value-type="float" office:value="26.766001602" calcext:value-type="float">
            <text:p>26.766001602</text:p>
          </table:table-cell>
          <table:table-cell office:value-type="float" office:value="26.745850869" calcext:value-type="float">
            <text:p>26.745850869</text:p>
          </table:table-cell>
          <table:table-cell office:value-type="float" office:value="-0.113760255" calcext:value-type="float">
            <text:p>-0.113760255</text:p>
          </table:table-cell>
          <table:table-cell office:value-type="float" office:value="-0.107797814" calcext:value-type="float">
            <text:p>-0.107797814</text:p>
          </table:table-cell>
          <table:table-cell office:value-type="float" office:value="-0.128529031" calcext:value-type="float">
            <text:p>-0.1285290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6.868610129" calcext:value-type="float">
            <text:p>26.868610129</text:p>
          </table:table-cell>
          <table:table-cell office:value-type="float" office:value="0.65791883" calcext:value-type="float">
            <text:p>0.65791883</text:p>
          </table:table-cell>
          <table:table-cell office:value-type="float" office:value="0.693971597" calcext:value-type="float">
            <text:p>0.693971597</text:p>
          </table:table-cell>
          <table:table-cell office:value-type="float" office:value="0.588056813" calcext:value-type="float">
            <text:p>0.588056813</text:p>
          </table:table-cell>
          <table:table-cell office:value-type="float" office:value="0.005375154" calcext:value-type="float">
            <text:p>0.005375154</text:p>
          </table:table-cell>
          <table:table-cell office:value-type="float" office:value="0.005669703" calcext:value-type="float">
            <text:p>0.005669703</text:p>
          </table:table-cell>
          <table:table-cell office:value-type="float" office:value="0.004804386" calcext:value-type="float">
            <text:p>0.004804386</text:p>
          </table:table-cell>
          <table:table-cell office:value-type="float" office:value="-0.004520679" calcext:value-type="float">
            <text:p>-0.004520679</text:p>
          </table:table-cell>
          <table:table-cell office:value-type="float" office:value="-0.004226131" calcext:value-type="float">
            <text:p>-0.004226131</text:p>
          </table:table-cell>
          <table:table-cell office:value-type="float" office:value="-0.005091448" calcext:value-type="float">
            <text:p>-0.005091448</text:p>
          </table:table-cell>
          <table:table-cell office:value-type="float" office:value="26.75715585" calcext:value-type="float">
            <text:p>26.75715585</text:p>
          </table:table-cell>
          <table:table-cell office:value-type="float" office:value="26.76471284" calcext:value-type="float">
            <text:p>26.76471284</text:p>
          </table:table-cell>
          <table:table-cell office:value-type="float" office:value="26.743525146" calcext:value-type="float">
            <text:p>26.743525146</text:p>
          </table:table-cell>
          <table:table-cell office:value-type="float" office:value="-0.114600141" calcext:value-type="float">
            <text:p>-0.114600141</text:p>
          </table:table-cell>
          <table:table-cell office:value-type="float" office:value="-0.10713279" calcext:value-type="float">
            <text:p>-0.10713279</text:p>
          </table:table-cell>
          <table:table-cell office:value-type="float" office:value="-0.12907035" calcext:value-type="float">
            <text:p>-0.129070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6.87078341" calcext:value-type="float">
            <text:p>26.87078341</text:p>
          </table:table-cell>
          <table:table-cell office:value-type="float" office:value="0.661974221" calcext:value-type="float">
            <text:p>0.661974221</text:p>
          </table:table-cell>
          <table:table-cell office:value-type="float" office:value="0.690761166" calcext:value-type="float">
            <text:p>0.690761166</text:p>
          </table:table-cell>
          <table:table-cell office:value-type="float" office:value="0.590670614" calcext:value-type="float">
            <text:p>0.590670614</text:p>
          </table:table-cell>
          <table:table-cell office:value-type="float" office:value="0.005408286" calcext:value-type="float">
            <text:p>0.005408286</text:p>
          </table:table-cell>
          <table:table-cell office:value-type="float" office:value="0.005643474" calcext:value-type="float">
            <text:p>0.005643474</text:p>
          </table:table-cell>
          <table:table-cell office:value-type="float" office:value="0.00482574" calcext:value-type="float">
            <text:p>0.00482574</text:p>
          </table:table-cell>
          <table:table-cell office:value-type="float" office:value="-0.004487547" calcext:value-type="float">
            <text:p>-0.004487547</text:p>
          </table:table-cell>
          <table:table-cell office:value-type="float" office:value="-0.00425236" calcext:value-type="float">
            <text:p>-0.00425236</text:p>
          </table:table-cell>
          <table:table-cell office:value-type="float" office:value="-0.005070093" calcext:value-type="float">
            <text:p>-0.005070093</text:p>
          </table:table-cell>
          <table:table-cell office:value-type="float" office:value="26.760206081" calcext:value-type="float">
            <text:p>26.760206081</text:p>
          </table:table-cell>
          <table:table-cell office:value-type="float" office:value="26.766001602" calcext:value-type="float">
            <text:p>26.766001602</text:p>
          </table:table-cell>
          <table:table-cell office:value-type="float" office:value="26.745850869" calcext:value-type="float">
            <text:p>26.745850869</text:p>
          </table:table-cell>
          <table:table-cell office:value-type="float" office:value="-0.113760255" calcext:value-type="float">
            <text:p>-0.113760255</text:p>
          </table:table-cell>
          <table:table-cell office:value-type="float" office:value="-0.107797814" calcext:value-type="float">
            <text:p>-0.107797814</text:p>
          </table:table-cell>
          <table:table-cell office:value-type="float" office:value="-0.128529031" calcext:value-type="float">
            <text:p>-0.1285290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45595026" calcext:value-type="float">
            <text:p>0.045595026</text:p>
          </table:table-cell>
          <table:table-cell office:value-type="float" office:value="0.05637588" calcext:value-type="float">
            <text:p>0.05637588</text:p>
          </table:table-cell>
          <table:table-cell office:value-type="float" office:value="0.053194532" calcext:value-type="float">
            <text:p>0.053194532</text:p>
          </table:table-cell>
          <table:table-cell office:value-type="float" office:value="0.05230115" calcext:value-type="float">
            <text:p>0.05230115</text:p>
          </table:table-cell>
          <table:table-cell office:value-type="float" office:value="0.000460587" calcext:value-type="float">
            <text:p>0.000460587</text:p>
          </table:table-cell>
          <table:table-cell office:value-type="float" office:value="0.000434596" calcext:value-type="float">
            <text:p>0.000434596</text:p>
          </table:table-cell>
          <table:table-cell office:value-type="float" office:value="0.000427297" calcext:value-type="float">
            <text:p>0.000427297</text:p>
          </table:table-cell>
          <table:table-cell office:value-type="float" office:value="0.000460587" calcext:value-type="float">
            <text:p>0.000460587</text:p>
          </table:table-cell>
          <table:table-cell office:value-type="float" office:value="0.000434596" calcext:value-type="float">
            <text:p>0.000434596</text:p>
          </table:table-cell>
          <table:table-cell office:value-type="float" office:value="0.000427297" calcext:value-type="float">
            <text:p>0.000427297</text:p>
          </table:table-cell>
          <table:table-cell office:value-type="float" office:value="0.047959146" calcext:value-type="float">
            <text:p>0.047959146</text:p>
          </table:table-cell>
          <table:table-cell office:value-type="float" office:value="0.047392036" calcext:value-type="float">
            <text:p>0.047392036</text:p>
          </table:table-cell>
          <table:table-cell office:value-type="float" office:value="0.047295023" calcext:value-type="float">
            <text:p>0.047295023</text:p>
          </table:table-cell>
          <table:table-cell office:value-type="float" office:value="0.011676764" calcext:value-type="float">
            <text:p>0.011676764</text:p>
          </table:table-cell>
          <table:table-cell office:value-type="float" office:value="0.011017767" calcext:value-type="float">
            <text:p>0.011017767</text:p>
          </table:table-cell>
          <table:table-cell office:value-type="float" office:value="0.010832987" calcext:value-type="float">
            <text:p>0.0108329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48" meta:object-count="0"/>
    <meta:generator>LibreOffice/5.2.7.2$Linux_ARM_EABI LibreOffice_project/20m0$Build-2</meta:generator>
  </office:meta>
</office:document-meta>
</file>